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in" fo:break-before="auto" fo:break-after="auto" table:align="left" style:writing-mode="lr-tb"/>
    </style:style>
    <style:style style:name="Table1.A" style:family="table-column">
      <style:table-column-properties style:column-width="1.6799in"/>
    </style:style>
    <style:style style:name="Table1.B" style:family="table-column">
      <style:table-column-properties style:column-width="1.8007in"/>
    </style:style>
    <style:style style:name="Table1.C" style:family="table-column">
      <style:table-column-properties style:column-width="1.8597in"/>
    </style:style>
    <style:style style:name="Table1.A1" style:family="table-cell">
      <style:table-cell-properties style:vertical-align="" fo:padding="0.0299in" fo:border-left="1pt solid #cccccc" fo:border-right="none" fo:border-top="1pt solid #cccccc" fo:border-bottom="1pt solid #cccccc"/>
    </style:style>
    <style:style style:name="Table1.B1" style:family="table-cell">
      <style:table-cell-properties style:vertical-align="bottom" fo:padding="0.0299in" fo:border-left="1pt solid #cccccc" fo:border-right="none" fo:border-top="1pt solid #cccccc" fo:border-bottom="1pt solid #cccccc"/>
    </style:style>
    <style:style style:name="Table1.D1" style:family="table-cell">
      <style:table-cell-properties style:vertical-align="bottom" fo:padding="0.0299in" fo:border="1pt solid #cccccc"/>
    </style:style>
    <style:style style:name="Table1.A2" style:family="table-cell">
      <style:table-cell-properties style:vertical-align="bottom" fo:padding="0.0299in" fo:border-left="1pt solid #cccccc" fo:border-right="none" fo:border-top="none" fo:border-bottom="1pt solid #cccccc"/>
    </style:style>
    <style:style style:name="Table1.D2" style:family="table-cell">
      <style:table-cell-properties style:vertical-align="bottom" fo:padding="0.0299in" fo:border-left="1pt solid #cccccc" fo:border-right="1pt solid #cccccc" fo:border-top="none" fo:border-bottom="1pt solid #cccccc"/>
    </style:style>
    <style:style style:name="Table1.A81" style:family="table-cell">
      <style:table-cell-properties style:vertical-align="" fo:padding="0.0299in" fo:border-left="1pt solid #cccccc" fo:border-right="none" fo:border-top="none" fo:border-bottom="1pt solid #cccccc"/>
    </style:style>
    <style:style style:name="Table1.D81" style:family="table-cell">
      <style:table-cell-properties style:vertical-align="" fo:padding="0.0299in" fo:border-left="1pt solid #cccccc" fo:border-right="1pt solid #cccccc" fo:border-top="none" fo:border-bottom="1pt solid #cccccc"/>
    </style:style>
    <style:style style:name="Table1.B184" style:family="table-cell">
      <style:table-cell-properties style:vertical-align="top" fo:padding="0.0299in" fo:border-left="1pt solid #cccccc" fo:border-right="none" fo:border-top="none" fo:border-bottom="1pt solid #cccccc"/>
    </style:style>
    <style:style style:name="Table1.D194" style:family="table-cell">
      <style:table-cell-properties style:vertical-align="top" fo:padding="0.0299in" fo:border-left="1pt solid #cccccc" fo:border-right="1pt solid #cccccc" fo:border-top="none" fo:border-bottom="1pt solid #cccccc"/>
    </style:style>
    <style:style style:name="Table1.D211" style:family="table-cell">
      <style:table-cell-properties style:vertical-align="bottom" fo:background-color="#ffffff" fo:padding="0.0299in" fo:border-left="1pt solid #cccccc" fo:border-right="1pt solid #cccccc" fo:border-top="none" fo:border-bottom="1pt solid #cccccc">
        <style:background-image/>
      </style:table-cell-properties>
    </style:style>
    <style:style style:name="Table1.B252" style:family="table-cell">
      <style:table-cell-properties style:vertical-align="bottom" fo:background-color="#ffffff" fo:padding="0.0299in" fo:border-left="1pt solid #cccccc" fo:border-right="none" fo:border-top="none" fo:border-bottom="1pt solid #cccccc">
        <style:background-image/>
      </style:table-cell-properties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4" style:family="paragraph" style:parent-style-name="Standard">
      <style:text-properties style:font-name="Verdana" fo:font-size="9pt" officeooo:rsid="00f802b4" officeooo:paragraph-rsid="00f802b4" style:font-size-asian="9pt" style:font-name-complex="Verdana" style:font-size-complex="9pt"/>
    </style:style>
    <style:style style:name="P5" style:family="paragraph" style:parent-style-name="Standard">
      <style:text-properties style:font-name="Verdana" fo:font-size="9pt" officeooo:rsid="01005444" officeooo:paragraph-rsid="01005444" style:font-size-asian="9pt" style:font-name-complex="Verdana" style:font-size-complex="9pt"/>
    </style:style>
    <style:style style:name="P6" style:family="paragraph" style:parent-style-name="Standard">
      <style:text-properties style:font-name="Verdana" fo:font-size="9pt" officeooo:rsid="01007083" officeooo:paragraph-rsid="01007083" style:font-size-asian="9pt" style:font-name-complex="Verdana" style:font-size-complex="9pt"/>
    </style:style>
    <style:style style:name="P7" style:family="paragraph" style:parent-style-name="Standard">
      <style:text-properties style:font-name="Verdana" fo:font-size="9pt" officeooo:rsid="0103cb02" officeooo:paragraph-rsid="0103cb02" style:font-size-asian="9pt" style:font-name-complex="Verdana" style:font-size-complex="9pt"/>
    </style:style>
    <style:style style:name="P8" style:family="paragraph" style:parent-style-name="Standard">
      <style:text-properties style:font-name="Verdana" fo:font-size="9pt" officeooo:rsid="0104b5b9" officeooo:paragraph-rsid="0104b5b9" style:font-size-asian="9pt" style:font-name-complex="Verdana" style:font-size-complex="9pt"/>
    </style:style>
    <style:style style:name="P9" style:family="paragraph" style:parent-style-name="Standard">
      <style:text-properties style:font-name="Verdana" fo:font-size="9pt" officeooo:rsid="010710e1" officeooo:paragraph-rsid="010710e1" style:font-size-asian="9pt" style:font-name-complex="Verdana" style:font-size-complex="9pt"/>
    </style:style>
    <style:style style:name="P10" style:family="paragraph" style:parent-style-name="Standard">
      <style:text-properties style:font-name="Verdana" fo:font-size="9pt" officeooo:rsid="0108d48a" officeooo:paragraph-rsid="0108d48a" style:font-size-asian="9pt" style:font-name-complex="Verdana" style:font-size-complex="9pt"/>
    </style:style>
    <style:style style:name="P11" style:family="paragraph" style:parent-style-name="Standard">
      <style:text-properties style:font-name="Verdana" fo:font-size="9pt" officeooo:rsid="01095306" officeooo:paragraph-rsid="01095306" style:font-size-asian="9pt" style:font-name-complex="Verdana" style:font-size-complex="9pt"/>
    </style:style>
    <style:style style:name="P12" style:family="paragraph" style:parent-style-name="Standard">
      <style:text-properties style:font-name="Verdana" fo:font-size="9pt" style:text-underline-style="none" officeooo:paragraph-rsid="00fbee62" style:font-size-asian="9pt" style:font-name-complex="Verdana" style:font-size-complex="9pt"/>
    </style:style>
    <style:style style:name="P13" style:family="paragraph" style:parent-style-name="Standard">
      <style:text-properties fo:font-variant="normal" fo:text-transform="none" fo:color="#333333" style:font-name="Verdana" fo:font-size="9pt" fo:letter-spacing="normal" fo:font-style="normal" fo:font-weight="normal" style:font-size-asian="9pt" style:font-name-complex="Verdana" style:font-size-complex="9pt"/>
    </style:style>
    <style:style style:name="P14" style:family="paragraph" style:parent-style-name="Standard">
      <style:text-properties fo:font-variant="normal" fo:text-transform="none" fo:color="#333333" style:font-name="Verdana" fo:font-size="9pt" fo:letter-spacing="normal" fo:font-style="normal" fo:font-weight="normal" officeooo:rsid="00f802b4" officeooo:paragraph-rsid="00f802b4" style:font-size-asian="9pt" style:font-name-complex="Verdana" style:font-size-complex="9pt"/>
    </style:style>
    <style:style style:name="P15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d29f95" officeooo:paragraph-rsid="00f89cf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fb407c" officeooo:paragraph-rsid="00fb40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fbee62" officeooo:paragraph-rsid="00fbee6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0fe98d0" officeooo:paragraph-rsid="00fe98d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05444" officeooo:paragraph-rsid="0100544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07083" officeooo:paragraph-rsid="0100708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3541b" officeooo:paragraph-rsid="0103541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3cb02" officeooo:paragraph-rsid="0103cb0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4b5b9" officeooo:paragraph-rsid="0104b5b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4da14" officeooo:paragraph-rsid="0104da1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72d2c" officeooo:paragraph-rsid="01072d2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93d9a" officeooo:paragraph-rsid="01093d9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a45d1" officeooo:paragraph-rsid="0109b71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8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a45d1" officeooo:paragraph-rsid="010a45d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9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c8d61" officeooo:paragraph-rsid="010c8d6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0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0d65b0" officeooo:paragraph-rsid="010d65b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1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10a340" officeooo:paragraph-rsid="0110a34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2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1163af" officeooo:paragraph-rsid="011163a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3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13f4c1" officeooo:paragraph-rsid="0113f4c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4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15f3bb" officeooo:paragraph-rsid="0115f3b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" style:family="paragraph" style:parent-style-name="Standard">
      <style:text-properties fo:font-variant="normal" fo:text-transform="none" fo:color="#333333" style:text-line-through-style="none" style:text-line-through-type="none" style:font-name="Verdana" fo:font-size="9pt" fo:letter-spacing="normal" fo:font-style="normal" style:text-underline-style="none" fo:font-weight="normal" officeooo:rsid="011f640c" officeooo:paragraph-rsid="011f640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d29f95" officeooo:paragraph-rsid="00f802b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d29f95" officeooo:paragraph-rsid="00f89cf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fb407c" officeooo:paragraph-rsid="00fb40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fbee62" officeooo:paragraph-rsid="00fbee6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fdbd5f" officeooo:paragraph-rsid="00fdbd5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fe98d0" officeooo:paragraph-rsid="00fe98d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05444" officeooo:paragraph-rsid="0100544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1ae5b" officeooo:paragraph-rsid="0100708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4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3cb02" officeooo:paragraph-rsid="0103cb0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4b5b9" officeooo:paragraph-rsid="0104b5b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710e1" officeooo:paragraph-rsid="010710e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8d48a" officeooo:paragraph-rsid="0108d48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95306" officeooo:paragraph-rsid="0109530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9" style:family="paragraph" style:parent-style-name="Standard">
      <style:text-properties fo:font-variant="normal" fo:text-transform="none" fo:color="#000000" style:font-name="Verdana" fo:font-size="9pt" fo:letter-spacing="normal" officeooo:paragraph-rsid="0103541b" style:font-size-asian="9pt" style:font-name-complex="Verdana" style:font-size-complex="9pt" style:font-style-complex="normal" style:font-weight-complex="normal"/>
    </style:style>
    <style:style style:name="P50" style:family="paragraph" style:parent-style-name="Standard">
      <style:text-properties fo:font-variant="normal" fo:text-transform="none" fo:color="#000000" style:font-name="Verdana" fo:font-size="9pt" fo:letter-spacing="normal" officeooo:rsid="0103cb02" officeooo:paragraph-rsid="0103cb02" style:font-size-asian="9pt" style:font-name-complex="Verdana" style:font-size-complex="9pt" style:font-style-complex="normal" style:font-weight-complex="normal"/>
    </style:style>
    <style:style style:name="P51" style:family="paragraph" style:parent-style-name="Standard">
      <style:text-properties fo:font-variant="normal" fo:text-transform="none" fo:color="#000000" style:font-name="Verdana" fo:font-size="9pt" fo:letter-spacing="normal" officeooo:rsid="0104b5b9" officeooo:paragraph-rsid="0104b5b9" style:font-size-asian="9pt" style:font-name-complex="Verdana" style:font-size-complex="9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style:font-name="Verdana" fo:font-size="9pt" fo:letter-spacing="normal" officeooo:rsid="0104da14" officeooo:paragraph-rsid="0104da14" style:font-size-asian="9pt" style:font-name-complex="Verdana" style:font-size-complex="9pt" style:font-style-complex="normal" style:font-weight-complex="normal"/>
    </style:style>
    <style:style style:name="P53" style:family="paragraph" style:parent-style-name="Standard">
      <style:text-properties fo:font-variant="normal" fo:text-transform="none" fo:color="#000000" style:font-name="Verdana" fo:font-size="9pt" fo:letter-spacing="normal" officeooo:rsid="01072d2c" officeooo:paragraph-rsid="01072d2c" style:font-size-asian="9pt" style:font-name-complex="Verdana" style:font-size-complex="9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font-name="Verdana" fo:font-size="9pt" fo:letter-spacing="normal" officeooo:rsid="01093d9a" officeooo:paragraph-rsid="01093d9a" style:font-size-asian="9pt" style:font-name-complex="Verdana" style:font-size-complex="9pt" style:font-style-complex="normal" style:font-weight-complex="normal"/>
    </style:style>
    <style:style style:name="P55" style:family="paragraph" style:parent-style-name="Standard">
      <style:text-properties fo:font-variant="normal" fo:text-transform="none" fo:color="#000000" style:font-name="Verdana" fo:font-size="9pt" fo:letter-spacing="normal" officeooo:rsid="0109b71c" officeooo:paragraph-rsid="0109b71c" style:font-size-asian="9pt" style:font-name-complex="Verdana" style:font-size-complex="9pt" style:font-style-complex="normal" style:font-weight-complex="normal"/>
    </style:style>
    <style:style style:name="P56" style:family="paragraph" style:parent-style-name="Standard">
      <style:text-properties fo:font-variant="normal" fo:text-transform="none" fo:color="#000000" style:font-name="Verdana" fo:font-size="9pt" fo:letter-spacing="normal" officeooo:rsid="010a45d1" officeooo:paragraph-rsid="010a45d1" style:font-size-asian="9pt" style:font-name-complex="Verdana" style:font-size-complex="9pt" style:font-style-complex="normal" style:font-weight-complex="normal"/>
    </style:style>
    <style:style style:name="P57" style:family="paragraph" style:parent-style-name="Standard">
      <style:text-properties fo:font-variant="normal" fo:text-transform="none" fo:color="#000000" style:font-name="Verdana" fo:font-size="9pt" fo:letter-spacing="normal" officeooo:rsid="010cb760" officeooo:paragraph-rsid="010cb760" style:font-size-asian="9pt" style:font-name-complex="Verdana" style:font-size-complex="9pt" style:font-style-complex="normal" style:font-weight-complex="normal"/>
    </style:style>
    <style:style style:name="P58" style:family="paragraph" style:parent-style-name="Standard">
      <style:text-properties fo:font-variant="normal" fo:text-transform="none" fo:color="#000000" style:font-name="Verdana" fo:font-size="9pt" fo:letter-spacing="normal" officeooo:rsid="010d65b0" officeooo:paragraph-rsid="010d65b0" style:font-size-asian="9pt" style:font-name-complex="Verdana" style:font-size-complex="9pt" style:font-style-complex="normal" style:font-weight-complex="normal"/>
    </style:style>
    <style:style style:name="P59" style:family="paragraph" style:parent-style-name="Standard">
      <style:text-properties fo:font-variant="normal" fo:text-transform="none" fo:color="#000000" style:font-name="Verdana" fo:font-size="9pt" fo:letter-spacing="normal" officeooo:rsid="0110a340" officeooo:paragraph-rsid="0110a340" style:font-size-asian="9pt" style:font-name-complex="Verdana" style:font-size-complex="9pt" style:font-style-complex="normal" style:font-weight-complex="normal"/>
    </style:style>
    <style:style style:name="P60" style:family="paragraph" style:parent-style-name="Standard">
      <style:text-properties fo:font-variant="normal" fo:text-transform="none" fo:color="#000000" style:font-name="Verdana" fo:font-size="9pt" fo:letter-spacing="normal" officeooo:rsid="011163af" officeooo:paragraph-rsid="011163af" style:font-size-asian="9pt" style:font-name-complex="Verdana" style:font-size-complex="9pt" style:font-style-complex="normal" style:font-weight-complex="normal"/>
    </style:style>
    <style:style style:name="P61" style:family="paragraph" style:parent-style-name="Standard">
      <style:text-properties fo:font-variant="normal" fo:text-transform="none" fo:color="#000000" style:font-name="Verdana" fo:font-size="9pt" fo:letter-spacing="normal" officeooo:rsid="0113f4c1" officeooo:paragraph-rsid="0113f4c1" style:font-size-asian="9pt" style:font-name-complex="Verdana" style:font-size-complex="9pt" style:font-style-complex="normal" style:font-weight-complex="normal"/>
    </style:style>
    <style:style style:name="P62" style:family="paragraph" style:parent-style-name="Standard">
      <style:text-properties fo:font-variant="normal" fo:text-transform="none" fo:color="#000000" style:font-name="Verdana" fo:font-size="9pt" fo:letter-spacing="normal" officeooo:rsid="011f640c" officeooo:paragraph-rsid="011f640c" style:font-size-asian="9pt" style:font-name-complex="Verdana" style:font-size-complex="9pt" style:font-style-complex="normal" style:font-weight-complex="normal"/>
    </style:style>
    <style:style style:name="P63" style:family="paragraph" style:parent-style-name="Standard"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fb407c" officeooo:paragraph-rsid="00fb40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4" style:family="paragraph" style:parent-style-name="Standard"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fbee62" officeooo:paragraph-rsid="00fbee6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5" style:family="paragraph" style:parent-style-name="Standard"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fe98d0" officeooo:paragraph-rsid="00fe98d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6" style:family="paragraph" style:parent-style-name="Standard"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1005444" officeooo:paragraph-rsid="0100544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7" style:family="paragraph" style:parent-style-name="Standard"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1007083" officeooo:paragraph-rsid="0100708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8" style:family="paragraph" style:parent-style-name="Standard"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103541b" officeooo:paragraph-rsid="0103541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9" style:family="paragraph" style:parent-style-name="Standard">
      <style:text-properties fo:color="#000000" style:text-line-through-style="none" style:text-line-through-type="none" style:font-name="Verdana" fo:font-size="9pt" fo:font-style="normal" style:text-underline-style="none" fo:font-weight="normal" officeooo:rsid="00d29f95" officeooo:paragraph-rsid="00f89cf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0" style:family="paragraph" style:parent-style-name="Standard">
      <style:text-properties fo:color="#000000" style:text-line-through-style="none" style:text-line-through-type="none" style:font-name="Verdana" fo:font-size="9pt" fo:font-style="normal" style:text-underline-style="none" fo:font-weight="normal" officeooo:rsid="00fa32e0" officeooo:paragraph-rsid="00fa32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1" style:family="paragraph" style:parent-style-name="Standard">
      <style:text-properties fo:color="#000000" style:text-line-through-style="none" style:text-line-through-type="none" style:font-name="Verdana" fo:font-size="9pt" fo:font-style="normal" style:text-underline-style="none" fo:font-weight="normal" officeooo:rsid="00fb407c" officeooo:paragraph-rsid="00fb407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2" style:family="paragraph" style:parent-style-name="Standard">
      <style:text-properties fo:color="#000000" style:font-name="Verdana" fo:font-size="9pt" style:text-underline-style="none" officeooo:paragraph-rsid="00fbee62" style:font-size-asian="9pt" style:font-name-complex="Verdana" style:font-size-complex="9pt"/>
    </style:style>
    <style:style style:name="P7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bc462" officeooo:paragraph-rsid="004bc462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9e538" officeooo:paragraph-rsid="0049e538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4f64a" officeooo:paragraph-rsid="00a4f64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5feb7" officeooo:paragraph-rsid="00a5feb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7939a" officeooo:paragraph-rsid="00a7939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7e1f0" officeooo:paragraph-rsid="00a7e1f0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7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9bbdc" officeooo:paragraph-rsid="00a9bbdc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a4cbe" officeooo:paragraph-rsid="00aa4cb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a716b" officeooo:paragraph-rsid="00aa716b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b576a" officeooo:paragraph-rsid="00ab576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cb63a" officeooo:paragraph-rsid="00acb63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cc6d7" officeooo:paragraph-rsid="00acc6d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db90a" officeooo:paragraph-rsid="00adb90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f6ff3" officeooo:paragraph-rsid="00af6ff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0ae7f" officeooo:paragraph-rsid="00b0ae7f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12646" officeooo:paragraph-rsid="00b1264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3016d" officeooo:paragraph-rsid="00b3016d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3953f" officeooo:paragraph-rsid="00b3953f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52343" officeooo:paragraph-rsid="00b5234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66696" officeooo:paragraph-rsid="00b6669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7d7ef" officeooo:paragraph-rsid="00b7d7ef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9cc5b" officeooo:paragraph-rsid="00b9cc5b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b2f16" officeooo:paragraph-rsid="00bb2f1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bca49" officeooo:paragraph-rsid="00bbca49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c7d2e" officeooo:paragraph-rsid="00bc7d2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d68cb" officeooo:paragraph-rsid="00bd68cb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de453" officeooo:paragraph-rsid="00bde45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eafb7" officeooo:paragraph-rsid="00beafb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02dd9" officeooo:paragraph-rsid="00c02dd9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107b4" officeooo:paragraph-rsid="00c107b4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1c6ac" officeooo:paragraph-rsid="00c1c6ac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3980f" officeooo:paragraph-rsid="00c3980f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44f4d" officeooo:paragraph-rsid="00c44f4d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5ad8d" officeooo:paragraph-rsid="00c5ad8d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64346" officeooo:paragraph-rsid="00c6434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6e1b1" officeooo:paragraph-rsid="00c6e1b1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0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81ebe" officeooo:paragraph-rsid="00c81eb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897b9" officeooo:paragraph-rsid="00c897b9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8fed0" officeooo:paragraph-rsid="00c8fed0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cac5fe" officeooo:paragraph-rsid="00cac5f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3f9b5" officeooo:paragraph-rsid="0073f9b5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0ba3a0" officeooo:paragraph-rsid="010ba3a0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0cb760" officeooo:paragraph-rsid="010cb760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0f25f3" officeooo:paragraph-rsid="010f25f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1118b0" officeooo:paragraph-rsid="011118b0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1274b4" officeooo:paragraph-rsid="011274b4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1467e9" officeooo:paragraph-rsid="011467e9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117955b" officeooo:paragraph-rsid="0117955b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96158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8dd44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e401f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e86bc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975c3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367e5" officeooo:paragraph-rsid="009367e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6158d" officeooo:paragraph-rsid="0096158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75c3b" officeooo:paragraph-rsid="00975c3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79ed1" officeooo:paragraph-rsid="0098638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db75f" officeooo:paragraph-rsid="003db75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e825c" officeooo:paragraph-rsid="003e825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eb43d" officeooo:paragraph-rsid="003eb43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84ae0" officeooo:paragraph-rsid="00084a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8545a" officeooo:paragraph-rsid="000854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8d837" officeooo:paragraph-rsid="0008d83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ba94b" officeooo:paragraph-rsid="000ba94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c362e" officeooo:paragraph-rsid="000c362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e1151" officeooo:paragraph-rsid="000e115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ea095" officeooo:paragraph-rsid="000ea09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fabc6" officeooo:paragraph-rsid="000fabc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107f2" officeooo:paragraph-rsid="001107f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41dd7" officeooo:paragraph-rsid="00141dd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4cd58" officeooo:paragraph-rsid="0014cd5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54444" officeooo:paragraph-rsid="0015444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5a187" officeooo:paragraph-rsid="0015a18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77832" officeooo:paragraph-rsid="0017783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955ea" officeooo:paragraph-rsid="001955e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96676" officeooo:paragraph-rsid="0019667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b16f9" officeooo:paragraph-rsid="001b16f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ba6b5" officeooo:paragraph-rsid="001ba6b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c428d" officeooo:paragraph-rsid="001c428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c42fa" officeooo:paragraph-rsid="001c42f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d57d1" officeooo:paragraph-rsid="001d57d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e1475" officeooo:paragraph-rsid="001e147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e2a3b" officeooo:paragraph-rsid="001e2a3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fdfee" officeooo:paragraph-rsid="001fdfe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1bedc" officeooo:paragraph-rsid="0021bed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34c1c" officeooo:paragraph-rsid="00234c1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4c5d2" officeooo:paragraph-rsid="0024c5d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5268c" officeooo:paragraph-rsid="0025268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704d3" officeooo:paragraph-rsid="002704d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73f5a" officeooo:paragraph-rsid="00273f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7bbb0" officeooo:paragraph-rsid="0027bbb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8048d" officeooo:paragraph-rsid="0028048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9ef52" officeooo:paragraph-rsid="0029ef5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b05b9" officeooo:paragraph-rsid="002b05b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fac47" officeooo:paragraph-rsid="002fac4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163a1" officeooo:paragraph-rsid="003163a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2caaa" officeooo:paragraph-rsid="0032caa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43572" officeooo:paragraph-rsid="0034357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58d2d" officeooo:paragraph-rsid="00358d2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678b1" officeooo:paragraph-rsid="003678b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6e862" officeooo:paragraph-rsid="0036e86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88460" officeooo:paragraph-rsid="0038846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a7286" officeooo:paragraph-rsid="003a728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b95b7" officeooo:paragraph-rsid="003b95b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bc9f6" officeooo:paragraph-rsid="003bc9f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c2b58" officeooo:paragraph-rsid="003c2b5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3fcda3" officeooo:paragraph-rsid="003fcda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113c4" officeooo:paragraph-rsid="004113c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4a26f" officeooo:paragraph-rsid="0044a26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4b0e0" officeooo:paragraph-rsid="0044b0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7b7b8" officeooo:paragraph-rsid="0047b7b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8346a" officeooo:paragraph-rsid="0048346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99c70" officeooo:paragraph-rsid="00499c7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b2def" officeooo:paragraph-rsid="004b2de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caf30" officeooo:paragraph-rsid="004caf3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d86e0" officeooo:paragraph-rsid="004d86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f3c89" officeooo:paragraph-rsid="004f3c8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f4af7" officeooo:paragraph-rsid="004f4af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093f4" officeooo:paragraph-rsid="005093f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2769b" officeooo:paragraph-rsid="0052769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3a33e" officeooo:paragraph-rsid="0053a33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453a6" officeooo:paragraph-rsid="005453a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61fc2" officeooo:paragraph-rsid="00561fc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66f0a" officeooo:paragraph-rsid="00566f0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785bc" officeooo:paragraph-rsid="005785b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96ec2" officeooo:paragraph-rsid="00596ec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b670e" officeooo:paragraph-rsid="005b670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c04cf" officeooo:paragraph-rsid="005c04c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dccff" officeooo:paragraph-rsid="005dcc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5f8fa5" officeooo:paragraph-rsid="005f8fa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0c173" officeooo:paragraph-rsid="0060c17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29a8b" officeooo:paragraph-rsid="00629a8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32af8" officeooo:paragraph-rsid="00632af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47cfb" officeooo:paragraph-rsid="00647cf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63074" officeooo:paragraph-rsid="0066307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7ac21" officeooo:paragraph-rsid="0067ac2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9299a" officeooo:paragraph-rsid="0069299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b13b0" officeooo:paragraph-rsid="006b13b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b755e" officeooo:paragraph-rsid="006b755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dfaf3" officeooo:paragraph-rsid="006dfaf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6e7d91" officeooo:paragraph-rsid="006e7d9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02345" officeooo:paragraph-rsid="0070234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22137" officeooo:paragraph-rsid="0072213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2fd14" officeooo:paragraph-rsid="0072fd1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5d335" officeooo:paragraph-rsid="0075d33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79cf2" officeooo:paragraph-rsid="00779cf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8cfa4" officeooo:paragraph-rsid="0078cfa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a6b68" officeooo:paragraph-rsid="007a6b6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bb081" officeooo:paragraph-rsid="007bb081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c485a" officeooo:paragraph-rsid="007c485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e25e0" officeooo:paragraph-rsid="007e25e0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e5004" officeooo:paragraph-rsid="007e5004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f1a98" officeooo:paragraph-rsid="007f1a98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7f76eb" officeooo:paragraph-rsid="007f76e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0e9fc" officeooo:paragraph-rsid="0080e9f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17d29" officeooo:paragraph-rsid="00817d29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206a6" officeooo:paragraph-rsid="008206a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43c96" officeooo:paragraph-rsid="00843c9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5b4e2" officeooo:paragraph-rsid="0085b4e2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6678b" officeooo:paragraph-rsid="0086678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71aed" officeooo:paragraph-rsid="00871aed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739c6" officeooo:paragraph-rsid="008739c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7cbbc" officeooo:paragraph-rsid="0087cbbc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7da4e" officeooo:paragraph-rsid="0087da4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89b2f" officeooo:paragraph-rsid="00889b2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8a98b7" officeooo:paragraph-rsid="008a98b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0b277" officeooo:paragraph-rsid="0090b27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292e3" officeooo:paragraph-rsid="009292e3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d4bbe" officeooo:paragraph-rsid="009d4bbe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e98e6" officeooo:paragraph-rsid="009e98e6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9ee0cb" officeooo:paragraph-rsid="009ee0cb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a0e095" officeooo:paragraph-rsid="00a0e09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84ae0" officeooo:paragraph-rsid="00084ae0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8545a" officeooo:paragraph-rsid="0008545a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ba94b" officeooo:paragraph-rsid="000ba94b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c362e" officeooo:paragraph-rsid="000c362e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ea095" officeooo:paragraph-rsid="000ea095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fabc6" officeooo:paragraph-rsid="000fabc6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107f2" officeooo:paragraph-rsid="001107f2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b52343" officeooo:paragraph-rsid="00b52343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54444" officeooo:paragraph-rsid="00154444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5a187" officeooo:paragraph-rsid="0015a187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77832" officeooo:paragraph-rsid="00177832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955ea" officeooo:paragraph-rsid="001955ea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96676" officeooo:paragraph-rsid="00196676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b16f9" officeooo:paragraph-rsid="001b16f9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c428d" officeooo:paragraph-rsid="001c428d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c42fa" officeooo:paragraph-rsid="001c42fa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e1475" officeooo:paragraph-rsid="001e1475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4bc462" officeooo:paragraph-rsid="004bc462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9pt" style:font-size-asian="9pt" style:font-name-complex="Verdana" style:font-size-complex="9pt"/>
    </style:style>
    <style:style style:name="P2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9pt" fo:font-style="normal" fo:font-weight="normal" officeooo:paragraph-rsid="0008d837" style:font-size-asian="9pt" style:font-name-complex="Verdana" style:font-size-complex="9pt"/>
    </style:style>
    <style:style style:name="P2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1e2a3b" officeooo:paragraph-rsid="001e2a3b" style:font-size-asian="9pt" style:font-name-complex="Verdana" style:font-size-complex="9pt"/>
    </style:style>
    <style:style style:name="P2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1fdfee" officeooo:paragraph-rsid="001fdfee" style:font-size-asian="9pt" style:font-name-complex="Verdana" style:font-size-complex="9pt"/>
    </style:style>
    <style:style style:name="P2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1bedc" officeooo:paragraph-rsid="0021bedc" style:font-size-asian="9pt" style:font-name-complex="Verdana" style:font-size-complex="9pt"/>
    </style:style>
    <style:style style:name="P2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34c1c" officeooo:paragraph-rsid="00234c1c" style:font-size-asian="9pt" style:font-name-complex="Verdana" style:font-size-complex="9pt"/>
    </style:style>
    <style:style style:name="P2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4c5d2" officeooo:paragraph-rsid="0024c5d2" style:font-size-asian="9pt" style:font-name-complex="Verdana" style:font-size-complex="9pt"/>
    </style:style>
    <style:style style:name="P2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5268c" officeooo:paragraph-rsid="0025268c" style:font-size-asian="9pt" style:font-name-complex="Verdana" style:font-size-complex="9pt"/>
    </style:style>
    <style:style style:name="P2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704d3" officeooo:paragraph-rsid="002704d3" style:font-size-asian="9pt" style:font-name-complex="Verdana" style:font-size-complex="9pt"/>
    </style:style>
    <style:style style:name="P2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rsid="00273f5a" officeooo:paragraph-rsid="00273f5a" style:font-size-asian="9pt" style:font-name-complex="Verdana" style:font-size-complex="9pt"/>
    </style:style>
    <style:style style:name="P2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9pt" officeooo:paragraph-rsid="00d7902d" style:font-size-asian="9pt" style:font-name-complex="Verdana" style:font-size-complex="9pt"/>
    </style:style>
    <style:style style:name="P2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9367e5" officeooo:paragraph-rsid="009367e5" style:font-size-asian="9pt" style:font-name-complex="Verdana" style:font-size-complex="9pt" style:language-complex="bn" style:country-complex="BD" style:font-style-complex="normal" style:font-weight-complex="normal"/>
    </style:style>
    <style:style style:name="P2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4a26f" officeooo:paragraph-rsid="0044a26f" style:font-size-asian="9pt" style:font-name-complex="Verdana" style:font-size-complex="9pt" style:language-complex="bn" style:country-complex="BD" style:font-style-complex="normal" style:font-weight-complex="normal"/>
    </style:style>
    <style:style style:name="P2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4b0e0" officeooo:paragraph-rsid="0044b0e0" style:font-size-asian="9pt" style:font-name-complex="Verdana" style:font-size-complex="9pt" style:language-complex="bn" style:country-complex="BD" style:font-style-complex="normal" style:font-weight-complex="normal"/>
    </style:style>
    <style:style style:name="P2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99c70" officeooo:paragraph-rsid="00499c70" style:font-size-asian="9pt" style:font-name-complex="Verdana" style:font-size-complex="9pt" style:language-complex="bn" style:country-complex="BD" style:font-style-complex="normal" style:font-weight-complex="normal"/>
    </style:style>
    <style:style style:name="P2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d86e0" officeooo:paragraph-rsid="004d86e0" style:font-size-asian="9pt" style:font-name-complex="Verdana" style:font-size-complex="9pt" style:language-complex="bn" style:country-complex="BD" style:font-style-complex="normal" style:font-weight-complex="normal"/>
    </style:style>
    <style:style style:name="P2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f4af7" officeooo:paragraph-rsid="004f4af7" style:font-size-asian="9pt" style:font-name-complex="Verdana" style:font-size-complex="9pt" style:language-complex="bn" style:country-complex="BD" style:font-style-complex="normal" style:font-weight-complex="normal"/>
    </style:style>
    <style:style style:name="P2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5c04cf" officeooo:paragraph-rsid="005c04cf" style:font-size-asian="9pt" style:font-name-complex="Verdana" style:font-size-complex="9pt" style:language-complex="bn" style:country-complex="BD" style:font-style-complex="normal" style:font-weight-complex="normal"/>
    </style:style>
    <style:style style:name="P2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69299a" officeooo:paragraph-rsid="0069299a" style:font-size-asian="9pt" style:font-name-complex="Verdana" style:font-size-complex="9pt" style:language-complex="bn" style:country-complex="BD" style:font-style-complex="normal" style:font-weight-complex="normal"/>
    </style:style>
    <style:style style:name="P2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17d29" officeooo:paragraph-rsid="00817d29" style:font-size-asian="9pt" style:font-name-complex="Verdana" style:font-size-complex="9pt" style:language-complex="bn" style:country-complex="BD" style:font-style-complex="normal" style:font-weight-complex="normal"/>
    </style:style>
    <style:style style:name="P2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206a6" officeooo:paragraph-rsid="008206a6" style:font-size-asian="9pt" style:font-name-complex="Verdana" style:font-size-complex="9pt" style:language-complex="bn" style:country-complex="BD" style:font-style-complex="normal" style:font-weight-complex="normal"/>
    </style:style>
    <style:style style:name="P2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43c96" officeooo:paragraph-rsid="00843c96" style:font-size-asian="9pt" style:font-name-complex="Verdana" style:font-size-complex="9pt" style:language-complex="bn" style:country-complex="BD" style:font-style-complex="normal" style:font-weight-complex="normal"/>
    </style:style>
    <style:style style:name="P2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6678b" officeooo:paragraph-rsid="0086678b" style:font-size-asian="9pt" style:font-name-complex="Verdana" style:font-size-complex="9pt" style:language-complex="bn" style:country-complex="BD" style:font-style-complex="normal" style:font-weight-complex="normal"/>
    </style:style>
    <style:style style:name="P2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739c6" officeooo:paragraph-rsid="008739c6" style:font-size-asian="9pt" style:font-name-complex="Verdana" style:font-size-complex="9pt" style:language-complex="bn" style:country-complex="BD" style:font-style-complex="normal" style:font-weight-complex="normal"/>
    </style:style>
    <style:style style:name="P2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7da4e" officeooo:paragraph-rsid="0087da4e" style:font-size-asian="9pt" style:font-name-complex="Verdana" style:font-size-complex="9pt" style:language-complex="bn" style:country-complex="BD" style:font-style-complex="normal" style:font-weight-complex="normal"/>
    </style:style>
    <style:style style:name="P2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889b2f" officeooo:paragraph-rsid="00889b2f" style:font-size-asian="9pt" style:font-name-complex="Verdana" style:font-size-complex="9pt" style:language-complex="bn" style:country-complex="BD" style:font-style-complex="normal" style:font-weight-complex="normal"/>
    </style:style>
    <style:style style:name="P2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9e98e6" officeooo:paragraph-rsid="009e98e6" style:font-size-asian="9pt" style:font-name-complex="Verdana" style:font-size-complex="9pt" style:language-complex="bn" style:country-complex="BD" style:font-style-complex="normal" style:font-weight-complex="normal"/>
    </style:style>
    <style:style style:name="P2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9ee0cb" officeooo:paragraph-rsid="009ee0cb" style:font-size-asian="9pt" style:font-name-complex="Verdana" style:font-size-complex="9pt" style:language-complex="bn" style:country-complex="BD" style:font-style-complex="normal" style:font-weight-complex="normal"/>
    </style:style>
    <style:style style:name="P2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08545a" style:font-size-asian="9pt" style:font-name-complex="Verdana" style:font-size-complex="9pt" style:font-style-complex="normal" style:font-weight-complex="normal"/>
    </style:style>
    <style:style style:name="P2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14cd58" style:font-size-asian="9pt" style:font-name-complex="Verdana" style:font-size-complex="9pt" style:font-style-complex="normal" style:font-weight-complex="normal"/>
    </style:style>
    <style:style style:name="P2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1e1475" style:font-size-asian="9pt" style:font-name-complex="Verdana" style:font-size-complex="9pt" style:font-style-complex="normal" style:font-weight-complex="normal"/>
    </style:style>
    <style:style style:name="P2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36e862" style:font-size-asian="9pt" style:font-name-complex="Verdana" style:font-size-complex="9pt" style:font-style-complex="normal" style:font-weight-complex="normal"/>
    </style:style>
    <style:style style:name="P2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3fcda3" style:font-size-asian="9pt" style:font-name-complex="Verdana" style:font-size-complex="9pt" style:font-style-complex="normal" style:font-weight-complex="normal"/>
    </style:style>
    <style:style style:name="P2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36e862" officeooo:paragraph-rsid="0036e862" style:font-size-asian="9pt" style:font-name-complex="Verdana" style:font-size-complex="9pt" style:font-style-complex="normal" style:font-weight-complex="normal"/>
    </style:style>
    <style:style style:name="P2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388460" officeooo:paragraph-rsid="00388460" style:font-size-asian="9pt" style:font-name-complex="Verdana" style:font-size-complex="9pt" style:font-style-complex="normal" style:font-weight-complex="normal"/>
    </style:style>
    <style:style style:name="P3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3a7286" officeooo:paragraph-rsid="003a7286" style:font-size-asian="9pt" style:font-name-complex="Verdana" style:font-size-complex="9pt" style:font-style-complex="normal" style:font-weight-complex="normal"/>
    </style:style>
    <style:style style:name="P3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113c4" officeooo:paragraph-rsid="004113c4" style:font-size-asian="9pt" style:font-name-complex="Verdana" style:font-size-complex="9pt" style:font-style-complex="normal" style:font-weight-complex="normal"/>
    </style:style>
    <style:style style:name="P3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4a26f" officeooo:paragraph-rsid="0044a26f" style:font-size-asian="9pt" style:font-name-complex="Verdana" style:font-size-complex="9pt" style:font-style-complex="normal" style:font-weight-complex="normal"/>
    </style:style>
    <style:style style:name="P3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4b0e0" officeooo:paragraph-rsid="0044b0e0" style:font-size-asian="9pt" style:font-name-complex="Verdana" style:font-size-complex="9pt" style:font-style-complex="normal" style:font-weight-complex="normal"/>
    </style:style>
    <style:style style:name="P3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99c70" officeooo:paragraph-rsid="00499c70" style:font-size-asian="9pt" style:font-name-complex="Verdana" style:font-size-complex="9pt" style:font-style-complex="normal" style:font-weight-complex="normal"/>
    </style:style>
    <style:style style:name="P3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d86e0" officeooo:paragraph-rsid="004d86e0" style:font-size-asian="9pt" style:font-name-complex="Verdana" style:font-size-complex="9pt" style:font-style-complex="normal" style:font-weight-complex="normal"/>
    </style:style>
    <style:style style:name="P3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4f4af7" officeooo:paragraph-rsid="004f4af7" style:font-size-asian="9pt" style:font-name-complex="Verdana" style:font-size-complex="9pt" style:font-style-complex="normal" style:font-weight-complex="normal"/>
    </style:style>
    <style:style style:name="P3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5c04cf" officeooo:paragraph-rsid="005c04cf" style:font-size-asian="9pt" style:font-name-complex="Verdana" style:font-size-complex="9pt" style:font-style-complex="normal" style:font-weight-complex="normal"/>
    </style:style>
    <style:style style:name="P3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691375" officeooo:paragraph-rsid="00691375" style:font-size-asian="9pt" style:font-name-complex="Verdana" style:font-size-complex="9pt" style:font-style-complex="normal" style:font-weight-complex="normal"/>
    </style:style>
    <style:style style:name="P3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rsid="0069299a" officeooo:paragraph-rsid="0069299a" style:font-size-asian="9pt" style:font-name-complex="Verdana" style:font-size-complex="9pt" style:font-style-complex="normal" style:font-weight-complex="normal"/>
    </style:style>
    <style:style style:name="P3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acb63a" officeooo:paragraph-rsid="00acb63a" style:font-size-asian="9pt" style:font-name-complex="Verdana" style:font-size-complex="9pt" style:font-style-complex="normal" style:font-weight-complex="normal"/>
    </style:style>
    <style:style style:name="P3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adb90a" officeooo:paragraph-rsid="00adb90a" style:font-size-asian="9pt" style:font-name-complex="Verdana" style:font-size-complex="9pt" style:font-style-complex="normal" style:font-weight-complex="normal"/>
    </style:style>
    <style:style style:name="P3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c44f4d" style:font-size-asian="9pt" style:font-name-complex="Verdana" style:font-size-complex="9pt" style:font-style-complex="normal" style:font-weight-complex="normal"/>
    </style:style>
    <style:style style:name="P3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c5ad8d" officeooo:paragraph-rsid="00c5ad8d" style:font-size-asian="9pt" style:font-name-complex="Verdana" style:font-size-complex="9pt" style:font-style-complex="normal" style:font-weight-complex="normal"/>
    </style:style>
    <style:style style:name="P3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c6e1b1" officeooo:paragraph-rsid="00c6e1b1" style:font-size-asian="9pt" style:font-name-complex="Verdana" style:font-size-complex="9pt" style:font-style-complex="normal" style:font-weight-complex="normal"/>
    </style:style>
    <style:style style:name="P3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c897b9" officeooo:paragraph-rsid="00c897b9" style:font-size-asian="9pt" style:font-name-complex="Verdana" style:font-size-complex="9pt" style:font-style-complex="normal" style:font-weight-complex="normal"/>
    </style:style>
    <style:style style:name="P3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officeooo:rsid="00cacb38" officeooo:paragraph-rsid="00cacb38" style:font-size-asian="9pt" style:font-name-complex="Verdana" style:font-size-complex="9pt" style:font-style-complex="normal" style:font-weight-complex="normal"/>
    </style:style>
    <style:style style:name="P3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1e1475" style:font-size-asian="9pt" style:font-name-complex="Verdana" style:font-size-complex="9pt"/>
    </style:style>
    <style:style style:name="P3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officeooo:paragraph-rsid="0090b277" style:font-size-asian="9pt" style:font-name-complex="Verdana" style:font-size-complex="9pt"/>
    </style:style>
    <style:style style:name="P3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4c5d2" officeooo:paragraph-rsid="0024c5d2" style:font-size-asian="9pt" style:font-name-complex="Verdana" style:font-size-complex="9pt" style:font-style-complex="normal" style:font-weight-complex="normal"/>
    </style:style>
    <style:style style:name="P3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5268c" officeooo:paragraph-rsid="0025268c" style:font-size-asian="9pt" style:font-name-complex="Verdana" style:font-size-complex="9pt" style:font-style-complex="normal" style:font-weight-complex="normal"/>
    </style:style>
    <style:style style:name="P3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73f5a" officeooo:paragraph-rsid="00273f5a" style:font-size-asian="9pt" style:font-name-complex="Verdana" style:font-size-complex="9pt" style:font-style-complex="normal" style:font-weight-complex="normal"/>
    </style:style>
    <style:style style:name="P3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7bbb0" officeooo:paragraph-rsid="0027bbb0" style:font-size-asian="9pt" style:font-name-complex="Verdana" style:font-size-complex="9pt" style:font-style-complex="normal" style:font-weight-complex="normal"/>
    </style:style>
    <style:style style:name="P3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9ef52" officeooo:paragraph-rsid="0029ef52" style:font-size-asian="9pt" style:font-name-complex="Verdana" style:font-size-complex="9pt" style:font-style-complex="normal" style:font-weight-complex="normal"/>
    </style:style>
    <style:style style:name="P3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b05b9" officeooo:paragraph-rsid="002b05b9" style:font-size-asian="9pt" style:font-name-complex="Verdana" style:font-size-complex="9pt" style:font-style-complex="normal" style:font-weight-complex="normal"/>
    </style:style>
    <style:style style:name="P3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2fac47" officeooo:paragraph-rsid="002fac47" style:font-size-asian="9pt" style:font-name-complex="Verdana" style:font-size-complex="9pt" style:font-style-complex="normal" style:font-weight-complex="normal"/>
    </style:style>
    <style:style style:name="P3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163a1" officeooo:paragraph-rsid="003163a1" style:font-size-asian="9pt" style:font-name-complex="Verdana" style:font-size-complex="9pt" style:font-style-complex="normal" style:font-weight-complex="normal"/>
    </style:style>
    <style:style style:name="P3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2caaa" officeooo:paragraph-rsid="0032caaa" style:font-size-asian="9pt" style:font-name-complex="Verdana" style:font-size-complex="9pt" style:font-style-complex="normal" style:font-weight-complex="normal"/>
    </style:style>
    <style:style style:name="P3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43572" officeooo:paragraph-rsid="00343572" style:font-size-asian="9pt" style:font-name-complex="Verdana" style:font-size-complex="9pt" style:font-style-complex="normal" style:font-weight-complex="normal"/>
    </style:style>
    <style:style style:name="P3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58d2d" officeooo:paragraph-rsid="00358d2d" style:font-size-asian="9pt" style:font-name-complex="Verdana" style:font-size-complex="9pt" style:font-style-complex="normal" style:font-weight-complex="normal"/>
    </style:style>
    <style:style style:name="P3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fcda3" officeooo:paragraph-rsid="003fcda3" style:font-size-asian="9pt" style:font-name-complex="Verdana" style:font-size-complex="9pt" style:font-style-complex="normal" style:font-weight-complex="normal"/>
    </style:style>
    <style:style style:name="P3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bb2f16" officeooo:paragraph-rsid="00bb2f16" style:font-size-asian="9pt" style:font-name-complex="Verdana" style:font-size-complex="9pt" style:font-style-complex="normal" style:font-weight-complex="normal"/>
    </style:style>
    <style:style style:name="P3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bd68cb" officeooo:paragraph-rsid="00bd68cb" style:font-size-asian="9pt" style:font-name-complex="Verdana" style:font-size-complex="9pt" style:font-style-complex="normal" style:font-weight-complex="normal"/>
    </style:style>
    <style:style style:name="P3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bde453" officeooo:paragraph-rsid="00bde453" style:font-size-asian="9pt" style:font-name-complex="Verdana" style:font-size-complex="9pt" style:font-style-complex="normal" style:font-weight-complex="normal"/>
    </style:style>
    <style:style style:name="P3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02dd9" officeooo:paragraph-rsid="00c02dd9" style:font-size-asian="9pt" style:font-name-complex="Verdana" style:font-size-complex="9pt" style:font-style-complex="normal" style:font-weight-complex="normal"/>
    </style:style>
    <style:style style:name="P3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1c6ac" officeooo:paragraph-rsid="00c1c6ac" style:font-size-asian="9pt" style:font-name-complex="Verdana" style:font-size-complex="9pt" style:font-style-complex="normal" style:font-weight-complex="normal"/>
    </style:style>
    <style:style style:name="P3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3980f" officeooo:paragraph-rsid="00c3980f" style:font-size-asian="9pt" style:font-name-complex="Verdana" style:font-size-complex="9pt" style:font-style-complex="normal" style:font-weight-complex="normal"/>
    </style:style>
    <style:style style:name="P3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5ad8d" officeooo:paragraph-rsid="00c5ad8d" style:font-size-asian="9pt" style:font-name-complex="Verdana" style:font-size-complex="9pt" style:font-style-complex="normal" style:font-weight-complex="normal"/>
    </style:style>
    <style:style style:name="P3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64346" officeooo:paragraph-rsid="00c64346" style:font-size-asian="9pt" style:font-name-complex="Verdana" style:font-size-complex="9pt" style:font-style-complex="normal" style:font-weight-complex="normal"/>
    </style:style>
    <style:style style:name="P3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c8fed0" officeooo:paragraph-rsid="00c8fed0" style:font-size-asian="9pt" style:font-name-complex="Verdana" style:font-size-complex="9pt" style:font-style-complex="normal" style:font-weight-complex="normal"/>
    </style:style>
    <style:style style:name="P3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9pt" fo:letter-spacing="normal" fo:font-style="normal" fo:font-weight="normal" officeooo:rsid="003fcda3" officeooo:paragraph-rsid="003fcda3" style:font-size-asian="9pt" style:font-name-complex="Verdana" style:font-size-complex="9pt"/>
    </style:style>
    <style:style style:name="P3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9pt" fo:letter-spacing="normal" style:text-underline-style="none" officeooo:rsid="00c107b4" officeooo:paragraph-rsid="00c107b4" style:font-size-asian="9pt" style:font-name-complex="Verdana" style:font-size-complex="9pt" style:font-style-complex="normal" style:font-weight-complex="normal"/>
    </style:style>
    <style:style style:name="P3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889b2f" officeooo:paragraph-rsid="0090b277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69299a" officeooo:paragraph-rsid="0069299a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691375" officeooo:paragraph-rsid="005c04cf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9d4bbe" officeooo:paragraph-rsid="009d4bbe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9d4bbe" officeooo:paragraph-rsid="0090b277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0e095" officeooo:paragraph-rsid="00a0e095" style:font-name-asian="Arial" style:font-size-asian="9pt" style:font-style-asian="normal" style:font-weight-asian="normal" style:font-name-complex="Verdana" style:font-size-complex="9pt" style:language-complex="bn" style:country-complex="BD" style:font-style-complex="normal" style:font-weight-complex="normal"/>
    </style:style>
    <style:style style:name="P3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4bc462" officeooo:paragraph-rsid="004bc462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40a91e" officeooo:paragraph-rsid="0040a91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4f64a" officeooo:paragraph-rsid="00a4f64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5feb7" officeooo:paragraph-rsid="00a5feb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7939a" officeooo:paragraph-rsid="00a7939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a4cbe" officeooo:paragraph-rsid="00aa4cb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b576a" officeooo:paragraph-rsid="00ab576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cb63a" officeooo:paragraph-rsid="00acb63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cc6d7" officeooo:paragraph-rsid="00acc6d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af6ff3" officeooo:paragraph-rsid="00af6ff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b12646" officeooo:paragraph-rsid="00b1264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b3016d" officeooo:paragraph-rsid="00b3016d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b3953f" officeooo:paragraph-rsid="00b3953f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b52343" officeooo:paragraph-rsid="00b5234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b66696" officeooo:paragraph-rsid="00b66696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c81ebe" officeooo:paragraph-rsid="00c81ebe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73f9b5" officeooo:paragraph-rsid="0073f9b5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ba3a0" officeooo:paragraph-rsid="010ba3a0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cb760" officeooo:paragraph-rsid="010cb760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0f25f3" officeooo:paragraph-rsid="010f25f3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1118b0" officeooo:paragraph-rsid="011118b0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1467e9" officeooo:paragraph-rsid="011467e9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117955b" officeooo:paragraph-rsid="0117955b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0ea095" officeooo:paragraph-rsid="000ea095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0ea095" officeooo:paragraph-rsid="000ea095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a4f64a" officeooo:paragraph-rsid="00a4f64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a5feb7" officeooo:paragraph-rsid="00a5feb7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9pt" fo:letter-spacing="normal" fo:font-style="normal" style:text-underline-style="none" fo:font-weight="normal" officeooo:rsid="00a7939a" officeooo:paragraph-rsid="00a7939a" style:font-name-asian="Verdana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paragraph-rsid="001e1475" style:font-size-asian="9pt" style:font-name-complex="Verdana" style:font-size-complex="9pt" style:font-style-complex="normal" style:font-weight-complex="normal"/>
    </style:style>
    <style:style style:name="P3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1e2a3b" officeooo:paragraph-rsid="001e2a3b" style:font-size-asian="9pt" style:font-name-complex="Verdana" style:font-size-complex="9pt" style:font-style-complex="normal" style:font-weight-complex="normal"/>
    </style:style>
    <style:style style:name="P3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21bedc" officeooo:paragraph-rsid="0021bedc" style:font-size-asian="9pt" style:font-name-complex="Verdana" style:font-size-complex="9pt" style:font-style-complex="normal" style:font-weight-complex="normal"/>
    </style:style>
    <style:style style:name="P3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234c1c" officeooo:paragraph-rsid="00234c1c" style:font-size-asian="9pt" style:font-name-complex="Verdana" style:font-size-complex="9pt" style:font-style-complex="normal" style:font-weight-complex="normal"/>
    </style:style>
    <style:style style:name="P3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24c5d2" officeooo:paragraph-rsid="0024c5d2" style:font-size-asian="9pt" style:font-name-complex="Verdana" style:font-size-complex="9pt" style:font-style-complex="normal" style:font-weight-complex="normal"/>
    </style:style>
    <style:style style:name="P3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3a7286" officeooo:paragraph-rsid="003a7286" style:font-size-asian="9pt" style:font-name-complex="Verdana" style:font-size-complex="9pt" style:font-style-complex="normal" style:font-weight-complex="normal"/>
    </style:style>
    <style:style style:name="P3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3fcda3" officeooo:paragraph-rsid="003fcda3" style:font-size-asian="9pt" style:font-name-complex="Verdana" style:font-size-complex="9pt" style:font-style-complex="normal" style:font-weight-complex="normal"/>
    </style:style>
    <style:style style:name="P3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adb90a" officeooo:paragraph-rsid="00adb90a" style:font-size-asian="9pt" style:font-name-complex="Verdana" style:font-size-complex="9pt" style:font-style-complex="normal" style:font-weight-complex="normal"/>
    </style:style>
    <style:style style:name="P38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b12646" officeooo:paragraph-rsid="00b12646" style:font-size-asian="9pt" style:font-name-complex="Verdana" style:font-size-complex="9pt" style:font-style-complex="normal" style:font-weight-complex="normal"/>
    </style:style>
    <style:style style:name="P3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b3953f" officeooo:paragraph-rsid="00b3953f" style:font-size-asian="9pt" style:font-name-complex="Verdana" style:font-size-complex="9pt" style:font-style-complex="normal" style:font-weight-complex="normal"/>
    </style:style>
    <style:style style:name="P38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b52343" officeooo:paragraph-rsid="00b52343" style:font-size-asian="9pt" style:font-name-complex="Verdana" style:font-size-complex="9pt" style:font-style-complex="normal" style:font-weight-complex="normal"/>
    </style:style>
    <style:style style:name="P38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bb2f16" officeooo:paragraph-rsid="00bb2f16" style:font-size-asian="9pt" style:font-name-complex="Verdana" style:font-size-complex="9pt" style:font-style-complex="normal" style:font-weight-complex="normal"/>
    </style:style>
    <style:style style:name="P3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3b95b7" officeooo:paragraph-rsid="003b95b7" style:font-size-asian="9pt" style:font-name-complex="Verdana" style:font-size-complex="9pt"/>
    </style:style>
    <style:style style:name="P3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rsid="003fcda3" officeooo:paragraph-rsid="003fcda3" style:font-size-asian="9pt" style:font-name-complex="Verdana" style:font-size-complex="9pt"/>
    </style:style>
    <style:style style:name="P3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fo:font-style="normal" fo:font-weight="normal" officeooo:paragraph-rsid="003fcda3" style:font-size-asian="9pt" style:font-name-complex="Verdana" style:font-size-complex="9pt"/>
    </style:style>
    <style:style style:name="P3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9pt" fo:letter-spacing="normal" officeooo:paragraph-rsid="003fcda3" style:font-size-asian="9pt" style:font-name-complex="Verdana" style:font-size-complex="9pt"/>
    </style:style>
    <style:style style:name="P3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e1475" officeooo:paragraph-rsid="001e1475" fo:background-color="#ffffff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2b05b9" officeooo:paragraph-rsid="002b05b9" style:font-size-asian="9pt" style:font-name-complex="Verdana" style:font-size-complex="9pt"/>
    </style:style>
    <style:style style:name="P3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2fac47" officeooo:paragraph-rsid="002fac47" style:font-size-asian="9pt" style:font-name-complex="Verdana" style:font-size-complex="9pt"/>
    </style:style>
    <style:style style:name="P3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2caaa" officeooo:paragraph-rsid="0032caaa" style:font-size-asian="9pt" style:font-name-complex="Verdana" style:font-size-complex="9pt"/>
    </style:style>
    <style:style style:name="P3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58d2d" officeooo:paragraph-rsid="00358d2d" style:font-size-asian="9pt" style:font-name-complex="Verdana" style:font-size-complex="9pt"/>
    </style:style>
    <style:style style:name="P3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678b1" officeooo:paragraph-rsid="003678b1" style:font-size-asian="9pt" style:font-name-complex="Verdana" style:font-size-complex="9pt"/>
    </style:style>
    <style:style style:name="P4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6e862" officeooo:paragraph-rsid="0036e862" style:font-size-asian="9pt" style:font-name-complex="Verdana" style:font-size-complex="9pt"/>
    </style:style>
    <style:style style:name="P4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88460" officeooo:paragraph-rsid="00388460" style:font-size-asian="9pt" style:font-name-complex="Verdana" style:font-size-complex="9pt"/>
    </style:style>
    <style:style style:name="P4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a7286" officeooo:paragraph-rsid="003a7286" style:font-size-asian="9pt" style:font-name-complex="Verdana" style:font-size-complex="9pt"/>
    </style:style>
    <style:style style:name="P4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9pt" officeooo:rsid="003b95b7" officeooo:paragraph-rsid="003b95b7" style:font-size-asian="9pt" style:font-name-complex="Verdana" style:font-size-complex="9pt"/>
    </style:style>
    <style:style style:name="P4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paragraph-rsid="0028048d" style:font-size-asian="9pt" style:font-name-complex="Verdana" style:font-size-complex="9pt"/>
    </style:style>
    <style:style style:name="P4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paragraph-rsid="004f4af7" style:font-size-asian="9pt" style:font-name-complex="Verdana" style:font-size-complex="9pt"/>
    </style:style>
    <style:style style:name="P4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paragraph-rsid="005c04cf" style:font-size-asian="9pt" style:font-name-complex="Verdana" style:font-size-complex="9pt"/>
    </style:style>
    <style:style style:name="P4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paragraph-rsid="0073fdc7" style:font-size-asian="9pt" style:font-name-complex="Verdana" style:font-size-complex="9pt"/>
    </style:style>
    <style:style style:name="P4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3fcda3" officeooo:paragraph-rsid="003fcda3" style:font-size-asian="9pt" style:font-name-complex="Verdana" style:font-size-complex="9pt"/>
    </style:style>
    <style:style style:name="P4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4113c4" officeooo:paragraph-rsid="004113c4" style:font-size-asian="9pt" style:font-name-complex="Verdana" style:font-size-complex="9pt"/>
    </style:style>
    <style:style style:name="P4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5c04cf" officeooo:paragraph-rsid="0060c173" style:font-size-asian="9pt" style:font-name-complex="Verdana" style:font-size-complex="9pt"/>
    </style:style>
    <style:style style:name="P4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5c04cf" officeooo:paragraph-rsid="005c04cf" style:font-size-asian="9pt" style:font-name-complex="Verdana" style:font-size-complex="9pt"/>
    </style:style>
    <style:style style:name="P4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5c04cf" officeooo:paragraph-rsid="005c04cf" style:font-size-asian="9pt" style:font-name-complex="Verdana" style:font-size-complex="9pt" style:language-complex="bn" style:country-complex="BD"/>
    </style:style>
    <style:style style:name="P4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paragraph-rsid="005c04cf" style:font-size-asian="9pt" style:font-name-complex="Verdana" style:font-size-complex="9pt" style:language-complex="bn" style:country-complex="BD"/>
    </style:style>
    <style:style style:name="P4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7bb081" officeooo:paragraph-rsid="007bb081" style:font-size-asian="9pt" style:font-name-complex="Verdana" style:font-size-complex="9pt" style:language-complex="bn" style:country-complex="BD"/>
    </style:style>
    <style:style style:name="P4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206a6" officeooo:paragraph-rsid="008206a6" style:font-size-asian="9pt" style:font-name-complex="Verdana" style:font-size-complex="9pt" style:language-complex="bn" style:country-complex="BD"/>
    </style:style>
    <style:style style:name="P4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5b4e2" officeooo:paragraph-rsid="0085b4e2" style:font-size-asian="9pt" style:font-name-complex="Verdana" style:font-size-complex="9pt" style:language-complex="bn" style:country-complex="BD"/>
    </style:style>
    <style:style style:name="P4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71aed" officeooo:paragraph-rsid="00871aed" style:font-size-asian="9pt" style:font-name-complex="Verdana" style:font-size-complex="9pt" style:language-complex="bn" style:country-complex="BD"/>
    </style:style>
    <style:style style:name="P4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7cbbc" officeooo:paragraph-rsid="0087cbbc" style:font-size-asian="9pt" style:font-name-complex="Verdana" style:font-size-complex="9pt" style:language-complex="bn" style:country-complex="BD"/>
    </style:style>
    <style:style style:name="P4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89b2f" officeooo:paragraph-rsid="00889b2f" style:font-size-asian="9pt" style:font-name-complex="Verdana" style:font-size-complex="9pt" style:language-complex="bn" style:country-complex="BD"/>
    </style:style>
    <style:style style:name="P4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8a98b7" officeooo:paragraph-rsid="008a98b7" style:font-size-asian="9pt" style:font-name-complex="Verdana" style:font-size-complex="9pt" style:language-complex="bn" style:country-complex="BD"/>
    </style:style>
    <style:style style:name="P4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9pt" officeooo:rsid="007bb081" officeooo:paragraph-rsid="00809049" style:font-size-asian="9pt" style:font-name-complex="Verdana" style:font-size-complex="9pt"/>
    </style:style>
    <style:style style:name="P4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officeooo:rsid="00aa716b" officeooo:paragraph-rsid="00aa716b" style:font-size-asian="9pt" style:font-name-complex="Verdana" style:font-size-complex="9pt"/>
    </style:style>
    <style:style style:name="P4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officeooo:rsid="00acb63a" officeooo:paragraph-rsid="00acb63a" style:font-size-asian="9pt" style:font-name-complex="Verdana" style:font-size-complex="9pt"/>
    </style:style>
    <style:style style:name="P4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style:text-underline-style="none" officeooo:rsid="00bb2f16" officeooo:paragraph-rsid="00bb2f16" style:font-size-asian="9pt" style:font-name-complex="Verdana" style:font-size-complex="9pt"/>
    </style:style>
    <style:style style:name="P4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style:text-underline-style="none" officeooo:rsid="00bbca49" officeooo:paragraph-rsid="00bbca49" style:font-size-asian="9pt" style:font-name-complex="Verdana" style:font-size-complex="9pt"/>
    </style:style>
    <style:style style:name="P4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style:text-underline-style="none" officeooo:rsid="00bd68cb" officeooo:paragraph-rsid="00bd68cb" style:font-size-asian="9pt" style:font-name-complex="Verdana" style:font-size-complex="9pt"/>
    </style:style>
    <style:style style:name="P4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style:text-underline-style="none" officeooo:rsid="00beafb7" officeooo:paragraph-rsid="00beafb7" style:font-size-asian="9pt" style:font-name-complex="Verdana" style:font-size-complex="9pt"/>
    </style:style>
    <style:style style:name="P4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style:text-underline-style="none" officeooo:rsid="00c107b4" officeooo:paragraph-rsid="00c107b4" style:font-size-asian="9pt" style:font-name-complex="Verdana" style:font-size-complex="9pt"/>
    </style:style>
    <style:style style:name="P429" style:family="paragraph" style:parent-style-name="Standard">
      <style:paragraph-properties style:writing-mode="lr-tb"/>
      <style:text-properties style:font-name="Verdana" fo:font-size="9pt" officeooo:rsid="00cf17d1" officeooo:paragraph-rsid="00cf17d1" style:font-size-asian="9pt" style:font-name-complex="Verdana" style:font-size-complex="9pt"/>
    </style:style>
    <style:style style:name="P430" style:family="paragraph" style:parent-style-name="Standard">
      <style:paragraph-properties style:writing-mode="lr-tb"/>
      <style:text-properties style:font-name="Verdana" fo:font-size="9pt" officeooo:rsid="00dce534" officeooo:paragraph-rsid="00dce534" style:font-size-asian="9pt" style:font-name-complex="Verdana" style:font-size-complex="9pt"/>
    </style:style>
    <style:style style:name="P431" style:family="paragraph" style:parent-style-name="Standard">
      <style:paragraph-properties style:writing-mode="lr-tb"/>
      <style:text-properties style:font-name="Verdana" fo:font-size="9pt" officeooo:paragraph-rsid="00dce534" style:font-size-asian="9pt" style:font-name-complex="Verdana" style:font-size-complex="9pt"/>
    </style:style>
    <style:style style:name="P432" style:family="paragraph" style:parent-style-name="Standard">
      <style:paragraph-properties style:writing-mode="lr-tb"/>
      <style:text-properties style:font-name="Verdana" fo:font-size="9pt" officeooo:rsid="00d063b3" officeooo:paragraph-rsid="00d063b3" style:font-size-asian="9pt" style:font-name-complex="Verdana" style:font-size-complex="9pt"/>
    </style:style>
    <style:style style:name="P433" style:family="paragraph" style:parent-style-name="Standard">
      <style:paragraph-properties style:writing-mode="lr-tb"/>
      <style:text-properties style:font-name="Verdana" fo:font-size="9pt" officeooo:rsid="00d063b3" officeooo:paragraph-rsid="011c77da" style:font-size-asian="9pt" style:font-name-complex="Verdana" style:font-size-complex="9pt"/>
    </style:style>
    <style:style style:name="P434" style:family="paragraph" style:parent-style-name="Standard">
      <style:paragraph-properties style:writing-mode="lr-tb"/>
      <style:text-properties style:font-name="Verdana" fo:font-size="9pt" officeooo:rsid="00d06fe9" officeooo:paragraph-rsid="00d06fe9" style:font-size-asian="9pt" style:font-name-complex="Verdana" style:font-size-complex="9pt"/>
    </style:style>
    <style:style style:name="P435" style:family="paragraph" style:parent-style-name="Standard">
      <style:paragraph-properties style:writing-mode="lr-tb"/>
      <style:text-properties style:font-name="Verdana" fo:font-size="9pt" officeooo:rsid="00db5317" officeooo:paragraph-rsid="00db5317" style:font-size-asian="9pt" style:font-name-complex="Verdana" style:font-size-complex="9pt"/>
    </style:style>
    <style:style style:name="P436" style:family="paragraph" style:parent-style-name="Standard">
      <style:paragraph-properties style:writing-mode="lr-tb"/>
      <style:text-properties style:font-name="Verdana" fo:font-size="9pt" officeooo:rsid="00d485bc" officeooo:paragraph-rsid="00d485bc" style:font-size-asian="9pt" style:font-name-complex="Verdana" style:font-size-complex="9pt"/>
    </style:style>
    <style:style style:name="P437" style:family="paragraph" style:parent-style-name="Standard">
      <style:paragraph-properties style:writing-mode="lr-tb"/>
      <style:text-properties style:font-name="Verdana" fo:font-size="9pt" officeooo:rsid="00d485bc" officeooo:paragraph-rsid="011daf44" style:font-size-asian="9pt" style:font-name-complex="Verdana" style:font-size-complex="9pt"/>
    </style:style>
    <style:style style:name="P438" style:family="paragraph" style:parent-style-name="Standard">
      <style:paragraph-properties style:writing-mode="lr-tb"/>
      <style:text-properties style:font-name="Verdana" fo:font-size="9pt" officeooo:rsid="00d906e0" officeooo:paragraph-rsid="00d906e0" style:font-size-asian="9pt" style:font-name-complex="Verdana" style:font-size-complex="9pt"/>
    </style:style>
    <style:style style:name="P439" style:family="paragraph" style:parent-style-name="Standard">
      <style:paragraph-properties style:writing-mode="lr-tb"/>
      <style:text-properties style:font-name="Verdana" fo:font-size="9pt" officeooo:rsid="00d162f3" officeooo:paragraph-rsid="00d162f3" style:font-size-asian="9pt" style:font-name-complex="Verdana" style:font-size-complex="9pt"/>
    </style:style>
    <style:style style:name="P440" style:family="paragraph" style:parent-style-name="Standard">
      <style:paragraph-properties style:writing-mode="lr-tb"/>
      <style:text-properties style:font-name="Verdana" fo:font-size="9pt" officeooo:rsid="00da3fb6" officeooo:paragraph-rsid="00da3fb6" style:font-size-asian="9pt" style:font-name-complex="Verdana" style:font-size-complex="9pt"/>
    </style:style>
    <style:style style:name="P441" style:family="paragraph" style:parent-style-name="Standard">
      <style:paragraph-properties style:writing-mode="lr-tb"/>
      <style:text-properties style:font-name="Verdana" fo:font-size="9pt" officeooo:rsid="00d29f95" officeooo:paragraph-rsid="00d29f95" style:font-size-asian="9pt" style:font-name-complex="Verdana" style:font-size-complex="9pt"/>
    </style:style>
    <style:style style:name="P442" style:family="paragraph" style:parent-style-name="Standard">
      <style:paragraph-properties style:writing-mode="lr-tb"/>
      <style:text-properties style:font-name="Verdana" fo:font-size="9pt" officeooo:rsid="00d9d295" officeooo:paragraph-rsid="00d9d295" style:font-size-asian="9pt" style:font-name-complex="Verdana" style:font-size-complex="9pt"/>
    </style:style>
    <style:style style:name="P443" style:family="paragraph" style:parent-style-name="Standard">
      <style:paragraph-properties style:writing-mode="lr-tb"/>
      <style:text-properties style:font-name="Verdana" fo:font-size="9pt" officeooo:rsid="00d94e6a" officeooo:paragraph-rsid="00d94e6a" style:font-size-asian="9pt" style:font-name-complex="Verdana" style:font-size-complex="9pt"/>
    </style:style>
    <style:style style:name="P444" style:family="paragraph" style:parent-style-name="Standard">
      <style:paragraph-properties style:writing-mode="lr-tb"/>
      <style:text-properties style:font-name="Verdana" fo:font-size="9pt" officeooo:rsid="00d91c0e" officeooo:paragraph-rsid="00d91c0e" style:font-size-asian="9pt" style:font-name-complex="Verdana" style:font-size-complex="9pt"/>
    </style:style>
    <style:style style:name="P445" style:family="paragraph" style:parent-style-name="Standard">
      <style:paragraph-properties style:writing-mode="lr-tb"/>
      <style:text-properties style:font-name="Verdana" fo:font-size="9pt" officeooo:rsid="00d4453d" officeooo:paragraph-rsid="00d4453d" style:font-size-asian="9pt" style:font-name-complex="Verdana" style:font-size-complex="9pt"/>
    </style:style>
    <style:style style:name="P446" style:family="paragraph" style:parent-style-name="Standard">
      <style:paragraph-properties style:writing-mode="lr-tb"/>
      <style:text-properties style:font-name="Verdana" fo:font-size="9pt" officeooo:rsid="011c77da" officeooo:paragraph-rsid="011c77da" style:font-size-asian="9pt" style:font-name-complex="Verdana" style:font-size-complex="9pt"/>
    </style:style>
    <style:style style:name="P447" style:family="paragraph" style:parent-style-name="Standard">
      <style:paragraph-properties style:writing-mode="lr-tb"/>
      <style:text-properties style:font-name="Verdana" fo:font-size="8pt" officeooo:rsid="00d06fe9" officeooo:paragraph-rsid="00d06fe9" style:font-size-asian="8pt" style:font-name-complex="Verdana" style:font-size-complex="8pt"/>
    </style:style>
    <style:style style:name="P448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063b3" officeooo:paragraph-rsid="00d063b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9" style:family="paragraph" style:parent-style-name="Text_20_body">
      <style:text-properties style:font-name="Verdana" fo:font-size="9pt" style:font-size-asian="9pt" style:font-name-complex="Verdana" style:font-size-complex="9pt"/>
    </style:style>
    <style:style style:name="P450" style:family="paragraph" style:parent-style-name="Text_20_body">
      <style:text-properties style:font-name="Verdana" fo:font-size="9pt" officeooo:rsid="00cf17d1" officeooo:paragraph-rsid="00cf17d1" style:font-size-asian="9pt" style:font-name-complex="Verdana" style:font-size-complex="9pt"/>
    </style:style>
    <style:style style:name="P451" style:family="paragraph" style:parent-style-name="Text_20_body">
      <style:text-properties style:font-name="Verdana" fo:font-size="9pt" officeooo:rsid="00dce534" officeooo:paragraph-rsid="00dce534" style:font-size-asian="9pt" style:font-name-complex="Verdana" style:font-size-complex="9pt"/>
    </style:style>
    <style:style style:name="P452" style:family="paragraph" style:parent-style-name="Text_20_body">
      <style:text-properties style:font-name="Verdana" fo:font-size="9pt" officeooo:rsid="00d063b3" officeooo:paragraph-rsid="00d063b3" style:font-size-asian="9pt" style:font-name-complex="Verdana" style:font-size-complex="9pt"/>
    </style:style>
    <style:style style:name="P453" style:family="paragraph" style:parent-style-name="Text_20_body">
      <style:text-properties style:font-name="Verdana" fo:font-size="9pt" officeooo:rsid="00d06fe9" officeooo:paragraph-rsid="00d06fe9" style:font-size-asian="9pt" style:font-name-complex="Verdana" style:font-size-complex="9pt"/>
    </style:style>
    <style:style style:name="P454" style:family="paragraph" style:parent-style-name="Text_20_body">
      <style:text-properties style:font-name="Verdana" fo:font-size="9pt" officeooo:paragraph-rsid="00dce534" style:font-size-asian="9pt" style:font-name-complex="Verdana" style:font-size-complex="9pt"/>
    </style:style>
    <style:style style:name="P455" style:family="paragraph" style:parent-style-name="Text_20_body">
      <style:text-properties style:font-name="Verdana" fo:font-size="9pt" officeooo:paragraph-rsid="00db5317" style:font-size-asian="9pt" style:font-name-complex="Verdana" style:font-size-complex="9pt"/>
    </style:style>
    <style:style style:name="P456" style:family="paragraph" style:parent-style-name="Text_20_body">
      <style:text-properties style:font-name="Verdana" fo:font-size="9pt" officeooo:rsid="00db5317" officeooo:paragraph-rsid="00db5317" style:font-size-asian="9pt" style:font-name-complex="Verdana" style:font-size-complex="9pt"/>
    </style:style>
    <style:style style:name="P457" style:family="paragraph" style:parent-style-name="Text_20_body">
      <style:text-properties style:font-name="Verdana" fo:font-size="9pt" officeooo:rsid="00d162f3" officeooo:paragraph-rsid="00d162f3" style:font-size-asian="9pt" style:font-name-complex="Verdana" style:font-size-complex="9pt"/>
    </style:style>
    <style:style style:name="P458" style:family="paragraph" style:parent-style-name="Text_20_body">
      <style:text-properties style:font-name="Verdana" fo:font-size="9pt" officeooo:rsid="00da3fb6" officeooo:paragraph-rsid="00da3fb6" style:font-size-asian="9pt" style:font-name-complex="Verdana" style:font-size-complex="9pt"/>
    </style:style>
    <style:style style:name="P459" style:family="paragraph" style:parent-style-name="Text_20_body">
      <style:text-properties style:font-name="Verdana" fo:font-size="9pt" officeooo:rsid="00d9d295" officeooo:paragraph-rsid="00d9d295" style:font-size-asian="9pt" style:font-name-complex="Verdana" style:font-size-complex="9pt"/>
    </style:style>
    <style:style style:name="P460" style:family="paragraph" style:parent-style-name="Text_20_body">
      <style:text-properties style:font-name="Verdana" fo:font-size="9pt" officeooo:rsid="00d29f95" officeooo:paragraph-rsid="00d29f95" style:font-size-asian="9pt" style:font-name-complex="Verdana" style:font-size-complex="9pt"/>
    </style:style>
    <style:style style:name="P461" style:family="paragraph" style:parent-style-name="Text_20_body">
      <style:text-properties style:font-name="Verdana" fo:font-size="9pt" officeooo:rsid="00d94e6a" officeooo:paragraph-rsid="00d94e6a" style:font-size-asian="9pt" style:font-name-complex="Verdana" style:font-size-complex="9pt"/>
    </style:style>
    <style:style style:name="P462" style:family="paragraph" style:parent-style-name="Text_20_body">
      <style:text-properties style:font-name="Verdana" fo:font-size="9pt" officeooo:rsid="00d91c0e" officeooo:paragraph-rsid="00d91c0e" style:font-size-asian="9pt" style:font-name-complex="Verdana" style:font-size-complex="9pt"/>
    </style:style>
    <style:style style:name="P463" style:family="paragraph" style:parent-style-name="Text_20_body">
      <style:text-properties style:font-name="Verdana" fo:font-size="9pt" officeooo:rsid="011c77da" officeooo:paragraph-rsid="011c77da" style:font-size-asian="9pt" style:font-name-complex="Verdana" style:font-size-complex="9pt"/>
    </style:style>
    <style:style style:name="P464" style:family="paragraph" style:parent-style-name="Text_20_body">
      <style:text-properties style:font-name="Verdana" fo:font-size="9pt" officeooo:rsid="011daf44" officeooo:paragraph-rsid="011daf44" style:font-size-asian="9pt" style:font-name-complex="Verdana" style:font-size-complex="9pt"/>
    </style:style>
    <style:style style:name="P465" style:family="paragraph" style:parent-style-name="Text_20_body">
      <style:text-properties style:font-name="Verdana" fo:font-size="9pt" officeooo:rsid="011e5177" officeooo:paragraph-rsid="011e5177" style:font-size-asian="9pt" style:font-name-complex="Verdana" style:font-size-complex="9pt"/>
    </style:style>
    <style:style style:name="P466" style:family="paragraph" style:parent-style-name="Text_20_body">
      <style:text-properties style:font-name="Verdana" fo:font-size="8pt" officeooo:rsid="00dce534" officeooo:paragraph-rsid="00dce534" style:font-size-asian="8pt" style:font-name-complex="Verdana" style:font-size-complex="8pt"/>
    </style:style>
    <style:style style:name="P467" style:family="paragraph" style:parent-style-name="Text_20_body">
      <style:text-properties style:font-name="Verdana" fo:font-size="8pt" officeooo:rsid="00d06fe9" officeooo:paragraph-rsid="00d06fe9" style:font-size-asian="8pt" style:font-name-complex="Verdana" style:font-size-complex="8pt"/>
    </style:style>
    <style:style style:name="P468" style:family="paragraph" style:parent-style-name="Text_20_body">
      <style:text-properties fo:font-variant="normal" fo:text-transform="none" fo:color="#000000" style:font-name="Verdana" fo:font-size="9pt" fo:letter-spacing="normal" style:font-size-asian="9pt" style:font-name-complex="Verdana" style:font-size-complex="9pt" style:font-style-complex="normal" style:font-weight-complex="normal"/>
    </style:style>
    <style:style style:name="P469" style:family="paragraph" style:parent-style-name="Text_20_body">
      <style:text-properties fo:font-variant="normal" fo:text-transform="none" fo:color="#000000" style:text-line-through-style="none" style:text-line-through-type="none" style:font-name="Verdana" fo:font-size="9pt" fo:letter-spacing="normal" fo:font-style="normal" style:text-underline-style="none" fo:font-weight="normal" officeooo:rsid="00db5317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70" style:family="paragraph" style:parent-style-name="Text_20_body">
      <style:text-properties fo:font-variant="normal" fo:text-transform="none" fo:color="#222222" style:font-name="Verdana" fo:font-size="9pt" fo:letter-spacing="normal" fo:font-style="normal" fo:font-weight="normal" style:font-size-asian="9pt" style:font-name-complex="Verdana" style:font-size-complex="9pt"/>
    </style:style>
    <style:style style:name="P471" style:family="paragraph" style:parent-style-name="Text_20_body">
      <style:text-properties fo:color="#000000" style:text-line-through-style="none" style:text-line-through-type="none" style:font-name="Verdana" fo:font-size="9pt" fo:font-style="normal" style:text-underline-style="none" fo:font-weight="normal" officeooo:rsid="011d2fea" officeooo:paragraph-rsid="011d2fea" style:font-name-asian="Ari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72" style:family="paragraph" style:parent-style-name="Table_20_content">
      <style:text-properties style:font-name="Verdana" fo:font-size="9pt" style:font-size-asian="9pt" style:font-name-complex="Verdana" style:font-size-complex="9pt"/>
    </style:style>
    <style:style style:name="P473" style:family="paragraph" style:parent-style-name="Table_20_content">
      <style:text-properties style:font-name="Verdana" fo:font-size="9pt" officeooo:rsid="00d94e6a" officeooo:paragraph-rsid="00da3fb6" style:font-size-asian="9pt" style:font-name-complex="Verdana" style:font-size-complex="9pt"/>
    </style:style>
    <style:style style:name="P474" style:family="paragraph" style:parent-style-name="Table_20_content">
      <style:text-properties style:font-name="Verdana" fo:font-size="9pt" officeooo:rsid="00d94e6a" officeooo:paragraph-rsid="00d94e6a" style:font-size-asian="9pt" style:font-name-complex="Verdana" style:font-size-complex="9pt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officeooo:rsid="0103541b" style:font-name-asian="Arial" style:font-style-asian="normal" style:font-weight-asian="normal"/>
    </style:style>
    <style:style style:name="T4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style:text-line-through-style="none" style:text-line-through-type="none" style:font-name="arial" fo:font-style="normal" style:text-underline-style="none" fo:font-weight="normal" officeooo:rsid="0103541b" style:font-name-asian="Arial" style:font-style-asian="normal" style:font-weight-asian="normal"/>
    </style:style>
    <style:style style:name="T8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fo:letter-spacing="normal" style:font-style-complex="normal" style:font-weight-complex="normal"/>
    </style:style>
    <style:style style:name="T10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11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12" style:family="text">
      <style:text-properties fo:font-variant="normal" fo:text-transform="none" fo:color="#000000" fo:letter-spacing="normal" officeooo:rsid="00dce534" style:font-style-complex="normal" style:font-weight-complex="normal"/>
    </style:style>
    <style:style style:name="T13" style:family="text">
      <style:text-properties fo:font-variant="normal" fo:text-transform="none" fo:color="#000000" fo:letter-spacing="normal" officeooo:rsid="004f4af7" style:language-complex="bn" style:country-complex="BD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Verdana" fo:letter-spacing="normal" fo:font-style="normal" fo:font-weight="normal" officeooo:rsid="00fbee62" style:font-name-asian="Arial" style:font-style-asian="normal" style:font-weight-asian="normal" style:font-name-complex="Lohit Bengali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ohit Bengali" fo:letter-spacing="normal" fo:font-style="normal" fo:font-weight="normal" officeooo:rsid="00fbee62" style:font-name-asian="Arial" style:font-style-asian="normal" style:font-weight-asian="normal" style:font-name-complex="Lohit Bengali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letter-spacing="normal" fo:font-style="normal" fo:font-weight="normal" officeooo:rsid="00fbee62" style:font-name-asian="Ari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letter-spacing="normal"/>
    </style:style>
    <style:style style:name="T18" style:family="text">
      <style:text-properties fo:color="#222222" fo:font-style="normal" fo:font-weight="normal"/>
    </style:style>
    <style:style style:name="T19" style:family="text">
      <style:text-properties fo:color="#000000"/>
    </style:style>
    <style:style style:name="T20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1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22" style:family="text">
      <style:text-properties fo:color="#000000" style:font-style-complex="normal" style:font-weight-complex="normal"/>
    </style:style>
    <style:style style:name="T23" style:family="text">
      <style:text-properties style:font-style-complex="normal" style:font-weight-complex="normal"/>
    </style:style>
    <style:style style:name="T24" style:family="text">
      <style:text-properties officeooo:rsid="0036e862"/>
    </style:style>
    <style:style style:name="T25" style:family="text">
      <style:text-properties fo:font-style="normal" fo:font-weight="normal"/>
    </style:style>
    <style:style style:name="T26" style:family="text">
      <style:text-properties fo:font-style="normal" fo:font-weight="normal" officeooo:rsid="0036e862"/>
    </style:style>
    <style:style style:name="T27" style:family="text">
      <style:text-properties fo:font-style="normal" fo:font-weight="normal" officeooo:rsid="003fcda3"/>
    </style:style>
    <style:style style:name="T28" style:family="text">
      <style:text-properties officeooo:rsid="0046ad19"/>
    </style:style>
    <style:style style:name="T29" style:family="text">
      <style:text-properties officeooo:rsid="0047b499"/>
    </style:style>
    <style:style style:name="T30" style:family="text">
      <style:text-properties style:language-complex="bn" style:country-complex="BD"/>
    </style:style>
    <style:style style:name="T31" style:family="text">
      <style:text-properties officeooo:rsid="005c04cf" style:language-complex="bn" style:country-complex="BD"/>
    </style:style>
    <style:style style:name="T32" style:family="text">
      <style:text-properties officeooo:rsid="006ceaa8" style:language-complex="bn" style:country-complex="BD"/>
    </style:style>
    <style:style style:name="T33" style:family="text">
      <style:text-properties officeooo:rsid="0073fdc7" style:language-complex="bn" style:country-complex="BD"/>
    </style:style>
    <style:style style:name="T34" style:family="text">
      <style:text-properties officeooo:rsid="00809049" style:language-complex="bn" style:country-complex="BD"/>
    </style:style>
    <style:style style:name="T35" style:family="text">
      <style:text-properties officeooo:rsid="0090b277" style:language-complex="bn" style:country-complex="BD" style:font-style-complex="normal" style:font-weight-complex="normal"/>
    </style:style>
    <style:style style:name="T36" style:family="text">
      <style:text-properties officeooo:rsid="0060c173"/>
    </style:style>
    <style:style style:name="T37" style:family="text">
      <style:text-properties officeooo:rsid="007706e9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08dd449"/>
    </style:style>
    <style:style style:name="T40" style:family="text">
      <style:text-properties officeooo:rsid="00975c3b"/>
    </style:style>
    <style:style style:name="T41" style:family="text">
      <style:text-properties officeooo:rsid="009ee0cb"/>
    </style:style>
    <style:style style:name="T42" style:family="text">
      <style:text-properties style:text-underline-style="none" fo:font-weight="normal" officeooo:rsid="00c44f4d" style:font-weight-asian="normal"/>
    </style:style>
    <style:style style:name="T43" style:family="text">
      <style:text-properties officeooo:rsid="00da3fb6"/>
    </style:style>
    <style:style style:name="T44" style:family="text">
      <style:text-properties officeooo:rsid="00dce534"/>
    </style:style>
    <style:style style:name="T45" style:family="text">
      <style:text-properties officeooo:rsid="00db5317"/>
    </style:style>
    <style:style style:name="T46" style:family="text">
      <style:text-properties officeooo:rsid="00d06fe9"/>
    </style:style>
    <style:style style:name="T47" style:family="text">
      <style:text-properties officeooo:rsid="00e86bcc"/>
    </style:style>
    <style:style style:name="T48" style:family="text">
      <style:text-properties officeooo:rsid="010f25f3"/>
    </style:style>
    <style:style style:name="T49" style:family="text">
      <style:text-properties officeooo:rsid="011a292c"/>
    </style:style>
    <style:style style:name="T50" style:family="text">
      <style:text-properties officeooo:rsid="011c77da"/>
    </style:style>
    <style:style style:name="T51" style:family="text">
      <style:text-properties officeooo:rsid="011daf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121">Conspirator</text:p>
          </table:table-cell>
          <table:table-cell table:style-name="Table1.B1" office:value-type="string">
            <text:p text:style-name="P121">চক্রান্তকারী</text:p>
          </table:table-cell>
          <table:table-cell table:style-name="Table1.B1" office:value-type="string">
            <text:p text:style-name="P121">warmly</text:p>
          </table:table-cell>
          <table:table-cell table:style-name="Table1.D1" office:value-type="string">
            <text:p text:style-name="P121">আন্তরিকভাবে</text:p>
          </table:table-cell>
        </table:table-row>
        <table:table-row>
          <table:table-cell table:style-name="Table1.A2" office:value-type="string">
            <text:p text:style-name="P121">abscond</text:p>
          </table:table-cell>
          <table:table-cell table:style-name="Table1.A2" office:value-type="string">
            <text:p text:style-name="P121">পলাতক হত্তয়া</text:p>
          </table:table-cell>
          <table:table-cell table:style-name="Table1.A2" office:value-type="string">
            <text:p text:style-name="P121">so-called</text:p>
          </table:table-cell>
          <table:table-cell table:style-name="Table1.D2" office:value-type="string">
            <text:p text:style-name="P121">তথাকথিত</text:p>
          </table:table-cell>
        </table:table-row>
        <table:table-row>
          <table:table-cell table:style-name="Table1.A2" office:value-type="string">
            <text:p text:style-name="P121">rehabilitation</text:p>
          </table:table-cell>
          <table:table-cell table:style-name="Table1.A2" office:value-type="string">
            <text:p text:style-name="P121">পুনর্বাসন</text:p>
          </table:table-cell>
          <table:table-cell table:style-name="Table1.A2" office:value-type="string">
            <text:p text:style-name="P121">indicted</text:p>
          </table:table-cell>
          <table:table-cell table:style-name="Table1.D2" office:value-type="string">
            <text:p text:style-name="P121">অভিযুক্ত</text:p>
          </table:table-cell>
        </table:table-row>
        <table:table-row>
          <table:table-cell table:style-name="Table1.A2" office:value-type="string">
            <text:p text:style-name="P121">foil</text:p>
          </table:table-cell>
          <table:table-cell table:style-name="Table1.A2" office:value-type="string">
            <text:p text:style-name="P121">বানচাল</text:p>
          </table:table-cell>
          <table:table-cell table:style-name="Table1.A2" office:value-type="string">
            <text:p text:style-name="P121">head-on</text:p>
          </table:table-cell>
          <table:table-cell table:style-name="Table1.D2" office:value-type="string">
            <text:p text:style-name="P121">মুখামুখিভাবে</text:p>
          </table:table-cell>
        </table:table-row>
        <table:table-row>
          <table:table-cell table:style-name="Table1.A2" office:value-type="string">
            <text:p text:style-name="P121">allegation</text:p>
          </table:table-cell>
          <table:table-cell table:style-name="Table1.A2" office:value-type="string">
            <text:p text:style-name="P121">অভিযোগ</text:p>
          </table:table-cell>
          <table:table-cell table:style-name="Table1.A2" office:value-type="string">
            <text:p text:style-name="P121">next-door</text:p>
          </table:table-cell>
          <table:table-cell table:style-name="Table1.D2" office:value-type="string">
            <text:p text:style-name="P121">পাশের বাড়ির</text:p>
          </table:table-cell>
        </table:table-row>
        <table:table-row>
          <table:table-cell table:style-name="Table1.A2" office:value-type="string">
            <text:p text:style-name="P121">exemplary</text:p>
          </table:table-cell>
          <table:table-cell table:style-name="Table1.A2" office:value-type="string">
            <text:p text:style-name="P121">দৃষ্টান্তস্বরূপ</text:p>
          </table:table-cell>
          <table:table-cell table:style-name="Table1.A2" office:value-type="string">
            <text:p text:style-name="P121">respective</text:p>
          </table:table-cell>
          <table:table-cell table:style-name="Table1.D2" office:value-type="string">
            <text:p text:style-name="P121">নিজ - নিজ</text:p>
          </table:table-cell>
        </table:table-row>
        <table:table-row>
          <table:table-cell table:style-name="Table1.A2" office:value-type="string">
            <text:p text:style-name="P121">sovereignty</text:p>
          </table:table-cell>
          <table:table-cell table:style-name="Table1.A2" office:value-type="string">
            <text:p text:style-name="P121">সার্বভৌম রাষ্ট্র</text:p>
          </table:table-cell>
          <table:table-cell table:style-name="Table1.A2" office:value-type="string">
            <text:p text:style-name="P121">infringe</text:p>
          </table:table-cell>
          <table:table-cell table:style-name="Table1.D2" office:value-type="string">
            <text:p text:style-name="P121">লঙ্ঘন করা</text:p>
          </table:table-cell>
        </table:table-row>
        <table:table-row>
          <table:table-cell table:style-name="Table1.A2" office:value-type="string">
            <text:p text:style-name="P121">Rumour</text:p>
          </table:table-cell>
          <table:table-cell table:style-name="Table1.A2" office:value-type="string">
            <text:p text:style-name="P121">গুজব</text:p>
          </table:table-cell>
          <table:table-cell table:style-name="Table1.A2" office:value-type="string">
            <text:p text:style-name="P121">embezzle</text:p>
          </table:table-cell>
          <table:table-cell table:style-name="Table1.D2" office:value-type="string">
            <text:p text:style-name="P121">আত্মসাৎ করা</text:p>
          </table:table-cell>
        </table:table-row>
        <table:table-row>
          <table:table-cell table:style-name="Table1.A2" office:value-type="string">
            <text:p text:style-name="P121">patronize</text:p>
          </table:table-cell>
          <table:table-cell table:style-name="Table1.A2" office:value-type="string">
            <text:p text:style-name="P121">পৃষ্ঠপোষকতা করা সমর্থন করা</text:p>
          </table:table-cell>
          <table:table-cell table:style-name="Table1.A2" office:value-type="string">
            <text:p text:style-name="P121">rife</text:p>
          </table:table-cell>
          <table:table-cell table:style-name="Table1.D2" office:value-type="string">
            <text:p text:style-name="P121">বিদ্যমান, বহুপ্রচলিত</text:p>
          </table:table-cell>
        </table:table-row>
        <table:table-row>
          <table:table-cell table:style-name="Table1.A2" office:value-type="string">
            <text:p text:style-name="P121">noted</text:p>
          </table:table-cell>
          <table:table-cell table:style-name="Table1.A2" office:value-type="string">
            <text:p text:style-name="P121">বিশিষ্ট</text:p>
          </table:table-cell>
          <table:table-cell table:style-name="Table1.A2" office:value-type="string">
            <text:p text:style-name="P121">boredom</text:p>
          </table:table-cell>
          <table:table-cell table:style-name="Table1.D2" office:value-type="string">
            <text:p text:style-name="P121">বিষণ্ণতা</text:p>
          </table:table-cell>
        </table:table-row>
        <table:table-row>
          <table:table-cell table:style-name="Table1.A2" office:value-type="string">
            <text:p text:style-name="P121">abduct</text:p>
          </table:table-cell>
          <table:table-cell table:style-name="Table1.A2" office:value-type="string">
            <text:p text:style-name="P121">অপহরণ করা</text:p>
          </table:table-cell>
          <table:table-cell table:style-name="Table1.A2" office:value-type="string">
            <text:p text:style-name="P121">give away</text:p>
          </table:table-cell>
          <table:table-cell table:style-name="Table1.D2" office:value-type="string">
            <text:p text:style-name="P121">বিতরণ করা</text:p>
          </table:table-cell>
        </table:table-row>
        <table:table-row>
          <table:table-cell table:style-name="Table1.A2" office:value-type="string">
            <text:p text:style-name="P121">severely</text:p>
          </table:table-cell>
          <table:table-cell table:style-name="Table1.A2" office:value-type="string">
            <text:p text:style-name="P121">ভয়ঙ্করভাবে</text:p>
          </table:table-cell>
          <table:table-cell table:style-name="Table1.A2" office:value-type="string">
            <text:p text:style-name="P121">all-out</text:p>
          </table:table-cell>
          <table:table-cell table:style-name="Table1.D2" office:value-type="string">
            <text:p text:style-name="P121">সম্পূর্ণ</text:p>
          </table:table-cell>
        </table:table-row>
        <table:table-row>
          <table:table-cell table:style-name="Table1.A2" office:value-type="string">
            <text:p text:style-name="P121">devotee</text:p>
          </table:table-cell>
          <table:table-cell table:style-name="Table1.A2" office:value-type="string">
            <text:p text:style-name="P121">ধর্মোপাসক</text:p>
          </table:table-cell>
          <table:table-cell table:style-name="Table1.A2" office:value-type="string">
            <text:p text:style-name="P121">incite</text:p>
          </table:table-cell>
          <table:table-cell table:style-name="Table1.D2" office:value-type="string">
            <text:p text:style-name="P127">উদ্দীপিত করা</text:p>
          </table:table-cell>
        </table:table-row>
        <table:table-row>
          <table:table-cell table:style-name="Table1.A2" office:value-type="string">
            <text:p text:style-name="P121">outskirt</text:p>
          </table:table-cell>
          <table:table-cell table:style-name="Table1.A2" office:value-type="string">
            <text:p text:style-name="P121">সীমান্ত – অঙ্চল</text:p>
          </table:table-cell>
          <table:table-cell table:style-name="Table1.A2" office:value-type="string">
            <text:p text:style-name="P127">Enlarge</text:p>
          </table:table-cell>
          <table:table-cell table:style-name="Table1.D2" office:value-type="string">
            <text:p text:style-name="P276">সম্প্রসারিত করা</text:p>
          </table:table-cell>
        </table:table-row>
        <table:table-row>
          <table:table-cell table:style-name="Table1.A2" office:value-type="string">
            <text:p text:style-name="P121">sermon</text:p>
          </table:table-cell>
          <table:table-cell table:style-name="Table1.A2" office:value-type="string">
            <text:p text:style-name="P121">ধর্মোপদেশ বক্তৃতা</text:p>
          </table:table-cell>
          <table:table-cell table:style-name="Table1.A2" office:value-type="string">
            <text:p text:style-name="P121">herewith</text:p>
          </table:table-cell>
          <table:table-cell table:style-name="Table1.D2" office:value-type="string">
            <text:p text:style-name="P121">ইহার সঙ্গে</text:p>
          </table:table-cell>
        </table:table-row>
        <table:table-row>
          <table:table-cell table:style-name="Table1.A2" office:value-type="string">
            <text:p text:style-name="P121">drizzling</text:p>
          </table:table-cell>
          <table:table-cell table:style-name="Table1.A2" office:value-type="string">
            <text:p text:style-name="P121">গুড়ি গুড়ি বৃষ্টি</text:p>
          </table:table-cell>
          <table:table-cell table:style-name="Table1.A2" office:value-type="string">
            <text:p text:style-name="P121">scam</text:p>
          </table:table-cell>
          <table:table-cell table:style-name="Table1.D2" office:value-type="string">
            <text:p text:style-name="P121">কেলেঙ্কারি</text:p>
          </table:table-cell>
        </table:table-row>
        <table:table-row>
          <table:table-cell table:style-name="Table1.A2" office:value-type="string">
            <text:p text:style-name="P121">adulation</text:p>
          </table:table-cell>
          <table:table-cell table:style-name="Table1.A2" office:value-type="string">
            <text:p text:style-name="P121">তোষামোদ</text:p>
          </table:table-cell>
          <table:table-cell table:style-name="Table1.A2" office:value-type="string">
            <text:p text:style-name="P121">bigwig</text:p>
          </table:table-cell>
          <table:table-cell table:style-name="Table1.D2" office:value-type="string">
            <text:p text:style-name="P121">প্রধান লোক</text:p>
          </table:table-cell>
        </table:table-row>
        <table:table-row>
          <table:table-cell table:style-name="Table1.A2" office:value-type="string">
            <text:p text:style-name="P121">exaltation</text:p>
          </table:table-cell>
          <table:table-cell table:style-name="Table1.A2" office:value-type="string">
            <text:p text:style-name="P121">উন্নয়ন</text:p>
          </table:table-cell>
          <table:table-cell table:style-name="Table1.A2" office:value-type="string">
            <text:p text:style-name="P121">undue</text:p>
          </table:table-cell>
          <table:table-cell table:style-name="Table1.D2" office:value-type="string">
            <text:p text:style-name="P121">অযৌক্তিক</text:p>
          </table:table-cell>
        </table:table-row>
        <table:table-row>
          <table:table-cell table:style-name="Table1.A2" office:value-type="string">
            <text:p text:style-name="P121">dowry</text:p>
          </table:table-cell>
          <table:table-cell table:style-name="Table1.A2" office:value-type="string">
            <text:p text:style-name="P121">যৌতুক</text:p>
          </table:table-cell>
          <table:table-cell table:style-name="Table1.A2" office:value-type="string">
            <text:p text:style-name="P121">competence</text:p>
          </table:table-cell>
          <table:table-cell table:style-name="Table1.D2" office:value-type="string">
            <text:p text:style-name="P121">কর্মদক্ষতা</text:p>
          </table:table-cell>
        </table:table-row>
        <table:table-row>
          <table:table-cell table:style-name="Table1.A2" office:value-type="string">
            <text:p text:style-name="P121">Hereinafter</text:p>
          </table:table-cell>
          <table:table-cell table:style-name="Table1.A2" office:value-type="string">
            <text:p text:style-name="P121">অত: পর ইহাতে</text:p>
          </table:table-cell>
          <table:table-cell table:style-name="Table1.A2" office:value-type="string">
            <text:p text:style-name="P121">irk</text:p>
          </table:table-cell>
          <table:table-cell table:style-name="Table1.D2" office:value-type="string">
            <text:p text:style-name="P121">বিরক্তি উত্পাদন করা</text:p>
          </table:table-cell>
        </table:table-row>
        <table:table-row>
          <table:table-cell table:style-name="Table1.A2" office:value-type="string">
            <text:p text:style-name="P121">Assault</text:p>
          </table:table-cell>
          <table:table-cell table:style-name="Table1.A2" office:value-type="string">
            <text:p text:style-name="P121">বেআইনীভাবে দেহে আঘাত</text:p>
          </table:table-cell>
          <table:table-cell table:style-name="Table1.A2" office:value-type="string">
            <text:p text:style-name="P121">relentlessly</text:p>
          </table:table-cell>
          <table:table-cell table:style-name="Table1.D2" office:value-type="string">
            <text:p text:style-name="P121">নিরলসভাবে</text:p>
          </table:table-cell>
        </table:table-row>
        <table:table-row>
          <table:table-cell table:style-name="Table1.A2" office:value-type="string">
            <text:p text:style-name="P121">Unreserved</text:p>
          </table:table-cell>
          <table:table-cell table:style-name="Table1.A2" office:value-type="string">
            <text:p text:style-name="P121">খোলাখুলি</text:p>
          </table:table-cell>
          <table:table-cell table:style-name="Table1.A2" office:value-type="string">
            <text:p text:style-name="P121">ouster</text:p>
          </table:table-cell>
          <table:table-cell table:style-name="Table1.D2" office:value-type="string">
            <text:p text:style-name="P121">উচ্ছেদ</text:p>
          </table:table-cell>
        </table:table-row>
        <table:table-row>
          <table:table-cell table:style-name="Table1.A2" office:value-type="string">
            <text:p text:style-name="P121">Troop</text:p>
          </table:table-cell>
          <table:table-cell table:style-name="Table1.A2" office:value-type="string">
            <text:p text:style-name="P121">ক্ষুদ্র সৈন্যদল</text:p>
          </table:table-cell>
          <table:table-cell table:style-name="Table1.A2" office:value-type="string">
            <text:p text:style-name="P121">ransack</text:p>
          </table:table-cell>
          <table:table-cell table:style-name="Table1.D2" office:value-type="string">
            <text:p text:style-name="P121">তছনছ করা</text:p>
          </table:table-cell>
        </table:table-row>
        <table:table-row>
          <table:table-cell table:style-name="Table1.A2" office:value-type="string">
            <text:p text:style-name="P121">Brutal</text:p>
          </table:table-cell>
          <table:table-cell table:style-name="Table1.A2" office:value-type="string">
            <text:p text:style-name="P121">পাশবিক</text:p>
          </table:table-cell>
          <table:table-cell table:style-name="Table1.A2" office:value-type="string">
            <text:p text:style-name="P121">inception</text:p>
          </table:table-cell>
          <table:table-cell table:style-name="Table1.D2" office:value-type="string">
            <text:p text:style-name="P121">শুরু</text:p>
          </table:table-cell>
        </table:table-row>
        <table:table-row>
          <table:table-cell table:style-name="Table1.A2" office:value-type="string">
            <text:p text:style-name="P121">Cognizance</text:p>
          </table:table-cell>
          <table:table-cell table:style-name="Table1.A2" office:value-type="string">
            <text:p text:style-name="P121">অবগতি</text:p>
          </table:table-cell>
          <table:table-cell table:style-name="Table1.A2" office:value-type="string">
            <text:p text:style-name="P121">rational</text:p>
          </table:table-cell>
          <table:table-cell table:style-name="Table1.D2" office:value-type="string">
            <text:p text:style-name="P121">যুক্তিসঙ্গত</text:p>
          </table:table-cell>
        </table:table-row>
        <table:table-row>
          <table:table-cell table:style-name="Table1.A2" office:value-type="string">
            <text:p text:style-name="P121">Bankroll</text:p>
          </table:table-cell>
          <table:table-cell table:style-name="Table1.A2" office:value-type="string">
            <text:p text:style-name="P121">টাকা যোগান</text:p>
          </table:table-cell>
          <table:table-cell table:style-name="Table1.A2" office:value-type="string">
            <text:p text:style-name="P121">derogatory</text:p>
          </table:table-cell>
          <table:table-cell table:style-name="Table1.D2" office:value-type="string">
            <text:p text:style-name="P121">হানিকর</text:p>
          </table:table-cell>
        </table:table-row>
        <table:table-row>
          <table:table-cell table:style-name="Table1.A2" office:value-type="string">
            <text:p text:style-name="P121">Rival</text:p>
          </table:table-cell>
          <table:table-cell table:style-name="Table1.A2" office:value-type="string">
            <text:p text:style-name="P121">প্রতিদ্বন্দ্বী</text:p>
          </table:table-cell>
          <table:table-cell table:style-name="Table1.A2" office:value-type="string">
            <text:p text:style-name="P121">persuade</text:p>
          </table:table-cell>
          <table:table-cell table:style-name="Table1.D2" office:value-type="string">
            <text:p text:style-name="P121">রাজী করানো</text:p>
          </table:table-cell>
        </table:table-row>
        <table:table-row>
          <table:table-cell table:style-name="Table1.A2" office:value-type="string">
            <text:p text:style-name="P121">Factional</text:p>
          </table:table-cell>
          <table:table-cell table:style-name="Table1.A2" office:value-type="string">
            <text:p text:style-name="P121">বিরোধপূর্ণ</text:p>
          </table:table-cell>
          <table:table-cell table:style-name="Table1.A2" office:value-type="string">
            <text:p text:style-name="P121">reportedly</text:p>
          </table:table-cell>
          <table:table-cell table:style-name="Table1.D2" office:value-type="string">
            <text:p text:style-name="P121">জনশ্রুতি অনুযায়ী</text:p>
          </table:table-cell>
        </table:table-row>
        <table:table-row>
          <table:table-cell table:style-name="Table1.A2" office:value-type="string">
            <text:p text:style-name="P121">feud</text:p>
          </table:table-cell>
          <table:table-cell table:style-name="Table1.A2" office:value-type="string">
            <text:p text:style-name="P121">পারম্পরিক শত্রুতা</text:p>
          </table:table-cell>
          <table:table-cell table:style-name="Table1.A2" office:value-type="string">
            <text:p text:style-name="P121">rowdy</text:p>
          </table:table-cell>
          <table:table-cell table:style-name="Table1.D2" office:value-type="string">
            <text:p text:style-name="P121">উচ্ছৃঙ্খল</text:p>
          </table:table-cell>
        </table:table-row>
        <table:table-row>
          <table:table-cell table:style-name="Table1.A2" office:value-type="string">
            <text:p text:style-name="P121">assert</text:p>
          </table:table-cell>
          <table:table-cell table:style-name="Table1.A2" office:value-type="string">
            <text:p text:style-name="P121">দাবি করা</text:p>
          </table:table-cell>
          <table:table-cell table:style-name="Table1.A2" office:value-type="string">
            <text:p text:style-name="P121">feminist</text:p>
          </table:table-cell>
          <table:table-cell table:style-name="Table1.D2" office:value-type="string">
            <text:p text:style-name="P121">নারী সমানাধিকার আন্দোলনের প্রবক্তা</text:p>
          </table:table-cell>
        </table:table-row>
        <table:table-row>
          <table:table-cell table:style-name="Table1.A2" office:value-type="string">
            <text:p text:style-name="P121">controversial</text:p>
          </table:table-cell>
          <table:table-cell table:style-name="Table1.A2" office:value-type="string">
            <text:p text:style-name="P121">বিতর্কিত</text:p>
          </table:table-cell>
          <table:table-cell table:style-name="Table1.A2" office:value-type="string">
            <text:p text:style-name="P121">hypocrite</text:p>
          </table:table-cell>
          <table:table-cell table:style-name="Table1.D2" office:value-type="string">
            <text:p text:style-name="P121">ভণ্ড</text:p>
          </table:table-cell>
        </table:table-row>
        <table:table-row>
          <table:table-cell table:style-name="Table1.A2" office:value-type="string">
            <text:p text:style-name="P127">Percolate </text:p>
          </table:table-cell>
          <table:table-cell table:style-name="Table1.A2" office:value-type="string">
            <text:p text:style-name="P342">চুয়াইয়া পড়া</text:p>
          </table:table-cell>
          <table:table-cell table:style-name="Table1.A2" office:value-type="string">
            <text:p text:style-name="P121">banishment</text:p>
          </table:table-cell>
          <table:table-cell table:style-name="Table1.D2" office:value-type="string">
            <text:p text:style-name="P121">নির্বাসন</text:p>
          </table:table-cell>
        </table:table-row>
        <table:table-row>
          <table:table-cell table:style-name="Table1.A2" office:value-type="string">
            <text:p text:style-name="P121">contemporary</text:p>
          </table:table-cell>
          <table:table-cell table:style-name="Table1.A2" office:value-type="string">
            <text:p text:style-name="P121">সমসাময়িক</text:p>
          </table:table-cell>
          <table:table-cell table:style-name="Table1.A2" office:value-type="string">
            <text:p text:style-name="P121">deliberately</text:p>
          </table:table-cell>
          <table:table-cell table:style-name="Table1.D2" office:value-type="string">
            <text:p text:style-name="P121">ইচ্ছাপূর্বক</text:p>
          </table:table-cell>
        </table:table-row>
        <table:table-row>
          <table:table-cell table:style-name="Table1.A2" office:value-type="string">
            <text:p text:style-name="P121">invasion</text:p>
          </table:table-cell>
          <table:table-cell table:style-name="Table1.A2" office:value-type="string">
            <text:p text:style-name="P121">বহিরাক্রমণ</text:p>
          </table:table-cell>
          <table:table-cell table:style-name="Table1.A2" office:value-type="string">
            <text:p text:style-name="P121">malicious</text:p>
          </table:table-cell>
          <table:table-cell table:style-name="Table1.D2" office:value-type="string">
            <text:p text:style-name="P121">বিদ্বেষপরায়ণ</text:p>
          </table:table-cell>
        </table:table-row>
        <table:table-row>
          <table:table-cell table:style-name="Table1.A2" office:value-type="string">
            <text:p text:style-name="P121">veteran</text:p>
          </table:table-cell>
          <table:table-cell table:style-name="Table1.A2" office:value-type="string">
            <text:p text:style-name="P121">অভিজ্ঞ</text:p>
          </table:table-cell>
          <table:table-cell table:style-name="Table1.A2" office:value-type="string">
            <text:p text:style-name="P121">riot</text:p>
          </table:table-cell>
          <table:table-cell table:style-name="Table1.D2" office:value-type="string">
            <text:p text:style-name="P121">দাঙ্গা</text:p>
          </table:table-cell>
        </table:table-row>
        <table:table-row>
          <table:table-cell table:style-name="Table1.A2" office:value-type="string">
            <text:p text:style-name="P121">ignite</text:p>
          </table:table-cell>
          <table:table-cell table:style-name="Table1.A2" office:value-type="string">
            <text:p text:style-name="P121">প্রজ্বালিত করা</text:p>
          </table:table-cell>
          <table:table-cell table:style-name="Table1.A2" office:value-type="string">
            <text:p text:style-name="P121">findings</text:p>
          </table:table-cell>
          <table:table-cell table:style-name="Table1.D2" office:value-type="string">
            <text:p text:style-name="P121">ফলাফল</text:p>
          </table:table-cell>
        </table:table-row>
        <table:table-row>
          <table:table-cell table:style-name="Table1.A2" office:value-type="string">
            <text:p text:style-name="P121">troupe</text:p>
          </table:table-cell>
          <table:table-cell table:style-name="Table1.A2" office:value-type="string">
            <text:p text:style-name="P121">যাত্রার দল</text:p>
          </table:table-cell>
          <table:table-cell table:style-name="Table1.A2" office:value-type="string">
            <text:p text:style-name="P121">convener</text:p>
          </table:table-cell>
          <table:table-cell table:style-name="Table1.D2" office:value-type="string">
            <text:p text:style-name="P121">সভার আহ্বায়ক</text:p>
          </table:table-cell>
        </table:table-row>
        <table:table-row>
          <table:table-cell table:style-name="Table1.A2" office:value-type="string">
            <text:p text:style-name="P121">enthusiast</text:p>
          </table:table-cell>
          <table:table-cell table:style-name="Table1.A2" office:value-type="string">
            <text:p text:style-name="P121">উত্সাহী ব্যক্তি</text:p>
          </table:table-cell>
          <table:table-cell table:style-name="Table1.A2" office:value-type="string">
            <text:p text:style-name="P121">outlaw</text:p>
          </table:table-cell>
          <table:table-cell table:style-name="Table1.D2" office:value-type="string">
            <text:p text:style-name="P121">ডাকাত</text:p>
          </table:table-cell>
        </table:table-row>
        <table:table-row>
          <table:table-cell table:style-name="Table1.A2" office:value-type="string">
            <text:p text:style-name="P121">acclaim</text:p>
          </table:table-cell>
          <table:table-cell table:style-name="Table1.A2" office:value-type="string">
            <text:p text:style-name="P121">উচ্চ প্রশংসাধ্বনি</text:p>
          </table:table-cell>
          <table:table-cell table:style-name="Table1.A2" office:value-type="string">
            <text:p text:style-name="P121">cohort</text:p>
          </table:table-cell>
          <table:table-cell table:style-name="Table1.D2" office:value-type="string">
            <text:p text:style-name="P121">বাহিনী</text:p>
          </table:table-cell>
        </table:table-row>
        <table:table-row>
          <table:table-cell table:style-name="Table1.A2" office:value-type="string">
            <text:p text:style-name="P121">skit</text:p>
          </table:table-cell>
          <table:table-cell table:style-name="Table1.A2" office:value-type="string">
            <text:p text:style-name="P121">ব্যঙ্গ – রচনা</text:p>
          </table:table-cell>
          <table:table-cell table:style-name="Table1.A2" office:value-type="string">
            <text:p text:style-name="P121">turmoil</text:p>
          </table:table-cell>
          <table:table-cell table:style-name="Table1.D2" office:value-type="string">
            <text:p text:style-name="P121">বিক্ষোভ</text:p>
          </table:table-cell>
        </table:table-row>
        <table:table-row>
          <table:table-cell table:style-name="Table1.A2" office:value-type="string">
            <text:p text:style-name="P121">demise</text:p>
          </table:table-cell>
          <table:table-cell table:style-name="Table1.A2" office:value-type="string">
            <text:p text:style-name="P121">জীবনহানি</text:p>
          </table:table-cell>
          <table:table-cell table:style-name="Table1.A2" office:value-type="string">
            <text:p text:style-name="P121">languish</text:p>
          </table:table-cell>
          <table:table-cell table:style-name="Table1.D2" office:value-type="string">
            <text:p text:style-name="P121">নিস্তেজ হত্তয়া</text:p>
          </table:table-cell>
        </table:table-row>
        <table:table-row>
          <table:table-cell table:style-name="Table1.A2" office:value-type="string">
            <text:p text:style-name="P121">funeral</text:p>
          </table:table-cell>
          <table:table-cell table:style-name="Table1.A2" office:value-type="string">
            <text:p text:style-name="P121">অন্ত্যেষ্টিক্রিয়া</text:p>
          </table:table-cell>
          <table:table-cell table:style-name="Table1.A2" office:value-type="string">
            <text:p text:style-name="P121">ally</text:p>
          </table:table-cell>
          <table:table-cell table:style-name="Table1.D2" office:value-type="string">
            <text:p text:style-name="P121">মিত্র</text:p>
          </table:table-cell>
        </table:table-row>
        <table:table-row>
          <table:table-cell table:style-name="Table1.A2" office:value-type="string">
            <text:p text:style-name="P121">monument</text:p>
          </table:table-cell>
          <table:table-cell table:style-name="Table1.A2" office:value-type="string">
            <text:p text:style-name="P121">স্মৃতিস্তম্ভ</text:p>
          </table:table-cell>
          <table:table-cell table:style-name="Table1.A2" office:value-type="string">
            <text:p text:style-name="P121">oust</text:p>
          </table:table-cell>
          <table:table-cell table:style-name="Table1.D2" office:value-type="string">
            <text:p text:style-name="P121">বহিষ্কৃত</text:p>
          </table:table-cell>
        </table:table-row>
        <table:table-row>
          <table:table-cell table:style-name="Table1.A2" office:value-type="string">
            <text:p text:style-name="P121">wary</text:p>
          </table:table-cell>
          <table:table-cell table:style-name="Table1.A2" office:value-type="string">
            <text:p text:style-name="P121">সতর্ক</text:p>
          </table:table-cell>
          <table:table-cell table:style-name="Table1.A2" office:value-type="string">
            <text:p text:style-name="P121">consignment</text:p>
          </table:table-cell>
          <table:table-cell table:style-name="Table1.D2" office:value-type="string">
            <text:p text:style-name="P121">চালান</text:p>
          </table:table-cell>
        </table:table-row>
        <table:table-row>
          <table:table-cell table:style-name="Table1.A2" office:value-type="string">
            <text:p text:style-name="P121">treaty</text:p>
          </table:table-cell>
          <table:table-cell table:style-name="Table1.A2" office:value-type="string">
            <text:p text:style-name="P121">চুক্তি</text:p>
          </table:table-cell>
          <table:table-cell table:style-name="Table1.A2" office:value-type="string">
            <text:p text:style-name="P121">fuss</text:p>
          </table:table-cell>
          <table:table-cell table:style-name="Table1.D2" office:value-type="string">
            <text:p text:style-name="P121">হৈচৈ</text:p>
          </table:table-cell>
        </table:table-row>
        <table:table-row>
          <table:table-cell table:style-name="Table1.A2" office:value-type="string">
            <text:p text:style-name="P121">stricken</text:p>
          </table:table-cell>
          <table:table-cell table:style-name="Table1.A2" office:value-type="string">
            <text:p text:style-name="P121">আহত</text:p>
          </table:table-cell>
          <table:table-cell table:style-name="Table1.A2" office:value-type="string">
            <text:p text:style-name="P121">brothel</text:p>
          </table:table-cell>
          <table:table-cell table:style-name="Table1.D2" office:value-type="string">
            <text:p text:style-name="P121">বেশ্যালয়</text:p>
          </table:table-cell>
        </table:table-row>
        <text:soft-page-break/>
        <table:table-row>
          <table:table-cell table:style-name="Table1.A2" office:value-type="string">
            <text:p text:style-name="P121">bolster</text:p>
          </table:table-cell>
          <table:table-cell table:style-name="Table1.A2" office:value-type="string">
            <text:p text:style-name="P121">কোলবালিশ</text:p>
          </table:table-cell>
          <table:table-cell table:style-name="Table1.A2" office:value-type="string">
            <text:p text:style-name="P121">presume</text:p>
          </table:table-cell>
          <table:table-cell table:style-name="Table1.D2" office:value-type="string">
            <text:p text:style-name="P121">অনুমান করা</text:p>
          </table:table-cell>
        </table:table-row>
        <table:table-row>
          <table:table-cell table:style-name="Table1.A2" office:value-type="string">
            <text:p text:style-name="P121">interim</text:p>
          </table:table-cell>
          <table:table-cell table:style-name="Table1.A2" office:value-type="string">
            <text:p text:style-name="P121">অন্তর্বর্তী</text:p>
          </table:table-cell>
          <table:table-cell table:style-name="Table1.A2" office:value-type="string">
            <text:p text:style-name="P121">moron</text:p>
          </table:table-cell>
          <table:table-cell table:style-name="Table1.D2" office:value-type="string">
            <text:p text:style-name="P121">নির্বোধ</text:p>
          </table:table-cell>
        </table:table-row>
        <table:table-row>
          <table:table-cell table:style-name="Table1.A2" office:value-type="string">
            <text:p text:style-name="P121">countless</text:p>
          </table:table-cell>
          <table:table-cell table:style-name="Table1.A2" office:value-type="string">
            <text:p text:style-name="P121">অসংখ্য</text:p>
          </table:table-cell>
          <table:table-cell table:style-name="Table1.A2" office:value-type="string">
            <text:p text:style-name="P121">murmuring</text:p>
          </table:table-cell>
          <table:table-cell table:style-name="Table1.D2" office:value-type="string">
            <text:p text:style-name="P121">বির বির করে কিছু বলা</text:p>
          </table:table-cell>
        </table:table-row>
        <table:table-row>
          <table:table-cell table:style-name="Table1.A2" office:value-type="string">
            <text:p text:style-name="P121">constituent</text:p>
          </table:table-cell>
          <table:table-cell table:style-name="Table1.A2" office:value-type="string">
            <text:p text:style-name="P121">প্রয়োজনীয় উপাদান</text:p>
          </table:table-cell>
          <table:table-cell table:style-name="Table1.A2" office:value-type="string">
            <text:p text:style-name="P121">swordfish</text:p>
          </table:table-cell>
          <table:table-cell table:style-name="Table1.D2" office:value-type="string">
            <text:p text:style-name="P121">এক ধরনের সামুদ্রিক মাছ</text:p>
          </table:table-cell>
        </table:table-row>
        <table:table-row>
          <table:table-cell table:style-name="Table1.A2" office:value-type="string">
            <text:p text:style-name="P121">convicted</text:p>
          </table:table-cell>
          <table:table-cell table:style-name="Table1.A2" office:value-type="string">
            <text:p text:style-name="P121">সাজাপ্রাপ্ত আসামি</text:p>
          </table:table-cell>
          <table:table-cell table:style-name="Table1.A2" office:value-type="string">
            <text:p text:style-name="P121">bliss</text:p>
          </table:table-cell>
          <table:table-cell table:style-name="Table1.D2" office:value-type="string">
            <text:p text:style-name="P121">পরম সুখ</text:p>
          </table:table-cell>
        </table:table-row>
        <table:table-row>
          <table:table-cell table:style-name="Table1.A2" office:value-type="string">
            <text:p text:style-name="P121">fugitive</text:p>
          </table:table-cell>
          <table:table-cell table:style-name="Table1.A2" office:value-type="string">
            <text:p text:style-name="P121">পলাতক হত্তয়া</text:p>
          </table:table-cell>
          <table:table-cell table:style-name="Table1.A2" office:value-type="string">
            <text:p text:style-name="P121">elated</text:p>
          </table:table-cell>
          <table:table-cell table:style-name="Table1.D2" office:value-type="string">
            <text:p text:style-name="P121">গর্বিত</text:p>
          </table:table-cell>
        </table:table-row>
        <table:table-row>
          <table:table-cell table:style-name="Table1.A2" office:value-type="string">
            <text:p text:style-name="P121">expatriate</text:p>
          </table:table-cell>
          <table:table-cell table:style-name="Table1.A2" office:value-type="string">
            <text:p text:style-name="P121">নির্বাসিত ব্যক্তি</text:p>
          </table:table-cell>
          <table:table-cell table:style-name="Table1.A2" office:value-type="string">
            <text:p text:style-name="P121">nectar</text:p>
          </table:table-cell>
          <table:table-cell table:style-name="Table1.D2" office:value-type="string">
            <text:p text:style-name="P121">অমৃত</text:p>
          </table:table-cell>
        </table:table-row>
        <table:table-row>
          <table:table-cell table:style-name="Table1.A2" office:value-type="string">
            <text:p text:style-name="P121">genocide</text:p>
          </table:table-cell>
          <table:table-cell table:style-name="Table1.A2" office:value-type="string">
            <text:p text:style-name="P121">গণহত্যা</text:p>
          </table:table-cell>
          <table:table-cell table:style-name="Table1.A2" office:value-type="string">
            <text:p text:style-name="P121">wipe</text:p>
          </table:table-cell>
          <table:table-cell table:style-name="Table1.D2" office:value-type="string">
            <text:p text:style-name="P121">ধ্বংস করা</text:p>
          </table:table-cell>
        </table:table-row>
        <table:table-row>
          <table:table-cell table:style-name="Table1.A2" office:value-type="string">
            <text:p text:style-name="P121">abduction</text:p>
          </table:table-cell>
          <table:table-cell table:style-name="Table1.A2" office:value-type="string">
            <text:p text:style-name="P121">অপহরণ</text:p>
          </table:table-cell>
          <table:table-cell table:style-name="Table1.A2" office:value-type="string">
            <text:p text:style-name="P121">traitor</text:p>
          </table:table-cell>
          <table:table-cell table:style-name="Table1.D2" office:value-type="string">
            <text:p text:style-name="P121">বিশ্বাসঘাতক</text:p>
          </table:table-cell>
        </table:table-row>
        <table:table-row>
          <table:table-cell table:style-name="Table1.A2" office:value-type="string">
            <text:p text:style-name="P121">confinement</text:p>
          </table:table-cell>
          <table:table-cell table:style-name="Table1.A2" office:value-type="string">
            <text:p text:style-name="P121">কারাবাস</text:p>
          </table:table-cell>
          <table:table-cell table:style-name="Table1.A2" office:value-type="string">
            <text:p text:style-name="P121">spy on</text:p>
          </table:table-cell>
          <table:table-cell table:style-name="Table1.D2" office:value-type="string">
            <text:p text:style-name="P121">গুপ্তচর</text:p>
          </table:table-cell>
        </table:table-row>
        <table:table-row>
          <table:table-cell table:style-name="Table1.A2" office:value-type="string">
            <text:p text:style-name="P121">pertinent</text:p>
          </table:table-cell>
          <table:table-cell table:style-name="Table1.A2" office:value-type="string">
            <text:p text:style-name="P121">প্রাসঙ্গিক</text:p>
          </table:table-cell>
          <table:table-cell table:style-name="Table1.A2" office:value-type="string">
            <text:p text:style-name="P121">flirt</text:p>
          </table:table-cell>
          <table:table-cell table:style-name="Table1.D2" office:value-type="string">
            <text:p text:style-name="P121">ন্যাকামি</text:p>
          </table:table-cell>
        </table:table-row>
        <table:table-row>
          <table:table-cell table:style-name="Table1.A2" office:value-type="string">
            <text:p text:style-name="P121">sweating</text:p>
          </table:table-cell>
          <table:table-cell table:style-name="Table1.A2" office:value-type="string">
            <text:p text:style-name="P121">ঘাম ঝরা</text:p>
          </table:table-cell>
          <table:table-cell table:style-name="Table1.A2" office:value-type="string">
            <text:p text:style-name="P121">creep</text:p>
          </table:table-cell>
          <table:table-cell table:style-name="Table1.D2" office:value-type="string">
            <text:p text:style-name="P121">অলক্ষিতভাবে প্রবেশ করা</text:p>
          </table:table-cell>
        </table:table-row>
        <table:table-row>
          <table:table-cell table:style-name="Table1.A2" office:value-type="string">
            <text:p text:style-name="P121">earnest</text:p>
          </table:table-cell>
          <table:table-cell table:style-name="Table1.A2" office:value-type="string">
            <text:p text:style-name="P121">আন্তরিক</text:p>
          </table:table-cell>
          <table:table-cell table:style-name="Table1.A2" office:value-type="string">
            <text:p text:style-name="P121">meteorologist</text:p>
          </table:table-cell>
          <table:table-cell table:style-name="Table1.D2" office:value-type="string">
            <text:p text:style-name="P121">আবহবিৎ</text:p>
          </table:table-cell>
        </table:table-row>
        <table:table-row>
          <table:table-cell table:style-name="Table1.A2" office:value-type="string">
            <text:p text:style-name="P121">retention</text:p>
          </table:table-cell>
          <table:table-cell table:style-name="Table1.A2" office:value-type="string">
            <text:p text:style-name="P121">স্মৃতিশক্তি</text:p>
          </table:table-cell>
          <table:table-cell table:style-name="Table1.A2" office:value-type="string">
            <text:p text:style-name="P121">hover</text:p>
          </table:table-cell>
          <table:table-cell table:style-name="Table1.D2" office:value-type="string">
            <text:p text:style-name="P121">উঠা নামা করা</text:p>
          </table:table-cell>
        </table:table-row>
        <table:table-row>
          <table:table-cell table:style-name="Table1.A2" office:value-type="string">
            <text:p text:style-name="P121">suppress</text:p>
          </table:table-cell>
          <table:table-cell table:style-name="Table1.A2" office:value-type="string">
            <text:p text:style-name="P121">দমন করা</text:p>
          </table:table-cell>
          <table:table-cell table:style-name="Table1.A2" office:value-type="string">
            <text:p text:style-name="P121">throughout</text:p>
          </table:table-cell>
          <table:table-cell table:style-name="Table1.D2" office:value-type="string">
            <text:p text:style-name="P121">সর্বত্র</text:p>
          </table:table-cell>
        </table:table-row>
        <table:table-row>
          <table:table-cell table:style-name="Table1.A2" office:value-type="string">
            <text:p text:style-name="P121">snail</text:p>
          </table:table-cell>
          <table:table-cell table:style-name="Table1.A2" office:value-type="string">
            <text:p text:style-name="P121">শামুক</text:p>
          </table:table-cell>
          <table:table-cell table:style-name="Table1.A2" office:value-type="string">
            <text:p text:style-name="P121">adverse</text:p>
          </table:table-cell>
          <table:table-cell table:style-name="Table1.D2" office:value-type="string">
            <text:p text:style-name="P121">প্রতিকূল</text:p>
          </table:table-cell>
        </table:table-row>
        <table:table-row>
          <table:table-cell table:style-name="Table1.A2" office:value-type="string">
            <text:p text:style-name="P121">inevitable</text:p>
          </table:table-cell>
          <table:table-cell table:style-name="Table1.A2" office:value-type="string">
            <text:p text:style-name="P121">অনিবার্য</text:p>
          </table:table-cell>
          <table:table-cell table:style-name="Table1.A2" office:value-type="string">
            <text:p text:style-name="P121">batter</text:p>
          </table:table-cell>
          <table:table-cell table:style-name="Table1.D2" office:value-type="string">
            <text:p text:style-name="P121">আঘাত করা</text:p>
          </table:table-cell>
        </table:table-row>
        <table:table-row>
          <table:table-cell table:style-name="Table1.A2" office:value-type="string">
            <text:p text:style-name="P121">inflexible</text:p>
          </table:table-cell>
          <table:table-cell table:style-name="Table1.A2" office:value-type="string">
            <text:p text:style-name="P121">কঠিন</text:p>
          </table:table-cell>
          <table:table-cell table:style-name="Table1.A2" office:value-type="string">
            <text:p text:style-name="P121">inundated</text:p>
          </table:table-cell>
          <table:table-cell table:style-name="Table1.D2" office:value-type="string">
            <text:p text:style-name="P121">প্লাবিত করা</text:p>
          </table:table-cell>
        </table:table-row>
        <table:table-row>
          <table:table-cell table:style-name="Table1.A2" office:value-type="string">
            <text:p text:style-name="P121">moderate pace</text:p>
          </table:table-cell>
          <table:table-cell table:style-name="Table1.A2" office:value-type="string">
            <text:p text:style-name="P121">মধ্যপন্থী গতি</text:p>
          </table:table-cell>
          <table:table-cell table:style-name="Table1.A2" office:value-type="string">
            <text:p text:style-name="P121">swollen</text:p>
          </table:table-cell>
          <table:table-cell table:style-name="Table1.D2" office:value-type="string">
            <text:p text:style-name="P121">উচ্ছ্বসিত</text:p>
          </table:table-cell>
        </table:table-row>
        <table:table-row>
          <table:table-cell table:style-name="Table1.A2" office:value-type="string">
            <text:p text:style-name="P121">layman</text:p>
          </table:table-cell>
          <table:table-cell table:style-name="Table1.A2" office:value-type="string">
            <text:p text:style-name="P121">সাধারণ লোক</text:p>
          </table:table-cell>
          <table:table-cell table:style-name="Table1.A2" office:value-type="string">
            <text:p text:style-name="P121">rivulet</text:p>
          </table:table-cell>
          <table:table-cell table:style-name="Table1.D2" office:value-type="string">
            <text:p text:style-name="P121">ক্ষুদ্র নদী</text:p>
          </table:table-cell>
        </table:table-row>
        <table:table-row>
          <table:table-cell table:style-name="Table1.A2" office:value-type="string">
            <text:p text:style-name="P121">entail</text:p>
          </table:table-cell>
          <table:table-cell table:style-name="Table1.A2" office:value-type="string">
            <text:p text:style-name="P121">ফলস্বরূপ ঘটা</text:p>
          </table:table-cell>
          <table:table-cell table:style-name="Table1.A2" office:value-type="string">
            <text:p text:style-name="P121">goer</text:p>
          </table:table-cell>
          <table:table-cell table:style-name="Table1.D2" office:value-type="string">
            <text:p text:style-name="P121">গমনকর</text:p>
          </table:table-cell>
        </table:table-row>
        <table:table-row>
          <table:table-cell table:style-name="Table1.A2" office:value-type="string">
            <text:p text:style-name="P121">spokesman</text:p>
          </table:table-cell>
          <table:table-cell table:style-name="Table1.A2" office:value-type="string">
            <text:p text:style-name="P121">মুখপাত্র</text:p>
          </table:table-cell>
          <table:table-cell table:style-name="Table1.A2" office:value-type="string">
            <text:p text:style-name="P121">breach</text:p>
          </table:table-cell>
          <table:table-cell table:style-name="Table1.D2" office:value-type="string">
            <text:p text:style-name="P121">ফাটল</text:p>
          </table:table-cell>
        </table:table-row>
        <table:table-row>
          <table:table-cell table:style-name="Table1.A2" office:value-type="string">
            <text:p text:style-name="P121">rocket-propelled grenades</text:p>
          </table:table-cell>
          <table:table-cell table:style-name="Table1.A2" office:value-type="string">
            <text:p text:style-name="P121">রকেট চালিত গ্রেনেড</text:p>
          </table:table-cell>
          <table:table-cell table:style-name="Table1.A2" office:value-type="string">
            <text:p text:style-name="P121">consensus</text:p>
          </table:table-cell>
          <table:table-cell table:style-name="Table1.D2" office:value-type="string">
            <text:p text:style-name="P121">ঐক্যমত্য</text:p>
          </table:table-cell>
        </table:table-row>
        <table:table-row>
          <table:table-cell table:style-name="Table1.A2" office:value-type="string">
            <text:p text:style-name="P121">scrutiny</text:p>
          </table:table-cell>
          <table:table-cell table:style-name="Table1.A2" office:value-type="string">
            <text:p text:style-name="P121">পুঙ্খানুপুঙ্খ তদন্ত</text:p>
          </table:table-cell>
          <table:table-cell table:style-name="Table1.A2" office:value-type="string">
            <text:p text:style-name="P121">object</text:p>
          </table:table-cell>
          <table:table-cell table:style-name="Table1.D2" office:value-type="string">
            <text:p text:style-name="P121">আপত্তি করা</text:p>
          </table:table-cell>
        </table:table-row>
        <table:table-row>
          <table:table-cell table:style-name="Table1.A2" office:value-type="string">
            <text:p text:style-name="P121">ready to use</text:p>
          </table:table-cell>
          <table:table-cell table:style-name="Table1.A2" office:value-type="string">
            <text:p text:style-name="P121">ব্যবহারের জন্য প্রস্তুত</text:p>
          </table:table-cell>
          <table:table-cell table:style-name="Table1.A2" office:value-type="string">
            <text:p text:style-name="P121">effectuation</text:p>
          </table:table-cell>
          <table:table-cell table:style-name="Table1.D2" office:value-type="string">
            <text:p text:style-name="P121">সম্পাদন</text:p>
          </table:table-cell>
        </table:table-row>
        <table:table-row>
          <table:table-cell table:style-name="Table1.A2" office:value-type="string">
            <text:p text:style-name="P121">emergence</text:p>
          </table:table-cell>
          <table:table-cell table:style-name="Table1.A2" office:value-type="string">
            <text:p text:style-name="P128">উত্থান</text:p>
          </table:table-cell>
          <table:table-cell table:style-name="Table1.A2" office:value-type="string">
            <text:p text:style-name="P121">pledge</text:p>
          </table:table-cell>
          <table:table-cell table:style-name="Table1.D2" office:value-type="string">
            <text:p text:style-name="P121">অঙ্গীকার</text:p>
          </table:table-cell>
        </table:table-row>
        <table:table-row>
          <table:table-cell table:style-name="Table1.A2" office:value-type="string">
            <text:p text:style-name="P121">outright</text:p>
          </table:table-cell>
          <table:table-cell table:style-name="Table1.A2" office:value-type="string">
            <text:p text:style-name="P122">সরাসরি, স্পষ্টভাবে</text:p>
          </table:table-cell>
          <table:table-cell table:style-name="Table1.A2" office:value-type="string">
            <text:p text:style-name="P121">distinguished</text:p>
          </table:table-cell>
          <table:table-cell table:style-name="Table1.D2" office:value-type="string">
            <text:p text:style-name="P121">বিশিষ্ট</text:p>
          </table:table-cell>
        </table:table-row>
        <table:table-row>
          <table:table-cell table:style-name="Table1.A2" office:value-type="string">
            <text:p text:style-name="P121">officiate</text:p>
          </table:table-cell>
          <table:table-cell table:style-name="Table1.A2" office:value-type="string">
            <text:p text:style-name="P121">প্রতিনিধিত্ব করা</text:p>
          </table:table-cell>
          <table:table-cell table:style-name="Table1.A2" office:value-type="string">
            <text:p text:style-name="P129">decisive</text:p>
          </table:table-cell>
          <table:table-cell table:style-name="Table1.D2" office:value-type="string">
            <text:p text:style-name="P121">চূড়ান্ত</text:p>
          </table:table-cell>
        </table:table-row>
        <table:table-row>
          <table:table-cell table:style-name="Table1.A2" office:value-type="string">
            <text:p text:style-name="P121">insurgent</text:p>
          </table:table-cell>
          <table:table-cell table:style-name="Table1.A2" office:value-type="string">
            <text:p text:style-name="P121">বিদ্রোহী</text:p>
          </table:table-cell>
          <table:table-cell table:style-name="Table1.A2" office:value-type="string">
            <text:p text:style-name="P121">emphatic</text:p>
          </table:table-cell>
          <table:table-cell table:style-name="Table1.D2" office:value-type="string">
            <text:p text:style-name="P121">জোরাল</text:p>
          </table:table-cell>
        </table:table-row>
        <table:table-row>
          <table:table-cell table:style-name="Table1.A2" office:value-type="string">
            <text:p text:style-name="P121">commit to</text:p>
          </table:table-cell>
          <table:table-cell table:style-name="Table1.A2" office:value-type="string">
            <text:p text:style-name="P121">দায়বদ্ধ</text:p>
          </table:table-cell>
          <table:table-cell table:style-name="Table1.A2" office:value-type="string">
            <text:p text:style-name="P121">hiccup</text:p>
          </table:table-cell>
          <table:table-cell table:style-name="Table1.D2" office:value-type="string">
            <text:p text:style-name="P121">হেঁচকি</text:p>
          </table:table-cell>
        </table:table-row>
        <table:table-row>
          <table:table-cell table:style-name="Table1.A2" office:value-type="string">
            <text:p text:style-name="P121">drastically</text:p>
          </table:table-cell>
          <table:table-cell table:style-name="Table1.A2" office:value-type="string">
            <text:p text:style-name="P121">বহুলাংশে</text:p>
          </table:table-cell>
          <table:table-cell table:style-name="Table1.A2" office:value-type="string">
            <text:p text:style-name="P121">revival</text:p>
          </table:table-cell>
          <table:table-cell table:style-name="Table1.D2" office:value-type="string">
            <text:p text:style-name="P121">পুনরূজ্জীবন</text:p>
          </table:table-cell>
        </table:table-row>
        <table:table-row>
          <table:table-cell table:style-name="Table1.A2" office:value-type="string">
            <text:p text:style-name="P121">uprooted</text:p>
          </table:table-cell>
          <table:table-cell table:style-name="Table1.A2" office:value-type="string">
            <text:p text:style-name="P121">নির্মূল</text:p>
          </table:table-cell>
          <table:table-cell table:style-name="Table1.A2" office:value-type="string">
            <text:p text:style-name="P121">jeopardise</text:p>
          </table:table-cell>
          <table:table-cell table:style-name="Table1.D2" office:value-type="string">
            <text:p text:style-name="P121">বিপন্ন</text:p>
          </table:table-cell>
        </table:table-row>
        <table:table-row>
          <table:table-cell table:style-name="Table1.A2" office:value-type="string">
            <text:p text:style-name="P121">centerpiece</text:p>
          </table:table-cell>
          <table:table-cell table:style-name="Table1.A2" office:value-type="string">
            <text:p text:style-name="P121">শৌখিন আসবাব</text:p>
          </table:table-cell>
          <table:table-cell table:style-name="Table1.A2" office:value-type="string">
            <text:p text:style-name="P121">operationalization</text:p>
          </table:table-cell>
          <table:table-cell table:style-name="Table1.D2" office:value-type="string">
            <text:p text:style-name="P121">কার্যকারিতা</text:p>
          </table:table-cell>
        </table:table-row>
        <table:table-row>
          <table:table-cell table:style-name="Table1.A2" office:value-type="string" table:protected="true">
            <text:p text:style-name="P121">phenomenal</text:p>
          </table:table-cell>
          <table:table-cell table:style-name="Table1.A2" office:value-type="string" table:protected="true">
            <text:p text:style-name="P121">বিষ্ময়কর</text:p>
          </table:table-cell>
          <table:table-cell table:style-name="Table1.A2" office:value-type="string">
            <text:p text:style-name="P121">gynaecology</text:p>
          </table:table-cell>
          <table:table-cell table:style-name="Table1.D2" office:value-type="string" table:protected="true">
            <text:p text:style-name="P121">স্ত্রীরোগবিদ্যা</text:p>
          </table:table-cell>
        </table:table-row>
        <table:table-row>
          <table:table-cell table:style-name="Table1.A81" office:value-type="string">
            <text:p text:style-name="P449">exploit</text:p>
          </table:table-cell>
          <table:table-cell table:style-name="Table1.A81" office:value-type="string">
            <text:p text:style-name="P449">কাজে লাগান</text:p>
          </table:table-cell>
          <table:table-cell table:style-name="Table1.A81" office:value-type="string">
            <text:p text:style-name="P449">expatriate</text:p>
          </table:table-cell>
          <table:table-cell table:style-name="Table1.D81" office:value-type="string">
            <text:p text:style-name="P449">প্রবাসী</text:p>
          </table:table-cell>
        </table:table-row>
        <table:table-row>
          <table:table-cell table:style-name="Table1.A2" office:value-type="string">
            <text:p text:style-name="P121">regardless</text:p>
          </table:table-cell>
          <table:table-cell table:style-name="Table1.A2" office:value-type="string">
            <text:p text:style-name="P130">Irrespective, নির্বিশেষে</text:p>
          </table:table-cell>
          <table:table-cell table:style-name="Table1.A2" office:value-type="string">
            <text:p text:style-name="P121">persuade</text:p>
          </table:table-cell>
          <table:table-cell table:style-name="Table1.D2" office:value-type="string">
            <text:p text:style-name="P121">বোঝান</text:p>
          </table:table-cell>
        </table:table-row>
        <table:table-row>
          <table:table-cell table:style-name="Table1.A2" office:value-type="string">
            <text:p text:style-name="P121">esoteric</text:p>
          </table:table-cell>
          <table:table-cell table:style-name="Table1.A2" office:value-type="string">
            <text:p text:style-name="P121">গুপ্ত</text:p>
          </table:table-cell>
          <table:table-cell table:style-name="Table1.A2" office:value-type="string">
            <text:p text:style-name="P121">refrain</text:p>
          </table:table-cell>
          <table:table-cell table:style-name="Table1.D2" office:value-type="string">
            <text:p text:style-name="P121">সংযত করা</text:p>
          </table:table-cell>
        </table:table-row>
        <table:table-row>
          <table:table-cell table:style-name="Table1.A2" office:value-type="string">
            <text:p text:style-name="P121">watershed</text:p>
          </table:table-cell>
          <table:table-cell table:style-name="Table1.A2" office:value-type="string">
            <text:p text:style-name="P121">সন্ধিক্ষণ / চরমমুহূর্ত</text:p>
          </table:table-cell>
          <table:table-cell table:style-name="Table1.A2" office:value-type="string">
            <text:p text:style-name="P121">hard-pressed</text:p>
          </table:table-cell>
          <table:table-cell table:style-name="Table1.D2" office:value-type="string">
            <text:p text:style-name="P121">নিষ্পিষ্ট</text:p>
          </table:table-cell>
        </table:table-row>
        <table:table-row>
          <table:table-cell table:style-name="Table1.A2" office:value-type="string">
            <text:p text:style-name="P121">seamless</text:p>
          </table:table-cell>
          <table:table-cell table:style-name="Table1.A2" office:value-type="string">
            <text:p text:style-name="P121">ত্রুটিবিহীন</text:p>
          </table:table-cell>
          <table:table-cell table:style-name="Table1.A2" office:value-type="string">
            <text:p text:style-name="P121">purview</text:p>
          </table:table-cell>
          <table:table-cell table:style-name="Table1.D2" office:value-type="string">
            <text:p text:style-name="P121">আওতা</text:p>
          </table:table-cell>
        </table:table-row>
        <table:table-row>
          <table:table-cell table:style-name="Table1.A2" office:value-type="string">
            <text:p text:style-name="P121">nuisance</text:p>
          </table:table-cell>
          <table:table-cell table:style-name="Table1.A2" office:value-type="string">
            <text:p text:style-name="P121">আপদ</text:p>
          </table:table-cell>
          <table:table-cell table:style-name="Table1.A2" office:value-type="string">
            <text:p text:style-name="P121">loopwhile</text:p>
          </table:table-cell>
          <table:table-cell table:style-name="Table1.D2" office:value-type="string">
            <text:p text:style-name="P121">পলায়নের পথ</text:p>
          </table:table-cell>
        </table:table-row>
        <table:table-row>
          <table:table-cell table:style-name="Table1.A2" office:value-type="string">
            <text:p text:style-name="P121">bare leg</text:p>
          </table:table-cell>
          <table:table-cell table:style-name="Table1.A2" office:value-type="string">
            <text:p text:style-name="P121">খালি পা </text:p>
          </table:table-cell>
          <table:table-cell table:style-name="Table1.A2" office:value-type="string">
            <text:p text:style-name="P121">logistics</text:p>
          </table:table-cell>
          <table:table-cell table:style-name="Table1.D2" office:value-type="string">
            <text:p text:style-name="P121">কৌশলগত</text:p>
          </table:table-cell>
        </table:table-row>
        <table:table-row>
          <table:table-cell table:style-name="Table1.A2" office:value-type="string">
            <text:p text:style-name="P121">vigilance</text:p>
          </table:table-cell>
          <table:table-cell table:style-name="Table1.A2" office:value-type="string">
            <text:p text:style-name="P121">সতর্ক প্রহরা</text:p>
          </table:table-cell>
          <table:table-cell table:style-name="Table1.A2" office:value-type="string">
            <text:p text:style-name="P121">silly</text:p>
          </table:table-cell>
          <table:table-cell table:style-name="Table1.D2" office:value-type="string">
            <text:p text:style-name="P121">অর্থহীন</text:p>
          </table:table-cell>
        </table:table-row>
        <table:table-row>
          <table:table-cell table:style-name="Table1.A2" office:value-type="string">
            <text:p text:style-name="P121">pertain</text:p>
          </table:table-cell>
          <table:table-cell table:style-name="Table1.A2" office:value-type="string">
            <text:p text:style-name="P121">সম্পর্কযুক্ত হওয়া</text:p>
          </table:table-cell>
          <table:table-cell table:style-name="Table1.A2" office:value-type="string">
            <text:p text:style-name="P121">correspondence</text:p>
          </table:table-cell>
          <table:table-cell table:style-name="Table1.D2" office:value-type="string">
            <text:p text:style-name="P121">সাদৃশ্য</text:p>
          </table:table-cell>
        </table:table-row>
        <table:table-row>
          <table:table-cell table:style-name="Table1.A2" office:value-type="string">
            <text:p text:style-name="P121">akin</text:p>
          </table:table-cell>
          <table:table-cell table:style-name="Table1.A2" office:value-type="string">
            <text:p text:style-name="P121">একজাতীয়</text:p>
          </table:table-cell>
          <table:table-cell table:style-name="Table1.A2" office:value-type="string">
            <text:p text:style-name="P121">trivial</text:p>
          </table:table-cell>
          <table:table-cell table:style-name="Table1.D2" office:value-type="string">
            <text:p text:style-name="P121">মামুলি, <text:span text:style-name="T24">banal</text:span></text:p>
          </table:table-cell>
        </table:table-row>
        <table:table-row>
          <table:table-cell table:style-name="Table1.A2" office:value-type="string">
            <text:p text:style-name="P121">specification</text:p>
          </table:table-cell>
          <table:table-cell table:style-name="Table1.A2" office:value-type="string">
            <text:p text:style-name="P121">সবিস্তার বিবরণী</text:p>
          </table:table-cell>
          <table:table-cell table:style-name="Table1.A2" office:value-type="string">
            <text:p text:style-name="P121">fairly</text:p>
          </table:table-cell>
          <table:table-cell table:style-name="Table1.D2" office:value-type="string">
            <text:p text:style-name="P121">যুক্তিসম্মতভাবে</text:p>
          </table:table-cell>
        </table:table-row>
        <text:soft-page-break/>
        <table:table-row>
          <table:table-cell table:style-name="Table1.A2" office:value-type="string">
            <text:p text:style-name="P121">ensue</text:p>
          </table:table-cell>
          <table:table-cell table:style-name="Table1.A2" office:value-type="string">
            <text:p text:style-name="P121">সঙ্ঘটিত হত্তয়া</text:p>
          </table:table-cell>
          <table:table-cell table:style-name="Table1.A2" office:value-type="string">
            <text:p text:style-name="P121">essentially</text:p>
          </table:table-cell>
          <table:table-cell table:style-name="Table1.D2" office:value-type="string">
            <text:p text:style-name="P121">মূলত</text:p>
          </table:table-cell>
        </table:table-row>
        <table:table-row>
          <table:table-cell table:style-name="Table1.A2" office:value-type="string">
            <text:p text:style-name="P121">inflammatory</text:p>
          </table:table-cell>
          <table:table-cell table:style-name="Table1.A2" office:value-type="string">
            <text:p text:style-name="P121">জ্বলনশীল</text:p>
          </table:table-cell>
          <table:table-cell table:style-name="Table1.A2" office:value-type="string">
            <text:p text:style-name="P121">inordinate</text:p>
          </table:table-cell>
          <table:table-cell table:style-name="Table1.D2" office:value-type="string">
            <text:p text:style-name="P121">অতিরিক্ত</text:p>
          </table:table-cell>
        </table:table-row>
        <table:table-row>
          <table:table-cell table:style-name="Table1.A2" office:value-type="string">
            <text:p text:style-name="P121">rhetoric</text:p>
          </table:table-cell>
          <table:table-cell table:style-name="Table1.A2" office:value-type="string">
            <text:p text:style-name="P121">আড়ম্বরপূর্ণ ভাষা</text:p>
          </table:table-cell>
          <table:table-cell table:style-name="Table1.A2" office:value-type="string">
            <text:p text:style-name="P121">arrogant</text:p>
          </table:table-cell>
          <table:table-cell table:style-name="Table1.D2" office:value-type="string">
            <text:p text:style-name="P121">অহংকারী</text:p>
          </table:table-cell>
        </table:table-row>
        <table:table-row>
          <table:table-cell table:style-name="Table1.A2" office:value-type="string">
            <text:p text:style-name="P121">counter</text:p>
          </table:table-cell>
          <table:table-cell table:style-name="Table1.A2" office:value-type="string">
            <text:p text:style-name="P121">বিরোধ</text:p>
          </table:table-cell>
          <table:table-cell table:style-name="Table1.A2" office:value-type="string">
            <text:p text:style-name="P121">righteous</text:p>
          </table:table-cell>
          <table:table-cell table:style-name="Table1.D2" office:value-type="string">
            <text:p text:style-name="P121">ধার্মিক</text:p>
          </table:table-cell>
        </table:table-row>
        <table:table-row>
          <table:table-cell table:style-name="Table1.A2" office:value-type="string">
            <text:p text:style-name="P121">uprising</text:p>
          </table:table-cell>
          <table:table-cell table:style-name="Table1.A2" office:value-type="string">
            <text:p text:style-name="P121">বিদ্রোহ</text:p>
          </table:table-cell>
          <table:table-cell table:style-name="Table1.A2" office:value-type="string">
            <text:p text:style-name="P121">cop</text:p>
          </table:table-cell>
          <table:table-cell table:style-name="Table1.D2" office:value-type="string">
            <text:p text:style-name="P121">পুলিশ</text:p>
          </table:table-cell>
        </table:table-row>
        <table:table-row>
          <table:table-cell table:style-name="Table1.A2" office:value-type="string">
            <text:p text:style-name="P121">crush</text:p>
          </table:table-cell>
          <table:table-cell table:style-name="Table1.A2" office:value-type="string">
            <text:p text:style-name="P121">দমন করা</text:p>
          </table:table-cell>
          <table:table-cell table:style-name="Table1.A2" office:value-type="string">
            <text:p text:style-name="P121">rob</text:p>
          </table:table-cell>
          <table:table-cell table:style-name="Table1.D2" office:value-type="string">
            <text:p text:style-name="P121">ডাকাতি করা</text:p>
          </table:table-cell>
        </table:table-row>
        <table:table-row>
          <table:table-cell table:style-name="Table1.A2" office:value-type="string">
            <text:p text:style-name="P121">devastating</text:p>
          </table:table-cell>
          <table:table-cell table:style-name="Table1.A2" office:value-type="string">
            <text:p text:style-name="P121">বিধ্বংসী</text:p>
          </table:table-cell>
          <table:table-cell table:style-name="Table1.A2" office:value-type="string">
            <text:p text:style-name="P121">nave</text:p>
          </table:table-cell>
          <table:table-cell table:style-name="Table1.D2" office:value-type="string">
            <text:p text:style-name="P121">simple</text:p>
          </table:table-cell>
        </table:table-row>
        <table:table-row>
          <table:table-cell table:style-name="Table1.A2" office:value-type="string">
            <text:p text:style-name="P121">humanitarian</text:p>
          </table:table-cell>
          <table:table-cell table:style-name="Table1.A2" office:value-type="string">
            <text:p text:style-name="P121">লোকহিতকর</text:p>
          </table:table-cell>
          <table:table-cell table:style-name="Table1.A2" office:value-type="string">
            <text:p text:style-name="P121">thug</text:p>
          </table:table-cell>
          <table:table-cell table:style-name="Table1.D2" office:value-type="string">
            <text:p text:style-name="P121">খুনে</text:p>
          </table:table-cell>
        </table:table-row>
        <table:table-row>
          <table:table-cell table:style-name="Table1.A2" office:value-type="string">
            <text:p text:style-name="P121">regime</text:p>
          </table:table-cell>
          <table:table-cell table:style-name="Table1.A2" office:value-type="string">
            <text:p text:style-name="P121">সরকার</text:p>
          </table:table-cell>
          <table:table-cell table:style-name="Table1.A2" office:value-type="string">
            <text:p text:style-name="P121">combat</text:p>
          </table:table-cell>
          <table:table-cell table:style-name="Table1.D2" office:value-type="string">
            <text:p text:style-name="P121">যুদ্ধ</text:p>
          </table:table-cell>
        </table:table-row>
        <table:table-row>
          <table:table-cell table:style-name="Table1.A2" office:value-type="string">
            <text:p text:style-name="P121">mediator</text:p>
          </table:table-cell>
          <table:table-cell table:style-name="Table1.A2" office:value-type="string">
            <text:p text:style-name="P121">মধ্যস্থাকারি</text:p>
          </table:table-cell>
          <table:table-cell table:style-name="Table1.A2" office:value-type="string">
            <text:p text:style-name="P121">brag</text:p>
          </table:table-cell>
          <table:table-cell table:style-name="Table1.D2" office:value-type="string">
            <text:p text:style-name="P121">দম্ভ করা</text:p>
          </table:table-cell>
        </table:table-row>
        <table:table-row>
          <table:table-cell table:style-name="Table1.A2" office:value-type="string">
            <text:p text:style-name="P121">appalling</text:p>
          </table:table-cell>
          <table:table-cell table:style-name="Table1.A2" office:value-type="string">
            <text:p text:style-name="P121">আতঙ্ককর</text:p>
          </table:table-cell>
          <table:table-cell table:style-name="Table1.A2" office:value-type="string">
            <text:p text:style-name="P121">avenge</text:p>
          </table:table-cell>
          <table:table-cell table:style-name="Table1.D2" office:value-type="string">
            <text:p text:style-name="P121">প্রতিশোধ লত্তয়া</text:p>
          </table:table-cell>
        </table:table-row>
        <table:table-row>
          <table:table-cell table:style-name="Table1.A2" office:value-type="string">
            <text:p text:style-name="P121">steadily</text:p>
          </table:table-cell>
          <table:table-cell table:style-name="Table1.A2" office:value-type="string">
            <text:p text:style-name="P121">স্থিরভাবে</text:p>
          </table:table-cell>
          <table:table-cell table:style-name="Table1.A2" office:value-type="string">
            <text:p text:style-name="P121">weapon</text:p>
          </table:table-cell>
          <table:table-cell table:style-name="Table1.D2" office:value-type="string">
            <text:p text:style-name="P121">অস্ত্র-শস্ত্র</text:p>
          </table:table-cell>
        </table:table-row>
        <table:table-row>
          <table:table-cell table:style-name="Table1.A2" office:value-type="string">
            <text:p text:style-name="P121">holocaust</text:p>
          </table:table-cell>
          <table:table-cell table:style-name="Table1.A2" office:value-type="string">
            <text:p text:style-name="P121">ব্যাপক হত্যাকাণ্ড</text:p>
          </table:table-cell>
          <table:table-cell table:style-name="Table1.A2" office:value-type="string">
            <text:p text:style-name="P121">misdemeanour</text:p>
          </table:table-cell>
          <table:table-cell table:style-name="Table1.D2" office:value-type="string">
            <text:p text:style-name="P121">বেআইনী কাজ</text:p>
          </table:table-cell>
        </table:table-row>
        <table:table-row>
          <table:table-cell table:style-name="Table1.A2" office:value-type="string">
            <text:p text:style-name="P121">decree</text:p>
          </table:table-cell>
          <table:table-cell table:style-name="Table1.A2" office:value-type="string">
            <text:p text:style-name="P121">বিজ্ঞপ্তি</text:p>
          </table:table-cell>
          <table:table-cell table:style-name="Table1.A2" office:value-type="string">
            <text:p text:style-name="P121">kowtow</text:p>
          </table:table-cell>
          <table:table-cell table:style-name="Table1.D2" office:value-type="string">
            <text:p text:style-name="P121">অত্যন্ত বিনয় প্রদর্শন করা</text:p>
          </table:table-cell>
        </table:table-row>
        <table:table-row>
          <table:table-cell table:style-name="Table1.A2" office:value-type="string">
            <text:p text:style-name="P121">rage</text:p>
          </table:table-cell>
          <table:table-cell table:style-name="Table1.A2" office:value-type="string">
            <text:p text:style-name="P121">গর্জন করা</text:p>
          </table:table-cell>
          <table:table-cell table:style-name="Table1.A2" office:value-type="string">
            <text:p text:style-name="P121">fictitious</text:p>
          </table:table-cell>
          <table:table-cell table:style-name="Table1.D2" office:value-type="string">
            <text:p text:style-name="P121">কল্পিত</text:p>
          </table:table-cell>
        </table:table-row>
        <table:table-row>
          <table:table-cell table:style-name="Table1.A2" office:value-type="string">
            <text:p text:style-name="P121">alike</text:p>
          </table:table-cell>
          <table:table-cell table:style-name="Table1.A2" office:value-type="string">
            <text:p text:style-name="P121">একইভাবে</text:p>
          </table:table-cell>
          <table:table-cell table:style-name="Table1.A2" office:value-type="string">
            <text:p text:style-name="P121">mushroom</text:p>
          </table:table-cell>
          <table:table-cell table:style-name="Table1.D2" office:value-type="string">
            <text:p text:style-name="P121">অবাঞ্চিত</text:p>
          </table:table-cell>
        </table:table-row>
        <table:table-row>
          <table:table-cell table:style-name="Table1.A2" office:value-type="string">
            <text:p text:style-name="P121">rebuttal</text:p>
          </table:table-cell>
          <table:table-cell table:style-name="Table1.A2" office:value-type="string">
            <text:p text:style-name="P121">মিথ্যাপ্রমাণ করা</text:p>
          </table:table-cell>
          <table:table-cell table:style-name="Table1.A2" office:value-type="string">
            <text:p text:style-name="P121">strain</text:p>
          </table:table-cell>
          <table:table-cell table:style-name="Table1.D2" office:value-type="string">
            <text:p text:style-name="P121">অত্যাচার করা</text:p>
          </table:table-cell>
        </table:table-row>
        <table:table-row>
          <table:table-cell table:style-name="Table1.A2" office:value-type="string">
            <text:p text:style-name="P121">skepticism</text:p>
          </table:table-cell>
          <table:table-cell table:style-name="Table1.A2" office:value-type="string">
            <text:p text:style-name="P121">নাস্তিক্য</text:p>
          </table:table-cell>
          <table:table-cell table:style-name="Table1.A2" office:value-type="string">
            <text:p text:style-name="P121">confiscated</text:p>
          </table:table-cell>
          <table:table-cell table:style-name="Table1.D2" office:value-type="string">
            <text:p text:style-name="P121">বাজেয়াপ্ত</text:p>
          </table:table-cell>
        </table:table-row>
        <table:table-row>
          <table:table-cell table:style-name="Table1.A2" office:value-type="string">
            <text:p text:style-name="P121">rival</text:p>
          </table:table-cell>
          <table:table-cell table:style-name="Table1.A2" office:value-type="string">
            <text:p text:style-name="P121">প্রতিদ্বন্দ্বী</text:p>
          </table:table-cell>
          <table:table-cell table:style-name="Table1.A2" office:value-type="string">
            <text:p text:style-name="P121">spare</text:p>
          </table:table-cell>
          <table:table-cell table:style-name="Table1.D2" office:value-type="string">
            <text:p text:style-name="P121">অব্যাহতি দেত্তয়া</text:p>
          </table:table-cell>
        </table:table-row>
        <table:table-row>
          <table:table-cell table:style-name="Table1.A2" office:value-type="string">
            <text:p text:style-name="P121">ravel</text:p>
          </table:table-cell>
          <table:table-cell table:style-name="Table1.A2" office:value-type="string">
            <text:p text:style-name="P121">জট পাকানো</text:p>
          </table:table-cell>
          <table:table-cell table:style-name="Table1.A2" office:value-type="string">
            <text:p text:style-name="P121">bloody</text:p>
          </table:table-cell>
          <table:table-cell table:style-name="Table1.D2" office:value-type="string">
            <text:p text:style-name="P121">নিষ্ঠুর</text:p>
          </table:table-cell>
        </table:table-row>
        <table:table-row>
          <table:table-cell table:style-name="Table1.A2" office:value-type="string">
            <text:p text:style-name="P121">stance</text:p>
          </table:table-cell>
          <table:table-cell table:style-name="Table1.A2" office:value-type="string">
            <text:p text:style-name="P121">মনোভাব</text:p>
          </table:table-cell>
          <table:table-cell table:style-name="Table1.A2" office:value-type="string">
            <text:p text:style-name="P121">scoundrel</text:p>
          </table:table-cell>
          <table:table-cell table:style-name="Table1.D2" office:value-type="string">
            <text:p text:style-name="P121">ইতর দুর্বৃত্ত</text:p>
          </table:table-cell>
        </table:table-row>
        <table:table-row>
          <table:table-cell table:style-name="Table1.A2" office:value-type="string">
            <text:p text:style-name="P121">mar</text:p>
          </table:table-cell>
          <table:table-cell table:style-name="Table1.A2" office:value-type="string">
            <text:p text:style-name="P121">ক্ষতি করা</text:p>
          </table:table-cell>
          <table:table-cell table:style-name="Table1.A2" office:value-type="string">
            <text:p text:style-name="P121">rascal</text:p>
          </table:table-cell>
          <table:table-cell table:style-name="Table1.D2" office:value-type="string">
            <text:p text:style-name="P121">বদমাশ</text:p>
          </table:table-cell>
        </table:table-row>
        <table:table-row>
          <table:table-cell table:style-name="Table1.A2" office:value-type="string">
            <text:p text:style-name="P121">appeasement</text:p>
          </table:table-cell>
          <table:table-cell table:style-name="Table1.A2" office:value-type="string">
            <text:p text:style-name="P121">প্রশমন</text:p>
          </table:table-cell>
          <table:table-cell table:style-name="Table1.A2" office:value-type="string">
            <text:p text:style-name="P121">smash</text:p>
          </table:table-cell>
          <table:table-cell table:style-name="Table1.D2" office:value-type="string">
            <text:p text:style-name="P121">সম্পূর্ণ ধ্বংস করা</text:p>
          </table:table-cell>
        </table:table-row>
        <table:table-row>
          <table:table-cell table:style-name="Table1.A2" office:value-type="string">
            <text:p text:style-name="P121">reclaim</text:p>
          </table:table-cell>
          <table:table-cell table:style-name="Table1.A2" office:value-type="string">
            <text:p text:style-name="P121">সংশোধন করা</text:p>
          </table:table-cell>
          <table:table-cell table:style-name="Table1.A2" office:value-type="string">
            <text:p text:style-name="P121">betray</text:p>
          </table:table-cell>
          <table:table-cell table:style-name="Table1.D2" office:value-type="string">
            <text:p text:style-name="P121">বিশ্বাসঘাতকতা করা</text:p>
          </table:table-cell>
        </table:table-row>
        <table:table-row>
          <table:table-cell table:style-name="Table1.A2" office:value-type="string">
            <text:p text:style-name="P121">combed</text:p>
          </table:table-cell>
          <table:table-cell table:style-name="Table1.A2" office:value-type="string">
            <text:p text:style-name="P121">ছিদ্রবহুল</text:p>
          </table:table-cell>
          <table:table-cell table:style-name="Table1.A2" office:value-type="string">
            <text:p text:style-name="P121">smuggle</text:p>
          </table:table-cell>
          <table:table-cell table:style-name="Table1.D2" office:value-type="string">
            <text:p text:style-name="P121">পাচার করা</text:p>
          </table:table-cell>
        </table:table-row>
        <table:table-row>
          <table:table-cell table:style-name="Table1.A2" office:value-type="string">
            <text:p text:style-name="P121">neighborhood</text:p>
          </table:table-cell>
          <table:table-cell table:style-name="Table1.A2" office:value-type="string">
            <text:p text:style-name="P121">প্রতিবেশিগণ</text:p>
          </table:table-cell>
          <table:table-cell table:style-name="Table1.A2" office:value-type="string">
            <text:p text:style-name="P121">duffer</text:p>
          </table:table-cell>
          <table:table-cell table:style-name="Table1.D2" office:value-type="string">
            <text:p text:style-name="P121">অকর্মণ্য লোক</text:p>
          </table:table-cell>
        </table:table-row>
        <table:table-row>
          <table:table-cell table:style-name="Table1.A2" office:value-type="string">
            <text:p text:style-name="P121">debris</text:p>
          </table:table-cell>
          <table:table-cell table:style-name="Table1.A2" office:value-type="string">
            <text:p text:style-name="P121">ধ্বংসাবশেষ</text:p>
          </table:table-cell>
          <table:table-cell table:style-name="Table1.A2" office:value-type="string">
            <text:p text:style-name="P121">ogle</text:p>
          </table:table-cell>
          <table:table-cell table:style-name="Table1.D2" office:value-type="string">
            <text:p text:style-name="P121">অপাঙ্গদৃষ্টি করা</text:p>
          </table:table-cell>
        </table:table-row>
        <table:table-row>
          <table:table-cell table:style-name="Table1.A2" office:value-type="string">
            <text:p text:style-name="P121">scar</text:p>
          </table:table-cell>
          <table:table-cell table:style-name="Table1.A2" office:value-type="string">
            <text:p text:style-name="P121">খুঁত</text:p>
          </table:table-cell>
          <table:table-cell table:style-name="Table1.A2" office:value-type="string">
            <text:p text:style-name="P121">elope</text:p>
          </table:table-cell>
          <table:table-cell table:style-name="Table1.D2" office:value-type="string">
            <text:p text:style-name="P121">প্রধাণতঃ প্রণীয় সহিত গোপনে পালন করা</text:p>
          </table:table-cell>
        </table:table-row>
        <table:table-row>
          <table:table-cell table:style-name="Table1.A2" office:value-type="string">
            <text:p text:style-name="P121">frenetic</text:p>
          </table:table-cell>
          <table:table-cell table:style-name="Table1.A2" office:value-type="string">
            <text:p text:style-name="P121">ক্ষিপ্ত</text:p>
          </table:table-cell>
          <table:table-cell table:style-name="Table1.A2" office:value-type="string">
            <text:p text:style-name="P121">superb</text:p>
          </table:table-cell>
          <table:table-cell table:style-name="Table1.D2" office:value-type="string">
            <text:p text:style-name="P121">চমত্কার</text:p>
          </table:table-cell>
        </table:table-row>
        <table:table-row>
          <table:table-cell table:style-name="Table1.A2" office:value-type="string">
            <text:p text:style-name="P121">considerably</text:p>
          </table:table-cell>
          <table:table-cell table:style-name="Table1.A2" office:value-type="string">
            <text:p text:style-name="P121">প্রচুরভাবে</text:p>
          </table:table-cell>
          <table:table-cell table:style-name="Table1.A2" office:value-type="string">
            <text:p text:style-name="P121">fellow</text:p>
          </table:table-cell>
          <table:table-cell table:style-name="Table1.D2" office:value-type="string">
            <text:p text:style-name="P121">সহকর্মী</text:p>
          </table:table-cell>
        </table:table-row>
        <table:table-row>
          <table:table-cell table:style-name="Table1.A2" office:value-type="string">
            <text:p text:style-name="P121">ordinarily</text:p>
          </table:table-cell>
          <table:table-cell table:style-name="Table1.A2" office:value-type="string">
            <text:p text:style-name="P121">সাধারণভাবে</text:p>
          </table:table-cell>
          <table:table-cell table:style-name="Table1.A2" office:value-type="string">
            <text:p text:style-name="P121">fake</text:p>
          </table:table-cell>
          <table:table-cell table:style-name="Table1.D2" office:value-type="string">
            <text:p text:style-name="P121">জালিয়াতি</text:p>
          </table:table-cell>
        </table:table-row>
        <table:table-row>
          <table:table-cell table:style-name="Table1.A2" office:value-type="string">
            <text:p text:style-name="P121">evacuate</text:p>
          </table:table-cell>
          <table:table-cell table:style-name="Table1.A2" office:value-type="string">
            <text:p text:style-name="P121">মলত্যাগ করা</text:p>
          </table:table-cell>
          <table:table-cell table:style-name="Table1.A2" office:value-type="string">
            <text:p text:style-name="P121">egoistic</text:p>
          </table:table-cell>
          <table:table-cell table:style-name="Table1.D2" office:value-type="string">
            <text:p text:style-name="P121">স্বার্থপর</text:p>
          </table:table-cell>
        </table:table-row>
        <table:table-row>
          <table:table-cell table:style-name="Table1.A2" office:value-type="string">
            <text:p text:style-name="P121">legend</text:p>
          </table:table-cell>
          <table:table-cell table:style-name="Table1.A2" office:value-type="string">
            <text:p text:style-name="P121">কিংবদন্তী</text:p>
          </table:table-cell>
          <table:table-cell table:style-name="Table1.A2" office:value-type="string">
            <text:p text:style-name="P121">thorn</text:p>
          </table:table-cell>
          <table:table-cell table:style-name="Table1.D2" office:value-type="string">
            <text:p text:style-name="P121">কাঁটা গাছ</text:p>
          </table:table-cell>
        </table:table-row>
        <table:table-row>
          <table:table-cell table:style-name="Table1.A2" office:value-type="string">
            <text:p text:style-name="P121">away</text:p>
          </table:table-cell>
          <table:table-cell table:style-name="Table1.A2" office:value-type="string">
            <text:p text:style-name="P121">দূরে</text:p>
          </table:table-cell>
          <table:table-cell table:style-name="Table1.A2" office:value-type="string">
            <text:p text:style-name="P121">virile</text:p>
          </table:table-cell>
          <table:table-cell table:style-name="Table1.D2" office:value-type="string">
            <text:p text:style-name="P121">কর্মঠ</text:p>
          </table:table-cell>
        </table:table-row>
        <table:table-row>
          <table:table-cell table:style-name="Table1.A2" office:value-type="string">
            <text:p text:style-name="P121">last</text:p>
          </table:table-cell>
          <table:table-cell table:style-name="Table1.A2" office:value-type="string">
            <text:p text:style-name="P121">স্থায়ী হত্তয়া</text:p>
          </table:table-cell>
          <table:table-cell table:style-name="Table1.A2" office:value-type="string">
            <text:p text:style-name="P121">snatch</text:p>
          </table:table-cell>
          <table:table-cell table:style-name="Table1.D2" office:value-type="string">
            <text:p text:style-name="P121">ছিনাইয়া লত্তয়া</text:p>
          </table:table-cell>
        </table:table-row>
        <table:table-row>
          <table:table-cell table:style-name="Table1.A2" office:value-type="string">
            <text:p text:style-name="P121">absurd</text:p>
          </table:table-cell>
          <table:table-cell table:style-name="Table1.A2" office:value-type="string">
            <text:p text:style-name="P121">অযৌক্তিক</text:p>
          </table:table-cell>
          <table:table-cell table:style-name="Table1.A2" office:value-type="string">
            <text:p text:style-name="P121">drench</text:p>
          </table:table-cell>
          <table:table-cell table:style-name="Table1.D2" office:value-type="string">
            <text:p text:style-name="P121">জবজবে করে ভিজিয়ে দেওয়া</text:p>
          </table:table-cell>
        </table:table-row>
        <table:table-row>
          <table:table-cell table:style-name="Table1.A2" office:value-type="string">
            <text:p text:style-name="P121">workable</text:p>
          </table:table-cell>
          <table:table-cell table:style-name="Table1.A2" office:value-type="string">
            <text:p text:style-name="P121">কার্যকর</text:p>
          </table:table-cell>
          <table:table-cell table:style-name="Table1.A2" office:value-type="string">
            <text:p text:style-name="P121">accord</text:p>
          </table:table-cell>
          <table:table-cell table:style-name="Table1.D2" office:value-type="string">
            <text:p text:style-name="P121">প্রদান করা</text:p>
          </table:table-cell>
        </table:table-row>
        <table:table-row>
          <table:table-cell table:style-name="Table1.A2" office:value-type="string">
            <text:p text:style-name="P121">inlet</text:p>
          </table:table-cell>
          <table:table-cell table:style-name="Table1.A2" office:value-type="string">
            <text:p text:style-name="P121">পথ</text:p>
          </table:table-cell>
          <table:table-cell table:style-name="Table1.A2" office:value-type="string">
            <text:p text:style-name="P121">tot</text:p>
          </table:table-cell>
          <table:table-cell table:style-name="Table1.D2" office:value-type="string">
            <text:p text:style-name="P121">ছোট শিশু</text:p>
          </table:table-cell>
        </table:table-row>
        <table:table-row>
          <table:table-cell table:style-name="Table1.A2" office:value-type="string">
            <text:p text:style-name="P121">soundness</text:p>
          </table:table-cell>
          <table:table-cell table:style-name="Table1.A2" office:value-type="string">
            <text:p text:style-name="P121">সুস্থতা</text:p>
          </table:table-cell>
          <table:table-cell table:style-name="Table1.A2" office:value-type="string">
            <text:p text:style-name="P121">bouquet</text:p>
          </table:table-cell>
          <table:table-cell table:style-name="Table1.D2" office:value-type="string">
            <text:p text:style-name="P121">ফুলের তোড়া</text:p>
          </table:table-cell>
        </table:table-row>
        <table:table-row>
          <table:table-cell table:style-name="Table1.A2" office:value-type="string">
            <text:p text:style-name="P121">tedious</text:p>
          </table:table-cell>
          <table:table-cell table:style-name="Table1.A2" office:value-type="string">
            <text:p text:style-name="P121">বিরক্তিকর</text:p>
          </table:table-cell>
          <table:table-cell table:style-name="Table1.A2" office:value-type="string">
            <text:p text:style-name="P121">victimization</text:p>
          </table:table-cell>
          <table:table-cell table:style-name="Table1.D2" office:value-type="string">
            <text:p text:style-name="P121">প্রতিশোধমূলক নিপীড়ন</text:p>
          </table:table-cell>
        </table:table-row>
        <table:table-row>
          <table:table-cell table:style-name="Table1.A2" office:value-type="string">
            <text:p text:style-name="P121">wreath</text:p>
          </table:table-cell>
          <table:table-cell table:style-name="Table1.A2" office:value-type="string">
            <text:p text:style-name="P121">জয়মাল্য</text:p>
          </table:table-cell>
          <table:table-cell table:style-name="Table1.A2" office:value-type="string">
            <text:p text:style-name="P121">rumor</text:p>
          </table:table-cell>
          <table:table-cell table:style-name="Table1.D2" office:value-type="string">
            <text:p text:style-name="P121">গুজব</text:p>
          </table:table-cell>
        </table:table-row>
        <table:table-row>
          <table:table-cell table:style-name="Table1.A2" office:value-type="string">
            <text:p text:style-name="P121">mausoleum</text:p>
          </table:table-cell>
          <table:table-cell table:style-name="Table1.A2" office:value-type="string">
            <text:p text:style-name="P121">সমাধি মন্দির</text:p>
          </table:table-cell>
          <table:table-cell table:style-name="Table1.A2" office:value-type="string">
            <text:p text:style-name="P121">inferiority</text:p>
          </table:table-cell>
          <table:table-cell table:style-name="Table1.D2" office:value-type="string">
            <text:p text:style-name="P121">নিকৃষ্টতা</text:p>
          </table:table-cell>
        </table:table-row>
        <table:table-row>
          <table:table-cell table:style-name="Table1.A2" office:value-type="string">
            <text:p text:style-name="P121">homage</text:p>
          </table:table-cell>
          <table:table-cell table:style-name="Table1.A2" office:value-type="string">
            <text:p text:style-name="P121">শ্রদ্ধা</text:p>
          </table:table-cell>
          <table:table-cell table:style-name="Table1.A2" office:value-type="string">
            <text:p text:style-name="P121">profess</text:p>
          </table:table-cell>
          <table:table-cell table:style-name="Table1.D2" office:value-type="string">
            <text:p text:style-name="P121">প্রকাশ্যে ব্যক্ত করা</text:p>
          </table:table-cell>
        </table:table-row>
        <table:table-row>
          <table:table-cell table:style-name="Table1.A2" office:value-type="string">
            <text:p text:style-name="P121">hospitality</text:p>
          </table:table-cell>
          <table:table-cell table:style-name="Table1.A2" office:value-type="string">
            <text:p text:style-name="P121">আতিথেয়তা</text:p>
          </table:table-cell>
          <table:table-cell table:style-name="Table1.A2" office:value-type="string">
            <text:p text:style-name="P121">confer</text:p>
          </table:table-cell>
          <table:table-cell table:style-name="Table1.D2" office:value-type="string">
            <text:p text:style-name="P121">পরামর্শ করা</text:p>
          </table:table-cell>
        </table:table-row>
        <table:table-row>
          <table:table-cell table:style-name="Table1.A2" office:value-type="string">
            <text:p text:style-name="P121">apprise</text:p>
          </table:table-cell>
          <table:table-cell table:style-name="Table1.A2" office:value-type="string">
            <text:p text:style-name="P121">Inform or tell (someone).</text:p>
          </table:table-cell>
          <table:table-cell table:style-name="Table1.A2" office:value-type="string">
            <text:p text:style-name="P121">Covenant</text:p>
          </table:table-cell>
          <table:table-cell table:style-name="Table1.D2" office:value-type="string">
            <text:p text:style-name="P121">চুক্তি</text:p>
          </table:table-cell>
        </table:table-row>
        <text:soft-page-break/>
        <table:table-row>
          <table:table-cell table:style-name="Table1.A2" office:value-type="string">
            <text:p text:style-name="P121">scream</text:p>
          </table:table-cell>
          <table:table-cell table:style-name="Table1.A2" office:value-type="string">
            <text:p text:style-name="P121">চিত্কার</text:p>
          </table:table-cell>
          <table:table-cell table:style-name="Table1.A2" office:value-type="string">
            <text:p text:style-name="P121">Racial</text:p>
          </table:table-cell>
          <table:table-cell table:style-name="Table1.D2" office:value-type="string">
            <text:p text:style-name="P121">জাতিগত</text:p>
          </table:table-cell>
        </table:table-row>
        <table:table-row>
          <table:table-cell table:style-name="Table1.A2" office:value-type="string">
            <text:p text:style-name="P121">compelled</text:p>
          </table:table-cell>
          <table:table-cell table:style-name="Table1.A2" office:value-type="string">
            <text:p text:style-name="P121">বাধ্য</text:p>
          </table:table-cell>
          <table:table-cell table:style-name="Table1.A2" office:value-type="string">
            <text:p text:style-name="P121">Charter</text:p>
          </table:table-cell>
          <table:table-cell table:style-name="Table1.D2" office:value-type="string">
            <text:p text:style-name="P121">দলিল</text:p>
          </table:table-cell>
        </table:table-row>
        <table:table-row>
          <table:table-cell table:style-name="Table1.A2" office:value-type="string">
            <text:p text:style-name="P121">destitute</text:p>
          </table:table-cell>
          <table:table-cell table:style-name="Table1.A2" office:value-type="string">
            <text:p text:style-name="P121">নিরূপায়</text:p>
          </table:table-cell>
          <table:table-cell table:style-name="Table1.A2" office:value-type="string">
            <text:p text:style-name="P121">committed</text:p>
          </table:table-cell>
          <table:table-cell table:style-name="Table1.D2" office:value-type="string">
            <text:p text:style-name="P121">সংঘটিত</text:p>
          </table:table-cell>
        </table:table-row>
        <table:table-row>
          <table:table-cell table:style-name="Table1.A2" office:value-type="string">
            <text:p text:style-name="P121">haunted</text:p>
          </table:table-cell>
          <table:table-cell table:style-name="Table1.A2" office:value-type="string">
            <text:p text:style-name="P121">পরিপূর্ণ</text:p>
          </table:table-cell>
          <table:table-cell table:style-name="Table1.A2" office:value-type="string">
            <text:p text:style-name="P121">mishap</text:p>
          </table:table-cell>
          <table:table-cell table:style-name="Table1.D2" office:value-type="string">
            <text:p text:style-name="P121">উপদ্রব</text:p>
          </table:table-cell>
        </table:table-row>
        <table:table-row>
          <table:table-cell table:style-name="Table1.A2" office:value-type="string">
            <text:p text:style-name="P121">dreadful</text:p>
          </table:table-cell>
          <table:table-cell table:style-name="Table1.A2" office:value-type="string">
            <text:p text:style-name="P121">ভয়ঙ্কর</text:p>
          </table:table-cell>
          <table:table-cell table:style-name="Table1.A2" office:value-type="string">
            <text:p text:style-name="P121">compensation</text:p>
          </table:table-cell>
          <table:table-cell table:style-name="Table1.D2" office:value-type="string">
            <text:p text:style-name="P121">খেসারত</text:p>
          </table:table-cell>
        </table:table-row>
        <table:table-row>
          <table:table-cell table:style-name="Table1.A2" office:value-type="string">
            <text:p text:style-name="P121">communal</text:p>
          </table:table-cell>
          <table:table-cell table:style-name="Table1.A2" office:value-type="string">
            <text:p text:style-name="P121">সাম্প্রদায়িক</text:p>
          </table:table-cell>
          <table:table-cell table:style-name="Table1.A2" office:value-type="string">
            <text:p text:style-name="P121">misdeeds</text:p>
          </table:table-cell>
          <table:table-cell table:style-name="Table1.D2" office:value-type="string">
            <text:p text:style-name="P121">অপকর্ম</text:p>
          </table:table-cell>
        </table:table-row>
        <table:table-row>
          <table:table-cell table:style-name="Table1.A2" office:value-type="string">
            <text:p text:style-name="P121">aspiration</text:p>
          </table:table-cell>
          <table:table-cell table:style-name="Table1.A2" office:value-type="string">
            <text:p text:style-name="P121">আকাঙ্ক্ষা</text:p>
          </table:table-cell>
          <table:table-cell table:style-name="Table1.A2" office:value-type="string">
            <text:p text:style-name="P121">anarchy</text:p>
          </table:table-cell>
          <table:table-cell table:style-name="Table1.D2" office:value-type="string">
            <text:p text:style-name="P121">অরাজকতা</text:p>
          </table:table-cell>
        </table:table-row>
        <table:table-row>
          <table:table-cell table:style-name="Table1.A2" office:value-type="string">
            <text:p text:style-name="P121">sects</text:p>
          </table:table-cell>
          <table:table-cell table:style-name="Table1.A2" office:value-type="string">
            <text:p text:style-name="P121">গোষ্ঠী</text:p>
          </table:table-cell>
          <table:table-cell table:style-name="Table1.A2" office:value-type="string">
            <text:p text:style-name="P121">harmony</text:p>
          </table:table-cell>
          <table:table-cell table:style-name="Table1.D2" office:value-type="string">
            <text:p text:style-name="P121">মিল</text:p>
          </table:table-cell>
        </table:table-row>
        <table:table-row>
          <table:table-cell table:style-name="Table1.A2" office:value-type="string">
            <text:p text:style-name="P121">lingual</text:p>
          </table:table-cell>
          <table:table-cell table:style-name="Table1.A2" office:value-type="string">
            <text:p text:style-name="P121">ভাষাগত</text:p>
          </table:table-cell>
          <table:table-cell table:style-name="Table1.A2" office:value-type="string">
            <text:p text:style-name="P121">diminish</text:p>
          </table:table-cell>
          <table:table-cell table:style-name="Table1.D2" office:value-type="string">
            <text:p text:style-name="P121">হ্রাস করা</text:p>
          </table:table-cell>
        </table:table-row>
        <table:table-row>
          <table:table-cell table:style-name="Table1.A2" office:value-type="string">
            <text:p text:style-name="P121">ethnic</text:p>
          </table:table-cell>
          <table:table-cell table:style-name="Table1.A2" office:value-type="string">
            <text:p text:style-name="P121">জাতিগত</text:p>
          </table:table-cell>
          <table:table-cell table:style-name="Table1.A2" office:value-type="string">
            <text:p text:style-name="P121">fascism</text:p>
          </table:table-cell>
          <table:table-cell table:style-name="Table1.D2" office:value-type="string">
            <text:p text:style-name="P121">ফ্যাসিবাদ</text:p>
          </table:table-cell>
        </table:table-row>
        <table:table-row>
          <table:table-cell table:style-name="Table1.A2" office:value-type="string">
            <text:p text:style-name="P121">disseminated</text:p>
          </table:table-cell>
          <table:table-cell table:style-name="Table1.A2" office:value-type="string">
            <text:p text:style-name="P121">বিতরণ, প্রচার করা</text:p>
          </table:table-cell>
          <table:table-cell table:style-name="Table1.A2" office:value-type="string">
            <text:p text:style-name="P121">pious</text:p>
          </table:table-cell>
          <table:table-cell table:style-name="Table1.D2" office:value-type="string">
            <text:p text:style-name="P121">ধার্মিক</text:p>
          </table:table-cell>
        </table:table-row>
        <table:table-row>
          <table:table-cell table:style-name="Table1.A2" office:value-type="string">
            <text:p text:style-name="P121">immemorial</text:p>
          </table:table-cell>
          <table:table-cell table:style-name="Table1.A2" office:value-type="string">
            <text:p text:style-name="P121">স্মরণাতীত</text:p>
          </table:table-cell>
          <table:table-cell table:style-name="Table1.A2" office:value-type="string">
            <text:p text:style-name="P121">sacred</text:p>
          </table:table-cell>
          <table:table-cell table:style-name="Table1.D2" office:value-type="string">
            <text:p text:style-name="P121">পবিত্র</text:p>
          </table:table-cell>
        </table:table-row>
        <table:table-row>
          <table:table-cell table:style-name="Table1.A2" office:value-type="string">
            <text:p text:style-name="P121">nasty</text:p>
          </table:table-cell>
          <table:table-cell table:style-name="Table1.A2" office:value-type="string">
            <text:p text:style-name="P121">ন্যক্কারজনক</text:p>
          </table:table-cell>
          <table:table-cell table:style-name="Table1.A2" office:value-type="string">
            <text:p text:style-name="P121">uproot</text:p>
          </table:table-cell>
          <table:table-cell table:style-name="Table1.D2" office:value-type="string">
            <text:p text:style-name="P121">নির্মূল করা</text:p>
          </table:table-cell>
        </table:table-row>
        <table:table-row>
          <table:table-cell table:style-name="Table1.A2" office:value-type="string">
            <text:p text:style-name="P121">Aggression</text:p>
          </table:table-cell>
          <table:table-cell table:style-name="Table1.A2" office:value-type="string">
            <text:p text:style-name="P121">আগ্রাসন</text:p>
          </table:table-cell>
          <table:table-cell table:style-name="Table1.A2" office:value-type="string">
            <text:p text:style-name="P121">uphold</text:p>
          </table:table-cell>
          <table:table-cell table:style-name="Table1.D2" office:value-type="string">
            <text:p text:style-name="P121">বজায় রাখা</text:p>
          </table:table-cell>
        </table:table-row>
        <table:table-row>
          <table:table-cell table:style-name="Table1.A81" office:value-type="string">
            <text:p text:style-name="P121">suppression</text:p>
          </table:table-cell>
          <table:table-cell table:style-name="Table1.A81" office:value-type="string">
            <text:p text:style-name="P121">দমন</text:p>
          </table:table-cell>
          <table:table-cell table:style-name="Table1.A81" office:value-type="string">
            <text:p text:style-name="P121">tribute</text:p>
          </table:table-cell>
          <table:table-cell table:style-name="Table1.D2" office:value-type="string">
            <text:p text:style-name="P121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2" office:value-type="string">
            <text:p text:style-name="P121">phenomenon</text:p>
          </table:table-cell>
          <table:table-cell table:style-name="Table1.A2" office:value-type="string">
            <text:p text:style-name="P121">ব্যাপার</text:p>
          </table:table-cell>
          <table:table-cell table:style-name="Table1.A2" office:value-type="string">
            <text:p text:style-name="P121">wreath</text:p>
          </table:table-cell>
          <table:table-cell table:style-name="Table1.D2" office:value-type="string">
            <text:p text:style-name="P121">পুষ্প মাল্য</text:p>
          </table:table-cell>
        </table:table-row>
        <table:table-row>
          <table:table-cell table:style-name="Table1.A2" office:value-type="string">
            <text:p text:style-name="P121">stigma</text:p>
          </table:table-cell>
          <table:table-cell table:style-name="Table1.A2" office:value-type="string">
            <text:p text:style-name="P121">কলঙ্ক</text:p>
          </table:table-cell>
          <table:table-cell table:style-name="Table1.A2" office:value-type="string">
            <text:p text:style-name="P121">portrait</text:p>
          </table:table-cell>
          <table:table-cell table:style-name="Table1.D2" office:value-type="string">
            <text:p text:style-name="P121">প্রতিকৃতি</text:p>
          </table:table-cell>
        </table:table-row>
        <table:table-row>
          <table:table-cell table:style-name="Table1.A2" office:value-type="string">
            <text:p text:style-name="P121">undergo</text:p>
          </table:table-cell>
          <table:table-cell table:style-name="Table1.A2" office:value-type="string">
            <text:p text:style-name="P121">ভোগ করা</text:p>
          </table:table-cell>
          <table:table-cell table:style-name="Table1.A2" office:value-type="string">
            <text:p text:style-name="P121">solemn</text:p>
          </table:table-cell>
          <table:table-cell table:style-name="Table1.D2" office:value-type="string">
            <text:p text:style-name="P121">আনুষ্ঠানিক</text:p>
          </table:table-cell>
        </table:table-row>
        <table:table-row>
          <table:table-cell table:style-name="Table1.A2" office:value-type="string">
            <text:p text:style-name="P121">duplicity</text:p>
          </table:table-cell>
          <table:table-cell table:style-name="Table1.A2" office:value-type="string">
            <text:p text:style-name="P121">দ্বৈধীভাব</text:p>
          </table:table-cell>
          <table:table-cell table:style-name="Table1.A2" office:value-type="string">
            <text:p text:style-name="P121">Flank</text:p>
          </table:table-cell>
          <table:table-cell table:style-name="Table1.D2" office:value-type="string">
            <text:p text:style-name="P121">পার্শ্ব</text:p>
          </table:table-cell>
        </table:table-row>
        <table:table-row>
          <table:table-cell table:style-name="Table1.A2" office:value-type="string">
            <text:p text:style-name="P121">hypocrisy</text:p>
          </table:table-cell>
          <table:table-cell table:style-name="Table1.A2" office:value-type="string">
            <text:p text:style-name="P121">ভণ্ডামি</text:p>
          </table:table-cell>
          <table:table-cell table:style-name="Table1.A2" office:value-type="string">
            <text:p text:style-name="P121">Presidium</text:p>
          </table:table-cell>
          <table:table-cell table:style-name="Table1.D2" office:value-type="string">
            <text:p text:style-name="P121">সভাপতিমণ্ডলী</text:p>
          </table:table-cell>
        </table:table-row>
        <table:table-row>
          <table:table-cell table:style-name="Table1.A2" office:value-type="string">
            <text:p text:style-name="P121">massacre</text:p>
          </table:table-cell>
          <table:table-cell table:style-name="Table1.A2" office:value-type="string">
            <text:p text:style-name="P121">গণহত্যার</text:p>
          </table:table-cell>
          <table:table-cell table:style-name="Table1.A2" office:value-type="string">
            <text:p text:style-name="P121">exile</text:p>
          </table:table-cell>
          <table:table-cell table:style-name="Table1.D2" office:value-type="string">
            <text:p text:style-name="P121">বিতাড়িত করা</text:p>
          </table:table-cell>
        </table:table-row>
        <table:table-row>
          <table:table-cell table:style-name="Table1.A2" office:value-type="string">
            <text:p text:style-name="P121">consolable</text:p>
          </table:table-cell>
          <table:table-cell table:style-name="Table1.A2" office:value-type="string">
            <text:p text:style-name="P121">সান্ত্বনাযোগ্য</text:p>
          </table:table-cell>
          <table:table-cell table:style-name="Table1.A2" office:value-type="string">
            <text:p text:style-name="P121">grove</text:p>
          </table:table-cell>
          <table:table-cell table:style-name="Table1.D2" office:value-type="string">
            <text:p text:style-name="P121">উদ্যান</text:p>
          </table:table-cell>
        </table:table-row>
        <table:table-row>
          <table:table-cell table:style-name="Table1.A2" office:value-type="string">
            <text:p text:style-name="P121">deprived</text:p>
          </table:table-cell>
          <table:table-cell table:style-name="Table1.A2" office:value-type="string">
            <text:p text:style-name="P121">বঞ্চিত</text:p>
          </table:table-cell>
          <table:table-cell table:style-name="Table1.A2" office:value-type="string">
            <text:p text:style-name="P121">hoist</text:p>
          </table:table-cell>
          <table:table-cell table:style-name="Table1.D2" office:value-type="string">
            <text:p text:style-name="P121">উত্তোলন করা</text:p>
          </table:table-cell>
        </table:table-row>
        <table:table-row>
          <table:table-cell table:style-name="Table1.A2" office:value-type="string">
            <text:p text:style-name="P121">insatiable</text:p>
          </table:table-cell>
          <table:table-cell table:style-name="Table1.A2" office:value-type="string">
            <text:p text:style-name="P121">অতিলোভী, অতৃপ্ত</text:p>
          </table:table-cell>
          <table:table-cell table:style-name="Table1.A2" office:value-type="string">
            <text:p text:style-name="P121">indifferent</text:p>
          </table:table-cell>
          <table:table-cell table:style-name="Table1.D2" office:value-type="string">
            <text:p text:style-name="P121">উদাসীন, গতানুগতিক</text:p>
          </table:table-cell>
        </table:table-row>
        <table:table-row>
          <table:table-cell table:style-name="Table1.A2" office:value-type="string">
            <text:p text:style-name="P121">stead-home</text:p>
          </table:table-cell>
          <table:table-cell table:style-name="Table1.A2" office:value-type="string">
            <text:p text:style-name="P121">বসত ভিটা</text:p>
          </table:table-cell>
          <table:table-cell table:style-name="Table1.A2" office:value-type="string">
            <text:p text:style-name="P121">advisable</text:p>
          </table:table-cell>
          <table:table-cell table:style-name="Table1.D2" office:value-type="string">
            <text:p text:style-name="P121">যুক্তিযুক্ত</text:p>
          </table:table-cell>
        </table:table-row>
        <table:table-row>
          <table:table-cell table:style-name="Table1.A2" office:value-type="string">
            <text:p text:style-name="P121">pave</text:p>
          </table:table-cell>
          <table:table-cell table:style-name="Table1.A2" office:value-type="string">
            <text:p text:style-name="P121">শান-বাঁধান</text:p>
          </table:table-cell>
          <table:table-cell table:style-name="Table1.A2" office:value-type="string">
            <text:p text:style-name="P121">peel</text:p>
          </table:table-cell>
          <table:table-cell table:style-name="Table1.D2" office:value-type="string">
            <text:p text:style-name="P121">ছুলা, আবরণ ছাড়ান</text:p>
          </table:table-cell>
        </table:table-row>
        <table:table-row>
          <table:table-cell table:style-name="Table1.A2" office:value-type="string">
            <text:p text:style-name="P121">pecuniary</text:p>
          </table:table-cell>
          <table:table-cell table:style-name="Table1.A2" office:value-type="string">
            <text:p text:style-name="P121">আর্থিক</text:p>
          </table:table-cell>
          <table:table-cell table:style-name="Table1.A2" office:value-type="string">
            <text:p text:style-name="P121">huh</text:p>
          </table:table-cell>
          <table:table-cell table:style-name="Table1.D2" office:value-type="string">
            <text:p text:style-name="P121">তাই না</text:p>
          </table:table-cell>
        </table:table-row>
        <table:table-row>
          <table:table-cell table:style-name="Table1.A2" office:value-type="string">
            <text:p text:style-name="P121">vengeance</text:p>
          </table:table-cell>
          <table:table-cell table:style-name="Table1.A2" office:value-type="string">
            <text:p text:style-name="P121">প্রতিহিংসা</text:p>
          </table:table-cell>
          <table:table-cell table:style-name="Table1.A2" office:value-type="string">
            <text:p text:style-name="P121">yep</text:p>
          </table:table-cell>
          <table:table-cell table:style-name="Table1.D2" office:value-type="string">
            <text:p text:style-name="P121">হ্যাঁ</text:p>
          </table:table-cell>
        </table:table-row>
        <table:table-row>
          <table:table-cell table:style-name="Table1.A2" office:value-type="string">
            <text:p text:style-name="P121">testimony</text:p>
          </table:table-cell>
          <table:table-cell table:style-name="Table1.A2" office:value-type="string">
            <text:p text:style-name="P121">সাক্ষ্য</text:p>
          </table:table-cell>
          <table:table-cell table:style-name="Table1.A2" office:value-type="string">
            <text:p text:style-name="P121">distract</text:p>
          </table:table-cell>
          <table:table-cell table:style-name="Table1.D2" office:value-type="string">
            <text:p text:style-name="P121">কিংকর্তব্যবিমূঢ়</text:p>
          </table:table-cell>
        </table:table-row>
        <table:table-row>
          <table:table-cell table:style-name="Table1.A2" office:value-type="string">
            <text:p text:style-name="P121"><text:span text:style-name="T39">R</text:span>eciprocate</text:p>
          </table:table-cell>
          <table:table-cell table:style-name="Table1.A2" office:value-type="string">
            <text:p text:style-name="P123">প্রতিশোধ লত্তয়া / <text:span text:style-name="T39">বিনিময় করা</text:span></text:p>
          </table:table-cell>
          <table:table-cell table:style-name="Table1.A2" office:value-type="string">
            <text:p text:style-name="P121">noteworthy</text:p>
          </table:table-cell>
          <table:table-cell table:style-name="Table1.D2" office:value-type="string">
            <text:p text:style-name="P121">লক্ষণীয়</text:p>
          </table:table-cell>
        </table:table-row>
        <table:table-row>
          <table:table-cell table:style-name="Table1.A2" office:value-type="string">
            <text:p text:style-name="P121">conceal</text:p>
          </table:table-cell>
          <table:table-cell table:style-name="Table1.A2" office:value-type="string">
            <text:p text:style-name="P121">গোপন করা</text:p>
          </table:table-cell>
          <table:table-cell table:style-name="Table1.A2" office:value-type="string">
            <text:p text:style-name="P121">rigorously</text:p>
          </table:table-cell>
          <table:table-cell table:style-name="Table1.D2" office:value-type="string">
            <text:p text:style-name="P121">অক্ষরে অক্ষরে</text:p>
          </table:table-cell>
        </table:table-row>
        <table:table-row>
          <table:table-cell table:style-name="Table1.A2" office:value-type="string">
            <text:p text:style-name="P121">quite a stir</text:p>
          </table:table-cell>
          <table:table-cell table:style-name="Table1.A2" office:value-type="string">
            <text:p text:style-name="P121">বেশ আলোড়ন</text:p>
          </table:table-cell>
          <table:table-cell table:style-name="Table1.A2" office:value-type="string">
            <text:p text:style-name="P121">unforeseen</text:p>
          </table:table-cell>
          <table:table-cell table:style-name="Table1.D2" office:value-type="string">
            <text:p text:style-name="P121">অপ্রত্যাশিত</text:p>
          </table:table-cell>
        </table:table-row>
        <table:table-row>
          <table:table-cell table:style-name="Table1.A2" office:value-type="string">
            <text:p text:style-name="P121">ceasing</text:p>
          </table:table-cell>
          <table:table-cell table:style-name="Table1.A2" office:value-type="string">
            <text:p text:style-name="P121">অনন্ত</text:p>
          </table:table-cell>
          <table:table-cell table:style-name="Table1.A2" office:value-type="string">
            <text:p text:style-name="P121">cursory</text:p>
          </table:table-cell>
          <table:table-cell table:style-name="Table1.D2" office:value-type="string">
            <text:p text:style-name="P121">ভাসা - ভাসা</text:p>
          </table:table-cell>
        </table:table-row>
        <table:table-row>
          <table:table-cell table:style-name="Table1.A2" office:value-type="string">
            <text:p text:style-name="P121">plundering</text:p>
          </table:table-cell>
          <table:table-cell table:style-name="Table1.A2" office:value-type="string">
            <text:p text:style-name="P121">লুঠতরাজ</text:p>
          </table:table-cell>
          <table:table-cell table:style-name="Table1.A2" office:value-type="string">
            <text:p text:style-name="P121">discourse</text:p>
          </table:table-cell>
          <table:table-cell table:style-name="Table1.D2" office:value-type="string">
            <text:p text:style-name="P121">বক্তৃতা</text:p>
          </table:table-cell>
        </table:table-row>
        <table:table-row>
          <table:table-cell table:style-name="Table1.A2" office:value-type="string">
            <text:p text:style-name="P121">perpetrator</text:p>
          </table:table-cell>
          <table:table-cell table:style-name="Table1.A2" office:value-type="string">
            <text:p text:style-name="P121">অপরাধী</text:p>
          </table:table-cell>
          <table:table-cell table:style-name="Table1.A2" office:value-type="string">
            <text:p text:style-name="P121">Occasionally</text:p>
          </table:table-cell>
          <table:table-cell table:style-name="Table1.D2" office:value-type="string">
            <text:p text:style-name="P121">মাঝেমধ্যে</text:p>
          </table:table-cell>
        </table:table-row>
        <table:table-row>
          <table:table-cell table:style-name="Table1.A2" office:value-type="string">
            <text:p text:style-name="P121">instigate</text:p>
          </table:table-cell>
          <table:table-cell table:style-name="Table1.A2" office:value-type="string">
            <text:p text:style-name="P121">প্ররোচিত করা</text:p>
          </table:table-cell>
          <table:table-cell table:style-name="Table1.A2" office:value-type="string">
            <text:p text:style-name="P121">one-off</text:p>
          </table:table-cell>
          <table:table-cell table:style-name="Table1.D2" office:value-type="string">
            <text:p text:style-name="P121">এককালীন</text:p>
          </table:table-cell>
        </table:table-row>
        <table:table-row>
          <table:table-cell table:style-name="Table1.A2" office:value-type="string">
            <text:p text:style-name="P121">complaints</text:p>
          </table:table-cell>
          <table:table-cell table:style-name="Table1.A2" office:value-type="string">
            <text:p text:style-name="P121">অভিযোগ</text:p>
          </table:table-cell>
          <table:table-cell table:style-name="Table1.A2" office:value-type="string">
            <text:p text:style-name="P121">objectively</text:p>
          </table:table-cell>
          <table:table-cell table:style-name="Table1.D2" office:value-type="string">
            <text:p text:style-name="P121">বস্তুনিষ্ঠভাবে</text:p>
          </table:table-cell>
        </table:table-row>
        <table:table-row>
          <table:table-cell table:style-name="Table1.A2" office:value-type="string">
            <text:p text:style-name="P121">unharmed</text:p>
          </table:table-cell>
          <table:table-cell table:style-name="Table1.A2" office:value-type="string">
            <text:p text:style-name="P121">অক্ষত</text:p>
          </table:table-cell>
          <table:table-cell table:style-name="Table1.A2" office:value-type="string">
            <text:p text:style-name="P121">Exotic</text:p>
          </table:table-cell>
          <table:table-cell table:style-name="Table1.D2" office:value-type="string">
            <text:p text:style-name="P121">বিচিত্র</text:p>
          </table:table-cell>
        </table:table-row>
        <table:table-row>
          <table:table-cell table:style-name="Table1.A2" office:value-type="string">
            <text:p text:style-name="P121">above all</text:p>
          </table:table-cell>
          <table:table-cell table:style-name="Table1.A2" office:value-type="string">
            <text:p text:style-name="P121">সর্বোপরি</text:p>
          </table:table-cell>
          <table:table-cell table:style-name="Table1.A2" office:value-type="string">
            <text:p text:style-name="P121">Startling</text:p>
          </table:table-cell>
          <table:table-cell table:style-name="Table1.D2" office:value-type="string">
            <text:p text:style-name="P121">চমকপ্রদ</text:p>
          </table:table-cell>
        </table:table-row>
        <table:table-row>
          <table:table-cell table:style-name="Table1.A2" office:value-type="string">
            <text:p text:style-name="P121">you will get used to the smell</text:p>
          </table:table-cell>
          <table:table-cell table:style-name="Table1.A81" office:value-type="string">
            <text:p text:style-name="P121">তোমরা এই গ্রানে অবস্ত হয়ে পরবে</text:p>
          </table:table-cell>
          <table:table-cell table:style-name="Table1.A81" office:value-type="string">
            <text:p text:style-name="P121">get through</text:p>
          </table:table-cell>
          <table:table-cell table:style-name="Table1.D81" office:value-type="string">
            <text:p text:style-name="P121">সমাপ্তি বা ইতি ঘটানো</text:p>
          </table:table-cell>
        </table:table-row>
        <table:table-row>
          <table:table-cell table:style-name="Table1.A2" office:value-type="string">
            <text:p text:style-name="P121">there he is</text:p>
          </table:table-cell>
          <table:table-cell table:style-name="Table1.A2" office:value-type="string">
            <text:p text:style-name="P121">সে এখানে</text:p>
          </table:table-cell>
          <table:table-cell table:style-name="Table1.A2" office:value-type="string">
            <text:p text:style-name="P121">Dope</text:p>
          </table:table-cell>
          <table:table-cell table:style-name="Table1.D2" office:value-type="string">
            <text:p text:style-name="P121">মূর্খ</text:p>
          </table:table-cell>
        </table:table-row>
        <table:table-row>
          <table:table-cell table:style-name="Table1.A2" office:value-type="string">
            <text:p text:style-name="P121">agony</text:p>
          </table:table-cell>
          <table:table-cell table:style-name="Table1.A2" office:value-type="string">
            <text:p text:style-name="P121">নিদারুণ মানসিক যন্ত্রণা</text:p>
          </table:table-cell>
          <table:table-cell table:style-name="Table1.A2" office:value-type="string">
            <text:p text:style-name="P121">Stupid</text:p>
          </table:table-cell>
          <table:table-cell table:style-name="Table1.D2" office:value-type="string">
            <text:p text:style-name="P121">নির্বোধ</text:p>
          </table:table-cell>
        </table:table-row>
        <table:table-row>
          <table:table-cell table:style-name="Table1.A2" office:value-type="string">
            <text:p text:style-name="P121">taciturn</text:p>
          </table:table-cell>
          <table:table-cell table:style-name="Table1.A2" office:value-type="string">
            <text:p text:style-name="P121">অল্পভাষী</text:p>
          </table:table-cell>
          <table:table-cell table:style-name="Table1.A2" office:value-type="string">
            <text:p text:style-name="P121">banquet</text:p>
          </table:table-cell>
          <table:table-cell table:style-name="Table1.D2" office:value-type="string">
            <text:p text:style-name="P121">ভোজ</text:p>
          </table:table-cell>
        </table:table-row>
        <table:table-row>
          <table:table-cell table:style-name="Table1.A2" office:value-type="string">
            <text:p text:style-name="P124">that's all we get?</text:p>
          </table:table-cell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124">emolument</text:p>
          </table:table-cell>
          <table:table-cell table:style-name="Table1.D2" office:value-type="string">
            <text:p text:style-name="P124">বেতন ভাতাদি</text:p>
          </table:table-cell>
        </table:table-row>
        <table:table-row>
          <table:table-cell table:style-name="Table1.A2" office:value-type="string">
            <text:p text:style-name="P121">unequivocally</text:p>
          </table:table-cell>
          <table:table-cell table:style-name="Table1.A2" office:value-type="string">
            <text:p text:style-name="P121">দ্ব্যর্থহীনভাবে</text:p>
          </table:table-cell>
          <table:table-cell table:style-name="Table1.A2" office:value-type="string">
            <text:p text:style-name="P121">counterpart</text:p>
          </table:table-cell>
          <table:table-cell table:style-name="Table1.D2" office:value-type="string">
            <text:p text:style-name="P121">সহযোগীর</text:p>
          </table:table-cell>
        </table:table-row>
        <text:soft-page-break/>
        <table:table-row>
          <table:table-cell table:style-name="Table1.A2" office:value-type="string">
            <text:p text:style-name="P121">at a stretch</text:p>
          </table:table-cell>
          <table:table-cell table:style-name="Table1.A2" office:value-type="string">
            <text:p text:style-name="P121">এক টানা</text:p>
          </table:table-cell>
          <table:table-cell table:style-name="Table1.A2" office:value-type="string">
            <text:p text:style-name="P121">gridlock</text:p>
          </table:table-cell>
          <table:table-cell table:style-name="Table1.D2" office:value-type="string">
            <text:p text:style-name="P121">যান জট</text:p>
          </table:table-cell>
        </table:table-row>
        <table:table-row>
          <table:table-cell table:style-name="Table1.A2" office:value-type="string">
            <text:p text:style-name="P121">Like I said earlier</text:p>
          </table:table-cell>
          <table:table-cell table:style-name="Table1.A2" office:value-type="string">
            <text:p text:style-name="P121">আগে যেমনটি বলেছি</text:p>
          </table:table-cell>
          <table:table-cell table:style-name="Table1.A2" office:value-type="string">
            <text:p text:style-name="P121">a unique opportunity</text:p>
          </table:table-cell>
          <table:table-cell table:style-name="Table1.D2" office:value-type="string">
            <text:p text:style-name="P121">একটি সুবর্ণ সুযোগ</text:p>
          </table:table-cell>
        </table:table-row>
        <table:table-row>
          <table:table-cell table:style-name="Table1.A81" office:value-type="string">
            <text:p text:style-name="P121">Your family could make use of it as well.</text:p>
          </table:table-cell>
          <table:table-cell table:style-name="Table1.B184" office:value-type="string">
            <text:p text:style-name="P121"/>
          </table:table-cell>
          <table:table-cell table:style-name="Table1.A81" office:value-type="string">
            <text:p text:style-name="P121">what day</text:p>
          </table:table-cell>
          <table:table-cell table:style-name="Table1.D81" office:value-type="string">
            <text:p text:style-name="P121">কবে</text:p>
          </table:table-cell>
        </table:table-row>
        <table:table-row>
          <table:table-cell table:style-name="Table1.A2" office:value-type="string">
            <text:p text:style-name="P121">nowhere</text:p>
          </table:table-cell>
          <table:table-cell table:style-name="Table1.A2" office:value-type="string">
            <text:p text:style-name="P121">কোথাও না</text:p>
          </table:table-cell>
          <table:table-cell table:style-name="Table1.A2" office:value-type="string">
            <text:p text:style-name="P121">peasant</text:p>
          </table:table-cell>
          <table:table-cell table:style-name="Table1.D2" office:value-type="string">
            <text:p text:style-name="P121">চাষী</text:p>
          </table:table-cell>
        </table:table-row>
        <table:table-row>
          <table:table-cell table:style-name="Table1.A2" office:value-type="string">
            <text:p text:style-name="P121">stop by</text:p>
          </table:table-cell>
          <table:table-cell table:style-name="Table1.A2" office:value-type="string">
            <text:p text:style-name="P121">অল্পক্ষণের জন্য কোথাও যাওয়া</text:p>
          </table:table-cell>
          <table:table-cell table:style-name="Table1.A2" office:value-type="string">
            <text:p text:style-name="P121">discontent</text:p>
          </table:table-cell>
          <table:table-cell table:style-name="Table1.D2" office:value-type="string">
            <text:p text:style-name="P121">অতৃপ্ত</text:p>
          </table:table-cell>
        </table:table-row>
        <table:table-row>
          <table:table-cell table:style-name="Table1.A2" office:value-type="string">
            <text:p text:style-name="P121">altogether</text:p>
          </table:table-cell>
          <table:table-cell table:style-name="Table1.A2" office:value-type="string">
            <text:p text:style-name="P121">একেবারে</text:p>
          </table:table-cell>
          <table:table-cell table:style-name="Table1.A2" office:value-type="string">
            <text:p text:style-name="P121">hatred</text:p>
          </table:table-cell>
          <table:table-cell table:style-name="Table1.D2" office:value-type="string">
            <text:p text:style-name="P121">ঘৃণা</text:p>
          </table:table-cell>
        </table:table-row>
        <table:table-row>
          <table:table-cell table:style-name="Table1.A2" office:value-type="string">
            <text:p text:style-name="P121">fraternize</text:p>
          </table:table-cell>
          <table:table-cell table:style-name="Table1.A2" office:value-type="string">
            <text:p text:style-name="P121">মেলামেশা করা</text:p>
          </table:table-cell>
          <table:table-cell table:style-name="Table1.A2" office:value-type="string">
            <text:p text:style-name="P121">temptation</text:p>
          </table:table-cell>
          <table:table-cell table:style-name="Table1.D2" office:value-type="string">
            <text:p text:style-name="P121">লোভ</text:p>
          </table:table-cell>
        </table:table-row>
        <table:table-row>
          <table:table-cell table:style-name="Table1.A2" office:value-type="string">
            <text:p text:style-name="P121">Long standing</text:p>
          </table:table-cell>
          <table:table-cell table:style-name="Table1.A2" office:value-type="string">
            <text:p text:style-name="P121">দীর্ঘ স্থায়ী</text:p>
          </table:table-cell>
          <table:table-cell table:style-name="Table1.A2" office:value-type="string">
            <text:p text:style-name="P121">belongings</text:p>
          </table:table-cell>
          <table:table-cell table:style-name="Table1.D2" office:value-type="string">
            <text:p text:style-name="P121">জিনিসপত্র</text:p>
          </table:table-cell>
        </table:table-row>
        <table:table-row>
          <table:table-cell table:style-name="Table1.A2" office:value-type="string">
            <text:p text:style-name="P121">Assert</text:p>
          </table:table-cell>
          <table:table-cell table:style-name="Table1.A2" office:value-type="string">
            <text:p text:style-name="P121">প্রমাণ করা</text:p>
          </table:table-cell>
          <table:table-cell table:style-name="Table1.A2" office:value-type="string">
            <text:p text:style-name="P121">spearheading</text:p>
          </table:table-cell>
          <table:table-cell table:style-name="Table1.D2" office:value-type="string">
            <text:p text:style-name="P121">নেতৃত্ব দিচ্ছেন</text:p>
          </table:table-cell>
        </table:table-row>
        <table:table-row>
          <table:table-cell table:style-name="Table1.A2" office:value-type="string">
            <text:p text:style-name="P121">Conspiracy</text:p>
          </table:table-cell>
          <table:table-cell table:style-name="Table1.A2" office:value-type="string">
            <text:p text:style-name="P121">ষড়্যন্ত্র</text:p>
          </table:table-cell>
          <table:table-cell table:style-name="Table1.A2" office:value-type="string">
            <text:p text:style-name="P121">infidel</text:p>
          </table:table-cell>
          <table:table-cell table:style-name="Table1.D2" office:value-type="string">
            <text:p text:style-name="P121">নাস্তিক</text:p>
          </table:table-cell>
        </table:table-row>
        <table:table-row>
          <table:table-cell table:style-name="Table1.A2" office:value-type="string">
            <text:p text:style-name="P121">Toward the very end</text:p>
          </table:table-cell>
          <table:table-cell table:style-name="Table1.A2" office:value-type="string">
            <text:p text:style-name="P121">খুব শেষের দিকে</text:p>
          </table:table-cell>
          <table:table-cell table:style-name="Table1.A2" office:value-type="string">
            <text:p text:style-name="P121">chauffeur</text:p>
          </table:table-cell>
          <table:table-cell table:style-name="Table1.D2" office:value-type="string">
            <text:p text:style-name="P121">ড্রাইভার</text:p>
          </table:table-cell>
        </table:table-row>
        <table:table-row>
          <table:table-cell table:style-name="Table1.A2" office:value-type="string">
            <text:p text:style-name="P121">well-being</text:p>
          </table:table-cell>
          <table:table-cell table:style-name="Table1.A2" office:value-type="string">
            <text:p text:style-name="P121">মঙ্গল</text:p>
          </table:table-cell>
          <table:table-cell table:style-name="Table1.A2" office:value-type="string">
            <text:p text:style-name="P121">abrupt</text:p>
          </table:table-cell>
          <table:table-cell table:style-name="Table1.D2" office:value-type="string">
            <text:p text:style-name="P121">অপ্রত্যাশিত</text:p>
          </table:table-cell>
        </table:table-row>
        <table:table-row>
          <table:table-cell table:style-name="Table1.A2" office:value-type="string">
            <text:p text:style-name="P121">stalemate</text:p>
          </table:table-cell>
          <table:table-cell table:style-name="Table1.A2" office:value-type="string">
            <text:p text:style-name="P121">অচল অবস্থা</text:p>
          </table:table-cell>
          <table:table-cell table:style-name="Table1.A2" office:value-type="string">
            <text:p text:style-name="P121">stop being pessimistic</text:p>
          </table:table-cell>
          <table:table-cell table:style-name="Table1.D194" office:value-type="string">
            <text:p text:style-name="P121">হতাশ হয়ো না </text:p>
          </table:table-cell>
        </table:table-row>
        <table:table-row>
          <table:table-cell table:style-name="Table1.A2" office:value-type="string">
            <text:p text:style-name="P121">Haste</text:p>
          </table:table-cell>
          <table:table-cell table:style-name="Table1.A2" office:value-type="string">
            <text:p text:style-name="P121">দ্রুত চলা বা করা </text:p>
          </table:table-cell>
          <table:table-cell table:style-name="Table1.A2" office:value-type="string">
            <text:p text:style-name="P121">camaraderie</text:p>
          </table:table-cell>
          <table:table-cell table:style-name="Table1.D2" office:value-type="string">
            <text:p text:style-name="P121">পারস্পরিক আস্থা</text:p>
          </table:table-cell>
        </table:table-row>
        <table:table-row>
          <table:table-cell table:style-name="Table1.A2" office:value-type="string">
            <text:p text:style-name="P121">imprudent</text:p>
          </table:table-cell>
          <table:table-cell table:style-name="Table1.A2" office:value-type="string">
            <text:p text:style-name="P121">অবিচক্ষণ</text:p>
          </table:table-cell>
          <table:table-cell table:style-name="Table1.A2" office:value-type="string">
            <text:p text:style-name="P121">hiatus</text:p>
          </table:table-cell>
          <table:table-cell table:style-name="Table1.D2" office:value-type="string">
            <text:p text:style-name="P121">বিচ্ছেদ</text:p>
          </table:table-cell>
        </table:table-row>
        <table:table-row>
          <table:table-cell table:style-name="Table1.A2" office:value-type="string">
            <text:p text:style-name="P121">shatter</text:p>
          </table:table-cell>
          <table:table-cell table:style-name="Table1.A2" office:value-type="string">
            <text:p text:style-name="P121">চূর্ণবিচূর্ণ করা</text:p>
          </table:table-cell>
          <table:table-cell table:style-name="Table1.A2" office:value-type="string">
            <text:p text:style-name="P121">gigantic</text:p>
          </table:table-cell>
          <table:table-cell table:style-name="Table1.D2" office:value-type="string">
            <text:p text:style-name="P121">রাক্ষুসে</text:p>
          </table:table-cell>
        </table:table-row>
        <table:table-row>
          <table:table-cell table:style-name="Table1.A2" office:value-type="string">
            <text:p text:style-name="P121">decease</text:p>
          </table:table-cell>
          <table:table-cell table:style-name="Table1.A2" office:value-type="string">
            <text:p text:style-name="P121">জীবনহানি</text:p>
          </table:table-cell>
          <table:table-cell table:style-name="Table1.A2" office:value-type="string">
            <text:p text:style-name="P121">prevail</text:p>
          </table:table-cell>
          <table:table-cell table:style-name="Table1.D2" office:value-type="string">
            <text:p text:style-name="P121">জয়ী হত্তয়া</text:p>
          </table:table-cell>
        </table:table-row>
        <table:table-row>
          <table:table-cell table:style-name="Table1.A2" office:value-type="string">
            <text:p text:style-name="P121">state-owned</text:p>
          </table:table-cell>
          <table:table-cell table:style-name="Table1.A2" office:value-type="string">
            <text:p text:style-name="P121">রাষ্ট্রীয় মালিকানাধীন</text:p>
          </table:table-cell>
          <table:table-cell table:style-name="Table1.A2" office:value-type="string">
            <text:p text:style-name="P121">exterior</text:p>
          </table:table-cell>
          <table:table-cell table:style-name="Table1.D2" office:value-type="string">
            <text:p text:style-name="P121">বহিরাগত</text:p>
          </table:table-cell>
        </table:table-row>
        <table:table-row>
          <table:table-cell table:style-name="Table1.A2" office:value-type="string">
            <text:p text:style-name="P121">go on</text:p>
          </table:table-cell>
          <table:table-cell table:style-name="Table1.A2" office:value-type="string">
            <text:p text:style-name="P121">বলিতে থাকা</text:p>
          </table:table-cell>
          <table:table-cell table:style-name="Table1.A2" office:value-type="string">
            <text:p text:style-name="P121">metaphysical</text:p>
          </table:table-cell>
          <table:table-cell table:style-name="Table1.D2" office:value-type="string">
            <text:p text:style-name="P121">অধ্যাত্মিক</text:p>
          </table:table-cell>
        </table:table-row>
        <table:table-row>
          <table:table-cell table:style-name="Table1.A2" office:value-type="string">
            <text:p text:style-name="P121">bureaucrat</text:p>
          </table:table-cell>
          <table:table-cell table:style-name="Table1.A2" office:value-type="string">
            <text:p text:style-name="P121">আমলাতন্ত্রবাদী</text:p>
          </table:table-cell>
          <table:table-cell table:style-name="Table1.A2" office:value-type="string">
            <text:p text:style-name="P121">rallying cry</text:p>
          </table:table-cell>
          <table:table-cell table:style-name="Table1.D2" office:value-type="string">
            <text:p text:style-name="P121">কান্নাকাটি</text:p>
          </table:table-cell>
        </table:table-row>
        <table:table-row>
          <table:table-cell table:style-name="Table1.A2" office:value-type="string">
            <text:p text:style-name="P121">accord</text:p>
          </table:table-cell>
          <table:table-cell table:style-name="Table1.A2" office:value-type="string">
            <text:p text:style-name="P121">সামঁজস্য, সঙ্গতি</text:p>
          </table:table-cell>
          <table:table-cell table:style-name="Table1.A2" office:value-type="string">
            <text:p text:style-name="P121">creed</text:p>
          </table:table-cell>
          <table:table-cell table:style-name="Table1.D2" office:value-type="string">
            <text:p text:style-name="P121">ধর্মবিশ্বাস</text:p>
          </table:table-cell>
        </table:table-row>
        <table:table-row>
          <table:table-cell table:style-name="Table1.A2" office:value-type="string">
            <text:p text:style-name="P121">pact</text:p>
          </table:table-cell>
          <table:table-cell table:style-name="Table1.A2" office:value-type="string">
            <text:p text:style-name="P121">চুক্তি</text:p>
          </table:table-cell>
          <table:table-cell table:style-name="Table1.A2" office:value-type="string">
            <text:p text:style-name="P121">ascension</text:p>
          </table:table-cell>
          <table:table-cell table:style-name="Table1.D2" office:value-type="string">
            <text:p text:style-name="P121">উত্তরণ</text:p>
          </table:table-cell>
        </table:table-row>
        <table:table-row>
          <table:table-cell table:style-name="Table1.A2" office:value-type="string">
            <text:p text:style-name="P121">sustain</text:p>
          </table:table-cell>
          <table:table-cell table:style-name="Table1.A2" office:value-type="string">
            <text:p text:style-name="P121">ভুগা</text:p>
          </table:table-cell>
          <table:table-cell table:style-name="Table1.A2" office:value-type="string">
            <text:p text:style-name="P121">celestial</text:p>
          </table:table-cell>
          <table:table-cell table:style-name="Table1.D2" office:value-type="string">
            <text:p text:style-name="P121">স্বর্গীয়</text:p>
          </table:table-cell>
        </table:table-row>
        <table:table-row>
          <table:table-cell table:style-name="Table1.A2" office:value-type="string">
            <text:p text:style-name="P472">haphazard</text:p>
          </table:table-cell>
          <table:table-cell table:style-name="Table1.A2" office:value-type="string">
            <text:p text:style-name="P472">এলোমেলো</text:p>
          </table:table-cell>
          <table:table-cell table:style-name="Table1.A2" office:value-type="string">
            <text:p text:style-name="P472">seminal moment</text:p>
          </table:table-cell>
          <table:table-cell table:style-name="Table1.D81" office:value-type="string">
            <text:p text:style-name="P472">প্রজনন কাল</text:p>
          </table:table-cell>
        </table:table-row>
        <table:table-row>
          <table:table-cell table:style-name="Table1.A2" office:value-type="string">
            <text:p text:style-name="P121">call on</text:p>
          </table:table-cell>
          <table:table-cell table:style-name="Table1.A2" office:value-type="string">
            <text:p text:style-name="P121">আহ্বান করা</text:p>
          </table:table-cell>
          <table:table-cell table:style-name="Table1.A2" office:value-type="string">
            <text:p text:style-name="P121">preacher</text:p>
          </table:table-cell>
          <table:table-cell table:style-name="Table1.D2" office:value-type="string">
            <text:p text:style-name="P121">ধর্মপ্রচারক</text:p>
          </table:table-cell>
        </table:table-row>
        <table:table-row>
          <table:table-cell table:style-name="Table1.A2" office:value-type="string">
            <text:p text:style-name="P3">mutiny</text:p>
          </table:table-cell>
          <table:table-cell table:style-name="Table1.A2" office:value-type="string">
            <text:p text:style-name="P3">বিদ্রোহ</text:p>
          </table:table-cell>
          <table:table-cell table:style-name="Table1.A2" office:value-type="string">
            <text:p text:style-name="P3">audacity</text:p>
          </table:table-cell>
          <table:table-cell table:style-name="Table1.D2" office:value-type="string">
            <text:p text:style-name="P3">স্পর্ধা</text:p>
          </table:table-cell>
        </table:table-row>
        <table:table-row>
          <table:table-cell table:style-name="Table1.A81" office:value-type="string">
            <text:p text:style-name="P3">Meddling</text:p>
          </table:table-cell>
          <table:table-cell table:style-name="Table1.A81" office:value-type="string">
            <text:p text:style-name="P3">অনধিকারচর্চা</text:p>
          </table:table-cell>
          <table:table-cell table:style-name="Table1.A81" office:value-type="string">
            <text:p text:style-name="P3">so as</text:p>
          </table:table-cell>
          <table:table-cell table:style-name="Table1.D81" office:value-type="string">
            <text:p text:style-name="P3">যাতে</text:p>
          </table:table-cell>
        </table:table-row>
        <table:table-row>
          <table:table-cell table:style-name="Table1.A2" office:value-type="string">
            <text:p text:style-name="P121">Worn-out</text:p>
          </table:table-cell>
          <table:table-cell table:style-name="Table1.A2" office:value-type="string">
            <text:p text:style-name="P121">জরাজীর্ণ</text:p>
          </table:table-cell>
          <table:table-cell table:style-name="Table1.A2" office:value-type="string">
            <text:p text:style-name="P121">theological</text:p>
          </table:table-cell>
          <table:table-cell table:style-name="Table1.D2" office:value-type="string">
            <text:p text:style-name="P121">আধ্যাত্মিক</text:p>
          </table:table-cell>
        </table:table-row>
        <table:table-row>
          <table:table-cell table:style-name="Table1.A2" office:value-type="string">
            <text:p text:style-name="P121">Modest man</text:p>
          </table:table-cell>
          <table:table-cell table:style-name="Table1.A2" office:value-type="string">
            <text:p text:style-name="P121">বিনয়ী লোক</text:p>
          </table:table-cell>
          <table:table-cell table:style-name="Table1.A2" office:value-type="string">
            <text:p text:style-name="P121">focal point</text:p>
          </table:table-cell>
          <table:table-cell table:style-name="Table1.D2" office:value-type="string">
            <text:p text:style-name="P121">কেন্দ্রবিন্দু</text:p>
          </table:table-cell>
        </table:table-row>
        <table:table-row>
          <table:table-cell table:style-name="Table1.A2" office:value-type="string">
            <text:p text:style-name="P121">Optimistic</text:p>
          </table:table-cell>
          <table:table-cell table:style-name="Table1.A2" office:value-type="string">
            <text:p text:style-name="P121">আশাবাদী</text:p>
          </table:table-cell>
          <table:table-cell table:style-name="Table1.A2" office:value-type="string">
            <text:p text:style-name="P121">hickey</text:p>
          </table:table-cell>
          <table:table-cell table:style-name="Table1.D211" office:value-type="string">
            <text:p text:style-name="P121">a skin blemish</text:p>
          </table:table-cell>
        </table:table-row>
        <table:table-row>
          <table:table-cell table:style-name="Table1.A2" office:value-type="string">
            <text:p text:style-name="P121">Reticence</text:p>
          </table:table-cell>
          <table:table-cell table:style-name="Table1.A2" office:value-type="string">
            <text:p text:style-name="P121">স্বল্পভাষিতা</text:p>
          </table:table-cell>
          <table:table-cell table:style-name="Table1.A2" office:value-type="string">
            <text:p text:style-name="P121">frantic effort</text:p>
          </table:table-cell>
          <table:table-cell table:style-name="Table1.D2" office:value-type="string">
            <text:p text:style-name="P121">তীব্র প্রচেষ্টা</text:p>
          </table:table-cell>
        </table:table-row>
        <table:table-row>
          <table:table-cell table:style-name="Table1.A2" office:value-type="string">
            <text:p text:style-name="P121">Persuade</text:p>
          </table:table-cell>
          <table:table-cell table:style-name="Table1.A2" office:value-type="string">
            <text:p text:style-name="P121">পটান, রাজি করান</text:p>
          </table:table-cell>
          <table:table-cell table:style-name="Table1.A2" office:value-type="string">
            <text:p text:style-name="P121">gruesome incident</text:p>
          </table:table-cell>
          <table:table-cell table:style-name="Table1.D2" office:value-type="string">
            <text:p text:style-name="P121">জঘন্য ঘটনা</text:p>
          </table:table-cell>
        </table:table-row>
        <table:table-row>
          <table:table-cell table:style-name="Table1.A2" office:value-type="string">
            <text:p text:style-name="P121">Pervade</text:p>
          </table:table-cell>
          <table:table-cell table:style-name="Table1.A2" office:value-type="string">
            <text:p text:style-name="P121">পরিব্যাপ্ত করা</text:p>
          </table:table-cell>
          <table:table-cell table:style-name="Table1.A2" office:value-type="string">
            <text:p text:style-name="P121">savagery</text:p>
          </table:table-cell>
          <table:table-cell table:style-name="Table1.D2" office:value-type="string">
            <text:p text:style-name="P121">বর্বরতার</text:p>
          </table:table-cell>
        </table:table-row>
        <table:table-row>
          <table:table-cell table:style-name="Table1.A2" office:value-type="string">
            <text:p text:style-name="P121">Rug</text:p>
          </table:table-cell>
          <table:table-cell table:style-name="Table1.A2" office:value-type="string">
            <text:p text:style-name="P121">পাটি, মেঝেয় পাতবার কম্বল</text:p>
          </table:table-cell>
          <table:table-cell table:style-name="Table1.A2" office:value-type="string">
            <text:p text:style-name="P121">thug</text:p>
          </table:table-cell>
          <table:table-cell table:style-name="Table1.D2" office:value-type="string">
            <text:p text:style-name="P121">দুর্বৃত্ত</text:p>
          </table:table-cell>
        </table:table-row>
        <table:table-row>
          <table:table-cell table:style-name="Table1.A2" office:value-type="string">
            <text:p text:style-name="P121">holidaymaker</text:p>
          </table:table-cell>
          <table:table-cell table:style-name="Table1.A2" office:value-type="string">
            <text:p text:style-name="P121">উত্সবকারীগণ</text:p>
          </table:table-cell>
          <table:table-cell table:style-name="Table1.A2" office:value-type="string">
            <text:p text:style-name="P121">ancestral</text:p>
          </table:table-cell>
          <table:table-cell table:style-name="Table1.D2" office:value-type="string">
            <text:p text:style-name="P121">পৈতৃক</text:p>
          </table:table-cell>
        </table:table-row>
        <table:table-row>
          <table:table-cell table:style-name="Table1.A2" office:value-type="string">
            <text:p text:style-name="P121">lurk</text:p>
          </table:table-cell>
          <table:table-cell table:style-name="Table1.A2" office:value-type="string">
            <text:p text:style-name="P125"><text:s/><text:span text:style-name="T47">ত্তত </text:span>পাতিয়া থাকা</text:p>
          </table:table-cell>
          <table:table-cell table:style-name="Table1.A2" office:value-type="string">
            <text:p text:style-name="P121">tyranny</text:p>
          </table:table-cell>
          <table:table-cell table:style-name="Table1.D2" office:value-type="string">
            <text:p text:style-name="P121">স্বৈরশাসন</text:p>
          </table:table-cell>
        </table:table-row>
        <table:table-row>
          <table:table-cell table:style-name="Table1.A2" office:value-type="string">
            <text:p text:style-name="P121">abode</text:p>
          </table:table-cell>
          <table:table-cell table:style-name="Table1.A2" office:value-type="string">
            <text:p text:style-name="P121">আস্তানা</text:p>
          </table:table-cell>
          <table:table-cell table:style-name="Table1.A2" office:value-type="string">
            <text:p text:style-name="P121">landmass</text:p>
          </table:table-cell>
          <table:table-cell table:style-name="Table1.D2" office:value-type="string">
            <text:p text:style-name="P121">স্থলভাগ</text:p>
          </table:table-cell>
        </table:table-row>
        <table:table-row>
          <table:table-cell table:style-name="Table1.A81" office:value-type="string">
            <text:p text:style-name="P121">reprisal</text:p>
          </table:table-cell>
          <table:table-cell table:style-name="Table1.A81" office:value-type="string">
            <text:p text:style-name="P121">প্রতিশোধ গ্রহণ</text:p>
          </table:table-cell>
          <table:table-cell table:style-name="Table1.A81" office:value-type="string">
            <text:p text:style-name="P121">charwoman</text:p>
          </table:table-cell>
          <table:table-cell table:style-name="Table1.D211" office:value-type="string">
            <text:p text:style-name="P121">a woman employed to clean houses or offices.</text:p>
          </table:table-cell>
        </table:table-row>
        <table:table-row>
          <table:table-cell table:style-name="Table1.A2" office:value-type="string">
            <text:p text:style-name="P121">in perpetuity</text:p>
          </table:table-cell>
          <table:table-cell table:style-name="Table1.A2" office:value-type="string">
            <text:p text:style-name="P121">স্থায়ীভাবে</text:p>
          </table:table-cell>
          <table:table-cell table:style-name="Table1.A2" office:value-type="string">
            <text:p text:style-name="P121">impersonation</text:p>
          </table:table-cell>
          <table:table-cell table:style-name="Table1.D2" office:value-type="string">
            <text:p text:style-name="P121">ছদ্মবেশিতা</text:p>
          </table:table-cell>
        </table:table-row>
        <table:table-row>
          <table:table-cell table:style-name="Table1.A2" office:value-type="string">
            <text:p text:style-name="P121">aficionado</text:p>
          </table:table-cell>
          <table:table-cell table:style-name="Table1.A2" office:value-type="string">
            <text:p text:style-name="P121">ভক্ত</text:p>
          </table:table-cell>
          <table:table-cell table:style-name="Table1.A2" office:value-type="string">
            <text:p text:style-name="P121">irrepressible</text:p>
          </table:table-cell>
          <table:table-cell table:style-name="Table1.D2" office:value-type="string">
            <text:p text:style-name="P121">অদম্য</text:p>
          </table:table-cell>
        </table:table-row>
        <table:table-row>
          <table:table-cell table:style-name="Table1.A2" office:value-type="string">
            <text:p text:style-name="P121">undisputed</text:p>
          </table:table-cell>
          <table:table-cell table:style-name="Table1.A2" office:value-type="string">
            <text:p text:style-name="P121">অবিসংবাদিত</text:p>
          </table:table-cell>
          <table:table-cell table:style-name="Table1.A2" office:value-type="string">
            <text:p text:style-name="P121">brute</text:p>
          </table:table-cell>
          <table:table-cell table:style-name="Table1.D2" office:value-type="string">
            <text:p text:style-name="P121">নরপশু</text:p>
          </table:table-cell>
        </table:table-row>
        <table:table-row>
          <table:table-cell table:style-name="Table1.A2" office:value-type="string">
            <text:p text:style-name="P121">amateur</text:p>
          </table:table-cell>
          <table:table-cell table:style-name="Table1.A2" office:value-type="string">
            <text:p text:style-name="P121">সৌখীন, অপেশাদার</text:p>
          </table:table-cell>
          <table:table-cell table:style-name="Table1.A2" office:value-type="string">
            <text:p text:style-name="P121">excruciating</text:p>
          </table:table-cell>
          <table:table-cell table:style-name="Table1.D2" office:value-type="string">
            <text:p text:style-name="P121">দু:সহ যন্ত্রণাদায়ক</text:p>
          </table:table-cell>
        </table:table-row>
        <table:table-row>
          <table:table-cell table:style-name="Table1.A2" office:value-type="string">
            <text:p text:style-name="P121">oft-criticised</text:p>
          </table:table-cell>
          <table:table-cell table:style-name="Table1.A2" office:value-type="string">
            <text:p text:style-name="P121">বহু সমাচোলিত</text:p>
          </table:table-cell>
          <table:table-cell table:style-name="Table1.A2" office:value-type="string">
            <text:p text:style-name="P121">horrendous</text:p>
          </table:table-cell>
          <table:table-cell table:style-name="Table1.D2" office:value-type="string">
            <text:p text:style-name="P121">ভয়ঙ্কর</text:p>
          </table:table-cell>
        </table:table-row>
        <table:table-row>
          <table:table-cell table:style-name="Table1.A2" office:value-type="string">
            <text:p text:style-name="P121">hyacinth</text:p>
          </table:table-cell>
          <table:table-cell table:style-name="Table1.A2" office:value-type="string">
            <text:p text:style-name="P121">কচুরিপানা</text:p>
          </table:table-cell>
          <table:table-cell table:style-name="Table1.A2" office:value-type="string">
            <text:p text:style-name="P121">serpentine</text:p>
          </table:table-cell>
          <table:table-cell table:style-name="Table1.D2" office:value-type="string">
            <text:p text:style-name="P121">সর্পিল</text:p>
          </table:table-cell>
        </table:table-row>
        <table:table-row>
          <table:table-cell table:style-name="Table1.A2" office:value-type="string">
            <text:p text:style-name="P121">census</text:p>
          </table:table-cell>
          <table:table-cell table:style-name="Table1.A2" office:value-type="string">
            <text:p text:style-name="P121">আদমসুমারি</text:p>
          </table:table-cell>
          <table:table-cell table:style-name="Table1.A2" office:value-type="string">
            <text:p text:style-name="P121">shanty</text:p>
          </table:table-cell>
          <table:table-cell table:style-name="Table1.D2" office:value-type="string">
            <text:p text:style-name="P121">কুঁড়েঘর</text:p>
          </table:table-cell>
        </table:table-row>
        <text:soft-page-break/>
        <table:table-row>
          <table:table-cell table:style-name="Table1.A2" office:value-type="string">
            <text:p text:style-name="P121">bestowed</text:p>
          </table:table-cell>
          <table:table-cell table:style-name="Table1.A2" office:value-type="string">
            <text:p text:style-name="P121">অর্পিত</text:p>
          </table:table-cell>
          <table:table-cell table:style-name="Table1.A2" office:value-type="string">
            <text:p text:style-name="P121">parasitic</text:p>
          </table:table-cell>
          <table:table-cell table:style-name="Table1.D2" office:value-type="string">
            <text:p text:style-name="P121">পরজীবীয়, তোষামোদকারী</text:p>
          </table:table-cell>
        </table:table-row>
        <table:table-row>
          <table:table-cell table:style-name="Table1.A2" office:value-type="string">
            <text:p text:style-name="P121">awfully dilapidated</text:p>
          </table:table-cell>
          <table:table-cell table:style-name="Table1.A2" office:value-type="string">
            <text:p text:style-name="P121">অতিশয় জীর্ণ</text:p>
          </table:table-cell>
          <table:table-cell table:style-name="Table1.A2" office:value-type="string">
            <text:p text:style-name="P121">ramshackle</text:p>
          </table:table-cell>
          <table:table-cell table:style-name="Table1.D2" office:value-type="string">
            <text:p text:style-name="P121">জীর্ণ, নড়বড়ে</text:p>
          </table:table-cell>
        </table:table-row>
        <table:table-row>
          <table:table-cell table:style-name="Table1.A2" office:value-type="string">
            <text:p text:style-name="P121">bloodcurdling</text:p>
          </table:table-cell>
          <table:table-cell table:style-name="Table1.A2" office:value-type="string">
            <text:p text:style-name="P121">ভয়াবহ</text:p>
          </table:table-cell>
          <table:table-cell table:style-name="Table1.A2" office:value-type="string">
            <text:p text:style-name="P121">stitching</text:p>
          </table:table-cell>
          <table:table-cell table:style-name="Table1.D2" office:value-type="string">
            <text:p text:style-name="P121">সেলাই</text:p>
          </table:table-cell>
        </table:table-row>
        <table:table-row>
          <table:table-cell table:style-name="Table1.A2" office:value-type="string">
            <text:p text:style-name="P121">blood stained</text:p>
          </table:table-cell>
          <table:table-cell table:style-name="Table1.A2" office:value-type="string">
            <text:p text:style-name="P121">রক্তাক্ত</text:p>
          </table:table-cell>
          <table:table-cell table:style-name="Table1.A2" office:value-type="string">
            <text:p text:style-name="P121">unquenchable flame</text:p>
          </table:table-cell>
          <table:table-cell table:style-name="Table1.D2" office:value-type="string">
            <text:p text:style-name="P121">অনির্বাণ শিখা</text:p>
          </table:table-cell>
        </table:table-row>
        <table:table-row>
          <table:table-cell table:style-name="Table1.A2" office:value-type="string">
            <text:p text:style-name="P121">spring up</text:p>
          </table:table-cell>
          <table:table-cell table:style-name="Table1.A2" office:value-type="string">
            <text:p text:style-name="P121">grow</text:p>
          </table:table-cell>
          <table:table-cell table:style-name="Table1.A2" office:value-type="string">
            <text:p text:style-name="P121">anemic</text:p>
          </table:table-cell>
          <table:table-cell table:style-name="Table1.D2" office:value-type="string">
            <text:p text:style-name="P121">ফেঁকাসে</text:p>
          </table:table-cell>
        </table:table-row>
        <table:table-row>
          <table:table-cell table:style-name="Table1.A2" office:value-type="string">
            <text:p text:style-name="P121">light years beyond</text:p>
          </table:table-cell>
          <table:table-cell table:style-name="Table1.B184" office:value-type="string">
            <text:p text:style-name="P121"/>
          </table:table-cell>
          <table:table-cell table:style-name="Table1.A2" office:value-type="string">
            <text:p text:style-name="P121">unending fatigue</text:p>
          </table:table-cell>
          <table:table-cell table:style-name="Table1.D2" office:value-type="string">
            <text:p text:style-name="P121">অশেষ ক্লান্তি</text:p>
          </table:table-cell>
        </table:table-row>
        <table:table-row>
          <table:table-cell table:style-name="Table1.A2" office:value-type="string">
            <text:p text:style-name="P121">leafy vegetables</text:p>
          </table:table-cell>
          <table:table-cell table:style-name="Table1.A2" office:value-type="string">
            <text:p text:style-name="P121">শাকসবজি</text:p>
          </table:table-cell>
          <table:table-cell table:style-name="Table1.A2" office:value-type="string">
            <text:p text:style-name="P121">you startled me</text:p>
          </table:table-cell>
          <table:table-cell table:style-name="Table1.D2" office:value-type="string">
            <text:p text:style-name="P121">তুমি আমাকে চমকে দিয়েছো</text:p>
          </table:table-cell>
        </table:table-row>
        <table:table-row>
          <table:table-cell table:style-name="Table1.A2" office:value-type="string">
            <text:p text:style-name="P121">okra</text:p>
          </table:table-cell>
          <table:table-cell table:style-name="Table1.A2" office:value-type="string">
            <text:p text:style-name="P121">ঢেরস</text:p>
          </table:table-cell>
          <table:table-cell table:style-name="Table1.A2" office:value-type="string">
            <text:p text:style-name="P121">ex-fiance</text:p>
          </table:table-cell>
          <table:table-cell table:style-name="Table1.D2" office:value-type="string">
            <text:p text:style-name="P121">প্রাক্তন বাগ্দত্ত</text:p>
          </table:table-cell>
        </table:table-row>
        <table:table-row>
          <table:table-cell table:style-name="Table1.A2" office:value-type="string">
            <text:p text:style-name="P121">pointed gourd</text:p>
          </table:table-cell>
          <table:table-cell table:style-name="Table1.A2" office:value-type="string">
            <text:p text:style-name="P121">পটল</text:p>
          </table:table-cell>
          <table:table-cell table:style-name="Table1.A2" office:value-type="string">
            <text:p text:style-name="P121">incur</text:p>
          </table:table-cell>
          <table:table-cell table:style-name="Table1.D2" office:value-type="string">
            <text:p text:style-name="P121">নিজেকে জড়ানো</text:p>
          </table:table-cell>
        </table:table-row>
        <table:table-row>
          <table:table-cell table:style-name="Table1.A2" office:value-type="string">
            <text:p text:style-name="P121">snake gourd</text:p>
          </table:table-cell>
          <table:table-cell table:style-name="Table1.A2" office:value-type="string">
            <text:p text:style-name="P121">চিচিংগা</text:p>
          </table:table-cell>
          <table:table-cell table:style-name="Table1.A2" office:value-type="string">
            <text:p text:style-name="P121">hurtle</text:p>
          </table:table-cell>
          <table:table-cell table:style-name="Table1.D2" office:value-type="string">
            <text:p text:style-name="P121">ছুটিয়া যাত্তয়া</text:p>
          </table:table-cell>
        </table:table-row>
        <table:table-row>
          <table:table-cell table:style-name="Table1.A2" office:value-type="string">
            <text:p text:style-name="P121">ridge gourd</text:p>
          </table:table-cell>
          <table:table-cell table:style-name="Table1.A2" office:value-type="string">
            <text:p text:style-name="P121">জিংগা</text:p>
          </table:table-cell>
          <table:table-cell table:style-name="Table1.A2" office:value-type="string">
            <text:p text:style-name="P121">decisively</text:p>
          </table:table-cell>
          <table:table-cell table:style-name="Table1.D2" office:value-type="string">
            <text:p text:style-name="P126">স্পষ্টভাবে, <text:span text:style-name="T40">চূড়ান্তভাবে</text:span></text:p>
          </table:table-cell>
        </table:table-row>
        <table:table-row>
          <table:table-cell table:style-name="Table1.A2" office:value-type="string">
            <text:p text:style-name="P121">teasel gourd</text:p>
          </table:table-cell>
          <table:table-cell table:style-name="Table1.A2" office:value-type="string">
            <text:p text:style-name="P121">কাকরল</text:p>
          </table:table-cell>
          <table:table-cell table:style-name="Table1.A2" office:value-type="string">
            <text:p text:style-name="P121">creditor</text:p>
          </table:table-cell>
          <table:table-cell table:style-name="Table1.D2" office:value-type="string">
            <text:p text:style-name="P121">ঋণদাতা</text:p>
          </table:table-cell>
        </table:table-row>
        <table:table-row>
          <table:table-cell table:style-name="Table1.A2" office:value-type="string">
            <text:p text:style-name="P121">bottle gourd</text:p>
          </table:table-cell>
          <table:table-cell table:style-name="Table1.A2" office:value-type="string">
            <text:p text:style-name="P121">লাউ</text:p>
          </table:table-cell>
          <table:table-cell table:style-name="Table1.A2" office:value-type="string">
            <text:p text:style-name="P121">mandate</text:p>
          </table:table-cell>
          <table:table-cell table:style-name="Table1.D2" office:value-type="string">
            <text:p text:style-name="P121">হুকুম</text:p>
          </table:table-cell>
        </table:table-row>
        <table:table-row>
          <table:table-cell table:style-name="Table1.A2" office:value-type="string">
            <text:p text:style-name="P121">mint</text:p>
          </table:table-cell>
          <table:table-cell table:style-name="Table1.A2" office:value-type="string">
            <text:p text:style-name="P121">পুদিনা</text:p>
          </table:table-cell>
          <table:table-cell table:style-name="Table1.A2" office:value-type="string">
            <text:p text:style-name="P121">bluff</text:p>
          </table:table-cell>
          <table:table-cell table:style-name="Table1.D2" office:value-type="string">
            <text:p text:style-name="P121">ধাপ্পাবাজি</text:p>
          </table:table-cell>
        </table:table-row>
        <table:table-row>
          <table:table-cell table:style-name="Table1.A2" office:value-type="string">
            <text:p text:style-name="P121">mustard</text:p>
          </table:table-cell>
          <table:table-cell table:style-name="Table1.A2" office:value-type="string">
            <text:p text:style-name="P121">সরিষা</text:p>
          </table:table-cell>
          <table:table-cell table:style-name="Table1.A2" office:value-type="string">
            <text:p text:style-name="P121">rhetoric</text:p>
          </table:table-cell>
          <table:table-cell table:style-name="Table1.D2" office:value-type="string">
            <text:p text:style-name="P121">বাগাড়ম্বরপূর্ণ উক্তি</text:p>
          </table:table-cell>
        </table:table-row>
        <table:table-row>
          <table:table-cell table:style-name="Table1.A2" office:value-type="string">
            <text:p text:style-name="P121">cucumber</text:p>
          </table:table-cell>
          <table:table-cell table:style-name="Table1.A2" office:value-type="string">
            <text:p text:style-name="P121">শসা</text:p>
          </table:table-cell>
          <table:table-cell table:style-name="Table1.A2" office:value-type="string">
            <text:p text:style-name="P121">labyrinth</text:p>
          </table:table-cell>
          <table:table-cell table:style-name="Table1.D2" office:value-type="string">
            <text:p text:style-name="P121">গোলকধাঁধা</text:p>
          </table:table-cell>
        </table:table-row>
        <table:table-row>
          <table:table-cell table:style-name="Table1.A2" office:value-type="string">
            <text:p text:style-name="P121">spinach</text:p>
          </table:table-cell>
          <table:table-cell table:style-name="Table1.A2" office:value-type="string">
            <text:p text:style-name="P121">পালংশাক</text:p>
          </table:table-cell>
          <table:table-cell table:style-name="Table1.A2" office:value-type="string">
            <text:p text:style-name="P121">affluent</text:p>
          </table:table-cell>
          <table:table-cell table:style-name="Table1.D2" office:value-type="string">
            <text:p text:style-name="P121">সমৃদ্ধিশালী</text:p>
          </table:table-cell>
        </table:table-row>
        <table:table-row>
          <table:table-cell table:style-name="Table1.A2" office:value-type="string">
            <text:p text:style-name="P121">malabar spinach</text:p>
          </table:table-cell>
          <table:table-cell table:style-name="Table1.A2" office:value-type="string">
            <text:p text:style-name="P121">পুই শাক</text:p>
          </table:table-cell>
          <table:table-cell table:style-name="Table1.A2" office:value-type="string">
            <text:p text:style-name="P121">teeming</text:p>
          </table:table-cell>
          <table:table-cell table:style-name="Table1.D2" office:value-type="string">
            <text:p text:style-name="P121">পরিপূর্ণ</text:p>
          </table:table-cell>
        </table:table-row>
        <table:table-row>
          <table:table-cell table:style-name="Table1.A2" office:value-type="string">
            <text:p text:style-name="P121">stem amaranth</text:p>
          </table:table-cell>
          <table:table-cell table:style-name="Table1.A2" office:value-type="string">
            <text:p text:style-name="P121">ডাটা শাক</text:p>
          </table:table-cell>
          <table:table-cell table:style-name="Table1.A2" office:value-type="string">
            <text:p text:style-name="P121">collate</text:p>
          </table:table-cell>
          <table:table-cell table:style-name="Table1.D2" office:value-type="string">
            <text:p text:style-name="P121">ক্রমানুসারে সাজানো</text:p>
          </table:table-cell>
        </table:table-row>
        <table:table-row>
          <table:table-cell table:style-name="Table1.A2" office:value-type="string">
            <text:p text:style-name="P121">red spinach</text:p>
          </table:table-cell>
          <table:table-cell table:style-name="Table1.A2" office:value-type="string">
            <text:p text:style-name="P121">লাল শাক</text:p>
          </table:table-cell>
          <table:table-cell table:style-name="Table1.A2" office:value-type="string">
            <text:p text:style-name="P121">fizzle out</text:p>
          </table:table-cell>
          <table:table-cell table:style-name="Table1.D2" office:value-type="string">
            <text:p text:style-name="P121">ব্যর্থ হত্তয়া</text:p>
          </table:table-cell>
        </table:table-row>
        <table:table-row>
          <table:table-cell table:style-name="Table1.A2" office:value-type="string">
            <text:p text:style-name="P121">coriander</text:p>
          </table:table-cell>
          <table:table-cell table:style-name="Table1.A2" office:value-type="string">
            <text:p text:style-name="P121">ধনিয়া</text:p>
          </table:table-cell>
          <table:table-cell table:style-name="Table1.A2" office:value-type="string">
            <text:p text:style-name="P121">how despicable</text:p>
          </table:table-cell>
          <table:table-cell table:style-name="Table1.D2" office:value-type="string">
            <text:p text:style-name="P121">জঘন্য</text:p>
          </table:table-cell>
        </table:table-row>
        <table:table-row>
          <table:table-cell table:style-name="Table1.A2" office:value-type="string">
            <text:p text:style-name="P121">eggplant</text:p>
          </table:table-cell>
          <table:table-cell table:style-name="Table1.A2" office:value-type="string">
            <text:p text:style-name="P121">বেগুন</text:p>
          </table:table-cell>
          <table:table-cell table:style-name="Table1.A2" office:value-type="string">
            <text:p text:style-name="P121">etch</text:p>
          </table:table-cell>
          <table:table-cell table:style-name="Table1.D2" office:value-type="string">
            <text:p text:style-name="P121">খোদাই করা</text:p>
          </table:table-cell>
        </table:table-row>
        <table:table-row>
          <table:table-cell table:style-name="Table1.A2" office:value-type="string">
            <text:p text:style-name="P121">aubergine</text:p>
          </table:table-cell>
          <table:table-cell table:style-name="Table1.A2" office:value-type="string">
            <text:p text:style-name="P121">বেগুন</text:p>
          </table:table-cell>
          <table:table-cell table:style-name="Table1.A2" office:value-type="string">
            <text:p text:style-name="P121">emancipation</text:p>
          </table:table-cell>
          <table:table-cell table:style-name="Table1.D2" office:value-type="string">
            <text:p text:style-name="P121">স্বাধীনতা</text:p>
          </table:table-cell>
        </table:table-row>
        <table:table-row>
          <table:table-cell table:style-name="Table1.A2" office:value-type="string">
            <text:p text:style-name="P121">vested quarter</text:p>
          </table:table-cell>
          <table:table-cell table:style-name="Table1.A2" office:value-type="string">
            <text:p text:style-name="P121">স্বার্থান্বেষী মহল</text:p>
          </table:table-cell>
          <table:table-cell table:style-name="Table1.A2" office:value-type="string">
            <text:p text:style-name="P121">excavate</text:p>
          </table:table-cell>
          <table:table-cell table:style-name="Table1.D2" office:value-type="string">
            <text:p text:style-name="P121">খনন করা</text:p>
          </table:table-cell>
        </table:table-row>
        <table:table-row>
          <table:table-cell table:style-name="Table1.A2" office:value-type="string">
            <text:p text:style-name="P121">resentment</text:p>
          </table:table-cell>
          <table:table-cell table:style-name="Table1.A2" office:value-type="string">
            <text:p text:style-name="P121">অসন্তোষ</text:p>
          </table:table-cell>
          <table:table-cell table:style-name="Table1.A2" office:value-type="string">
            <text:p text:style-name="P121">savor</text:p>
          </table:table-cell>
          <table:table-cell table:style-name="Table1.D194" office:value-type="string">
            <text:p text:style-name="P121">ঘ্রাণ লত্তয়া</text:p>
          </table:table-cell>
        </table:table-row>
        <table:table-row>
          <table:table-cell table:style-name="Table1.A2" office:value-type="string">
            <text:p text:style-name="P121">chalk out</text:p>
          </table:table-cell>
          <table:table-cell table:style-name="Table1.B252" office:value-type="string">
            <text:p text:style-name="P121">sketch</text:p>
          </table:table-cell>
          <table:table-cell table:style-name="Table1.A2" office:value-type="string">
            <text:p text:style-name="P121">haemorrhage</text:p>
          </table:table-cell>
          <table:table-cell table:style-name="Table1.D2" office:value-type="string">
            <text:p text:style-name="P121">রক্তক্ষরণ</text:p>
          </table:table-cell>
        </table:table-row>
        <table:table-row>
          <table:table-cell table:style-name="Table1.A2" office:value-type="string">
            <text:p text:style-name="P121">illicit</text:p>
          </table:table-cell>
          <table:table-cell table:style-name="Table1.A2" office:value-type="string">
            <text:p text:style-name="P121">অবৈধ</text:p>
          </table:table-cell>
          <table:table-cell table:style-name="Table1.A2" office:value-type="string">
            <text:p text:style-name="P121">cervix</text:p>
          </table:table-cell>
          <table:table-cell table:style-name="Table1.D2" office:value-type="string">
            <text:p text:style-name="P121">জরায়ুর</text:p>
          </table:table-cell>
        </table:table-row>
        <table:table-row>
          <table:table-cell table:style-name="Table1.A2" office:value-type="string">
            <text:p text:style-name="P121">vengeful</text:p>
          </table:table-cell>
          <table:table-cell table:style-name="Table1.A2" office:value-type="string">
            <text:p text:style-name="P121">প্রতিহিংসাপরায়ণ</text:p>
          </table:table-cell>
          <table:table-cell table:style-name="Table1.A2" office:value-type="string">
            <text:p text:style-name="P121">nausea</text:p>
          </table:table-cell>
          <table:table-cell table:style-name="Table1.D2" office:value-type="string">
            <text:p text:style-name="P121">বমি বমি ভাব</text:p>
          </table:table-cell>
        </table:table-row>
        <table:table-row>
          <table:table-cell table:style-name="Table1.A2" office:value-type="string">
            <text:p text:style-name="P121">tumultuous</text:p>
          </table:table-cell>
          <table:table-cell table:style-name="Table1.A2" office:value-type="string">
            <text:p text:style-name="P121">কোলাহলপূর্ণ</text:p>
          </table:table-cell>
          <table:table-cell table:style-name="Table1.A2" office:value-type="string">
            <text:p text:style-name="P121">puff</text:p>
          </table:table-cell>
          <table:table-cell table:style-name="Table1.D2" office:value-type="string">
            <text:p text:style-name="P121">বাতাস ছাড়া</text:p>
          </table:table-cell>
        </table:table-row>
        <table:table-row>
          <table:table-cell table:style-name="Table1.A2" office:value-type="string">
            <text:p text:style-name="P121">haywire</text:p>
          </table:table-cell>
          <table:table-cell table:style-name="Table1.A2" office:value-type="string">
            <text:p text:style-name="P121">বিশৃঙ্খল</text:p>
          </table:table-cell>
          <table:table-cell table:style-name="Table1.A2" office:value-type="string">
            <text:p text:style-name="P121">gross</text:p>
          </table:table-cell>
          <table:table-cell table:style-name="Table1.D2" office:value-type="string">
            <text:p text:style-name="P121">অশ্লীল</text:p>
          </table:table-cell>
        </table:table-row>
        <table:table-row>
          <table:table-cell table:style-name="Table1.A2" office:value-type="string">
            <text:p text:style-name="P121">belie</text:p>
          </table:table-cell>
          <table:table-cell table:style-name="Table1.A2" office:value-type="string">
            <text:p text:style-name="P121">মিথ্যা ধারণা জন্মান</text:p>
          </table:table-cell>
          <table:table-cell table:style-name="Table1.A2" office:value-type="string">
            <text:p text:style-name="P121">innate</text:p>
          </table:table-cell>
          <table:table-cell table:style-name="Table1.D2" office:value-type="string">
            <text:p text:style-name="P121">জন্মগত</text:p>
          </table:table-cell>
        </table:table-row>
        <table:table-row>
          <table:table-cell table:style-name="Table1.A2" office:value-type="string">
            <text:p text:style-name="P121">tyro</text:p>
          </table:table-cell>
          <table:table-cell table:style-name="Table1.A2" office:value-type="string">
            <text:p text:style-name="P121">শিক্ষানবিস</text:p>
          </table:table-cell>
          <table:table-cell table:style-name="Table1.A2" office:value-type="string">
            <text:p text:style-name="P121">adore</text:p>
          </table:table-cell>
          <table:table-cell table:style-name="Table1.D2" office:value-type="string">
            <text:p text:style-name="P121">খুব পছন্দ করা</text:p>
          </table:table-cell>
        </table:table-row>
        <table:table-row>
          <table:table-cell table:style-name="Table1.A2" office:value-type="string">
            <text:p text:style-name="P121">fully</text:p>
          </table:table-cell>
          <table:table-cell table:style-name="Table1.A2" office:value-type="string">
            <text:p text:style-name="P121">সম্পূর্ণরূপে</text:p>
          </table:table-cell>
          <table:table-cell table:style-name="Table1.A2" office:value-type="string">
            <text:p text:style-name="P121">weird</text:p>
          </table:table-cell>
          <table:table-cell table:style-name="Table1.D2" office:value-type="string">
            <text:p text:style-name="P121">অদ্ভুত</text:p>
          </table:table-cell>
        </table:table-row>
        <table:table-row>
          <table:table-cell table:style-name="Table1.A2" office:value-type="string">
            <text:p text:style-name="P121">extradited</text:p>
          </table:table-cell>
          <table:table-cell table:style-name="Table1.A2" office:value-type="string">
            <text:p text:style-name="P121">হস্তান্তর করা</text:p>
          </table:table-cell>
          <table:table-cell table:style-name="Table1.A2" office:value-type="string">
            <text:p text:style-name="P121">flaw</text:p>
          </table:table-cell>
          <table:table-cell table:style-name="Table1.D2" office:value-type="string">
            <text:p text:style-name="P121">খুঁত</text:p>
          </table:table-cell>
        </table:table-row>
        <table:table-row>
          <table:table-cell table:style-name="Table1.A2" office:value-type="string">
            <text:p text:style-name="P121">goon</text:p>
          </table:table-cell>
          <table:table-cell table:style-name="Table1.A2" office:value-type="string">
            <text:p text:style-name="P121">গণ্ডমূর্খ</text:p>
          </table:table-cell>
          <table:table-cell table:style-name="Table1.A2" office:value-type="string">
            <text:p text:style-name="P121">come off</text:p>
          </table:table-cell>
          <table:table-cell table:style-name="Table1.D2" office:value-type="string">
            <text:p text:style-name="P121">বিচ্ছিন্ন হত্তয়া</text:p>
          </table:table-cell>
        </table:table-row>
        <table:table-row>
          <table:table-cell table:style-name="Table1.A2" office:value-type="string">
            <text:p text:style-name="P121">cuddly</text:p>
          </table:table-cell>
          <table:table-cell table:style-name="Table1.A2" office:value-type="string">
            <text:p text:style-name="P121">ফুটফুটে</text:p>
          </table:table-cell>
          <table:table-cell table:style-name="Table1.A2" office:value-type="string">
            <text:p text:style-name="P121">omnipotent</text:p>
          </table:table-cell>
          <table:table-cell table:style-name="Table1.D2" office:value-type="string">
            <text:p text:style-name="P121">সর্বশক্তিমান</text:p>
          </table:table-cell>
        </table:table-row>
        <table:table-row>
          <table:table-cell table:style-name="Table1.A2" office:value-type="string">
            <text:p text:style-name="P121">stripped naked</text:p>
          </table:table-cell>
          <table:table-cell table:style-name="Table1.A2" office:value-type="string">
            <text:p text:style-name="P121">সম্পূর্ণ নগ্ন</text:p>
          </table:table-cell>
          <table:table-cell table:style-name="Table1.A2" office:value-type="string">
            <text:p text:style-name="P121">nodded off</text:p>
          </table:table-cell>
          <table:table-cell table:style-name="Table1.D2" office:value-type="string">
            <text:p text:style-name="P121">নিদ্রালুতায় মাথা ঝোঁকান</text:p>
          </table:table-cell>
        </table:table-row>
        <table:table-row>
          <table:table-cell table:style-name="Table1.A2" office:value-type="string">
            <text:p text:style-name="P121">lesbian</text:p>
          </table:table-cell>
          <table:table-cell table:style-name="Table1.A2" office:value-type="string">
            <text:p text:style-name="P121">সমকামী স্ত্রীলোক</text:p>
          </table:table-cell>
          <table:table-cell table:style-name="Table1.A2" office:value-type="string">
            <text:p text:style-name="P121">deaf</text:p>
          </table:table-cell>
          <table:table-cell table:style-name="Table1.D2" office:value-type="string">
            <text:p text:style-name="P121">অমনোযোগী</text:p>
          </table:table-cell>
        </table:table-row>
        <table:table-row>
          <table:table-cell table:style-name="Table1.A2" office:value-type="string">
            <text:p text:style-name="P121">fixating</text:p>
          </table:table-cell>
          <table:table-cell table:style-name="Table1.A2" office:value-type="string">
            <text:p text:style-name="P121">জমাট বাঁধা</text:p>
          </table:table-cell>
          <table:table-cell table:style-name="Table1.A2" office:value-type="string">
            <text:p text:style-name="P121">consummate</text:p>
          </table:table-cell>
          <table:table-cell table:style-name="Table1.D2" office:value-type="string">
            <text:p text:style-name="P121">সুসম্পূর্ণ করা</text:p>
          </table:table-cell>
        </table:table-row>
        <table:table-row>
          <table:table-cell table:style-name="Table1.A2" office:value-type="string">
            <text:p text:style-name="P121">hysterical</text:p>
          </table:table-cell>
          <table:table-cell table:style-name="Table1.A2" office:value-type="string">
            <text:p text:style-name="P121">crazy</text:p>
          </table:table-cell>
          <table:table-cell table:style-name="Table1.A2" office:value-type="string">
            <text:p text:style-name="P121">wipe</text:p>
          </table:table-cell>
          <table:table-cell table:style-name="Table1.D2" office:value-type="string">
            <text:p text:style-name="P121">পরিষ্কার করা</text:p>
          </table:table-cell>
        </table:table-row>
        <table:table-row>
          <table:table-cell table:style-name="Table1.A2" office:value-type="string">
            <text:p text:style-name="P121">sobbing</text:p>
          </table:table-cell>
          <table:table-cell table:style-name="Table1.A2" office:value-type="string">
            <text:p text:style-name="P121">ফোঁপাইতে ফোঁপাইতে বলা</text:p>
          </table:table-cell>
          <table:table-cell table:style-name="Table1.A2" office:value-type="string">
            <text:p text:style-name="P121">slumber</text:p>
          </table:table-cell>
          <table:table-cell table:style-name="Table1.D2" office:value-type="string">
            <text:p text:style-name="P121">ঘুমোনো</text:p>
          </table:table-cell>
        </table:table-row>
        <table:table-row>
          <table:table-cell table:style-name="Table1.A2" office:value-type="string">
            <text:p text:style-name="P121">was what?</text:p>
          </table:table-cell>
          <table:table-cell table:style-name="Table1.A2" office:value-type="string">
            <text:p text:style-name="P121">কি ছিল?</text:p>
          </table:table-cell>
          <table:table-cell table:style-name="Table1.A2" office:value-type="string">
            <text:p text:style-name="P121">trashy</text:p>
          </table:table-cell>
          <table:table-cell table:style-name="Table1.D2" office:value-type="string">
            <text:p text:style-name="P121">বাজে</text:p>
          </table:table-cell>
        </table:table-row>
        <table:table-row>
          <table:table-cell table:style-name="Table1.A2" office:value-type="string">
            <text:p text:style-name="P121">bridesmaid</text:p>
          </table:table-cell>
          <table:table-cell table:style-name="Table1.A2" office:value-type="string">
            <text:p text:style-name="P121">কনের সহচরী</text:p>
          </table:table-cell>
          <table:table-cell table:style-name="Table1.A2" office:value-type="string">
            <text:p text:style-name="P121">frost</text:p>
          </table:table-cell>
          <table:table-cell table:style-name="Table1.D2" office:value-type="string">
            <text:p text:style-name="P121">তুষারপাত</text:p>
          </table:table-cell>
        </table:table-row>
        <table:table-row>
          <table:table-cell table:style-name="Table1.A2" office:value-type="string">
            <text:p text:style-name="P121">freaked out</text:p>
          </table:table-cell>
          <table:table-cell table:style-name="Table1.A2" office:value-type="string">
            <text:p text:style-name="P121">রেগে যাওয়া</text:p>
          </table:table-cell>
          <table:table-cell table:style-name="Table1.A2" office:value-type="string">
            <text:p text:style-name="P121">floppy</text:p>
          </table:table-cell>
          <table:table-cell table:style-name="Table1.D2" office:value-type="string">
            <text:p text:style-name="P121">অলস</text:p>
          </table:table-cell>
        </table:table-row>
        <table:table-row>
          <table:table-cell table:style-name="Table1.A2" office:value-type="string">
            <text:p text:style-name="P121">reclamation</text:p>
          </table:table-cell>
          <table:table-cell table:style-name="Table1.B184" office:value-type="string">
            <text:p text:style-name="P121">উদ্ধার</text:p>
          </table:table-cell>
          <table:table-cell table:style-name="Table1.A2" office:value-type="string">
            <text:p text:style-name="P121">nutty</text:p>
          </table:table-cell>
          <table:table-cell table:style-name="Table1.D2" office:value-type="string">
            <text:p text:style-name="P121">মাথা-খারাপ</text:p>
          </table:table-cell>
        </table:table-row>
        <table:table-row>
          <table:table-cell table:style-name="Table1.A2" office:value-type="string">
            <text:p text:style-name="P121">gravely</text:p>
          </table:table-cell>
          <table:table-cell table:style-name="Table1.A2" office:value-type="string">
            <text:p text:style-name="P121">গুরুত্বসহকারে</text:p>
          </table:table-cell>
          <table:table-cell table:style-name="Table1.A2" office:value-type="string">
            <text:p text:style-name="P121">bonehead</text:p>
          </table:table-cell>
          <table:table-cell table:style-name="Table1.D2" office:value-type="string">
            <text:p text:style-name="P121">অত্যন্ত বোকা লোক</text:p>
          </table:table-cell>
        </table:table-row>
        <text:soft-page-break/>
        <table:table-row>
          <table:table-cell table:style-name="Table1.A2" office:value-type="string">
            <text:p text:style-name="P121">testament</text:p>
          </table:table-cell>
          <table:table-cell table:style-name="Table1.A2" office:value-type="string">
            <text:p text:style-name="P121">ইচ্ছাপত্র</text:p>
          </table:table-cell>
          <table:table-cell table:style-name="Table1.A2" office:value-type="string">
            <text:p text:style-name="P121">tender</text:p>
          </table:table-cell>
          <table:table-cell table:style-name="Table1.D2" office:value-type="string">
            <text:p text:style-name="P121">কোমল</text:p>
          </table:table-cell>
        </table:table-row>
        <table:table-row>
          <table:table-cell table:style-name="Table1.A2" office:value-type="string">
            <text:p text:style-name="P121">kitten</text:p>
          </table:table-cell>
          <table:table-cell table:style-name="Table1.A2" office:value-type="string">
            <text:p text:style-name="P121">বিড়ালছানা</text:p>
          </table:table-cell>
          <table:table-cell table:style-name="Table1.A2" office:value-type="string">
            <text:p text:style-name="P121">seduce</text:p>
          </table:table-cell>
          <table:table-cell table:style-name="Table1.D2" office:value-type="string">
            <text:p text:style-name="P121">পটান</text:p>
          </table:table-cell>
        </table:table-row>
        <table:table-row>
          <table:table-cell table:style-name="Table1.A2" office:value-type="string">
            <text:p text:style-name="P121">whisker</text:p>
          </table:table-cell>
          <table:table-cell table:style-name="Table1.A2" office:value-type="string">
            <text:p text:style-name="P121">জুলপি</text:p>
          </table:table-cell>
          <table:table-cell table:style-name="Table1.A2" office:value-type="string">
            <text:p text:style-name="P121">well up</text:p>
          </table:table-cell>
          <table:table-cell table:style-name="Table1.D2" office:value-type="string">
            <text:p text:style-name="P121">উথলে ওঠা</text:p>
          </table:table-cell>
        </table:table-row>
        <table:table-row>
          <table:table-cell table:style-name="Table1.A2" office:value-type="string">
            <text:p text:style-name="P121">sleigh</text:p>
          </table:table-cell>
          <table:table-cell table:style-name="Table1.A2" office:value-type="string">
            <text:p text:style-name="P121">ঘোড়ায় - টানা স্লেজগাড়ি</text:p>
          </table:table-cell>
          <table:table-cell table:style-name="Table1.A2" office:value-type="string">
            <text:p text:style-name="P121">crappy</text:p>
          </table:table-cell>
          <table:table-cell table:style-name="Table1.D2" office:value-type="string">
            <text:p text:style-name="P121">ন্যক্কারজনক</text:p>
          </table:table-cell>
        </table:table-row>
        <table:table-row>
          <table:table-cell table:style-name="Table1.A2" office:value-type="string">
            <text:p text:style-name="P121">mitten</text:p>
          </table:table-cell>
          <table:table-cell table:style-name="Table1.A2" office:value-type="string">
            <text:p text:style-name="P121">দস্তানাবিশেষ</text:p>
          </table:table-cell>
          <table:table-cell table:style-name="Table1.A2" office:value-type="string">
            <text:p text:style-name="P121">self-esteem</text:p>
          </table:table-cell>
          <table:table-cell table:style-name="Table1.D2" office:value-type="string">
            <text:p text:style-name="P121">আত্মসম্মান</text:p>
          </table:table-cell>
        </table:table-row>
        <table:table-row>
          <table:table-cell table:style-name="Table1.A2" office:value-type="string">
            <text:p text:style-name="P121">get through</text:p>
          </table:table-cell>
          <table:table-cell table:style-name="Table1.A2" office:value-type="string">
            <text:p text:style-name="P121">শেষ করা</text:p>
          </table:table-cell>
          <table:table-cell table:style-name="Table1.A2" office:value-type="string">
            <text:p text:style-name="P121">overshadowing</text:p>
          </table:table-cell>
          <table:table-cell table:style-name="Table1.D2" office:value-type="string">
            <text:p text:style-name="P121">আশ্রয় দেত্তয়া</text:p>
          </table:table-cell>
        </table:table-row>
        <table:table-row>
          <table:table-cell table:style-name="Table1.A2" office:value-type="string">
            <text:p text:style-name="P121">shred</text:p>
          </table:table-cell>
          <table:table-cell table:style-name="Table1.A2" office:value-type="string">
            <text:p text:style-name="P121">কাটিয়া ফেলা</text:p>
          </table:table-cell>
          <table:table-cell table:style-name="Table1.A2" office:value-type="string">
            <text:p text:style-name="P121">sabotage</text:p>
          </table:table-cell>
          <table:table-cell table:style-name="Table1.D2" office:value-type="string">
            <text:p text:style-name="P121">নাশকতার</text:p>
          </table:table-cell>
        </table:table-row>
        <table:table-row>
          <table:table-cell table:style-name="Table1.A2" office:value-type="string">
            <text:p text:style-name="P121">I mean</text:p>
          </table:table-cell>
          <table:table-cell table:style-name="Table1.A2" office:value-type="string">
            <text:p text:style-name="P121">আমি বলতে চাচ্ছি</text:p>
          </table:table-cell>
          <table:table-cell table:style-name="Table1.A2" office:value-type="string">
            <text:p text:style-name="P121">Dysfunctional</text:p>
          </table:table-cell>
          <table:table-cell table:style-name="Table1.D2" office:value-type="string">
            <text:p text:style-name="P121">অকার্যকর</text:p>
          </table:table-cell>
        </table:table-row>
        <table:table-row>
          <table:table-cell table:style-name="Table1.A2" office:value-type="string">
            <text:p text:style-name="P121">ever since</text:p>
          </table:table-cell>
          <table:table-cell table:style-name="Table1.A2" office:value-type="string">
            <text:p text:style-name="P121">তখন থেকেই</text:p>
          </table:table-cell>
          <table:table-cell table:style-name="Table1.A2" office:value-type="string">
            <text:p text:style-name="P121">insane</text:p>
          </table:table-cell>
          <table:table-cell table:style-name="Table1.D2" office:value-type="string">
            <text:p text:style-name="P121">উন্মাদ</text:p>
          </table:table-cell>
        </table:table-row>
        <table:table-row>
          <table:table-cell table:style-name="Table1.A2" office:value-type="string">
            <text:p text:style-name="P121">how long it has been</text:p>
          </table:table-cell>
          <table:table-cell table:style-name="Table1.A2" office:value-type="string">
            <text:p text:style-name="P121">এটা হয়েছে কতদিন</text:p>
          </table:table-cell>
          <table:table-cell table:style-name="Table1.A2" office:value-type="string">
            <text:p text:style-name="P121">predicament</text:p>
          </table:table-cell>
          <table:table-cell table:style-name="Table1.D2" office:value-type="string">
            <text:p text:style-name="P121">বিপজ্জনক অবস্থা</text:p>
          </table:table-cell>
        </table:table-row>
        <table:table-row>
          <table:table-cell table:style-name="Table1.A2" office:value-type="string">
            <text:p text:style-name="P121">word of advice</text:p>
          </table:table-cell>
          <table:table-cell table:style-name="Table1.A2" office:value-type="string">
            <text:p text:style-name="P121">উপদেশ বাণী</text:p>
          </table:table-cell>
          <table:table-cell table:style-name="Table1.A2" office:value-type="string">
            <text:p text:style-name="P121">lustrous</text:p>
          </table:table-cell>
          <table:table-cell table:style-name="Table1.D2" office:value-type="string">
            <text:p text:style-name="P121">vivid</text:p>
          </table:table-cell>
        </table:table-row>
        <table:table-row>
          <table:table-cell table:style-name="Table1.A2" office:value-type="string">
            <text:p text:style-name="P121">it’s just that</text:p>
          </table:table-cell>
          <table:table-cell table:style-name="Table1.A2" office:value-type="string">
            <text:p text:style-name="P121">এটা ঠিক যে,</text:p>
          </table:table-cell>
          <table:table-cell table:style-name="Table1.A2" office:value-type="string">
            <text:p text:style-name="P121">on its own</text:p>
          </table:table-cell>
          <table:table-cell table:style-name="Table1.D2" office:value-type="string">
            <text:p text:style-name="P121">তার নিজস্ব</text:p>
          </table:table-cell>
        </table:table-row>
        <table:table-row>
          <table:table-cell table:style-name="Table1.A2" office:value-type="string">
            <text:p text:style-name="P121">stand erect</text:p>
          </table:table-cell>
          <table:table-cell table:style-name="Table1.A2" office:value-type="string">
            <text:p text:style-name="P121">খাড়া হত্তয়া</text:p>
          </table:table-cell>
          <table:table-cell table:style-name="Table1.A2" office:value-type="string">
            <text:p text:style-name="P121">All set</text:p>
          </table:table-cell>
          <table:table-cell table:style-name="Table1.D2" office:value-type="string">
            <text:p text:style-name="P121">একবারে প্রস্তুত</text:p>
          </table:table-cell>
        </table:table-row>
        <table:table-row>
          <table:table-cell table:style-name="Table1.A2" office:value-type="string">
            <text:p text:style-name="P121">glacier</text:p>
          </table:table-cell>
          <table:table-cell table:style-name="Table1.A2" office:value-type="string">
            <text:p text:style-name="P121">হিমবাহ</text:p>
          </table:table-cell>
          <table:table-cell table:style-name="Table1.A2" office:value-type="string">
            <text:p text:style-name="P121">outstanding exploits</text:p>
          </table:table-cell>
          <table:table-cell table:style-name="Table1.D2" office:value-type="string">
            <text:p text:style-name="P121">অসাধারণ কৃতিত্ব</text:p>
          </table:table-cell>
        </table:table-row>
        <table:table-row>
          <table:table-cell table:style-name="Table1.A2" office:value-type="string">
            <text:p text:style-name="P121">you never know</text:p>
          </table:table-cell>
          <table:table-cell table:style-name="Table1.A2" office:value-type="string">
            <text:p text:style-name="P121">তুমি কখনই জানতে না</text:p>
          </table:table-cell>
          <table:table-cell table:style-name="Table1.A2" office:value-type="string">
            <text:p text:style-name="P121">Most sensational</text:p>
          </table:table-cell>
          <table:table-cell table:style-name="Table1.D2" office:value-type="string">
            <text:p text:style-name="P121">বহুল আলোচিত</text:p>
          </table:table-cell>
        </table:table-row>
        <table:table-row>
          <table:table-cell table:style-name="Table1.A2" office:value-type="string">
            <text:p text:style-name="P121">paranoid</text:p>
          </table:table-cell>
          <table:table-cell table:style-name="Table1.A2" office:value-type="string">
            <text:p text:style-name="P121">ভীতু</text:p>
          </table:table-cell>
          <table:table-cell table:style-name="Table1.A2" office:value-type="string">
            <text:p text:style-name="P121">roughly hour long meeting</text:p>
          </table:table-cell>
          <table:table-cell table:style-name="Table1.D2" office:value-type="string">
            <text:p text:style-name="P121">প্রায় ঘণ্টাব্যাপী বৈঠক</text:p>
          </table:table-cell>
        </table:table-row>
        <table:table-row>
          <table:table-cell table:style-name="Table1.A2" office:value-type="string">
            <text:p text:style-name="P121">fluffed</text:p>
          </table:table-cell>
          <table:table-cell table:style-name="Table1.A2" office:value-type="string">
            <text:p text:style-name="P121">তালগোল পাকান</text:p>
          </table:table-cell>
          <table:table-cell table:style-name="Table1.A2" office:value-type="string">
            <text:p text:style-name="P121">vulgar</text:p>
          </table:table-cell>
          <table:table-cell table:style-name="Table1.D2" office:value-type="string">
            <text:p text:style-name="P121">অভদ্র</text:p>
          </table:table-cell>
        </table:table-row>
        <table:table-row>
          <table:table-cell table:style-name="Table1.A2" office:value-type="string">
            <text:p text:style-name="P121">alarmingly</text:p>
          </table:table-cell>
          <table:table-cell table:style-name="Table1.B184" office:value-type="string">
            <text:p text:style-name="P121">আশংকাজনকভাবে</text:p>
          </table:table-cell>
          <table:table-cell table:style-name="Table1.A2" office:value-type="string">
            <text:p text:style-name="P121">exhilaration</text:p>
          </table:table-cell>
          <table:table-cell table:style-name="Table1.D2" office:value-type="string">
            <text:p text:style-name="P121">ফূর্তি</text:p>
          </table:table-cell>
        </table:table-row>
        <table:table-row>
          <table:table-cell table:style-name="Table1.A2" office:value-type="string">
            <text:p text:style-name="P121">anecdote</text:p>
          </table:table-cell>
          <table:table-cell table:style-name="Table1.A2" office:value-type="string">
            <text:p text:style-name="P121">কাহিনী</text:p>
          </table:table-cell>
          <table:table-cell table:style-name="Table1.A2" office:value-type="string">
            <text:p text:style-name="P121">convincingly</text:p>
          </table:table-cell>
          <table:table-cell table:style-name="Table1.D2" office:value-type="string">
            <text:p text:style-name="P121">প্রানবন্ত ভাবে</text:p>
          </table:table-cell>
        </table:table-row>
        <table:table-row>
          <table:table-cell table:style-name="Table1.A2" office:value-type="string">
            <text:p text:style-name="P121">pros</text:p>
          </table:table-cell>
          <table:table-cell table:style-name="Table1.A2" office:value-type="string">
            <text:p text:style-name="P121">পেশাদাররা</text:p>
          </table:table-cell>
          <table:table-cell table:style-name="Table1.A2" office:value-type="string">
            <text:p text:style-name="P121">rein</text:p>
          </table:table-cell>
          <table:table-cell table:style-name="Table1.D194" office:value-type="string">
            <text:p text:style-name="P121">নিয়ন্ত্রিত করা</text:p>
          </table:table-cell>
        </table:table-row>
        <table:table-row>
          <table:table-cell table:style-name="Table1.A2" office:value-type="string">
            <text:p text:style-name="P121">that bad</text:p>
          </table:table-cell>
          <table:table-cell table:style-name="Table1.A2" office:value-type="string">
            <text:p text:style-name="P121">কত খারাপ</text:p>
          </table:table-cell>
          <table:table-cell table:style-name="Table1.A2" office:value-type="string">
            <text:p text:style-name="P121">seize</text:p>
          </table:table-cell>
          <table:table-cell table:style-name="Table1.D2" office:value-type="string">
            <text:p text:style-name="P121">বাজেয়াপ্ত করা</text:p>
          </table:table-cell>
        </table:table-row>
        <table:table-row>
          <table:table-cell table:style-name="Table1.A2" office:value-type="string">
            <text:p text:style-name="P121">must pee</text:p>
          </table:table-cell>
          <table:table-cell table:style-name="Table1.A2" office:value-type="string">
            <text:p text:style-name="P121">প্রস্রাব করতে হবে</text:p>
          </table:table-cell>
          <table:table-cell table:style-name="Table1.A2" office:value-type="string">
            <text:p text:style-name="P121">siege</text:p>
          </table:table-cell>
          <table:table-cell table:style-name="Table1.D2" office:value-type="string">
            <text:p text:style-name="P121">অবরোধকাল</text:p>
          </table:table-cell>
        </table:table-row>
        <table:table-row>
          <table:table-cell table:style-name="Table1.A2" office:value-type="string">
            <text:p text:style-name="P121">as always</text:p>
          </table:table-cell>
          <table:table-cell table:style-name="Table1.A2" office:value-type="string">
            <text:p text:style-name="P121">যথারীতি</text:p>
          </table:table-cell>
          <table:table-cell table:style-name="Table1.A2" office:value-type="string">
            <text:p text:style-name="P121">cease</text:p>
          </table:table-cell>
          <table:table-cell table:style-name="Table1.D194" office:value-type="string">
            <text:p text:style-name="P121">শেষ করা, স্থগিত করা</text:p>
          </table:table-cell>
        </table:table-row>
        <table:table-row>
          <table:table-cell table:style-name="Table1.A81" office:value-type="string">
            <text:p text:style-name="P121">Apprentice</text:p>
          </table:table-cell>
          <table:table-cell table:style-name="Table1.B184" office:value-type="string">
            <text:p text:style-name="P121">শিক্ষানবিশ</text:p>
          </table:table-cell>
          <table:table-cell table:style-name="Table1.A81" office:value-type="string">
            <text:p text:style-name="P121">precedent</text:p>
          </table:table-cell>
          <table:table-cell table:style-name="Table1.D2" office:value-type="string">
            <text:p text:style-name="P121">পূর্ববর্তী বস্তু বা বিষয়, অতীতের উদাহরণ বা নজির</text:p>
          </table:table-cell>
        </table:table-row>
        <table:table-row>
          <table:table-cell table:style-name="Table1.A2" office:value-type="string">
            <text:p text:style-name="P121">pillow talk</text:p>
          </table:table-cell>
          <table:table-cell table:style-name="Table1.B184" office:value-type="string">
            <text:p text:style-name="P121"><text:s/>রোম্যান্টিক আলাপ</text:p>
          </table:table-cell>
          <table:table-cell table:style-name="Table1.A2" office:value-type="string">
            <text:p text:style-name="P121">president</text:p>
          </table:table-cell>
          <table:table-cell table:style-name="Table1.D2" office:value-type="string">
            <text:p text:style-name="P121"/>
          </table:table-cell>
        </table:table-row>
        <table:table-row>
          <table:table-cell table:style-name="Table1.A2" office:value-type="string">
            <text:p text:style-name="P121">birthday bash</text:p>
          </table:table-cell>
          <table:table-cell table:style-name="Table1.B184" office:value-type="string">
            <text:p text:style-name="P121">জন্মদিন পার্টি</text:p>
          </table:table-cell>
          <table:table-cell table:style-name="Table1.A2" office:value-type="string">
            <text:p text:style-name="P121">segregationist</text:p>
          </table:table-cell>
          <table:table-cell table:style-name="Table1.D2" office:value-type="string">
            <text:p text:style-name="P121">বিচ্ছিন্নতাবাদী</text:p>
          </table:table-cell>
        </table:table-row>
        <table:table-row>
          <table:table-cell table:style-name="Table1.A2" office:value-type="string">
            <text:p text:style-name="P121">contentious</text:p>
          </table:table-cell>
          <table:table-cell table:style-name="Table1.B184" office:value-type="string">
            <text:p text:style-name="P121">ঝগড়াটে</text:p>
          </table:table-cell>
          <table:table-cell table:style-name="Table1.A2" office:value-type="string">
            <text:p text:style-name="P121">favorably</text:p>
          </table:table-cell>
          <table:table-cell table:style-name="Table1.D2" office:value-type="string">
            <text:p text:style-name="P121">সুবিধাজনকভাবে</text:p>
          </table:table-cell>
        </table:table-row>
        <table:table-row>
          <table:table-cell table:style-name="Table1.A2" office:value-type="string">
            <text:p text:style-name="P121">exhilarating</text:p>
          </table:table-cell>
          <table:table-cell table:style-name="Table1.B184" office:value-type="string">
            <text:p text:style-name="P121">উল্লাসজনক</text:p>
          </table:table-cell>
          <table:table-cell table:style-name="Table1.A2" office:value-type="string">
            <text:p text:style-name="P121">soluble</text:p>
          </table:table-cell>
          <table:table-cell table:style-name="Table1.D194" office:value-type="string">
            <text:p text:style-name="P121">দ্রবণীয়</text:p>
          </table:table-cell>
        </table:table-row>
        <table:table-row>
          <table:table-cell table:style-name="Table1.A81" office:value-type="string">
            <text:p text:style-name="P121">limestone</text:p>
          </table:table-cell>
          <table:table-cell table:style-name="Table1.B184" office:value-type="string">
            <text:p text:style-name="P121">চুনাপাথর</text:p>
          </table:table-cell>
          <table:table-cell table:style-name="Table1.A81" office:value-type="string">
            <text:p text:style-name="P121">cliff</text:p>
          </table:table-cell>
          <table:table-cell table:style-name="Table1.D2" office:value-type="string">
            <text:p text:style-name="P121">a steep rock face, especially at the edge of the sea. দুরারোহ পর্বতগাত্র</text:p>
          </table:table-cell>
        </table:table-row>
        <table:table-row>
          <table:table-cell table:style-name="Table1.A2" office:value-type="string">
            <text:p text:style-name="P121">Concentrated pounding</text:p>
          </table:table-cell>
          <table:table-cell table:style-name="Table1.B184" office:value-type="string">
            <text:p text:style-name="P121"/>
          </table:table-cell>
          <table:table-cell table:style-name="Table1.A2" office:value-type="string">
            <text:p text:style-name="P121">Crushed rocks</text:p>
          </table:table-cell>
          <table:table-cell table:style-name="Table1.D2" office:value-type="string">
            <text:p text:style-name="P121">চূর্ণ শিলা</text:p>
          </table:table-cell>
        </table:table-row>
        <table:table-row>
          <table:table-cell table:style-name="Table1.A2" office:value-type="string">
            <text:p text:style-name="P121">solidified outer crust</text:p>
          </table:table-cell>
          <table:table-cell table:style-name="Table1.B184" office:value-type="string">
            <text:p text:style-name="P121">দৃঢ় বাইরের ভূত্বক</text:p>
          </table:table-cell>
          <table:table-cell table:style-name="Table1.A2" office:value-type="string">
            <text:p text:style-name="P121">Basalt volcano</text:p>
          </table:table-cell>
          <table:table-cell table:style-name="Table1.D2" office:value-type="string">
            <text:p text:style-name="P121">ধূসর আগ্নেয়গিরি</text:p>
          </table:table-cell>
        </table:table-row>
        <table:table-row>
          <table:table-cell table:style-name="Table1.A2" office:value-type="string">
            <text:p text:style-name="P121">cavernous</text:p>
          </table:table-cell>
          <table:table-cell table:style-name="Table1.B184" office:value-type="string">
            <text:p text:style-name="P121">গুহারমতো</text:p>
          </table:table-cell>
          <table:table-cell table:style-name="Table1.A2" office:value-type="string">
            <text:p text:style-name="P121">partings</text:p>
          </table:table-cell>
          <table:table-cell table:style-name="Table1.D2" office:value-type="string">
            <text:p text:style-name="P121">বিচ্ছিন্ন হত্তয়ার স্থান, <text:s/>বিভাজকরেখা</text:p>
          </table:table-cell>
        </table:table-row>
        <table:table-row>
          <table:table-cell table:style-name="Table1.A2" office:value-type="string">
            <text:p text:style-name="P121">cavity</text:p>
          </table:table-cell>
          <table:table-cell table:style-name="Table1.B184" office:value-type="string">
            <text:p text:style-name="P121">গহ্বর, গর্ত</text:p>
          </table:table-cell>
          <table:table-cell table:style-name="Table1.A2" office:value-type="string">
            <text:p text:style-name="P121">pore</text:p>
          </table:table-cell>
          <table:table-cell table:style-name="Table1.D2" office:value-type="string">
            <text:p text:style-name="P121">একাগ্রভাবে পড়া</text:p>
          </table:table-cell>
        </table:table-row>
        <table:table-row>
          <table:table-cell table:style-name="Table1.A2" office:value-type="string">
            <text:p text:style-name="P121">Abrasive</text:p>
          </table:table-cell>
          <table:table-cell table:style-name="Table1.B184" office:value-type="string">
            <text:p text:style-name="P121">ঘষিয়া তুলিয়া ফেলিতে সক্ষম</text:p>
          </table:table-cell>
          <table:table-cell table:style-name="Table1.A2" office:value-type="string">
            <text:p text:style-name="P121">pebble</text:p>
          </table:table-cell>
          <table:table-cell table:style-name="Table1.D2" office:value-type="string">
            <text:p text:style-name="P121">নুড়িপাথর</text:p>
          </table:table-cell>
        </table:table-row>
        <table:table-row>
          <table:table-cell table:style-name="Table1.A2" office:value-type="string">
            <text:p text:style-name="P121">silt</text:p>
          </table:table-cell>
          <table:table-cell table:style-name="Table1.B184" office:value-type="string">
            <text:p text:style-name="P121">পলি</text:p>
          </table:table-cell>
          <table:table-cell table:style-name="Table1.A2" office:value-type="string">
            <text:p text:style-name="P121">Prominent feature</text:p>
          </table:table-cell>
          <table:table-cell table:style-name="Table1.D2" office:value-type="string">
            <text:p text:style-name="P121">অনন্য বৈশিষ্ট্য</text:p>
          </table:table-cell>
        </table:table-row>
        <table:table-row>
          <table:table-cell table:style-name="Table1.A2" office:value-type="string">
            <text:p text:style-name="P121">ragged</text:p>
          </table:table-cell>
          <table:table-cell table:style-name="Table1.B184" office:value-type="string">
            <text:p text:style-name="P121">জীর্ণ</text:p>
          </table:table-cell>
          <table:table-cell table:style-name="Table1.A2" office:value-type="string">
            <text:p text:style-name="P121">shaft</text:p>
          </table:table-cell>
          <table:table-cell table:style-name="Table1.D2" office:value-type="string">
            <text:p text:style-name="P121">খাদ</text:p>
          </table:table-cell>
        </table:table-row>
        <table:table-row>
          <table:table-cell table:style-name="Table1.A2" office:value-type="string">
            <text:p text:style-name="P121">metamorphosed</text:p>
          </table:table-cell>
          <table:table-cell table:style-name="Table1.B184" office:value-type="string">
            <text:p text:style-name="P121">রূপান্তরিত, পরিবর্তিত</text:p>
          </table:table-cell>
          <table:table-cell table:style-name="Table1.A2" office:value-type="string">
            <text:p text:style-name="P121">encrustation</text:p>
          </table:table-cell>
          <table:table-cell table:style-name="Table1.D2" office:value-type="string">
            <text:p text:style-name="P121">উপরের ত্বক</text:p>
          </table:table-cell>
        </table:table-row>
        <table:table-row>
          <table:table-cell table:style-name="Table1.A2" office:value-type="string">
            <text:p text:style-name="P121">pendant</text:p>
          </table:table-cell>
          <table:table-cell table:style-name="Table1.B184" office:value-type="string">
            <text:p text:style-name="P121">ঝোলান বস্তু</text:p>
          </table:table-cell>
          <table:table-cell table:style-name="Table1.A2" office:value-type="string">
            <text:p text:style-name="P121">crystalline</text:p>
          </table:table-cell>
          <table:table-cell table:style-name="Table1.D2" office:value-type="string">
            <text:p text:style-name="P121">স্বচ্ছ</text:p>
          </table:table-cell>
        </table:table-row>
        <table:table-row>
          <table:table-cell table:style-name="Table1.A2" office:value-type="string">
            <text:p text:style-name="P121">evaporate</text:p>
          </table:table-cell>
          <table:table-cell table:style-name="Table1.B184" office:value-type="string">
            <text:p text:style-name="P121">বিলুপ্ত হত্তয়া, <text:s/>বাষ্পীভূত করা</text:p>
          </table:table-cell>
          <table:table-cell table:style-name="Table1.A2" office:value-type="string">
            <text:p text:style-name="P121">drape</text:p>
          </table:table-cell>
          <table:table-cell table:style-name="Table1.D2" office:value-type="string">
            <text:p text:style-name="P121">আলগাভাবে রেখে দেওয়া</text:p>
          </table:table-cell>
        </table:table-row>
        <table:table-row>
          <table:table-cell table:style-name="Table1.A2" office:value-type="string">
            <text:p text:style-name="P121">conical</text:p>
          </table:table-cell>
          <table:table-cell table:style-name="Table1.B184" office:value-type="string">
            <text:p text:style-name="P121">মোচাকার</text:p>
          </table:table-cell>
          <table:table-cell table:style-name="Table1.A2" office:value-type="string">
            <text:p text:style-name="P121">gnarled</text:p>
          </table:table-cell>
          <table:table-cell table:style-name="Table1.D2" office:value-type="string">
            <text:p text:style-name="P121">একগুঁয়ে</text:p>
          </table:table-cell>
        </table:table-row>
        <table:table-row>
          <table:table-cell table:style-name="Table1.A81" office:value-type="string">
            <text:p text:style-name="P121">drip</text:p>
          </table:table-cell>
          <table:table-cell table:style-name="Table1.B184" office:value-type="string">
            <text:p text:style-name="P121">ফোঁটা ফোঁটা করে পড়া</text:p>
          </table:table-cell>
          <table:table-cell table:style-name="Table1.A81" office:value-type="string">
            <text:p text:style-name="P121">calcite</text:p>
          </table:table-cell>
          <table:table-cell table:style-name="Table1.D2" office:value-type="string">
            <text:p text:style-name="P121">a white or colorless mineral consisting of calcium carbonate</text:p>
          </table:table-cell>
        </table:table-row>
        <table:table-row>
          <table:table-cell table:style-name="Table1.A81" office:value-type="string">
            <text:p text:style-name="P121">flowstone</text:p>
          </table:table-cell>
          <table:table-cell table:style-name="Table1.B184" office:value-type="string">
            <text:p text:style-name="P121">rock deposited as a thin sheet by precipitation from <text:soft-page-break/>flowing water.</text:p>
          </table:table-cell>
          <table:table-cell table:style-name="Table1.A81" office:value-type="string">
            <text:p text:style-name="P121">humidity</text:p>
          </table:table-cell>
          <table:table-cell table:style-name="Table1.D81" office:value-type="string">
            <text:p text:style-name="P121">সেঁতসেঁতে অবস্থা</text:p>
          </table:table-cell>
        </table:table-row>
        <table:table-row>
          <table:table-cell table:style-name="Table1.A2" office:value-type="string">
            <text:p text:style-name="P121">extrude</text:p>
          </table:table-cell>
          <table:table-cell table:style-name="Table1.B184" office:value-type="string">
            <text:p text:style-name="P121">বহিষ্কৃত করা, নিক্ষেপ করা</text:p>
          </table:table-cell>
          <table:table-cell table:style-name="Table1.A2" office:value-type="string">
            <text:p text:style-name="P121">curling</text:p>
          </table:table-cell>
          <table:table-cell table:style-name="Table1.D2" office:value-type="string">
            <text:p text:style-name="P121">shrinking</text:p>
          </table:table-cell>
        </table:table-row>
        <table:table-row>
          <table:table-cell table:style-name="Table1.A2" office:value-type="string">
            <text:p text:style-name="P121">diverging</text:p>
          </table:table-cell>
          <table:table-cell table:style-name="Table1.B184" office:value-type="string">
            <text:p text:style-name="P121">বিচ্যুত</text:p>
          </table:table-cell>
          <table:table-cell table:style-name="Table1.A2" office:value-type="string">
            <text:p text:style-name="P121">orchid</text:p>
          </table:table-cell>
          <table:table-cell table:style-name="Table1.D2" office:value-type="string">
            <text:p text:style-name="P121">অর্কিড গাছ</text:p>
          </table:table-cell>
        </table:table-row>
        <table:table-row>
          <table:table-cell table:style-name="Table1.A2" office:value-type="string">
            <text:p text:style-name="P121">trickling</text:p>
          </table:table-cell>
          <table:table-cell table:style-name="Table1.B184" office:value-type="string">
            <text:p text:style-name="P121">ফোঁটায় ফোঁটায় নির্গত করান</text:p>
          </table:table-cell>
          <table:table-cell table:style-name="Table1.A2" office:value-type="string">
            <text:p text:style-name="P121">accumulation</text:p>
          </table:table-cell>
          <table:table-cell table:style-name="Table1.D2" office:value-type="string">
            <text:p text:style-name="P121">জমতে থাকায়</text:p>
          </table:table-cell>
        </table:table-row>
        <table:table-row>
          <table:table-cell table:style-name="Table1.A81" office:value-type="string">
            <text:p text:style-name="P121">swirl</text:p>
          </table:table-cell>
          <table:table-cell table:style-name="Table1.A81" office:value-type="string">
            <text:p text:style-name="P121">ঘূর্ণিত করা, move in a twisting or spiraling pattern.</text:p>
          </table:table-cell>
          <table:table-cell table:style-name="Table1.A81" office:value-type="string">
            <text:p text:style-name="P121">vortex</text:p>
          </table:table-cell>
          <table:table-cell table:style-name="Table1.D81" office:value-type="string">
            <text:p text:style-name="P121">জলের ঘূর্ণি</text:p>
          </table:table-cell>
        </table:table-row>
        <table:table-row>
          <table:table-cell table:style-name="Table1.A2" office:value-type="string">
            <text:p text:style-name="P121">equitor</text:p>
          </table:table-cell>
          <table:table-cell table:style-name="Table1.B184" office:value-type="string">
            <text:p text:style-name="P121">বিষুবরেখা</text:p>
          </table:table-cell>
          <table:table-cell table:style-name="Table1.A2" office:value-type="string">
            <text:p text:style-name="P121">Estimated</text:p>
          </table:table-cell>
          <table:table-cell table:style-name="Table1.D2" office:value-type="string">
            <text:p text:style-name="P121">আনুমানিক</text:p>
          </table:table-cell>
        </table:table-row>
        <table:table-row>
          <table:table-cell table:style-name="Table1.A2" office:value-type="string">
            <text:p text:style-name="P121">foetus</text:p>
          </table:table-cell>
          <table:table-cell table:style-name="Table1.B184" office:value-type="string">
            <text:p text:style-name="P121">ভ্রূণ</text:p>
          </table:table-cell>
          <table:table-cell table:style-name="Table1.A2" office:value-type="string">
            <text:p text:style-name="P121">hemisphere</text:p>
          </table:table-cell>
          <table:table-cell table:style-name="Table1.D2" office:value-type="string">
            <text:p text:style-name="P121">গোলার্ধ</text:p>
          </table:table-cell>
        </table:table-row>
        <table:table-row>
          <table:table-cell table:style-name="Table1.A2" office:value-type="string">
            <text:p text:style-name="P121">Hereditary</text:p>
          </table:table-cell>
          <table:table-cell table:style-name="Table1.B184" office:value-type="string">
            <text:p text:style-name="P121">বংশগত</text:p>
          </table:table-cell>
          <table:table-cell table:style-name="Table1.A2" office:value-type="string">
            <text:p text:style-name="P121">Th<text:span text:style-name="T41">f</text:span>wart</text:p>
          </table:table-cell>
          <table:table-cell table:style-name="Table1.D2" office:value-type="string">
            <text:p text:style-name="P121">ব্যাহত করা</text:p>
          </table:table-cell>
        </table:table-row>
        <table:table-row>
          <table:table-cell table:style-name="Table1.A2" office:value-type="string">
            <text:p text:style-name="P121">Cradle</text:p>
          </table:table-cell>
          <table:table-cell table:style-name="Table1.B184" office:value-type="string">
            <text:p text:style-name="P121">শৈশবাবস্থা</text:p>
          </table:table-cell>
          <table:table-cell table:style-name="Table1.A2" office:value-type="string">
            <text:p text:style-name="P121">Primate</text:p>
          </table:table-cell>
          <table:table-cell table:style-name="Table1.D2" office:value-type="string">
            <text:p text:style-name="P121">শ্রেষ্ঠ বর্গভুক্ত স্তন্যপায়ী প্রাণী</text:p>
          </table:table-cell>
        </table:table-row>
        <table:table-row>
          <table:table-cell table:style-name="Table1.A2" office:value-type="string">
            <text:p text:style-name="P121">Dextrality</text:p>
          </table:table-cell>
          <table:table-cell table:style-name="Table1.B184" office:value-type="string">
            <text:p text:style-name="P121">right-handedness</text:p>
          </table:table-cell>
          <table:table-cell table:style-name="Table1.A2" office:value-type="string">
            <text:p text:style-name="P121">Ambidextrous</text:p>
          </table:table-cell>
          <table:table-cell table:style-name="Table1.D2" office:value-type="string">
            <text:p text:style-name="P121">দুহাত সমানভাবে ব্যবহারে পারদর্শী</text:p>
          </table:table-cell>
        </table:table-row>
        <table:table-row>
          <table:table-cell table:style-name="Table1.A2" office:value-type="string">
            <text:p text:style-name="P121">Prejudice</text:p>
          </table:table-cell>
          <table:table-cell table:style-name="Table1.B184" office:value-type="string">
            <text:p text:style-name="P121">কুসংস্কার</text:p>
          </table:table-cell>
          <table:table-cell table:style-name="Table1.A2" office:value-type="string">
            <text:p text:style-name="P121">Dextral</text:p>
          </table:table-cell>
          <table:table-cell table:style-name="Table1.D2" office:value-type="string">
            <text:p text:style-name="P121">a right-handed person</text:p>
          </table:table-cell>
        </table:table-row>
        <table:table-row>
          <table:table-cell table:style-name="Table1.A2" office:value-type="string">
            <text:p text:style-name="P121">Entwined</text:p>
          </table:table-cell>
          <table:table-cell table:style-name="Table1.B184" office:value-type="string">
            <text:p text:style-name="P121">বয়ন করা</text:p>
          </table:table-cell>
          <table:table-cell table:style-name="Table1.A2" office:value-type="string">
            <text:p text:style-name="P121">Left-pawed</text:p>
          </table:table-cell>
          <table:table-cell table:style-name="Table1.D2" office:value-type="string">
            <text:p text:style-name="P121">বাম-থাবা</text:p>
          </table:table-cell>
        </table:table-row>
        <table:table-row>
          <table:table-cell table:style-name="Table1.A2" office:value-type="string">
            <text:p text:style-name="P121">Fragile</text:p>
          </table:table-cell>
          <table:table-cell table:style-name="Table1.B184" office:value-type="string">
            <text:p text:style-name="P121">ভঙ্গুর</text:p>
          </table:table-cell>
          <table:table-cell table:style-name="Table1.A2" office:value-type="string">
            <text:p text:style-name="P121">Halibut</text:p>
          </table:table-cell>
          <table:table-cell table:style-name="Table1.D2" office:value-type="string">
            <text:p text:style-name="P121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2" office:value-type="string">
            <text:p text:style-name="P121">Judgemental</text:p>
          </table:table-cell>
          <table:table-cell table:style-name="Table1.B184" office:value-type="string">
            <text:p text:style-name="P121">সমালোচক</text:p>
          </table:table-cell>
          <table:table-cell table:style-name="Table1.A2" office:value-type="string">
            <text:p text:style-name="P121">Sinistral</text:p>
          </table:table-cell>
          <table:table-cell table:style-name="Table1.D2" office:value-type="string">
            <text:p text:style-name="P121"><text:s/>left-handed, lefty</text:p>
          </table:table-cell>
        </table:table-row>
        <table:table-row>
          <table:table-cell table:style-name="Table1.A2" office:value-type="string">
            <text:p text:style-name="P121">Twitching</text:p>
          </table:table-cell>
          <table:table-cell table:style-name="Table1.B184" office:value-type="string">
            <text:p text:style-name="P121">ঝাঁকি মারা</text:p>
          </table:table-cell>
          <table:table-cell table:style-name="Table1.A2" office:value-type="string">
            <text:p text:style-name="P121">Stuttering</text:p>
          </table:table-cell>
          <table:table-cell table:style-name="Table1.D2" office:value-type="string">
            <text:p text:style-name="P121">তোতলামি</text:p>
          </table:table-cell>
        </table:table-row>
        <table:table-row>
          <table:table-cell table:style-name="Table1.A2" office:value-type="string">
            <text:p text:style-name="P121">Felicitous</text:p>
          </table:table-cell>
          <table:table-cell table:style-name="Table1.B184" office:value-type="string">
            <text:p text:style-name="P121">মনোরম, সৌভাগ্যমণ্ডিত</text:p>
          </table:table-cell>
          <table:table-cell table:style-name="Table1.A2" office:value-type="string">
            <text:p text:style-name="P121">Psychiatrist</text:p>
          </table:table-cell>
          <table:table-cell table:style-name="Table1.D2" office:value-type="string">
            <text:p text:style-name="P121"><text:s/>মানসিক রোগের চিকিত্সক</text:p>
          </table:table-cell>
        </table:table-row>
        <table:table-row>
          <table:table-cell table:style-name="Table1.A2" office:value-type="string">
            <text:p text:style-name="P121">Infantile</text:p>
          </table:table-cell>
          <table:table-cell table:style-name="Table1.B184" office:value-type="string">
            <text:p text:style-name="P121">শিশুসুলভ</text:p>
          </table:table-cell>
          <table:table-cell table:style-name="Table1.A2" office:value-type="string">
            <text:p text:style-name="P121">Perversity</text:p>
          </table:table-cell>
          <table:table-cell table:style-name="Table1.D2" office:value-type="string">
            <text:p text:style-name="P121">বিকৃতি</text:p>
          </table:table-cell>
        </table:table-row>
        <table:table-row>
          <table:table-cell table:style-name="Table1.A81" office:value-type="string">
            <text:p text:style-name="P121">Anti-sinistral</text:p>
          </table:table-cell>
          <table:table-cell table:style-name="Table1.A81" office:value-type="string">
            <text:p text:style-name="P121">right-handed</text:p>
          </table:table-cell>
          <table:table-cell table:style-name="Table1.A81" office:value-type="string">
            <text:p text:style-name="P121">Troublemaker</text:p>
          </table:table-cell>
          <table:table-cell table:style-name="Table1.D81" office:value-type="string">
            <text:p text:style-name="P121">a person who habitually causes difficulty or problems</text:p>
          </table:table-cell>
        </table:table-row>
        <table:table-row>
          <table:table-cell table:style-name="Table1.A81" office:value-type="string">
            <text:p text:style-name="P121">Artistic</text:p>
          </table:table-cell>
          <table:table-cell table:style-name="Table1.A81" office:value-type="string">
            <text:p text:style-name="P121">সুকৌশলী</text:p>
          </table:table-cell>
          <table:table-cell table:style-name="Table1.A81" office:value-type="string">
            <text:p text:style-name="P121">Indifference</text:p>
          </table:table-cell>
          <table:table-cell table:style-name="Table1.D81" office:value-type="string">
            <text:p text:style-name="P121">lack of interest, concern, or sympathy.</text:p>
          </table:table-cell>
        </table:table-row>
        <table:table-row>
          <table:table-cell table:style-name="Table1.A2" office:value-type="string">
            <text:p text:style-name="P121">Trustworthy</text:p>
          </table:table-cell>
          <table:table-cell table:style-name="Table1.B184" office:value-type="string">
            <text:p text:style-name="P121">বিশ্বস্ত</text:p>
          </table:table-cell>
          <table:table-cell table:style-name="Table1.A2" office:value-type="string">
            <text:p text:style-name="P121">Elites</text:p>
          </table:table-cell>
          <table:table-cell table:style-name="Table1.D2" office:value-type="string">
            <text:p text:style-name="P121">অভিজাত শ্রেণীর মানুষরা</text:p>
          </table:table-cell>
        </table:table-row>
        <table:table-row>
          <table:table-cell table:style-name="Table1.A2" office:value-type="string">
            <text:p text:style-name="P121">Prestige</text:p>
          </table:table-cell>
          <table:table-cell table:style-name="Table1.B184" office:value-type="string">
            <text:p text:style-name="P121">মর্যাদা</text:p>
          </table:table-cell>
          <table:table-cell table:style-name="Table1.A2" office:value-type="string">
            <text:p text:style-name="P121">rein</text:p>
          </table:table-cell>
          <table:table-cell table:style-name="Table1.D2" office:value-type="string">
            <text:p text:style-name="P121">নিয়ন্ত্রিত করা</text:p>
          </table:table-cell>
        </table:table-row>
        <table:table-row>
          <table:table-cell table:style-name="Table1.A2" office:value-type="string">
            <text:p text:style-name="P121">constitute</text:p>
          </table:table-cell>
          <table:table-cell table:style-name="Table1.B184" office:value-type="string">
            <text:p text:style-name="P121">গঠন করা</text:p>
          </table:table-cell>
          <table:table-cell table:style-name="Table1.A2" office:value-type="string">
            <text:p text:style-name="P121">transgress</text:p>
          </table:table-cell>
          <table:table-cell table:style-name="Table1.D2" office:value-type="string">
            <text:p text:style-name="P121">সীমা লঙ্ঘন করা</text:p>
          </table:table-cell>
        </table:table-row>
        <table:table-row>
          <table:table-cell table:style-name="Table1.A2" office:value-type="string">
            <text:p text:style-name="P121">epileptic</text:p>
          </table:table-cell>
          <table:table-cell table:style-name="Table1.B184" office:value-type="string">
            <text:p text:style-name="P121">মৃগীরোগী</text:p>
          </table:table-cell>
          <table:table-cell table:style-name="Table1.A2" office:value-type="string">
            <text:p text:style-name="P121">territory</text:p>
          </table:table-cell>
          <table:table-cell table:style-name="Table1.D2" office:value-type="string">
            <text:p text:style-name="P121">অঞ্চল, এলাকা</text:p>
          </table:table-cell>
        </table:table-row>
        <table:table-row>
          <table:table-cell table:style-name="Table1.A2" office:value-type="string">
            <text:p text:style-name="P121">uncharted</text:p>
          </table:table-cell>
          <table:table-cell table:style-name="Table1.B184" office:value-type="string">
            <text:p text:style-name="P121">অজানা, অচিহ্নিত</text:p>
          </table:table-cell>
          <table:table-cell table:style-name="Table1.A2" office:value-type="string">
            <text:p text:style-name="P121">glaciologist</text:p>
          </table:table-cell>
          <table:table-cell table:style-name="Table1.D2" office:value-type="string">
            <text:p text:style-name="P121"/>
          </table:table-cell>
        </table:table-row>
        <table:table-row>
          <table:table-cell table:style-name="Table1.A81" office:value-type="string">
            <text:p text:style-name="P121">Sediment, alluvium</text:p>
          </table:table-cell>
          <table:table-cell table:style-name="Table1.A81" office:value-type="string">
            <text:p text:style-name="P121">পলি</text:p>
          </table:table-cell>
          <table:table-cell table:style-name="Table1.A81" office:value-type="string">
            <text:p text:style-name="P121">Anglicized</text:p>
          </table:table-cell>
          <table:table-cell table:style-name="Table1.D81" office:value-type="string">
            <text:p text:style-name="P121">make English in form or character.</text:p>
          </table:table-cell>
        </table:table-row>
        <table:table-row>
          <table:table-cell table:style-name="Table1.A2" office:value-type="string">
            <text:p text:style-name="P121">isotop</text:p>
          </table:table-cell>
          <table:table-cell table:style-name="Table1.B184" office:value-type="string">
            <text:p text:style-name="P121">Form of chemical element.</text:p>
          </table:table-cell>
          <table:table-cell table:style-name="Table1.A2" office:value-type="string">
            <text:p text:style-name="P121">millenia</text:p>
          </table:table-cell>
          <table:table-cell table:style-name="Table1.D2" office:value-type="string">
            <text:p text:style-name="P121">হাজার বছর </text:p>
          </table:table-cell>
        </table:table-row>
        <table:table-row>
          <table:table-cell table:style-name="Table1.A2" office:value-type="string">
            <text:p text:style-name="P121">hydrothermal</text:p>
          </table:table-cell>
          <table:table-cell table:style-name="Table1.B184" office:value-type="string">
            <text:p text:style-name="P121">জলবিদ্যুত</text:p>
          </table:table-cell>
          <table:table-cell table:style-name="Table1.A2" office:value-type="string">
            <text:p text:style-name="P121">vent</text:p>
          </table:table-cell>
          <table:table-cell table:style-name="Table1.D2" office:value-type="string">
            <text:p text:style-name="P121">আগ্নেয়গিরির মুখ</text:p>
          </table:table-cell>
        </table:table-row>
        <table:table-row>
          <table:table-cell table:style-name="Table1.A2" office:value-type="string">
            <text:p text:style-name="P121">expedition</text:p>
          </table:table-cell>
          <table:table-cell table:style-name="Table1.B184" office:value-type="string">
            <text:p text:style-name="P121">অভিযান</text:p>
          </table:table-cell>
          <table:table-cell table:style-name="Table1.A2" office:value-type="string">
            <text:p text:style-name="P121">distinction</text:p>
          </table:table-cell>
          <table:table-cell table:style-name="Table1.D2" office:value-type="string">
            <text:p text:style-name="P121">ভেদাভেদ, পার্থক্য, স্বাতন্ত্র্য</text:p>
          </table:table-cell>
        </table:table-row>
        <table:table-row>
          <table:table-cell table:style-name="Table1.A2" office:value-type="string">
            <text:p text:style-name="P121">Hover </text:p>
          </table:table-cell>
          <table:table-cell table:style-name="Table1.B184" office:value-type="string">
            <text:p text:style-name="P121">বাতাসে ভাসিতে থাকা</text:p>
          </table:table-cell>
          <table:table-cell table:style-name="Table1.A2" office:value-type="string">
            <text:p text:style-name="P121">insulating</text:p>
          </table:table-cell>
          <table:table-cell table:style-name="Table1.D2" office:value-type="string">
            <text:p text:style-name="P121">অন্তরক</text:p>
          </table:table-cell>
        </table:table-row>
        <table:table-row>
          <table:table-cell table:style-name="Table1.A81" office:value-type="string">
            <text:p text:style-name="P121">bedrock</text:p>
          </table:table-cell>
          <table:table-cell table:style-name="Table1.A81" office:value-type="string">
            <text:p text:style-name="P121">solid rock underlying loose deposits such as soil or alluvium.</text:p>
          </table:table-cell>
          <table:table-cell table:style-name="Table1.A81" office:value-type="string">
            <text:p text:style-name="P121">Geothermal heat</text:p>
          </table:table-cell>
          <table:table-cell table:style-name="Table1.D81" office:value-type="string">
            <text:p text:style-name="P121">ভূ তাপ</text:p>
          </table:table-cell>
        </table:table-row>
        <table:table-row>
          <table:table-cell table:style-name="Table1.A2" office:value-type="string">
            <text:p text:style-name="P121">Planet’s interior</text:p>
          </table:table-cell>
          <table:table-cell table:style-name="Table1.B184" office:value-type="string">
            <text:p text:style-name="P121">গ্রহের অভ্যন্তরভাগ</text:p>
          </table:table-cell>
          <table:table-cell table:style-name="Table1.A2" office:value-type="string">
            <text:p text:style-name="P121">tremendous</text:p>
          </table:table-cell>
          <table:table-cell table:style-name="Table1.D2" office:value-type="string">
            <text:p text:style-name="P121">অসাধারণ, ভীষণ, ভয়ঙ্কর</text:p>
          </table:table-cell>
        </table:table-row>
        <table:table-row>
          <table:table-cell table:style-name="Table1.A2" office:value-type="string">
            <text:p text:style-name="P121">glacier</text:p>
          </table:table-cell>
          <table:table-cell table:style-name="Table1.B184" office:value-type="string">
            <text:p text:style-name="P121">হিমবাহ, তুষারপাত</text:p>
          </table:table-cell>
          <table:table-cell table:style-name="Table1.A2" office:value-type="string">
            <text:p text:style-name="P121">To date</text:p>
          </table:table-cell>
          <table:table-cell table:style-name="Table1.D2" office:value-type="string">
            <text:p text:style-name="P121">এখন পর্যন্ত</text:p>
          </table:table-cell>
        </table:table-row>
        <table:table-row>
          <table:table-cell table:style-name="Table1.A2" office:value-type="string">
            <text:p text:style-name="P121">seismic</text:p>
          </table:table-cell>
          <table:table-cell table:style-name="Table1.B184" office:value-type="string">
            <text:p text:style-name="P121">ভূকম্পীয়</text:p>
          </table:table-cell>
          <table:table-cell table:style-name="Table1.A2" office:value-type="string">
            <text:p text:style-name="P121">penetrate</text:p>
          </table:table-cell>
          <table:table-cell table:style-name="Table1.D2" office:value-type="string">
            <text:p text:style-name="P121">ভেদ করা, অভ্যন্তরে প্রবেশ করা</text:p>
          </table:table-cell>
        </table:table-row>
        <table:table-row>
          <table:table-cell table:style-name="Table1.A2" office:value-type="string">
            <text:p text:style-name="P121">Airborne</text:p>
          </table:table-cell>
          <table:table-cell table:style-name="Table1.B184" office:value-type="string">
            <text:p text:style-name="P121">transported by air.</text:p>
          </table:table-cell>
          <table:table-cell table:style-name="Table1.A2" office:value-type="string">
            <text:p text:style-name="P121">microorganism</text:p>
          </table:table-cell>
          <table:table-cell table:style-name="Table1.D2" office:value-type="string">
            <text:p text:style-name="P121">জীবাণু, germ, bacterium </text:p>
          </table:table-cell>
        </table:table-row>
        <table:table-row>
          <table:table-cell table:style-name="Table1.A2" office:value-type="string">
            <text:p text:style-name="P121">pollutants</text:p>
          </table:table-cell>
          <table:table-cell table:style-name="Table1.B184" office:value-type="string">
            <text:p text:style-name="P121">দূষণকারী</text:p>
          </table:table-cell>
          <table:table-cell table:style-name="Table1.A2" office:value-type="string">
            <text:p text:style-name="P121">Sealed off</text:p>
          </table:table-cell>
          <table:table-cell table:style-name="Table1.D2" office:value-type="string">
            <text:p text:style-name="P121">সম্পূর্ণ ভাবে বন্ধ</text:p>
          </table:table-cell>
        </table:table-row>
        <table:table-row>
          <table:table-cell table:style-name="Table1.A81" office:value-type="string">
            <text:p text:style-name="P121">hungriest</text:p>
          </table:table-cell>
          <table:table-cell table:style-name="Table1.A81" office:value-type="string">
            <text:p text:style-name="P121">ক্ষুধার্ত</text:p>
          </table:table-cell>
          <table:table-cell table:style-name="Table1.A81" office:value-type="string">
            <text:p text:style-name="P121">oligotrophic</text:p>
          </table:table-cell>
          <table:table-cell table:style-name="Table1.D81" office:value-type="string">
            <text:p text:style-name="P121">An oligotroph is an organism that can live in an environment that offers very low levels of nutrients.</text:p>
          </table:table-cell>
        </table:table-row>
        <table:table-row>
          <table:table-cell table:style-name="Table1.A2" office:value-type="string">
            <text:p text:style-name="P121">speculated</text:p>
          </table:table-cell>
          <table:table-cell table:style-name="Table1.B184" office:value-type="string">
            <text:p text:style-name="P121">guess</text:p>
          </table:table-cell>
          <table:table-cell table:style-name="Table1.A2" office:value-type="string">
            <text:p text:style-name="P121">crust</text:p>
          </table:table-cell>
          <table:table-cell table:style-name="Table1.D2" office:value-type="string">
            <text:p text:style-name="P121">ভূত্বক</text:p>
          </table:table-cell>
        </table:table-row>
        <table:table-row>
          <table:table-cell table:style-name="Table1.A81" office:value-type="string">
            <text:p text:style-name="P121">seeping</text:p>
          </table:table-cell>
          <table:table-cell table:style-name="Table1.A81" office:value-type="string">
            <text:p text:style-name="P121">চোয়ান</text:p>
          </table:table-cell>
          <table:table-cell table:style-name="Table1.A81" office:value-type="string">
            <text:p text:style-name="P121">creeping</text:p>
          </table:table-cell>
          <table:table-cell table:style-name="Table1.D81" office:value-type="string">
            <text:p text:style-name="P121">move slowly and carefully, especially in order to avoid <text:soft-page-break/>being heard or noticed.</text:p>
          </table:table-cell>
        </table:table-row>
        <table:table-row>
          <table:table-cell table:style-name="Table1.A2" office:value-type="string">
            <text:p text:style-name="P121">liberating</text:p>
          </table:table-cell>
          <table:table-cell table:style-name="Table1.B184" office:value-type="string">
            <text:p text:style-name="P121">মুক্তিদান</text:p>
          </table:table-cell>
          <table:table-cell table:style-name="Table1.A2" office:value-type="string">
            <text:p text:style-name="P121">crushed-up</text:p>
          </table:table-cell>
          <table:table-cell table:style-name="Table1.D2" office:value-type="string">
            <text:p text:style-name="P121">চূর্ণকরা</text:p>
          </table:table-cell>
        </table:table-row>
        <table:table-row>
          <table:table-cell table:style-name="Table1.A2" office:value-type="string">
            <text:p text:style-name="P121">Pollen grain</text:p>
          </table:table-cell>
          <table:table-cell table:style-name="Table1.B184" office:value-type="string">
            <text:p text:style-name="P121">পরাগরেণু</text:p>
          </table:table-cell>
          <table:table-cell table:style-name="Table1.A2" office:value-type="string">
            <text:p text:style-name="P121">convinced</text:p>
          </table:table-cell>
          <table:table-cell table:style-name="Table1.D2" office:value-type="string">
            <text:p text:style-name="P121">এই ব্যাপারে নিশ্চিত, দৃঢ়প্রত্যয়ী</text:p>
          </table:table-cell>
        </table:table-row>
        <table:table-row>
          <table:table-cell table:style-name="Table1.A2" office:value-type="string">
            <text:p text:style-name="P121">prehistoric</text:p>
          </table:table-cell>
          <table:table-cell table:style-name="Table1.B184" office:value-type="string">
            <text:p text:style-name="P121">প্রাগৈতিহাসিক</text:p>
          </table:table-cell>
          <table:table-cell table:style-name="Table1.A2" office:value-type="string">
            <text:p text:style-name="P121">algae</text:p>
          </table:table-cell>
          <table:table-cell table:style-name="Table1.D2" office:value-type="string">
            <text:p text:style-name="P121">শেওলা</text:p>
          </table:table-cell>
        </table:table-row>
        <table:table-row>
          <table:table-cell table:style-name="Table1.A2" office:value-type="string">
            <text:p text:style-name="P121">deter</text:p>
          </table:table-cell>
          <table:table-cell table:style-name="Table1.B184" office:value-type="string">
            <text:p text:style-name="P121">বাধা দেত্তয়া</text:p>
          </table:table-cell>
          <table:table-cell table:style-name="Table1.A2" office:value-type="string">
            <text:p text:style-name="P121">Swallowing, devour</text:p>
          </table:table-cell>
          <table:table-cell table:style-name="Table1.D2" office:value-type="string">
            <text:p text:style-name="P121">গিলে ফেলা </text:p>
          </table:table-cell>
        </table:table-row>
        <table:table-row>
          <table:table-cell table:style-name="Table1.A2" office:value-type="string">
            <text:p text:style-name="P121">intriguing</text:p>
          </table:table-cell>
          <table:table-cell table:style-name="Table1.B184" office:value-type="string">
            <text:p text:style-name="P121">fascinating</text:p>
          </table:table-cell>
          <table:table-cell table:style-name="Table1.A2" office:value-type="string">
            <text:p text:style-name="P121">estuary</text:p>
          </table:table-cell>
          <table:table-cell table:style-name="Table1.D2" office:value-type="string">
            <text:p text:style-name="P121">মোহনা</text:p>
          </table:table-cell>
        </table:table-row>
        <table:table-row>
          <table:table-cell table:style-name="Table1.A2" office:value-type="string">
            <text:p text:style-name="P121">profuse</text:p>
          </table:table-cell>
          <table:table-cell table:style-name="Table1.B184" office:value-type="string">
            <text:p text:style-name="P121">অজস্র্র, প্রচুর</text:p>
          </table:table-cell>
          <table:table-cell table:style-name="Table1.A2" office:value-type="string">
            <text:p text:style-name="P121">tingling</text:p>
          </table:table-cell>
          <table:table-cell table:style-name="Table1.D2" office:value-type="string">
            <text:p text:style-name="P121">অসস্তিকর</text:p>
          </table:table-cell>
        </table:table-row>
        <table:table-row>
          <table:table-cell table:style-name="Table1.A81" office:value-type="string">
            <text:p text:style-name="P121">startling</text:p>
          </table:table-cell>
          <table:table-cell table:style-name="Table1.A81" office:value-type="string">
            <text:p text:style-name="P121">বিস্ময়কর</text:p>
          </table:table-cell>
          <table:table-cell table:style-name="Table1.A81" office:value-type="string">
            <text:p text:style-name="P121">photosynthesis</text:p>
          </table:table-cell>
          <table:table-cell table:style-name="Table1.D81" office:value-type="string">
            <text:p text:style-name="P121">the process by which green plants and some other organisms use sunlight to synthesize foods from carbon dioxide and water.</text:p>
          </table:table-cell>
        </table:table-row>
        <table:table-row>
          <table:table-cell table:style-name="Table1.A2" office:value-type="string">
            <text:p text:style-name="P121">secreted</text:p>
          </table:table-cell>
          <table:table-cell table:style-name="Table1.B184" office:value-type="string">
            <text:p text:style-name="P121">নিঃসৃত, লুকাইয়া রাখা</text:p>
          </table:table-cell>
          <table:table-cell table:style-name="Table1.A2" office:value-type="string">
            <text:p text:style-name="P121">disoriented</text:p>
          </table:table-cell>
          <table:table-cell table:style-name="Table1.D2" office:value-type="string">
            <text:p text:style-name="P121">বিচলিত</text:p>
          </table:table-cell>
        </table:table-row>
        <table:table-row>
          <table:table-cell table:style-name="Table1.A2" office:value-type="string">
            <text:p text:style-name="P121">habitat</text:p>
          </table:table-cell>
          <table:table-cell table:style-name="Table1.B184" office:value-type="string">
            <text:p text:style-name="P121">আবাস</text:p>
          </table:table-cell>
          <table:table-cell table:style-name="Table1.A2" office:value-type="string">
            <text:p text:style-name="P121">materializing</text:p>
          </table:table-cell>
          <table:table-cell table:style-name="Table1.D2" office:value-type="string">
            <text:p text:style-name="P121">বাস্তবে পরিণত হত্তয়া, করা</text:p>
          </table:table-cell>
        </table:table-row>
        <table:table-row>
          <table:table-cell table:style-name="Table1.A2" office:value-type="string">
            <text:p text:style-name="P121">catastrophic</text:p>
          </table:table-cell>
          <table:table-cell table:style-name="Table1.B184" office:value-type="string">
            <text:p text:style-name="P121">সর্বনাশা</text:p>
          </table:table-cell>
          <table:table-cell table:style-name="Table1.A2" office:value-type="string">
            <text:p text:style-name="P121">devastated</text:p>
          </table:table-cell>
          <table:table-cell table:style-name="Table1.D2" office:value-type="string">
            <text:p text:style-name="P121">বিধ্বস্ত</text:p>
          </table:table-cell>
        </table:table-row>
        <table:table-row>
          <table:table-cell table:style-name="Table1.A81" office:value-type="string">
            <text:p text:style-name="P121">strand</text:p>
          </table:table-cell>
          <table:table-cell table:style-name="Table1.A81" office:value-type="string">
            <text:p text:style-name="P121">তীরভূমি</text:p>
          </table:table-cell>
          <table:table-cell table:style-name="Table1.A81" office:value-type="string">
            <text:p text:style-name="P121">induce</text:p>
          </table:table-cell>
          <table:table-cell table:style-name="Table1.D81" office:value-type="string">
            <text:p text:style-name="P121">ঘটানো, প্ররোচিত করা, প্রভাব খাটানো, রাজি করানো</text:p>
          </table:table-cell>
        </table:table-row>
        <table:table-row>
          <table:table-cell table:style-name="Table1.A81" office:value-type="string">
            <text:p text:style-name="P121">aquaculture</text:p>
          </table:table-cell>
          <table:table-cell table:style-name="Table1.A81" office:value-type="string">
            <text:p text:style-name="P121">জলের মধ্যে গাছপালা উত্পাদন বা জীবজন্তুর বংশবৃদ্ধির প্রচেষ্টা</text:p>
          </table:table-cell>
          <table:table-cell table:style-name="Table1.A81" office:value-type="string">
            <text:p text:style-name="P121">reluctance</text:p>
          </table:table-cell>
          <table:table-cell table:style-name="Table1.D81" office:value-type="string">
            <text:p text:style-name="P121">অনিচ্ছা</text:p>
          </table:table-cell>
        </table:table-row>
        <table:table-row>
          <table:table-cell table:style-name="Table1.A2" office:value-type="string">
            <text:p text:style-name="P121">bening</text:p>
          </table:table-cell>
          <table:table-cell table:style-name="Table1.B184" office:value-type="string">
            <text:p text:style-name="P348">স্বাস্থ্যকর</text:p>
          </table:table-cell>
          <table:table-cell table:style-name="Table1.A2" office:value-type="string">
            <text:p text:style-name="P121">confront</text:p>
          </table:table-cell>
          <table:table-cell table:style-name="Table1.D2" office:value-type="string">
            <text:p text:style-name="P121">মুখোমুখি</text:p>
          </table:table-cell>
        </table:table-row>
        <table:table-row>
          <table:table-cell table:style-name="Table1.A81" office:value-type="string">
            <text:p text:style-name="P121">archeology</text:p>
          </table:table-cell>
          <table:table-cell table:style-name="Table1.A81" office:value-type="string">
            <text:p text:style-name="P121">প্রত্নতত্ত্ব</text:p>
          </table:table-cell>
          <table:table-cell table:style-name="Table1.A81" office:value-type="string">
            <text:p text:style-name="P121">forensic</text:p>
          </table:table-cell>
          <table:table-cell table:style-name="Table1.D81" office:value-type="string">
            <text:p text:style-name="P121">scientific tests or techniques used in connection with the detection of crime</text:p>
          </table:table-cell>
        </table:table-row>
        <table:table-row>
          <table:table-cell table:style-name="Table1.A2" office:value-type="string">
            <text:p text:style-name="P121">upset</text:p>
          </table:table-cell>
          <table:table-cell table:style-name="Table1.B184" office:value-type="string">
            <text:p text:style-name="P121">মর্মাহত, বিপর্যস্ত, বিচলিত</text:p>
          </table:table-cell>
          <table:table-cell table:style-name="Table1.A2" office:value-type="string">
            <text:p text:style-name="P121">excavated</text:p>
          </table:table-cell>
          <table:table-cell table:style-name="Table1.D2" office:value-type="string">
            <text:p text:style-name="P121">খুঁড়া</text:p>
          </table:table-cell>
        </table:table-row>
        <table:table-row>
          <table:table-cell table:style-name="Table1.A2" office:value-type="string">
            <text:p text:style-name="P121">incense</text:p>
          </table:table-cell>
          <table:table-cell table:style-name="Table1.B184" office:value-type="string">
            <text:p text:style-name="P121">ধূপ, সৌরভ</text:p>
          </table:table-cell>
          <table:table-cell table:style-name="Table1.A2" office:value-type="string">
            <text:p text:style-name="P121">historian</text:p>
          </table:table-cell>
          <table:table-cell table:style-name="Table1.D2" office:value-type="string">
            <text:p text:style-name="P121">ইতিহাসবিদ</text:p>
          </table:table-cell>
        </table:table-row>
        <table:table-row>
          <table:table-cell table:style-name="Table1.A2" office:value-type="string">
            <text:p text:style-name="P121">arrogance</text:p>
          </table:table-cell>
          <table:table-cell table:style-name="Table1.B184" office:value-type="string">
            <text:p text:style-name="P121">অহংকার</text:p>
          </table:table-cell>
          <table:table-cell table:style-name="Table1.A2" office:value-type="string">
            <text:p text:style-name="P121">transoceanic</text:p>
          </table:table-cell>
          <table:table-cell table:style-name="Table1.D2" office:value-type="string">
            <text:p text:style-name="P121">মহাসাগর পাড়ি দেয় এমন</text:p>
          </table:table-cell>
        </table:table-row>
        <table:table-row>
          <table:table-cell table:style-name="Table1.A2" office:value-type="string">
            <text:p text:style-name="P121">hypothesis</text:p>
          </table:table-cell>
          <table:table-cell table:style-name="Table1.B184" office:value-type="string">
            <text:p text:style-name="P121">অনুমান</text:p>
          </table:table-cell>
          <table:table-cell table:style-name="Table1.A2" office:value-type="string">
            <text:p text:style-name="P121">personal effects</text:p>
          </table:table-cell>
          <table:table-cell table:style-name="Table1.D2" office:value-type="string">
            <text:p text:style-name="P121">Privately owned items</text:p>
          </table:table-cell>
        </table:table-row>
        <table:table-row>
          <table:table-cell table:style-name="Table1.A2" office:value-type="string">
            <text:p text:style-name="P121">eye-catching</text:p>
          </table:table-cell>
          <table:table-cell table:style-name="Table1.B184" office:value-type="string">
            <text:p text:style-name="P121">আকর্ষণীয়</text:p>
          </table:table-cell>
          <table:table-cell table:style-name="Table1.A2" office:value-type="string">
            <text:p text:style-name="P121">at odds</text:p>
          </table:table-cell>
          <table:table-cell table:style-name="Table1.D2" office:value-type="string">
            <text:p text:style-name="P121">মতভেদ</text:p>
          </table:table-cell>
        </table:table-row>
        <table:table-row>
          <table:table-cell table:style-name="Table1.A2" office:value-type="string">
            <text:p text:style-name="P121">exile</text:p>
          </table:table-cell>
          <table:table-cell table:style-name="Table1.B184" office:value-type="string">
            <text:p text:style-name="P121">নির্বাসন</text:p>
          </table:table-cell>
          <table:table-cell table:style-name="Table1.A2" office:value-type="string">
            <text:p text:style-name="P121">Annexed</text:p>
          </table:table-cell>
          <table:table-cell table:style-name="Table1.D2" office:value-type="string">
            <text:p text:style-name="P121">আত্মসাৎ করা, দখল করা</text:p>
          </table:table-cell>
        </table:table-row>
        <table:table-row>
          <table:table-cell table:style-name="Table1.A2" office:value-type="string">
            <text:p text:style-name="P121">open-minded</text:p>
          </table:table-cell>
          <table:table-cell table:style-name="Table1.B184" office:value-type="string">
            <text:p text:style-name="P121"/>
          </table:table-cell>
          <table:table-cell table:style-name="Table1.A2" office:value-type="string">
            <text:p text:style-name="P121">closed-minded</text:p>
          </table:table-cell>
          <table:table-cell table:style-name="Table1.D2" office:value-type="string">
            <text:p text:style-name="P121"/>
          </table:table-cell>
        </table:table-row>
        <table:table-row>
          <table:table-cell table:style-name="Table1.A2" office:value-type="string">
            <text:p text:style-name="P121">absent-minded</text:p>
          </table:table-cell>
          <table:table-cell table:style-name="Table1.B184" office:value-type="string">
            <text:p text:style-name="P121"/>
          </table:table-cell>
          <table:table-cell table:style-name="Table1.A2" office:value-type="string">
            <text:p text:style-name="P121">laid-back</text:p>
          </table:table-cell>
          <table:table-cell table:style-name="Table1.D2" office:value-type="string">
            <text:p text:style-name="P121">শান্ত স্বভাবের </text:p>
          </table:table-cell>
        </table:table-row>
        <table:table-row>
          <table:table-cell table:style-name="Table1.A2" office:value-type="string">
            <text:p text:style-name="P121">hard-working</text:p>
          </table:table-cell>
          <table:table-cell table:style-name="Table1.B184" office:value-type="string">
            <text:p text:style-name="P121"/>
          </table:table-cell>
          <table:table-cell table:style-name="Table1.A2" office:value-type="string">
            <text:p text:style-name="P121">self-conscious</text:p>
          </table:table-cell>
          <table:table-cell table:style-name="Table1.D2" office:value-type="string">
            <text:p text:style-name="P121">লাজুক</text:p>
          </table:table-cell>
        </table:table-row>
        <table:table-row>
          <table:table-cell table:style-name="Table1.A2" office:value-type="string">
            <text:p text:style-name="P121">cool-headed</text:p>
          </table:table-cell>
          <table:table-cell table:style-name="Table1.B184" office:value-type="string">
            <text:p text:style-name="P121"/>
          </table:table-cell>
          <table:table-cell table:style-name="Table1.A2" office:value-type="string">
            <text:p text:style-name="P121">hot-headed</text:p>
          </table:table-cell>
          <table:table-cell table:style-name="Table1.D2" office:value-type="string">
            <text:p text:style-name="P121">উগ্রস্বভাবের</text:p>
          </table:table-cell>
        </table:table-row>
        <table:table-row>
          <table:table-cell table:style-name="Table1.A2" office:value-type="string">
            <text:p text:style-name="P121">two-faced</text:p>
          </table:table-cell>
          <table:table-cell table:style-name="Table1.B184" office:value-type="string">
            <text:p text:style-name="P121"/>
          </table:table-cell>
          <table:table-cell table:style-name="Table1.A2" office:value-type="string">
            <text:p text:style-name="P121">rumbling</text:p>
          </table:table-cell>
          <table:table-cell table:style-name="Table1.D2" office:value-type="string">
            <text:p text:style-name="P121">গভীর গর্জন করা</text:p>
          </table:table-cell>
        </table:table-row>
        <table:table-row>
          <table:table-cell table:style-name="Table1.A2" office:value-type="string">
            <text:p text:style-name="P121">Breakneck pace</text:p>
          </table:table-cell>
          <table:table-cell table:style-name="Table1.B184" office:value-type="string">
            <text:p text:style-name="P121">বিপজ্জনক গতি</text:p>
          </table:table-cell>
          <table:table-cell table:style-name="Table1.A2" office:value-type="string">
            <text:p text:style-name="P121">ooze</text:p>
          </table:table-cell>
          <table:table-cell table:style-name="Table1.D2" office:value-type="string">
            <text:p text:style-name="P121">ধীরে ধীরে ঝরা</text:p>
          </table:table-cell>
        </table:table-row>
        <table:table-row>
          <table:table-cell table:style-name="Table1.A81" office:value-type="string">
            <text:p text:style-name="P121">stiff-clay</text:p>
          </table:table-cell>
          <table:table-cell table:style-name="Table1.A81" office:value-type="string">
            <text:p text:style-name="P121">শক্ত-কাদামাটি</text:p>
          </table:table-cell>
          <table:table-cell table:style-name="Table1.A81" office:value-type="string">
            <text:p text:style-name="P121">dredge</text:p>
          </table:table-cell>
          <table:table-cell table:style-name="Table1.D81" office:value-type="string">
            <text:p text:style-name="P121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2" office:value-type="string">
            <text:p text:style-name="P121">settlement</text:p>
          </table:table-cell>
          <table:table-cell table:style-name="Table1.B184" office:value-type="string">
            <text:p text:style-name="P121">Provision, বন্দোবস্ত, disposal</text:p>
          </table:table-cell>
          <table:table-cell table:style-name="Table1.A2" office:value-type="string">
            <text:p text:style-name="P121">Tame </text:p>
          </table:table-cell>
          <table:table-cell table:style-name="Table1.D2" office:value-type="string">
            <text:p text:style-name="P121">domesticate</text:p>
          </table:table-cell>
        </table:table-row>
        <table:table-row>
          <table:table-cell table:style-name="Table1.A2" office:value-type="string">
            <text:p text:style-name="P121">domestication</text:p>
          </table:table-cell>
          <table:table-cell table:style-name="Table1.B184" office:value-type="string">
            <text:p text:style-name="P121">গৃহপালিত</text:p>
          </table:table-cell>
          <table:table-cell table:style-name="Table1.A2" office:value-type="string">
            <text:p text:style-name="P121">ground-breaking</text:p>
          </table:table-cell>
          <table:table-cell table:style-name="Table1.D2" office:value-type="string">
            <text:p text:style-name="P121">যুগান্তকারী</text:p>
          </table:table-cell>
        </table:table-row>
        <table:table-row>
          <table:table-cell table:style-name="Table1.A2" office:value-type="string">
            <text:p text:style-name="P121">breed</text:p>
          </table:table-cell>
          <table:table-cell table:style-name="Table1.B184" office:value-type="string">
            <text:p text:style-name="P121">বংশবৃদ্ধি করা, শাবক, জন্ম দেত্তয়া</text:p>
          </table:table-cell>
          <table:table-cell table:style-name="Table1.A2" office:value-type="string">
            <text:p text:style-name="P121">descendant</text:p>
          </table:table-cell>
          <table:table-cell table:style-name="Table1.D2" office:value-type="string">
            <text:p text:style-name="P121">বংশধর, সন্তানসন্ততি</text:p>
          </table:table-cell>
        </table:table-row>
        <table:table-row>
          <table:table-cell table:style-name="Table1.A2" office:value-type="string">
            <text:p text:style-name="P121">veterinarian</text:p>
          </table:table-cell>
          <table:table-cell table:style-name="Table1.B184" office:value-type="string">
            <text:p text:style-name="P121">পশু-চিকিৎসক</text:p>
          </table:table-cell>
          <table:table-cell table:style-name="Table1.A2" office:value-type="string">
            <text:p text:style-name="P121">scavenger</text:p>
          </table:table-cell>
          <table:table-cell table:style-name="Table1.D2" office:value-type="string">
            <text:p text:style-name="P121">মেথর, ঝাড়ুদার</text:p>
          </table:table-cell>
        </table:table-row>
        <table:table-row>
          <table:table-cell table:style-name="Table1.A81" office:value-type="string">
            <text:p text:style-name="P121">scrap</text:p>
          </table:table-cell>
          <table:table-cell table:style-name="Table1.A81" office:value-type="string">
            <text:p text:style-name="P121">a small piece or amount of something, especially one that is left over after the greater part has been used.</text:p>
          </table:table-cell>
          <table:table-cell table:style-name="Table1.A81" office:value-type="string">
            <text:p text:style-name="P121">sparsely</text:p>
          </table:table-cell>
          <table:table-cell table:style-name="Table1.D81" office:value-type="string">
            <text:p text:style-name="P121">বিক্ষিপ্ত ভাবে, ফাঁকাফাঁকাভাবে</text:p>
          </table:table-cell>
        </table:table-row>
        <table:table-row>
          <table:table-cell table:style-name="Table1.A2" office:value-type="string">
            <text:p text:style-name="P121">endanger</text:p>
          </table:table-cell>
          <table:table-cell table:style-name="Table1.B184" office:value-type="string">
            <text:p text:style-name="P121">বিপদগ্রস্থ করা</text:p>
          </table:table-cell>
          <table:table-cell table:style-name="Table1.A2" office:value-type="string">
            <text:p text:style-name="P121">companionship</text:p>
          </table:table-cell>
          <table:table-cell table:style-name="Table1.D2" office:value-type="string">
            <text:p text:style-name="P121">সঙ্গ</text:p>
          </table:table-cell>
        </table:table-row>
        <table:table-row>
          <table:table-cell table:style-name="Table1.A2" office:value-type="string">
            <text:p text:style-name="P121">trait</text:p>
          </table:table-cell>
          <table:table-cell table:style-name="Table1.B184" office:value-type="string">
            <text:p text:style-name="P121">a genetically determined characteristic.</text:p>
          </table:table-cell>
          <table:table-cell table:style-name="Table1.A2" office:value-type="string">
            <text:p text:style-name="P121">uncovered</text:p>
          </table:table-cell>
          <table:table-cell table:style-name="Table1.D2" office:value-type="string">
            <text:p text:style-name="P121">open</text:p>
          </table:table-cell>
        </table:table-row>
        <table:table-row>
          <table:table-cell table:style-name="Table1.A2" office:value-type="string">
            <text:p text:style-name="P121">infer</text:p>
          </table:table-cell>
          <table:table-cell table:style-name="Table1.B184" office:value-type="string">
            <text:p text:style-name="P121">অনুমান করা</text:p>
          </table:table-cell>
          <table:table-cell table:style-name="Table1.A2" office:value-type="string">
            <text:p text:style-name="P121">puzzled</text:p>
          </table:table-cell>
          <table:table-cell table:style-name="Table1.D2" office:value-type="string">
            <text:p text:style-name="P121">কিংকর্তব্যবিমূঢ়</text:p>
          </table:table-cell>
        </table:table-row>
        <table:table-row>
          <table:table-cell table:style-name="Table1.A2" office:value-type="string">
            <text:p text:style-name="P121">mystified</text:p>
          </table:table-cell>
          <table:table-cell table:style-name="Table1.B184" office:value-type="string">
            <text:p text:style-name="P121">utterly bewilder or perplex <text:soft-page-break/>(someone). রহস্যপূর্ণ করা</text:p>
          </table:table-cell>
          <table:table-cell table:style-name="Table1.A2" office:value-type="string">
            <text:p text:style-name="P121">elongate</text:p>
          </table:table-cell>
          <table:table-cell table:style-name="Table1.D2" office:value-type="string">
            <text:p text:style-name="P121">সম্প্রসারিত</text:p>
          </table:table-cell>
        </table:table-row>
        <table:table-row>
          <table:table-cell table:style-name="Table1.A2" office:value-type="string">
            <text:p text:style-name="P121">intricate</text:p>
          </table:table-cell>
          <table:table-cell table:style-name="Table1.B184" office:value-type="string">
            <text:p text:style-name="P121">very complicated or detailed.</text:p>
          </table:table-cell>
          <table:table-cell table:style-name="Table1.A2" office:value-type="string">
            <text:p text:style-name="P121">rash</text:p>
          </table:table-cell>
          <table:table-cell table:style-name="Table1.D2" office:value-type="string">
            <text:p text:style-name="P121">ত্বরিত, বেপরোয়া, দু:সাহসী</text:p>
          </table:table-cell>
        </table:table-row>
        <table:table-row>
          <table:table-cell table:style-name="Table1.A81" office:value-type="string">
            <text:p text:style-name="P121">imprint</text:p>
          </table:table-cell>
          <table:table-cell table:style-name="Table1.A81" office:value-type="string">
            <text:p text:style-name="P121">impress or stamp (a mark or outline) on a surface or body.</text:p>
          </table:table-cell>
          <table:table-cell table:style-name="Table1.A81" office:value-type="string">
            <text:p text:style-name="P121">oat</text:p>
          </table:table-cell>
          <table:table-cell table:style-name="Table1.D81" office:value-type="string">
            <text:p text:style-name="P121">যবসদৃশ একজাতীয় শস্যদানা ও তার গাছ</text:p>
          </table:table-cell>
        </table:table-row>
        <table:table-row>
          <table:table-cell table:style-name="Table1.A2" office:value-type="string">
            <text:p text:style-name="P121">belt</text:p>
          </table:table-cell>
          <table:table-cell table:style-name="Table1.B184" office:value-type="string">
            <text:p text:style-name="P121">বেষ্টন করা, অঞ্চল</text:p>
          </table:table-cell>
          <table:table-cell table:style-name="Table1.A2" office:value-type="string">
            <text:p text:style-name="P121">flatted</text:p>
          </table:table-cell>
          <table:table-cell table:style-name="Table1.D2" office:value-type="string">
            <text:p text:style-name="P121">make flat</text:p>
          </table:table-cell>
        </table:table-row>
        <table:table-row>
          <table:table-cell table:style-name="Table1.A2" office:value-type="string">
            <text:p text:style-name="P121">stalk</text:p>
          </table:table-cell>
          <table:table-cell table:style-name="Table1.B184" office:value-type="string">
            <text:p text:style-name="P121">ডাঁটা</text:p>
          </table:table-cell>
          <table:table-cell table:style-name="Table1.A2" office:value-type="string">
            <text:p text:style-name="P121">erect</text:p>
          </table:table-cell>
          <table:table-cell table:style-name="Table1.D2" office:value-type="string">
            <text:p text:style-name="P121">সিধা, খাড়া</text:p>
          </table:table-cell>
        </table:table-row>
        <table:table-row>
          <table:table-cell table:style-name="Table1.A2" office:value-type="string">
            <text:p text:style-name="P121">spurse</text:p>
          </table:table-cell>
          <table:table-cell table:style-name="Table1.B184" office:value-type="string">
            <text:p text:style-name="P121">উদ্দীপনা, প্রেরণা</text:p>
          </table:table-cell>
          <table:table-cell table:style-name="Table1.A2" office:value-type="string">
            <text:p text:style-name="P121">high-pitched</text:p>
          </table:table-cell>
          <table:table-cell table:style-name="Table1.D2" office:value-type="string">
            <text:p text:style-name="P121">উচ্চ ত্ত তীক্ষ্ণ স্বরবিশিষ্ট</text:p>
          </table:table-cell>
        </table:table-row>
        <table:table-row>
          <table:table-cell table:style-name="Table1.A2" office:value-type="string">
            <text:p text:style-name="P121">warbling</text:p>
          </table:table-cell>
          <table:table-cell table:style-name="Table1.B184" office:value-type="string">
            <text:p text:style-name="P121">কাঁপানো কণ্ঠস্বর</text:p>
          </table:table-cell>
          <table:table-cell table:style-name="Table1.A2" office:value-type="string">
            <text:p text:style-name="P121">abruptly</text:p>
          </table:table-cell>
          <table:table-cell table:style-name="Table1.D2" office:value-type="string">
            <text:p text:style-name="P121">suddenly</text:p>
          </table:table-cell>
        </table:table-row>
        <table:table-row>
          <table:table-cell table:style-name="Table1.A2" office:value-type="string">
            <text:p text:style-name="P121">energies</text:p>
          </table:table-cell>
          <table:table-cell table:style-name="Table1.B184" office:value-type="string">
            <text:p text:style-name="P121">কর্মশক্তি</text:p>
          </table:table-cell>
          <table:table-cell table:style-name="Table1.A2" office:value-type="string">
            <text:p text:style-name="P121">diminished</text:p>
          </table:table-cell>
          <table:table-cell table:style-name="Table1.D2" office:value-type="string">
            <text:p text:style-name="P121">made smaller or less.</text:p>
          </table:table-cell>
        </table:table-row>
        <table:table-row>
          <table:table-cell table:style-name="Table1.A2" office:value-type="string">
            <text:p text:style-name="P121">anomalies</text:p>
          </table:table-cell>
          <table:table-cell table:style-name="Table1.B184" office:value-type="string">
            <text:p text:style-name="P121">ব্যতিক্রমসমূহ</text:p>
          </table:table-cell>
          <table:table-cell table:style-name="Table1.A2" office:value-type="string">
            <text:p text:style-name="P121">hoax</text:p>
          </table:table-cell>
          <table:table-cell table:style-name="Table1.D2" office:value-type="string">
            <text:p text:style-name="P121">ধাপ্পাবাজি, ফাঁকি</text:p>
          </table:table-cell>
        </table:table-row>
        <table:table-row>
          <table:table-cell table:style-name="Table1.A2" office:value-type="string">
            <text:p text:style-name="P121">ragged</text:p>
          </table:table-cell>
          <table:table-cell table:style-name="Table1.B184" office:value-type="string">
            <text:p text:style-name="P121">জীর্ণ</text:p>
          </table:table-cell>
          <table:table-cell table:style-name="Table1.A2" office:value-type="string">
            <text:p text:style-name="P121">irrational</text:p>
          </table:table-cell>
          <table:table-cell table:style-name="Table1.D2" office:value-type="string">
            <text:p text:style-name="P121">অযৌক্তিক</text:p>
          </table:table-cell>
        </table:table-row>
        <table:table-row>
          <table:table-cell table:style-name="Table1.A2" office:value-type="string">
            <text:p text:style-name="P121">enigma</text:p>
          </table:table-cell>
          <table:table-cell table:style-name="Table1.B184" office:value-type="string">
            <text:p text:style-name="P121">বিভ্রান্তিকর বস্তু, ব্যক্তি</text:p>
          </table:table-cell>
          <table:table-cell table:style-name="Table1.A2" office:value-type="string">
            <text:p text:style-name="P121">intriguing</text:p>
          </table:table-cell>
          <table:table-cell table:style-name="Table1.D2" office:value-type="string">
            <text:p text:style-name="P121">ঈর্ষান্বিত</text:p>
          </table:table-cell>
        </table:table-row>
        <table:table-row>
          <table:table-cell table:style-name="Table1.A2" office:value-type="string">
            <text:p text:style-name="P121">accelerated</text:p>
          </table:table-cell>
          <table:table-cell table:style-name="Table1.B184" office:value-type="string">
            <text:p text:style-name="P121">quicker</text:p>
          </table:table-cell>
          <table:table-cell table:style-name="Table1.A2" office:value-type="string">
            <text:p text:style-name="P121">disputed</text:p>
          </table:table-cell>
          <table:table-cell table:style-name="Table1.D2" office:value-type="string">
            <text:p text:style-name="P121">বিতর্কিত</text:p>
          </table:table-cell>
        </table:table-row>
        <table:table-row>
          <table:table-cell table:style-name="Table1.A2" office:value-type="string">
            <text:p text:style-name="P121">hazard</text:p>
          </table:table-cell>
          <table:table-cell table:style-name="Table1.B184" office:value-type="string">
            <text:p text:style-name="P121">বিপত্তি, ঝুঁকি</text:p>
          </table:table-cell>
          <table:table-cell table:style-name="Table1.A2" office:value-type="string">
            <text:p text:style-name="P121">deforestation</text:p>
          </table:table-cell>
          <table:table-cell table:style-name="Table1.D2" office:value-type="string">
            <text:p text:style-name="P121">বন উজাড়</text:p>
          </table:table-cell>
        </table:table-row>
        <table:table-row>
          <table:table-cell table:style-name="Table1.A81" office:value-type="string">
            <text:p text:style-name="P121">depletion</text:p>
          </table:table-cell>
          <table:table-cell table:style-name="Table1.A81" office:value-type="string">
            <text:p text:style-name="P121">reduction in the number or quantity of something.</text:p>
          </table:table-cell>
          <table:table-cell table:style-name="Table1.A81" office:value-type="string">
            <text:p text:style-name="P121">evaporate</text:p>
          </table:table-cell>
          <table:table-cell table:style-name="Table1.D81" office:value-type="string">
            <text:p text:style-name="P121">বিলুপ্ত হত্তয়া, অদৃশ্য হত্তয়া, বাষ্পীভূত করা</text:p>
          </table:table-cell>
        </table:table-row>
        <table:table-row>
          <table:table-cell table:style-name="Table1.A81" office:value-type="string">
            <text:p text:style-name="P121">crumple</text:p>
          </table:table-cell>
          <table:table-cell table:style-name="Table1.A81" office:value-type="string">
            <text:p text:style-name="P121">মুচড়ে ফেলা</text:p>
          </table:table-cell>
          <table:table-cell table:style-name="Table1.A81" office:value-type="string">
            <text:p text:style-name="P121">tribalism</text:p>
          </table:table-cell>
          <table:table-cell table:style-name="Table1.D81" office:value-type="string">
            <text:p text:style-name="P121">the state or fact of being organized in a tribe or tribes.</text:p>
          </table:table-cell>
        </table:table-row>
        <table:table-row>
          <table:table-cell table:style-name="Table1.A2" office:value-type="string">
            <text:p text:style-name="P121">disintegration</text:p>
          </table:table-cell>
          <table:table-cell table:style-name="Table1.B184" office:value-type="string">
            <text:p text:style-name="P121">বিভেদ</text:p>
          </table:table-cell>
          <table:table-cell table:style-name="Table1.A2" office:value-type="string">
            <text:p text:style-name="P121">ramification</text:p>
          </table:table-cell>
          <table:table-cell table:style-name="Table1.D2" office:value-type="string">
            <text:p text:style-name="P121">Consequence, result, aftermath</text:p>
          </table:table-cell>
        </table:table-row>
        <table:table-row>
          <table:table-cell table:style-name="Table1.A2" office:value-type="string">
            <text:p text:style-name="P121">fivefold</text:p>
          </table:table-cell>
          <table:table-cell table:style-name="Table1.B184" office:value-type="string">
            <text:p text:style-name="P121">fivetimes</text:p>
          </table:table-cell>
          <table:table-cell table:style-name="Table1.A2" office:value-type="string">
            <text:p text:style-name="P121">concede</text:p>
          </table:table-cell>
          <table:table-cell table:style-name="Table1.D2" office:value-type="string">
            <text:p text:style-name="P121">Confess, accept</text:p>
          </table:table-cell>
        </table:table-row>
        <table:table-row>
          <table:table-cell table:style-name="Table1.A2" office:value-type="string">
            <text:p text:style-name="P121">ethnic</text:p>
          </table:table-cell>
          <table:table-cell table:style-name="Table1.B184" office:value-type="string">
            <text:p text:style-name="P121">জাতিগত</text:p>
          </table:table-cell>
          <table:table-cell table:style-name="Table1.A2" office:value-type="string">
            <text:p text:style-name="P121">steadily</text:p>
          </table:table-cell>
          <table:table-cell table:style-name="Table1.D2" office:value-type="string">
            <text:p text:style-name="P121">ধীরস্থির হয়ে, resolutely</text:p>
          </table:table-cell>
        </table:table-row>
        <table:table-row>
          <table:table-cell table:style-name="Table1.A2" office:value-type="string">
            <text:p text:style-name="P121">tariff</text:p>
          </table:table-cell>
          <table:table-cell table:style-name="Table1.B184" office:value-type="string">
            <text:p text:style-name="P121">Duty, tax</text:p>
          </table:table-cell>
          <table:table-cell table:style-name="Table1.A2" office:value-type="string">
            <text:p text:style-name="P121">gulf</text:p>
          </table:table-cell>
          <table:table-cell table:style-name="Table1.D2" office:value-type="string">
            <text:p text:style-name="P121">গভীর গর্ত, খাত</text:p>
          </table:table-cell>
        </table:table-row>
        <table:table-row>
          <table:table-cell table:style-name="Table1.A2" office:value-type="string">
            <text:p text:style-name="P121">correlation</text:p>
          </table:table-cell>
          <table:table-cell table:style-name="Table1.B184" office:value-type="string">
            <text:p text:style-name="P121">সামঞ্জস্য, পারস্পরিক সম্পর্ক</text:p>
          </table:table-cell>
          <table:table-cell table:style-name="Table1.A2" office:value-type="string">
            <text:p text:style-name="P121">ecological</text:p>
          </table:table-cell>
          <table:table-cell table:style-name="Table1.D2" office:value-type="string">
            <text:p text:style-name="P121">বাস্তুসংস্থানসংক্রান্ত</text:p>
          </table:table-cell>
        </table:table-row>
        <table:table-row>
          <table:table-cell table:style-name="Table1.A2" office:value-type="string">
            <text:p text:style-name="P121">biodiversity</text:p>
          </table:table-cell>
          <table:table-cell table:style-name="Table1.B184" office:value-type="string">
            <text:p text:style-name="P121">জীব বৈচিত্র্য</text:p>
          </table:table-cell>
          <table:table-cell table:style-name="Table1.A2" office:value-type="string">
            <text:p text:style-name="P121">Deception, delusion</text:p>
          </table:table-cell>
          <table:table-cell table:style-name="Table1.D2" office:value-type="string">
            <text:p text:style-name="P121">প্রতারণা</text:p>
          </table:table-cell>
        </table:table-row>
        <table:table-row>
          <table:table-cell table:style-name="Table1.A81" office:value-type="string">
            <text:p text:style-name="P121">artifice</text:p>
          </table:table-cell>
          <table:table-cell table:style-name="Table1.A81" office:value-type="string">
            <text:p text:style-name="P121">কারচুপি, চালাকি</text:p>
          </table:table-cell>
          <table:table-cell table:style-name="Table1.A81" office:value-type="string">
            <text:p text:style-name="P121">confront</text:p>
          </table:table-cell>
          <table:table-cell table:style-name="Table1.D81" office:value-type="string">
            <text:p text:style-name="P121">মুখোমুখি, মোকাবিলা করা, <text:s/>বিপরীত দিকে থাকা</text:p>
          </table:table-cell>
        </table:table-row>
        <table:table-row>
          <table:table-cell table:style-name="Table1.A81" office:value-type="string">
            <text:p text:style-name="P121">urgency</text:p>
          </table:table-cell>
          <table:table-cell table:style-name="Table1.A81" office:value-type="string">
            <text:p text:style-name="P265"><text:span text:style-name="T1">importance requiring swift action. </text:span><text:span text:style-name="T4">জরুরী অবস্থা</text:span></text:p>
          </table:table-cell>
          <table:table-cell table:style-name="Table1.A81" office:value-type="string">
            <text:p text:style-name="P121">credibility</text:p>
          </table:table-cell>
          <table:table-cell table:style-name="Table1.D81" office:value-type="string">
            <text:p text:style-name="P121">authenticity</text:p>
          </table:table-cell>
        </table:table-row>
        <table:table-row>
          <table:table-cell table:style-name="Table1.A2" office:value-type="string">
            <text:p text:style-name="P121">optimism</text:p>
          </table:table-cell>
          <table:table-cell table:style-name="Table1.B184" office:value-type="string">
            <text:p text:style-name="P121">আশাবাদ</text:p>
          </table:table-cell>
          <table:table-cell table:style-name="Table1.A2" office:value-type="string">
            <text:p text:style-name="P121">inferential</text:p>
          </table:table-cell>
          <table:table-cell table:style-name="Table1.D2" office:value-type="string">
            <text:p text:style-name="P121">সিদ্ধান্ত দ্বারা প্রাপ্ত</text:p>
          </table:table-cell>
        </table:table-row>
        <table:table-row>
          <table:table-cell table:style-name="Table1.A2" office:value-type="string">
            <text:p text:style-name="P121">apparatus</text:p>
          </table:table-cell>
          <table:table-cell table:style-name="Table1.B184" office:value-type="string">
            <text:p text:style-name="P121">যন্ত্রপাতি</text:p>
          </table:table-cell>
          <table:table-cell table:style-name="Table1.A2" office:value-type="string">
            <text:p text:style-name="P121">siesta</text:p>
          </table:table-cell>
          <table:table-cell table:style-name="Table1.D2" office:value-type="string">
            <text:p text:style-name="P121">an afternoon rest or nap</text:p>
          </table:table-cell>
        </table:table-row>
        <table:table-row>
          <table:table-cell table:style-name="Table1.A2" office:value-type="string">
            <text:p text:style-name="P121">customary</text:p>
          </table:table-cell>
          <table:table-cell table:style-name="Table1.B184" office:value-type="string">
            <text:p text:style-name="P121">প্রচলিত</text:p>
          </table:table-cell>
          <table:table-cell table:style-name="Table1.A2" office:value-type="string">
            <text:p text:style-name="P121">fatigue</text:p>
          </table:table-cell>
          <table:table-cell table:style-name="Table1.D2" office:value-type="string">
            <text:p text:style-name="P121">Sleepiness, drowsiness</text:p>
          </table:table-cell>
        </table:table-row>
        <table:table-row>
          <table:table-cell table:style-name="Table1.A2" office:value-type="string">
            <text:p text:style-name="P121">drunkenness</text:p>
          </table:table-cell>
          <table:table-cell table:style-name="Table1.B184" office:value-type="string">
            <text:p text:style-name="P121">Intoxication, নেশা</text:p>
          </table:table-cell>
          <table:table-cell table:style-name="Table1.A2" office:value-type="string">
            <text:p text:style-name="P121"/>
          </table:table-cell>
          <table:table-cell table:style-name="Table1.D2" office:value-type="string">
            <text:p text:style-name="P121"/>
          </table:table-cell>
        </table:table-row>
        <table:table-row>
          <table:table-cell table:style-name="Table1.A2" office:value-type="string">
            <text:p text:style-name="P121">rationale</text:p>
          </table:table-cell>
          <table:table-cell table:style-name="Table1.B184" office:value-type="string">
            <text:p text:style-name="P121">logical</text:p>
          </table:table-cell>
          <table:table-cell table:style-name="Table1.A2" office:value-type="string">
            <text:p text:style-name="P121">suburban</text:p>
          </table:table-cell>
          <table:table-cell table:style-name="Table1.D2" office:value-type="string">
            <text:p text:style-name="P121">শহরতলিতে বা উপকণ্ঠে অবস্থিত</text:p>
          </table:table-cell>
        </table:table-row>
        <table:table-row>
          <table:table-cell table:style-name="Table1.A2" office:value-type="string">
            <text:p text:style-name="P121">Power through</text:p>
          </table:table-cell>
          <table:table-cell table:style-name="Table1.B184" office:value-type="string">
            <text:p text:style-name="P121"/>
          </table:table-cell>
          <table:table-cell table:style-name="Table1.A2" office:value-type="string">
            <text:p text:style-name="P121">snooze</text:p>
          </table:table-cell>
          <table:table-cell table:style-name="Table1.D2" office:value-type="string">
            <text:p text:style-name="P121">ঝিমুনি, drowse</text:p>
          </table:table-cell>
        </table:table-row>
        <table:table-row>
          <table:table-cell table:style-name="Table1.A81" office:value-type="string">
            <text:p text:style-name="P121">commute</text:p>
          </table:table-cell>
          <table:table-cell table:style-name="Table1.A81" office:value-type="string">
            <text:p text:style-name="P121">travel some distance between one's home and place of work on a regular basis.</text:p>
          </table:table-cell>
          <table:table-cell table:style-name="Table1.A81" office:value-type="string">
            <text:p text:style-name="P121">speculated</text:p>
          </table:table-cell>
          <table:table-cell table:style-name="Table1.D81" office:value-type="string">
            <text:p text:style-name="P121">অনুমান</text:p>
          </table:table-cell>
        </table:table-row>
        <table:table-row>
          <table:table-cell table:style-name="Table1.A2" office:value-type="string">
            <text:p text:style-name="P121">Very precise</text:p>
          </table:table-cell>
          <table:table-cell table:style-name="Table1.B184" office:value-type="string">
            <text:p text:style-name="P121">Very perfect</text:p>
          </table:table-cell>
          <table:table-cell table:style-name="Table1.A2" office:value-type="string">
            <text:p text:style-name="P121">strained</text:p>
          </table:table-cell>
          <table:table-cell table:style-name="Table1.D2" office:value-type="string">
            <text:p text:style-name="P121">not relaxed or comfortable</text:p>
          </table:table-cell>
        </table:table-row>
        <table:table-row>
          <table:table-cell table:style-name="Table1.A81" office:value-type="string">
            <text:p text:style-name="P121">diluted</text:p>
          </table:table-cell>
          <table:table-cell table:style-name="Table1.A81" office:value-type="string">
            <text:p text:style-name="P121">make (a liquid) thinner or weaker by adding water or another solvent to it.</text:p>
          </table:table-cell>
          <table:table-cell table:style-name="Table1.A81" office:value-type="string">
            <text:p text:style-name="P121">tincture</text:p>
          </table:table-cell>
          <table:table-cell table:style-name="Table1.D81" office:value-type="string">
            <text:p text:style-name="P121">a medicine made by dissolving a drug in alcohol</text:p>
          </table:table-cell>
        </table:table-row>
        <table:table-row>
          <table:table-cell table:style-name="Table1.A2" office:value-type="string">
            <text:p text:style-name="P121">potency</text:p>
          </table:table-cell>
          <table:table-cell table:style-name="Table1.B184" office:value-type="string">
            <text:p text:style-name="P121">কার্যকারিতা</text:p>
          </table:table-cell>
          <table:table-cell table:style-name="Table1.A2" office:value-type="string">
            <text:p text:style-name="P121">vigorously</text:p>
          </table:table-cell>
          <table:table-cell table:style-name="Table1.D2" office:value-type="string">
            <text:p text:style-name="P121">জোরালোভাবে</text:p>
          </table:table-cell>
        </table:table-row>
        <table:table-row>
          <table:table-cell table:style-name="Table1.A2" office:value-type="string">
            <text:p text:style-name="P121">ironically</text:p>
          </table:table-cell>
          <table:table-cell table:style-name="Table1.B184" office:value-type="string">
            <text:p text:style-name="P121">হাস্যকর ভাবে</text:p>
          </table:table-cell>
          <table:table-cell table:style-name="Table1.A2" office:value-type="string">
            <text:p text:style-name="P121">elicited</text:p>
          </table:table-cell>
          <table:table-cell table:style-name="Table1.D2" office:value-type="string">
            <text:p text:style-name="P121">প্রকাশ করা, টানিয়া বাহির করা</text:p>
          </table:table-cell>
        </table:table-row>
        <table:table-row>
          <table:table-cell table:style-name="Table1.A2" office:value-type="string">
            <text:p text:style-name="P121">stimulated</text:p>
          </table:table-cell>
          <table:table-cell table:style-name="Table1.B184" office:value-type="string">
            <text:p text:style-name="P121">উত্তেজিত করা</text:p>
          </table:table-cell>
          <table:table-cell table:style-name="Table1.A2" office:value-type="string">
            <text:p text:style-name="P121">medication</text:p>
          </table:table-cell>
          <table:table-cell table:style-name="Table1.D2" office:value-type="string">
            <text:p text:style-name="P121">চিকিত্সা</text:p>
          </table:table-cell>
        </table:table-row>
        <table:table-row>
          <table:table-cell table:style-name="Table1.A2" office:value-type="string">
            <text:p text:style-name="P121">orthodox</text:p>
          </table:table-cell>
          <table:table-cell table:style-name="Table1.B184" office:value-type="string">
            <text:p text:style-name="P121">ধর্মমতে দৃঢ়বিশ্বাসী</text:p>
          </table:table-cell>
          <table:table-cell table:style-name="Table1.A2" office:value-type="string">
            <text:p text:style-name="P121">inflammatory</text:p>
          </table:table-cell>
          <table:table-cell table:style-name="Table1.D2" office:value-type="string">
            <text:p text:style-name="P121">জ্বলনশীল</text:p>
          </table:table-cell>
        </table:table-row>
        <table:table-row>
          <table:table-cell table:style-name="Table1.A2" office:value-type="string">
            <text:p text:style-name="P121">arthritis</text:p>
          </table:table-cell>
          <table:table-cell table:style-name="Table1.B184" office:value-type="string">
            <text:p text:style-name="P121">বাত রোগ</text:p>
          </table:table-cell>
          <table:table-cell table:style-name="Table1.A2" office:value-type="string">
            <text:p text:style-name="P121">degenerative</text:p>
          </table:table-cell>
          <table:table-cell table:style-name="Table1.D2" office:value-type="string">
            <text:p text:style-name="P121"/>
          </table:table-cell>
        </table:table-row>
        <text:soft-page-break/>
        <table:table-row>
          <table:table-cell table:style-name="Table1.A2" office:value-type="string">
            <text:p text:style-name="P121">pulp</text:p>
          </table:table-cell>
          <table:table-cell table:style-name="Table1.B184" office:value-type="string">
            <text:p text:style-name="P121">কোমল মণ্ড</text:p>
          </table:table-cell>
          <table:table-cell table:style-name="Table1.A2" office:value-type="string">
            <text:p text:style-name="P121">affordable</text:p>
          </table:table-cell>
          <table:table-cell table:style-name="Table1.D2" office:value-type="string">
            <text:p text:style-name="P121">সাশ্রয়ী</text:p>
          </table:table-cell>
        </table:table-row>
        <table:table-row>
          <table:table-cell table:style-name="Table1.A2" office:value-type="string">
            <text:p text:style-name="P121">resurgence</text:p>
          </table:table-cell>
          <table:table-cell table:style-name="Table1.B184" office:value-type="string">
            <text:p text:style-name="P121">পুনরূত্থান</text:p>
          </table:table-cell>
          <table:table-cell table:style-name="Table1.A2" office:value-type="string">
            <text:p text:style-name="P121">verge</text:p>
          </table:table-cell>
          <table:table-cell table:style-name="Table1.D2" office:value-type="string">
            <text:p text:style-name="P121">কিনারা</text:p>
          </table:table-cell>
        </table:table-row>
        <table:table-row>
          <table:table-cell table:style-name="Table1.A2" office:value-type="string">
            <text:p text:style-name="P121">It is evident that</text:p>
          </table:table-cell>
          <table:table-cell table:style-name="Table1.B184" office:value-type="string">
            <text:p text:style-name="P121">এটা স্পষ্ট যে</text:p>
          </table:table-cell>
          <table:table-cell table:style-name="Table1.A2" office:value-type="string">
            <text:p text:style-name="P121">stems</text:p>
          </table:table-cell>
          <table:table-cell table:style-name="Table1.D2" office:value-type="string">
            <text:p text:style-name="P121">ডালপালা</text:p>
          </table:table-cell>
        </table:table-row>
        <table:table-row>
          <table:table-cell table:style-name="Table1.A2" office:value-type="string">
            <text:p text:style-name="P121">pesticide</text:p>
          </table:table-cell>
          <table:table-cell table:style-name="Table1.B184" office:value-type="string">
            <text:p text:style-name="P121">কীটনাশক</text:p>
          </table:table-cell>
          <table:table-cell table:style-name="Table1.A2" office:value-type="string">
            <text:p text:style-name="P121">herbicide</text:p>
          </table:table-cell>
          <table:table-cell table:style-name="Table1.D2" office:value-type="string">
            <text:p text:style-name="P121">উদ্ভিদনাশক</text:p>
          </table:table-cell>
        </table:table-row>
        <table:table-row>
          <table:table-cell table:style-name="Table1.A81" office:value-type="string">
            <text:p text:style-name="P121">suppress</text:p>
          </table:table-cell>
          <table:table-cell table:style-name="Table1.A81" office:value-type="string">
            <text:p text:style-name="P121">দমন করা</text:p>
          </table:table-cell>
          <table:table-cell table:style-name="Table1.A81" office:value-type="string">
            <text:p text:style-name="P121">mildew</text:p>
          </table:table-cell>
          <table:table-cell table:style-name="Table1.D81" office:value-type="string">
            <text:p text:style-name="P131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81" office:value-type="string">
            <text:p text:style-name="P121">retardant</text:p>
          </table:table-cell>
          <table:table-cell table:style-name="Table1.A81" office:value-type="string">
            <text:p text:style-name="P121">a fabric or substance that prevents or inhibits something, especially the outbreak of fire.</text:p>
          </table:table-cell>
          <table:table-cell table:style-name="Table1.A81" office:value-type="string">
            <text:p text:style-name="P121">residue</text:p>
          </table:table-cell>
          <table:table-cell table:style-name="Table1.D81" office:value-type="string">
            <text:p text:style-name="P121">অবশিষ্টাংশ, বাকিটুকু</text:p>
          </table:table-cell>
        </table:table-row>
        <table:table-row>
          <table:table-cell table:style-name="Table1.A2" office:value-type="string">
            <text:p text:style-name="P121">degrading</text:p>
          </table:table-cell>
          <table:table-cell table:style-name="Table1.B184" office:value-type="string">
            <text:p text:style-name="P121">humiliating.</text:p>
          </table:table-cell>
          <table:table-cell table:style-name="Table1.A2" office:value-type="string">
            <text:p text:style-name="P121">industrialised</text:p>
          </table:table-cell>
          <table:table-cell table:style-name="Table1.D2" office:value-type="string">
            <text:p text:style-name="P121">শিল্পোন্নত</text:p>
          </table:table-cell>
        </table:table-row>
        <table:table-row>
          <table:table-cell table:style-name="Table1.A2" office:value-type="string">
            <text:p text:style-name="P121">eco-aware</text:p>
          </table:table-cell>
          <table:table-cell table:style-name="Table1.B184" office:value-type="string">
            <text:p text:style-name="P121">পরিবেশ সচেতন</text:p>
          </table:table-cell>
          <table:table-cell table:style-name="Table1.A2" office:value-type="string">
            <text:p text:style-name="P121">closest</text:p>
          </table:table-cell>
          <table:table-cell table:style-name="Table1.D2" office:value-type="string">
            <text:p text:style-name="P121">নিকটস্থ, ঘনিষ্ঠ</text:p>
          </table:table-cell>
        </table:table-row>
        <table:table-row>
          <table:table-cell table:style-name="Table1.A81" office:value-type="string">
            <text:p text:style-name="P121">ventures</text:p>
          </table:table-cell>
          <table:table-cell table:style-name="Table1.A81" office:value-type="string">
            <text:p text:style-name="P121">উদ্যোগ</text:p>
          </table:table-cell>
          <table:table-cell table:style-name="Table1.A81" office:value-type="string">
            <text:p text:style-name="P121">implications</text:p>
          </table:table-cell>
          <table:table-cell table:style-name="Table1.D81" office:value-type="string">
            <text:p text:style-name="P121">the conclusion that can be drawn from something.</text:p>
          </table:table-cell>
        </table:table-row>
        <table:table-row>
          <table:table-cell table:style-name="Table1.A2" office:value-type="string">
            <text:p text:style-name="P121">predominantly</text:p>
          </table:table-cell>
          <table:table-cell table:style-name="Table1.B184" office:value-type="string">
            <text:p text:style-name="P121">প্রধানত</text:p>
          </table:table-cell>
          <table:table-cell table:style-name="Table1.A2" office:value-type="string">
            <text:p text:style-name="P121">perceived</text:p>
          </table:table-cell>
          <table:table-cell table:style-name="Table1.D2" office:value-type="string">
            <text:p text:style-name="P121">come to realize or understand</text:p>
          </table:table-cell>
        </table:table-row>
        <table:table-row>
          <table:table-cell table:style-name="Table1.A2" office:value-type="string">
            <text:p text:style-name="P121">quantitative</text:p>
          </table:table-cell>
          <table:table-cell table:style-name="Table1.B184" office:value-type="string">
            <text:p text:style-name="P121">পরিমেয়</text:p>
          </table:table-cell>
          <table:table-cell table:style-name="Table1.A2" office:value-type="string">
            <text:p text:style-name="P121">anecdotal</text:p>
          </table:table-cell>
          <table:table-cell table:style-name="Table1.D2" office:value-type="string">
            <text:p text:style-name="P121">অকল্পনীয়</text:p>
          </table:table-cell>
        </table:table-row>
        <table:table-row>
          <table:table-cell table:style-name="Table1.A2" office:value-type="string">
            <text:p text:style-name="P121">periodical</text:p>
          </table:table-cell>
          <table:table-cell table:style-name="Table1.B184" office:value-type="string">
            <text:p text:style-name="P121">repeated</text:p>
          </table:table-cell>
          <table:table-cell table:style-name="Table1.A2" office:value-type="string">
            <text:p text:style-name="P121">Stark</text:p>
          </table:table-cell>
          <table:table-cell table:style-name="Table1.D2" office:value-type="string">
            <text:p text:style-name="P121">পুরোপুরি, সম্পূর্ণ</text:p>
          </table:table-cell>
        </table:table-row>
        <table:table-row>
          <table:table-cell table:style-name="Table1.A2" office:value-type="string">
            <text:p text:style-name="P121">freight</text:p>
          </table:table-cell>
          <table:table-cell table:style-name="Table1.B184" office:value-type="string">
            <text:p text:style-name="P132">পণ্য</text:p>
          </table:table-cell>
          <table:table-cell table:style-name="Table1.A2" office:value-type="string">
            <text:p text:style-name="P121">boom</text:p>
          </table:table-cell>
          <table:table-cell table:style-name="Table1.D2" office:value-type="string">
            <text:p text:style-name="P121">গম্ভীর গর্জন</text:p>
          </table:table-cell>
        </table:table-row>
        <table:table-row>
          <table:table-cell table:style-name="Table1.A2" office:value-type="string">
            <text:p text:style-name="P121">friction</text:p>
          </table:table-cell>
          <table:table-cell table:style-name="Table1.B184" office:value-type="string">
            <text:p text:style-name="P121">ঘর্ষণ</text:p>
          </table:table-cell>
          <table:table-cell table:style-name="Table1.A2" office:value-type="string">
            <text:p text:style-name="P121">disproportionately</text:p>
          </table:table-cell>
          <table:table-cell table:style-name="Table1.D2" office:value-type="string">
            <text:p text:style-name="P121">অসমঞ্জস্যভাবে</text:p>
          </table:table-cell>
        </table:table-row>
        <table:table-row>
          <table:table-cell table:style-name="Table1.A2" office:value-type="string">
            <text:p text:style-name="P121">fast-growing</text:p>
          </table:table-cell>
          <table:table-cell table:style-name="Table1.B184" office:value-type="string">
            <text:p text:style-name="P121">দ্রুত বর্ধনশীল</text:p>
          </table:table-cell>
          <table:table-cell table:style-name="Table1.A2" office:value-type="string">
            <text:p text:style-name="P121">deregulation</text:p>
          </table:table-cell>
          <table:table-cell table:style-name="Table1.D2" office:value-type="string">
            <text:p text:style-name="P121">নিয়মমুক্ত করা</text:p>
          </table:table-cell>
        </table:table-row>
        <table:table-row>
          <table:table-cell table:style-name="Table1.A2" office:value-type="string">
            <text:p text:style-name="P121">dual-purpose</text:p>
          </table:table-cell>
          <table:table-cell table:style-name="Table1.B184" office:value-type="string">
            <text:p text:style-name="P121">দ্বৈত উদ্দেশ্য</text:p>
          </table:table-cell>
          <table:table-cell table:style-name="Table1.A2" office:value-type="string">
            <text:p text:style-name="P121">By and large</text:p>
          </table:table-cell>
          <table:table-cell table:style-name="Table1.D2" office:value-type="string">
            <text:p text:style-name="P121">মোটের উপর</text:p>
          </table:table-cell>
        </table:table-row>
        <table:table-row>
          <table:table-cell table:style-name="Table1.A81" office:value-type="string">
            <text:p text:style-name="P121">deregulate</text:p>
          </table:table-cell>
          <table:table-cell table:style-name="Table1.A81" office:value-type="string">
            <text:p text:style-name="P121">remove regulations or restrictions from.</text:p>
          </table:table-cell>
          <table:table-cell table:style-name="Table1.A81" office:value-type="string">
            <text:p text:style-name="P121">hauliers</text:p>
          </table:table-cell>
          <table:table-cell table:style-name="Table1.D81" office:value-type="string">
            <text:p text:style-name="P121">a person or company employed in the transport of goods or materials by road.</text:p>
          </table:table-cell>
        </table:table-row>
        <table:table-row>
          <table:table-cell table:style-name="Table1.A2" office:value-type="string">
            <text:p text:style-name="P121">haul</text:p>
          </table:table-cell>
          <table:table-cell table:style-name="Table1.B184" office:value-type="string">
            <text:p text:style-name="P121">pull</text:p>
          </table:table-cell>
          <table:table-cell table:style-name="Table1.A2" office:value-type="string">
            <text:p text:style-name="P121">locomotive</text:p>
          </table:table-cell>
          <table:table-cell table:style-name="Table1.D2" office:value-type="string">
            <text:p text:style-name="P121">সঞ্চরণশীল</text:p>
          </table:table-cell>
        </table:table-row>
        <table:table-row>
          <table:table-cell table:style-name="Table1.A2" office:value-type="string">
            <text:p text:style-name="P121">albeit</text:p>
          </table:table-cell>
          <table:table-cell table:style-name="Table1.B184" office:value-type="string">
            <text:p text:style-name="P121">যদিও</text:p>
          </table:table-cell>
          <table:table-cell table:style-name="Table1.A2" office:value-type="string">
            <text:p text:style-name="P121">streamline</text:p>
          </table:table-cell>
          <table:table-cell table:style-name="Table1.D2" office:value-type="string">
            <text:p text:style-name="P133">প্রবাহরেখা</text:p>
          </table:table-cell>
        </table:table-row>
        <table:table-row>
          <table:table-cell table:style-name="Table1.A81" office:value-type="string">
            <text:p text:style-name="P121">snowmobile</text:p>
          </table:table-cell>
          <table:table-cell table:style-name="Table1.A81" office:value-type="string">
            <text:p text:style-name="P121">a motor vehicle for traveling over snow.</text:p>
          </table:table-cell>
          <table:table-cell table:style-name="Table1.A81" office:value-type="string">
            <text:p text:style-name="P121">igloo</text:p>
          </table:table-cell>
          <table:table-cell table:style-name="Table1.D81" office:value-type="string">
            <text:p text:style-name="P121">এস্কিমোসদের গুম্বজাকার কুটির</text:p>
          </table:table-cell>
        </table:table-row>
        <table:table-row>
          <table:table-cell table:style-name="Table1.A2" office:value-type="string">
            <text:p text:style-name="P121">permafrost</text:p>
          </table:table-cell>
          <table:table-cell table:style-name="Table1.B184" office:value-type="string">
            <text:p text:style-name="P121">ভূগর্ভস্থ চিরহিমায়িত অঞ্চল</text:p>
          </table:table-cell>
          <table:table-cell table:style-name="Table1.A2" office:value-type="string">
            <text:p text:style-name="P121">knock-on</text:p>
          </table:table-cell>
          <table:table-cell table:style-name="Table1.D2" office:value-type="string">
            <text:p text:style-name="P121">ঠক ঠক করা</text:p>
          </table:table-cell>
        </table:table-row>
        <table:table-row>
          <table:table-cell table:style-name="Table1.A2" office:value-type="string">
            <text:p text:style-name="P121">canary</text:p>
          </table:table-cell>
          <table:table-cell table:style-name="Table1.B184" office:value-type="string">
            <text:p text:style-name="P121"/>
          </table:table-cell>
          <table:table-cell table:style-name="Table1.A2" office:value-type="string">
            <text:p text:style-name="P121">precarious</text:p>
          </table:table-cell>
          <table:table-cell table:style-name="Table1.D2" office:value-type="string">
            <text:p text:style-name="P121">আর্থিক অনিশ্চয়তায় ভরপুর</text:p>
          </table:table-cell>
        </table:table-row>
        <table:table-row>
          <table:table-cell table:style-name="Table1.A2" office:value-type="string">
            <text:p text:style-name="P121">hard-won</text:p>
          </table:table-cell>
          <table:table-cell table:style-name="Table1.B184" office:value-type="string">
            <text:p text:style-name="P121">কষ্টর্জিত</text:p>
          </table:table-cell>
          <table:table-cell table:style-name="Table1.A2" office:value-type="string">
            <text:p text:style-name="P121">autonomy</text:p>
          </table:table-cell>
          <table:table-cell table:style-name="Table1.D2" office:value-type="string">
            <text:p text:style-name="P121">স্বায়ত্তশাসন</text:p>
          </table:table-cell>
        </table:table-row>
        <table:table-row>
          <table:table-cell table:style-name="Table1.A2" office:value-type="string">
            <text:p text:style-name="P121">hardship</text:p>
          </table:table-cell>
          <table:table-cell table:style-name="Table1.B184" office:value-type="string">
            <text:p text:style-name="P121">অত্যন্ত কষ্ট</text:p>
          </table:table-cell>
          <table:table-cell table:style-name="Table1.A2" office:value-type="string">
            <text:p text:style-name="P121">A handful</text:p>
          </table:table-cell>
          <table:table-cell table:style-name="Table1.D2" office:value-type="string">
            <text:p text:style-name="P121">A few</text:p>
          </table:table-cell>
        </table:table-row>
        <table:table-row>
          <table:table-cell table:style-name="Table1.A2" office:value-type="string">
            <text:p text:style-name="P121">nomadic</text:p>
          </table:table-cell>
          <table:table-cell table:style-name="Table1.B184" office:value-type="string">
            <text:p text:style-name="P121">যাযাবর</text:p>
          </table:table-cell>
          <table:table-cell table:style-name="Table1.A2" office:value-type="string">
            <text:p text:style-name="P121">scarce</text:p>
          </table:table-cell>
          <table:table-cell table:style-name="Table1.D2" office:value-type="string">
            <text:p text:style-name="P121">দুর্লভ</text:p>
          </table:table-cell>
        </table:table-row>
        <table:table-row>
          <table:table-cell table:style-name="Table1.A2" office:value-type="string">
            <text:p text:style-name="P121">starve</text:p>
          </table:table-cell>
          <table:table-cell table:style-name="Table1.B184" office:value-type="string">
            <text:p text:style-name="P121">অনাহারে থাকা</text:p>
          </table:table-cell>
          <table:table-cell table:style-name="Table1.A2" office:value-type="string">
            <text:p text:style-name="P121">curtailed</text:p>
          </table:table-cell>
          <table:table-cell table:style-name="Table1.D2" office:value-type="string">
            <text:p text:style-name="P121">সঙ্কুচিত</text:p>
          </table:table-cell>
        </table:table-row>
        <table:table-row>
          <table:table-cell table:style-name="Table1.A2" office:value-type="string">
            <text:p text:style-name="P121">impinge</text:p>
          </table:table-cell>
          <table:table-cell table:style-name="Table1.B184" office:value-type="string">
            <text:p text:style-name="P121">আহত করা</text:p>
          </table:table-cell>
          <table:table-cell table:style-name="Table1.A2" office:value-type="string">
            <text:p text:style-name="P121">capriciousness</text:p>
          </table:table-cell>
          <table:table-cell table:style-name="Table1.D2" office:value-type="string">
            <text:p text:style-name="P121">খামখেয়ালী</text:p>
          </table:table-cell>
        </table:table-row>
        <table:table-row>
          <table:table-cell table:style-name="Table1.A2" office:value-type="string">
            <text:p text:style-name="P121">exorbitant</text:p>
          </table:table-cell>
          <table:table-cell table:style-name="Table1.B184" office:value-type="string">
            <text:p text:style-name="P121">অত্যধিক, too much</text:p>
          </table:table-cell>
          <table:table-cell table:style-name="Table1.A2" office:value-type="string">
            <text:p text:style-name="P121">For so long now</text:p>
          </table:table-cell>
          <table:table-cell table:style-name="Table1.D2" office:value-type="string">
            <text:p text:style-name="P121"/>
          </table:table-cell>
        </table:table-row>
        <table:table-row>
          <table:table-cell table:style-name="Table1.A2" office:value-type="string">
            <text:p text:style-name="P121">conceited</text:p>
          </table:table-cell>
          <table:table-cell table:style-name="Table1.B184" office:value-type="string">
            <text:p text:style-name="P121">অহংকারী, arrogant</text:p>
          </table:table-cell>
          <table:table-cell table:style-name="Table1.A2" office:value-type="string">
            <text:p text:style-name="P121">lucid</text:p>
          </table:table-cell>
          <table:table-cell table:style-name="Table1.D2" office:value-type="string">
            <text:p text:style-name="P121">সহজবোধ্য</text:p>
          </table:table-cell>
        </table:table-row>
        <table:table-row>
          <table:table-cell table:style-name="Table1.A2" office:value-type="string">
            <text:p text:style-name="P121">vague</text:p>
          </table:table-cell>
          <table:table-cell table:style-name="Table1.B184" office:value-type="string">
            <text:p text:style-name="P121">অস্পষ্ট</text:p>
          </table:table-cell>
          <table:table-cell table:style-name="Table1.A2" office:value-type="string">
            <text:p text:style-name="P121">misnomer</text:p>
          </table:table-cell>
          <table:table-cell table:style-name="Table1.D2" office:value-type="string">
            <text:p text:style-name="P121">নামের ভুল প্রয়োগ</text:p>
          </table:table-cell>
        </table:table-row>
        <table:table-row>
          <table:table-cell table:style-name="Table1.A2" office:value-type="string">
            <text:p text:style-name="P121">mellifluous</text:p>
          </table:table-cell>
          <table:table-cell table:style-name="Table1.B184" office:value-type="string">
            <text:p text:style-name="P121">শ্রুতিমুদুর</text:p>
          </table:table-cell>
          <table:table-cell table:style-name="Table1.A2" office:value-type="string">
            <text:p text:style-name="P121">eccentric</text:p>
          </table:table-cell>
          <table:table-cell table:style-name="Table1.D2" office:value-type="string">
            <text:p text:style-name="P121">অদ্ভুত</text:p>
          </table:table-cell>
        </table:table-row>
        <table:table-row>
          <table:table-cell table:style-name="Table1.A2" office:value-type="string">
            <text:p text:style-name="P121">nondescript</text:p>
          </table:table-cell>
          <table:table-cell table:style-name="Table1.B184" office:value-type="string">
            <text:p text:style-name="P121">সাদামাটা</text:p>
          </table:table-cell>
          <table:table-cell table:style-name="Table1.A2" office:value-type="string">
            <text:p text:style-name="P121">recalcitrant</text:p>
          </table:table-cell>
          <table:table-cell table:style-name="Table1.D2" office:value-type="string">
            <text:p text:style-name="P121">অবাধ্য</text:p>
          </table:table-cell>
        </table:table-row>
        <table:table-row>
          <table:table-cell table:style-name="Table1.A2" office:value-type="string">
            <text:p text:style-name="P121">grossly</text:p>
          </table:table-cell>
          <table:table-cell table:style-name="Table1.B184" office:value-type="string">
            <text:p text:style-name="P121">চূড়ান্তভাবে</text:p>
          </table:table-cell>
          <table:table-cell table:style-name="Table1.A2" office:value-type="string">
            <text:p text:style-name="P121">conceive</text:p>
          </table:table-cell>
          <table:table-cell table:style-name="Table1.D2" office:value-type="string">
            <text:p text:style-name="P121">কল্পনা করা</text:p>
          </table:table-cell>
        </table:table-row>
        <table:table-row>
          <table:table-cell table:style-name="Table1.A2" office:value-type="string">
            <text:p text:style-name="P121">reasonable</text:p>
          </table:table-cell>
          <table:table-cell table:style-name="Table1.B184" office:value-type="string">
            <text:p text:style-name="P121">ন্যায্য</text:p>
          </table:table-cell>
          <table:table-cell table:style-name="Table1.A2" office:value-type="string">
            <text:p text:style-name="P121">Point out</text:p>
          </table:table-cell>
          <table:table-cell table:style-name="Table1.D2" office:value-type="string">
            <text:p text:style-name="P121">দেখান</text:p>
          </table:table-cell>
        </table:table-row>
        <table:table-row>
          <table:table-cell table:style-name="Table1.A2" office:value-type="string">
            <text:p text:style-name="P121">spectacularly</text:p>
          </table:table-cell>
          <table:table-cell table:style-name="Table1.B184" office:value-type="string">
            <text:p text:style-name="P121">দর্শনীয়ভাবে , চমকপ্রদ ভাবে</text:p>
          </table:table-cell>
          <table:table-cell table:style-name="Table1.A2" office:value-type="string">
            <text:p text:style-name="P121">indispensable</text:p>
          </table:table-cell>
          <table:table-cell table:style-name="Table1.D2" office:value-type="string">
            <text:p text:style-name="P121">অপরিহার্য</text:p>
          </table:table-cell>
        </table:table-row>
        <table:table-row>
          <table:table-cell table:style-name="Table1.A81" office:value-type="string">
            <text:p text:style-name="P121">sprawl</text:p>
          </table:table-cell>
          <table:table-cell table:style-name="Table1.A81" office:value-type="string">
            <text:p text:style-name="P121">আঁকাবাঁকা হত্তয়া</text:p>
          </table:table-cell>
          <table:table-cell table:style-name="Table1.A81" office:value-type="string">
            <text:p text:style-name="P121">refute</text:p>
          </table:table-cell>
          <table:table-cell table:style-name="Table1.D81" office:value-type="string">
            <text:p text:style-name="P121">prove (a statement or theory) to be wrong or false</text:p>
          </table:table-cell>
        </table:table-row>
        <table:table-row>
          <table:table-cell table:style-name="Table1.A2" office:value-type="string">
            <text:p text:style-name="P121">starkly</text:p>
          </table:table-cell>
          <table:table-cell table:style-name="Table1.B184" office:value-type="string">
            <text:p text:style-name="P121">সম্পূর্ণভাবে</text:p>
          </table:table-cell>
          <table:table-cell table:style-name="Table1.A2" office:value-type="string">
            <text:p text:style-name="P121">dispersal</text:p>
          </table:table-cell>
          <table:table-cell table:style-name="Table1.D2" office:value-type="string">
            <text:p text:style-name="P121">ছত্রভঙ্গ</text:p>
          </table:table-cell>
        </table:table-row>
        <table:table-row>
          <table:table-cell table:style-name="Table1.A2" office:value-type="string">
            <text:p text:style-name="P121">flourish</text:p>
          </table:table-cell>
          <table:table-cell table:style-name="Table1.B184" office:value-type="string">
            <text:p text:style-name="P121">প্রচুর পরিমাণে জন্মান</text:p>
          </table:table-cell>
          <table:table-cell table:style-name="Table1.A2" office:value-type="string">
            <text:p text:style-name="P121">afflicting</text:p>
          </table:table-cell>
          <table:table-cell table:style-name="Table1.D2" office:value-type="string">
            <text:p text:style-name="P121">পীড়িত করা</text:p>
          </table:table-cell>
        </table:table-row>
        <table:table-row>
          <table:table-cell table:style-name="Table1.A2" office:value-type="string">
            <text:p text:style-name="P121">dementia</text:p>
          </table:table-cell>
          <table:table-cell table:style-name="Table1.B184" office:value-type="string">
            <text:p text:style-name="P121">স্মৃতিভ্রংশ</text:p>
          </table:table-cell>
          <table:table-cell table:style-name="Table1.A2" office:value-type="string">
            <text:p text:style-name="P121">emphysema</text:p>
          </table:table-cell>
          <table:table-cell table:style-name="Table1.D2" office:value-type="string">
            <text:p text:style-name="P121">শ্বাসকষ্ট</text:p>
          </table:table-cell>
        </table:table-row>
        <text:soft-page-break/>
        <table:table-row>
          <table:table-cell table:style-name="Table1.A81" office:value-type="string">
            <text:p text:style-name="P121">demographer</text:p>
          </table:table-cell>
          <table:table-cell table:style-name="Table1.A81" office:value-type="string">
            <text:p text:style-name="P121">the science of vital and social statistics, as of the births, deaths, diseases, marriages,</text:p>
          </table:table-cell>
          <table:table-cell table:style-name="Table1.A81" office:value-type="string">
            <text:p text:style-name="P121">bronchitis</text:p>
          </table:table-cell>
          <table:table-cell table:style-name="Table1.D81" office:value-type="string">
            <text:p text:style-name="P121">ফুসফুসের প্রদাহ</text:p>
          </table:table-cell>
        </table:table-row>
        <table:table-row>
          <table:table-cell table:style-name="Table1.A2" office:value-type="string">
            <text:p text:style-name="P121">greying</text:p>
          </table:table-cell>
          <table:table-cell table:style-name="Table1.B184" office:value-type="string">
            <text:p text:style-name="P121">নীরস করা</text:p>
          </table:table-cell>
          <table:table-cell table:style-name="Table1.A2" office:value-type="string">
            <text:p text:style-name="P121">self-reliance</text:p>
          </table:table-cell>
          <table:table-cell table:style-name="Table1.D2" office:value-type="string">
            <text:p text:style-name="P121">আত্মনির্ভরশীলতা</text:p>
          </table:table-cell>
        </table:table-row>
        <table:table-row>
          <table:table-cell table:style-name="Table1.A2" office:value-type="string">
            <text:p text:style-name="P121">retain</text:p>
          </table:table-cell>
          <table:table-cell table:style-name="Table1.B184" office:value-type="string">
            <text:p text:style-name="P121">স্মৃতিতে ধরে রাখা</text:p>
          </table:table-cell>
          <table:table-cell table:style-name="Table1.A2" office:value-type="string">
            <text:p text:style-name="P121">epidemiologist</text:p>
          </table:table-cell>
          <table:table-cell table:style-name="Table1.D2" office:value-type="string">
            <text:p text:style-name="P121">রোগবিস্তার-সংক্রান্ত</text:p>
          </table:table-cell>
        </table:table-row>
        <table:table-row>
          <table:table-cell table:style-name="Table1.A2" office:value-type="string">
            <text:p text:style-name="P121">Self - sufficient</text:p>
          </table:table-cell>
          <table:table-cell table:style-name="Table1.B184" office:value-type="string">
            <text:p text:style-name="P121">স্বয়ংসম্পূর্ণ</text:p>
          </table:table-cell>
          <table:table-cell table:style-name="Table1.A2" office:value-type="string">
            <text:p text:style-name="P121">chronically</text:p>
          </table:table-cell>
          <table:table-cell table:style-name="Table1.D2" office:value-type="string">
            <text:p text:style-name="P121">দীর্ঘকালব্যাপী</text:p>
          </table:table-cell>
        </table:table-row>
        <table:table-row>
          <table:table-cell table:style-name="Table1.A2" office:value-type="string">
            <text:p text:style-name="P121">feat</text:p>
          </table:table-cell>
          <table:table-cell table:style-name="Table1.B184" office:value-type="string">
            <text:p text:style-name="P121">কৃতিত্ব</text:p>
          </table:table-cell>
          <table:table-cell table:style-name="Table1.A2" office:value-type="string">
            <text:p text:style-name="P121">conviction</text:p>
          </table:table-cell>
          <table:table-cell table:style-name="Table1.D2" office:value-type="string">
            <text:p text:style-name="P121">দোষী সাব্যস্ত</text:p>
          </table:table-cell>
        </table:table-row>
        <table:table-row>
          <table:table-cell table:style-name="Table1.A2" office:value-type="string">
            <text:p text:style-name="P121">scanty</text:p>
          </table:table-cell>
          <table:table-cell table:style-name="Table1.B184" office:value-type="string">
            <text:p text:style-name="P121">সামান্য</text:p>
          </table:table-cell>
          <table:table-cell table:style-name="Table1.A2" office:value-type="string">
            <text:p text:style-name="P121">furtive</text:p>
          </table:table-cell>
          <table:table-cell table:style-name="Table1.D2" office:value-type="string">
            <text:p text:style-name="P121">গোপন</text:p>
          </table:table-cell>
        </table:table-row>
        <table:table-row>
          <table:table-cell table:style-name="Table1.A2" office:value-type="string">
            <text:p text:style-name="P121">meticulous</text:p>
          </table:table-cell>
          <table:table-cell table:style-name="Table1.B184" office:value-type="string">
            <text:p text:style-name="P121">খুঁটিনাটি ব্যাপারেও অত্যন্ত সতর্ক</text:p>
          </table:table-cell>
          <table:table-cell table:style-name="Table1.A2" office:value-type="string">
            <text:p text:style-name="P121">aberration</text:p>
          </table:table-cell>
          <table:table-cell table:style-name="Table1.D2" office:value-type="string">
            <text:p text:style-name="P121">বিচু্যতি</text:p>
          </table:table-cell>
        </table:table-row>
        <table:table-row>
          <table:table-cell table:style-name="Table1.A2" office:value-type="string">
            <text:p text:style-name="P121">strain</text:p>
          </table:table-cell>
          <table:table-cell table:style-name="Table1.B184" office:value-type="string">
            <text:p text:style-name="P121">ধকল</text:p>
          </table:table-cell>
          <table:table-cell table:style-name="Table1.A2" office:value-type="string">
            <text:p text:style-name="P121">outcry</text:p>
          </table:table-cell>
          <table:table-cell table:style-name="Table1.D2" office:value-type="string">
            <text:p text:style-name="P121">হৈচৈ</text:p>
          </table:table-cell>
        </table:table-row>
        <table:table-row>
          <table:table-cell table:style-name="Table1.A2" office:value-type="string">
            <text:p text:style-name="P121">undergo</text:p>
          </table:table-cell>
          <table:table-cell table:style-name="Table1.B184" office:value-type="string">
            <text:p text:style-name="P121">অভিজ্ঞতা লাভ করা</text:p>
          </table:table-cell>
          <table:table-cell table:style-name="Table1.A2" office:value-type="string">
            <text:p text:style-name="P121">leprosy</text:p>
          </table:table-cell>
          <table:table-cell table:style-name="Table1.D2" office:value-type="string">
            <text:p text:style-name="P121">কুষ্ঠব্যাধি</text:p>
          </table:table-cell>
        </table:table-row>
        <table:table-row>
          <table:table-cell table:style-name="Table1.A2" office:value-type="string">
            <text:p text:style-name="P121">contagious</text:p>
          </table:table-cell>
          <table:table-cell table:style-name="Table1.B184" office:value-type="string">
            <text:p text:style-name="P121">ছোঁয়াচে</text:p>
          </table:table-cell>
          <table:table-cell table:style-name="Table1.A2" office:value-type="string">
            <text:p text:style-name="P121">pariah</text:p>
          </table:table-cell>
          <table:table-cell table:style-name="Table1.D2" office:value-type="string">
            <text:p text:style-name="P121">সমাজচুত্য ব্যক্তি</text:p>
          </table:table-cell>
        </table:table-row>
        <table:table-row>
          <table:table-cell table:style-name="Table1.A2" office:value-type="string">
            <text:p text:style-name="P121">laud</text:p>
          </table:table-cell>
          <table:table-cell table:style-name="Table1.B184" office:value-type="string">
            <text:p text:style-name="P121">প্রশংসা</text:p>
          </table:table-cell>
          <table:table-cell table:style-name="Table1.A2" office:value-type="string">
            <text:p text:style-name="P121">ostracized</text:p>
          </table:table-cell>
          <table:table-cell table:style-name="Table1.D2" office:value-type="string">
            <text:p text:style-name="P121">একঘরে</text:p>
          </table:table-cell>
        </table:table-row>
        <table:table-row>
          <table:table-cell table:style-name="Table1.A2" office:value-type="string">
            <text:p text:style-name="P121">venerable</text:p>
          </table:table-cell>
          <table:table-cell table:style-name="Table1.B184" office:value-type="string">
            <text:p text:style-name="P121">শ্রদ্ধেয়</text:p>
          </table:table-cell>
          <table:table-cell table:style-name="Table1.A2" office:value-type="string">
            <text:p text:style-name="P121">provoke</text:p>
          </table:table-cell>
          <table:table-cell table:style-name="Table1.D2" office:value-type="string">
            <text:p text:style-name="P121">উত্তেজিত করা</text:p>
          </table:table-cell>
        </table:table-row>
        <table:table-row>
          <table:table-cell table:style-name="Table1.A2" office:value-type="string">
            <text:p text:style-name="P121">provocative</text:p>
          </table:table-cell>
          <table:table-cell table:style-name="Table1.B184" office:value-type="string">
            <text:p text:style-name="P121">উস্কানিমূলক</text:p>
          </table:table-cell>
          <table:table-cell table:style-name="Table1.A2" office:value-type="string">
            <text:p text:style-name="P121">veiled</text:p>
          </table:table-cell>
          <table:table-cell table:style-name="Table1.D2" office:value-type="string">
            <text:p text:style-name="P121">Covered, concealed</text:p>
          </table:table-cell>
        </table:table-row>
        <table:table-row>
          <table:table-cell table:style-name="Table1.A2" office:value-type="string">
            <text:p text:style-name="P121">zeal</text:p>
          </table:table-cell>
          <table:table-cell table:style-name="Table1.B184" office:value-type="string">
            <text:p text:style-name="P121">আগ্রহ</text:p>
          </table:table-cell>
          <table:table-cell table:style-name="Table1.A2" office:value-type="string">
            <text:p text:style-name="P121">fortitude</text:p>
          </table:table-cell>
          <table:table-cell table:style-name="Table1.D2" office:value-type="string">
            <text:p text:style-name="P121">ধৈর্যে</text:p>
          </table:table-cell>
        </table:table-row>
        <table:table-row>
          <table:table-cell table:style-name="Table1.A2" office:value-type="string">
            <text:p text:style-name="P121">veracity</text:p>
          </table:table-cell>
          <table:table-cell table:style-name="Table1.B184" office:value-type="string">
            <text:p text:style-name="P121">সত্যবাদিতা</text:p>
          </table:table-cell>
          <table:table-cell table:style-name="Table1.A2" office:value-type="string">
            <text:p text:style-name="P121">procrastination</text:p>
          </table:table-cell>
          <table:table-cell table:style-name="Table1.D2" office:value-type="string">
            <text:p text:style-name="P121">দীর্ঘসূত্রতা</text:p>
          </table:table-cell>
        </table:table-row>
        <table:table-row>
          <table:table-cell table:style-name="Table1.A2" office:value-type="string">
            <text:p text:style-name="P121">Like everyone else</text:p>
          </table:table-cell>
          <table:table-cell table:style-name="Table1.B184" office:value-type="string">
            <text:p text:style-name="P121">বাকি সবার মতই</text:p>
          </table:table-cell>
          <table:table-cell table:style-name="Table1.A2" office:value-type="string">
            <text:p text:style-name="P121">vindicate</text:p>
          </table:table-cell>
          <table:table-cell table:style-name="Table1.D2" office:value-type="string">
            <text:p text:style-name="P121">সত্যতা প্রমান করা</text:p>
          </table:table-cell>
        </table:table-row>
        <table:table-row>
          <table:table-cell table:style-name="Table1.A2" office:value-type="string">
            <text:p text:style-name="P121">contrive</text:p>
          </table:table-cell>
          <table:table-cell table:style-name="Table1.B184" office:value-type="string">
            <text:p text:style-name="P121">Connive, scheme</text:p>
          </table:table-cell>
          <table:table-cell table:style-name="Table1.A2" office:value-type="string">
            <text:p text:style-name="P121">traditionally</text:p>
          </table:table-cell>
          <table:table-cell table:style-name="Table1.D2" office:value-type="string">
            <text:p text:style-name="P121">ঐতিহ্যগতভাবে</text:p>
          </table:table-cell>
        </table:table-row>
        <table:table-row>
          <table:table-cell table:style-name="Table1.A2" office:value-type="string">
            <text:p text:style-name="P121">collateral</text:p>
          </table:table-cell>
          <table:table-cell table:style-name="Table1.B184" office:value-type="string">
            <text:p text:style-name="P121">জামানত</text:p>
          </table:table-cell>
          <table:table-cell table:style-name="Table1.A2" office:value-type="string">
            <text:p text:style-name="P121">bashful</text:p>
          </table:table-cell>
          <table:table-cell table:style-name="Table1.D2" office:value-type="string">
            <text:p text:style-name="P121">লাজুক</text:p>
          </table:table-cell>
        </table:table-row>
        <table:table-row>
          <table:table-cell table:style-name="Table1.A2" office:value-type="string">
            <text:p text:style-name="P121">reticent</text:p>
          </table:table-cell>
          <table:table-cell table:style-name="Table1.B184" office:value-type="string">
            <text:p text:style-name="P121">স্বল্পভাষী</text:p>
          </table:table-cell>
          <table:table-cell table:style-name="Table1.A2" office:value-type="string">
            <text:p text:style-name="P121">flamboyant</text:p>
          </table:table-cell>
          <table:table-cell table:style-name="Table1.D2" office:value-type="string">
            <text:p text:style-name="P121">জাঁকালো</text:p>
          </table:table-cell>
        </table:table-row>
        <table:table-row>
          <table:table-cell table:style-name="Table1.A2" office:value-type="string">
            <text:p text:style-name="P121">gregarious</text:p>
          </table:table-cell>
          <table:table-cell table:style-name="Table1.B184" office:value-type="string">
            <text:p text:style-name="P121">মিশুক</text:p>
          </table:table-cell>
          <table:table-cell table:style-name="Table1.A2" office:value-type="string">
            <text:p text:style-name="P121">gleefully</text:p>
          </table:table-cell>
          <table:table-cell table:style-name="Table1.D2" office:value-type="string">
            <text:p text:style-name="P121">উল্লাসিতভাবে</text:p>
          </table:table-cell>
        </table:table-row>
        <table:table-row>
          <table:table-cell table:style-name="Table1.A2" office:value-type="string">
            <text:p text:style-name="P121">Abridged version</text:p>
          </table:table-cell>
          <table:table-cell table:style-name="Table1.B184" office:value-type="string">
            <text:p text:style-name="P121">সংক্ষেপিত সংস্করণ</text:p>
          </table:table-cell>
          <table:table-cell table:style-name="Table1.A2" office:value-type="string">
            <text:p text:style-name="P121">Subject matter</text:p>
          </table:table-cell>
          <table:table-cell table:style-name="Table1.D2" office:value-type="string">
            <text:p text:style-name="P121">বিষয়বস্তু</text:p>
          </table:table-cell>
        </table:table-row>
        <table:table-row>
          <table:table-cell table:style-name="Table1.A2" office:value-type="string">
            <text:p text:style-name="P121">discreet</text:p>
          </table:table-cell>
          <table:table-cell table:style-name="Table1.B184" office:value-type="string">
            <text:p text:style-name="P121">বিচক্ষণ</text:p>
          </table:table-cell>
          <table:table-cell table:style-name="Table1.A2" office:value-type="string">
            <text:p text:style-name="P121">candid</text:p>
          </table:table-cell>
          <table:table-cell table:style-name="Table1.D2" office:value-type="string">
            <text:p text:style-name="P121">সাদাসিধে</text:p>
          </table:table-cell>
        </table:table-row>
        <table:table-row>
          <table:table-cell table:style-name="Table1.A2" office:value-type="string">
            <text:p text:style-name="P121">quaint</text:p>
          </table:table-cell>
          <table:table-cell table:style-name="Table1.B184" office:value-type="string">
            <text:p text:style-name="P246">মনোরম</text:p>
          </table:table-cell>
          <table:table-cell table:style-name="Table1.A2" office:value-type="string">
            <text:p text:style-name="P121">Fallow land</text:p>
          </table:table-cell>
          <table:table-cell table:style-name="Table1.D2" office:value-type="string">
            <text:p text:style-name="P246">পতিত জমি</text:p>
          </table:table-cell>
        </table:table-row>
        <table:table-row>
          <table:table-cell table:style-name="Table1.A2" office:value-type="string">
            <text:p text:style-name="P121">gratifying</text:p>
          </table:table-cell>
          <table:table-cell table:style-name="Table1.B184" office:value-type="string">
            <text:p text:style-name="P246">সন্তোষজনক</text:p>
          </table:table-cell>
          <table:table-cell table:style-name="Table1.A2" office:value-type="string">
            <text:p text:style-name="P121">commemorate</text:p>
          </table:table-cell>
          <table:table-cell table:style-name="Table1.D2" office:value-type="string">
            <text:p text:style-name="P246">স্মরণ করা</text:p>
          </table:table-cell>
        </table:table-row>
        <table:table-row>
          <table:table-cell table:style-name="Table1.A2" office:value-type="string">
            <text:p text:style-name="P121">Artificial insemination</text:p>
          </table:table-cell>
          <table:table-cell table:style-name="Table1.B184" office:value-type="string">
            <text:p text:style-name="P246">কৃত্রিম প্রজনন</text:p>
          </table:table-cell>
          <table:table-cell table:style-name="Table1.A2" office:value-type="string">
            <text:p text:style-name="P121">ardent</text:p>
          </table:table-cell>
          <table:table-cell table:style-name="Table1.D2" office:value-type="string">
            <text:p text:style-name="P246">enthusiastic or passionate</text:p>
          </table:table-cell>
        </table:table-row>
        <table:table-row>
          <table:table-cell table:style-name="Table1.A2" office:value-type="string">
            <text:p text:style-name="P121">complacent</text:p>
          </table:table-cell>
          <table:table-cell table:style-name="Table1.B184" office:value-type="string">
            <text:p text:style-name="P246">আত্মসন্তুষ্ট</text:p>
          </table:table-cell>
          <table:table-cell table:style-name="Table1.A2" office:value-type="string">
            <text:p text:style-name="P121">apprehensive</text:p>
          </table:table-cell>
          <table:table-cell table:style-name="Table1.D2" office:value-type="string">
            <text:p text:style-name="P246">anxious or fearful</text:p>
          </table:table-cell>
        </table:table-row>
        <table:table-row>
          <table:table-cell table:style-name="Table1.A2" office:value-type="string">
            <text:p text:style-name="P121">abruptly</text:p>
          </table:table-cell>
          <table:table-cell table:style-name="Table1.B184" office:value-type="string">
            <text:p text:style-name="P246">suddenly</text:p>
          </table:table-cell>
          <table:table-cell table:style-name="Table1.A2" office:value-type="string">
            <text:p text:style-name="P121">equitably</text:p>
          </table:table-cell>
          <table:table-cell table:style-name="Table1.D2" office:value-type="string">
            <text:p text:style-name="P246">rightfully</text:p>
          </table:table-cell>
        </table:table-row>
        <table:table-row>
          <table:table-cell table:style-name="Table1.A2" office:value-type="string">
            <text:p text:style-name="P121">incisively</text:p>
          </table:table-cell>
          <table:table-cell table:style-name="Table1.B184" office:value-type="string">
            <text:p text:style-name="P246">exactly, precisely</text:p>
          </table:table-cell>
          <table:table-cell table:style-name="Table1.A2" office:value-type="string">
            <text:p text:style-name="P121">captivate</text:p>
          </table:table-cell>
          <table:table-cell table:style-name="Table1.D2" office:value-type="string">
            <text:p text:style-name="P246">enthrall</text:p>
          </table:table-cell>
        </table:table-row>
        <table:table-row>
          <table:table-cell table:style-name="Table1.A2" office:value-type="string">
            <text:p text:style-name="P121">Very shy</text:p>
          </table:table-cell>
          <table:table-cell table:style-name="Table1.B184" office:value-type="string">
            <text:p text:style-name="P246">খুব লাজুক</text:p>
          </table:table-cell>
          <table:table-cell table:style-name="Table1.A2" office:value-type="string">
            <text:p text:style-name="P121">intone</text:p>
          </table:table-cell>
          <table:table-cell table:style-name="Table1.D2" office:value-type="string">
            <text:p text:style-name="P246">একটানা সুরে আবৃত্তি করা</text:p>
          </table:table-cell>
        </table:table-row>
        <table:table-row>
          <table:table-cell table:style-name="Table1.A2" office:value-type="string">
            <text:p text:style-name="P121">erroneously</text:p>
          </table:table-cell>
          <table:table-cell table:style-name="Table1.B184" office:value-type="string">
            <text:p text:style-name="P246">mistakenly</text:p>
          </table:table-cell>
          <table:table-cell table:style-name="Table1.A2" office:value-type="string">
            <text:p text:style-name="P134">Vitiate</text:p>
          </table:table-cell>
          <table:table-cell table:style-name="Table1.D2" office:value-type="string">
            <text:p text:style-name="P372">spoil or impair</text:p>
          </table:table-cell>
        </table:table-row>
        <table:table-row>
          <table:table-cell table:style-name="Table1.A2" office:value-type="string">
            <text:p text:style-name="P134">Relegate</text:p>
          </table:table-cell>
          <table:table-cell table:style-name="Table1.B184" office:value-type="string">
            <text:p text:style-name="P247">নিম্নপদে সরান</text:p>
          </table:table-cell>
          <table:table-cell table:style-name="Table1.A2" office:value-type="string">
            <text:p text:style-name="P134">Indifferent to success</text:p>
          </table:table-cell>
          <table:table-cell table:style-name="Table1.D2" office:value-type="string">
            <text:p text:style-name="P134">সফলতার বেপারে উদাসীন </text:p>
          </table:table-cell>
        </table:table-row>
        <table:table-row>
          <table:table-cell table:style-name="Table1.A2" office:value-type="string">
            <text:p text:style-name="P134">Tedious</text:p>
          </table:table-cell>
          <table:table-cell table:style-name="Table1.B184" office:value-type="string">
            <text:p text:style-name="P247">Too long, slow, dull</text:p>
          </table:table-cell>
          <table:table-cell table:style-name="Table1.A2" office:value-type="string">
            <text:p text:style-name="P135">Come to blows</text:p>
          </table:table-cell>
          <table:table-cell table:style-name="Table1.D2" office:value-type="string">
            <text:p text:style-name="P135">হাতাহাতি করা</text:p>
          </table:table-cell>
        </table:table-row>
        <table:table-row>
          <table:table-cell table:style-name="Table1.A2" office:value-type="string">
            <text:p text:style-name="P135">Adversary</text:p>
          </table:table-cell>
          <table:table-cell table:style-name="Table1.B184" office:value-type="string">
            <text:p text:style-name="P248">প্রতিপক্ষ</text:p>
          </table:table-cell>
          <table:table-cell table:style-name="Table1.A2" office:value-type="string">
            <text:p text:style-name="P135">Acrimonious</text:p>
          </table:table-cell>
          <table:table-cell table:style-name="Table1.D2" office:value-type="string">
            <text:p text:style-name="P293">তিক্ত, কটু</text:p>
          </table:table-cell>
        </table:table-row>
        <table:table-row>
          <table:table-cell table:style-name="Table1.A2" office:value-type="string">
            <text:p text:style-name="P136">Sought</text:p>
          </table:table-cell>
          <table:table-cell table:style-name="Table1.B184" office:value-type="string">
            <text:p text:style-name="P266"><text:span text:style-name="T6">চাওয়া, </text:span><text:span text:style-name="T8">seek</text:span></text:p>
          </table:table-cell>
          <table:table-cell table:style-name="Table1.A2" office:value-type="string">
            <text:p text:style-name="P136">Rebel</text:p>
          </table:table-cell>
          <table:table-cell table:style-name="Table1.D2" office:value-type="string">
            <text:p text:style-name="P136">বিদ্রোহী</text:p>
          </table:table-cell>
        </table:table-row>
        <table:table-row>
          <table:table-cell table:style-name="Table1.A2" office:value-type="string">
            <text:p text:style-name="P136">Overcome</text:p>
          </table:table-cell>
          <table:table-cell table:style-name="Table1.B184" office:value-type="string">
            <text:p text:style-name="P247">কাটাইয়া ত্তঠা</text:p>
          </table:table-cell>
          <table:table-cell table:style-name="Table1.A2" office:value-type="string">
            <text:p text:style-name="P137">Sage</text:p>
          </table:table-cell>
          <table:table-cell table:style-name="Table1.D2" office:value-type="string">
            <text:p text:style-name="P137">ঋষি, বিচক্ষণ</text:p>
          </table:table-cell>
        </table:table-row>
        <table:table-row>
          <table:table-cell table:style-name="Table1.A2" office:value-type="string">
            <text:p text:style-name="P137">Pendant</text:p>
          </table:table-cell>
          <table:table-cell table:style-name="Table1.B184" office:value-type="string">
            <text:p text:style-name="P249">পন্ডিত</text:p>
          </table:table-cell>
          <table:table-cell table:style-name="Table1.A2" office:value-type="string">
            <text:p text:style-name="P137">Well-meaning</text:p>
          </table:table-cell>
          <table:table-cell table:style-name="Table1.D2" office:value-type="string">
            <text:p text:style-name="P137">Well-intention</text:p>
          </table:table-cell>
        </table:table-row>
        <table:table-row>
          <table:table-cell table:style-name="Table1.A2" office:value-type="string">
            <text:p text:style-name="P137">Scandalmonger</text:p>
          </table:table-cell>
          <table:table-cell table:style-name="Table1.B184" office:value-type="string">
            <text:p text:style-name="P249">কুতসারটনাকারী</text:p>
          </table:table-cell>
          <table:table-cell table:style-name="Table1.A2" office:value-type="string">
            <text:p text:style-name="P137">Tepid</text:p>
          </table:table-cell>
          <table:table-cell table:style-name="Table1.D2" office:value-type="string">
            <text:p text:style-name="P137">সামান্য প্রতিক্রিয়া</text:p>
          </table:table-cell>
        </table:table-row>
        <table:table-row>
          <table:table-cell table:style-name="Table1.A2" office:value-type="string">
            <text:p text:style-name="P137">Yearn</text:p>
          </table:table-cell>
          <table:table-cell table:style-name="Table1.B184" office:value-type="string">
            <text:p text:style-name="P249">আকুল আকাঙ্ক্ষা</text:p>
          </table:table-cell>
          <table:table-cell table:style-name="Table1.A2" office:value-type="string">
            <text:p text:style-name="P137">Boon</text:p>
          </table:table-cell>
          <table:table-cell table:style-name="Table1.D2" office:value-type="string">
            <text:p text:style-name="P137">আশীর্বাদ</text:p>
          </table:table-cell>
        </table:table-row>
        <table:table-row>
          <table:table-cell table:style-name="Table1.A2" office:value-type="string">
            <text:p text:style-name="P138">Intermittently</text:p>
          </table:table-cell>
          <table:table-cell table:style-name="Table1.B184" office:value-type="string">
            <text:p text:style-name="P250">থেমে থেমে</text:p>
          </table:table-cell>
          <table:table-cell table:style-name="Table1.A2" office:value-type="string">
            <text:p text:style-name="P139">Assiduously</text:p>
          </table:table-cell>
          <table:table-cell table:style-name="Table1.D2" office:value-type="string">
            <text:p text:style-name="P139">নিষ্ঠার সঙ্গে</text:p>
          </table:table-cell>
        </table:table-row>
        <table:table-row>
          <table:table-cell table:style-name="Table1.A2" office:value-type="string">
            <text:p text:style-name="P140">For weeks</text:p>
          </table:table-cell>
          <table:table-cell table:style-name="Table1.B184" office:value-type="string">
            <text:p text:style-name="P251">কয়েক সপ্তাহ ধরে </text:p>
          </table:table-cell>
          <table:table-cell table:style-name="Table1.A2" office:value-type="string">
            <text:p text:style-name="P140">Insomnia</text:p>
          </table:table-cell>
          <table:table-cell table:style-name="Table1.D2" office:value-type="string">
            <text:p text:style-name="P140">অনিদ্রা</text:p>
          </table:table-cell>
        </table:table-row>
        <table:table-row>
          <table:table-cell table:style-name="Table1.A2" office:value-type="string">
            <text:p text:style-name="P140">Soporific</text:p>
          </table:table-cell>
          <table:table-cell table:style-name="Table1.B184" office:value-type="string">
            <text:p text:style-name="P251">ঘুমপাড়ানি</text:p>
          </table:table-cell>
          <table:table-cell table:style-name="Table1.A2" office:value-type="string">
            <text:p text:style-name="P140">Malevolent</text:p>
          </table:table-cell>
          <table:table-cell table:style-name="Table1.D2" office:value-type="string">
            <text:p text:style-name="P140">হিংসক</text:p>
          </table:table-cell>
        </table:table-row>
        <table:table-row>
          <table:table-cell table:style-name="Table1.A2" office:value-type="string">
            <text:p text:style-name="P140">Desultory</text:p>
          </table:table-cell>
          <table:table-cell table:style-name="Table1.B184" office:value-type="string">
            <text:p text:style-name="P251">এলোমেলো</text:p>
          </table:table-cell>
          <table:table-cell table:style-name="Table1.A2" office:value-type="string">
            <text:p text:style-name="P140">Amorphous</text:p>
          </table:table-cell>
          <table:table-cell table:style-name="Table1.D2" office:value-type="string">
            <text:p text:style-name="P140">নিরাকার</text:p>
          </table:table-cell>
        </table:table-row>
        <table:table-row>
          <table:table-cell table:style-name="Table1.A81" office:value-type="string">
            <text:p text:style-name="P140">Aptitude</text:p>
          </table:table-cell>
          <table:table-cell table:style-name="Table1.A81" office:value-type="string">
            <text:p text:style-name="P374">a natural ability to do something.</text:p>
          </table:table-cell>
          <table:table-cell table:style-name="Table1.A81" office:value-type="string">
            <text:p text:style-name="P140">Rapturous</text:p>
          </table:table-cell>
          <table:table-cell table:style-name="Table1.D81" office:value-type="string">
            <text:p text:style-name="P140">উল্লাসপূর্ণ</text:p>
          </table:table-cell>
        </table:table-row>
        <text:soft-page-break/>
        <table:table-row>
          <table:table-cell table:style-name="Table1.A2" office:value-type="string">
            <text:p text:style-name="P140">Unyielding attitude</text:p>
          </table:table-cell>
          <table:table-cell table:style-name="Table1.B184" office:value-type="string">
            <text:p text:style-name="P251">আপোষহীন মনোভাব</text:p>
          </table:table-cell>
          <table:table-cell table:style-name="Table1.A2" office:value-type="string">
            <text:p text:style-name="P140">Compromise</text:p>
          </table:table-cell>
          <table:table-cell table:style-name="Table1.D2" office:value-type="string">
            <text:p text:style-name="P140">আপস</text:p>
          </table:table-cell>
        </table:table-row>
        <table:table-row>
          <table:table-cell table:style-name="Table1.A2" office:value-type="string">
            <text:p text:style-name="P140">Obstinate</text:p>
          </table:table-cell>
          <table:table-cell table:style-name="Table1.B184" office:value-type="string">
            <text:p text:style-name="P251">একগুঁয়ে</text:p>
          </table:table-cell>
          <table:table-cell table:style-name="Table1.A2" office:value-type="string">
            <text:p text:style-name="P141">Obstinacy</text:p>
          </table:table-cell>
          <table:table-cell table:style-name="Table1.D2" office:value-type="string">
            <text:p text:style-name="P141">একগুঁয়েমি</text:p>
          </table:table-cell>
        </table:table-row>
        <table:table-row>
          <table:table-cell table:style-name="Table1.A2" office:value-type="string">
            <text:p text:style-name="P141">Defile</text:p>
          </table:table-cell>
          <table:table-cell table:style-name="Table1.B184" office:value-type="string">
            <text:p text:style-name="P252">কলংকিত করা </text:p>
          </table:table-cell>
          <table:table-cell table:style-name="Table1.A2" office:value-type="string">
            <text:p text:style-name="P141">Revile</text:p>
          </table:table-cell>
          <table:table-cell table:style-name="Table1.D2" office:value-type="string">
            <text:p text:style-name="P141">গালাগালি করা</text:p>
          </table:table-cell>
        </table:table-row>
        <table:table-row>
          <table:table-cell table:style-name="Table1.A2" office:value-type="string">
            <text:p text:style-name="P141">Revive</text:p>
          </table:table-cell>
          <table:table-cell table:style-name="Table1.B184" office:value-type="string">
            <text:p text:style-name="P252">পুনরূজ্জীবিত করা</text:p>
          </table:table-cell>
          <table:table-cell table:style-name="Table1.A2" office:value-type="string">
            <text:p text:style-name="P142">Opportune</text:p>
          </table:table-cell>
          <table:table-cell table:style-name="Table1.D2" office:value-type="string">
            <text:p text:style-name="P142">suitable, convenient</text:p>
          </table:table-cell>
        </table:table-row>
        <table:table-row>
          <table:table-cell table:style-name="Table1.A2" office:value-type="string">
            <text:p text:style-name="P142">Prodigious</text:p>
          </table:table-cell>
          <table:table-cell table:style-name="Table1.B184" office:value-type="string">
            <text:p text:style-name="P253">দৈত্যাকার</text:p>
          </table:table-cell>
          <table:table-cell table:style-name="Table1.A2" office:value-type="string">
            <text:p text:style-name="P143">Pronounced</text:p>
          </table:table-cell>
          <table:table-cell table:style-name="Table1.D2" office:value-type="string">
            <text:p text:style-name="P373">very noticeable or marked</text:p>
          </table:table-cell>
        </table:table-row>
        <table:table-row>
          <table:table-cell table:style-name="Table1.A2" office:value-type="string">
            <text:p text:style-name="P144">Vicinity</text:p>
          </table:table-cell>
          <table:table-cell table:style-name="Table1.B184" office:value-type="string">
            <text:p text:style-name="P254">পার্শ্ববর্তী বা চারিধাবের অঞ্চলসমূহ</text:p>
          </table:table-cell>
          <table:table-cell table:style-name="Table1.A2" office:value-type="string">
            <text:p text:style-name="P144">Sagacity</text:p>
          </table:table-cell>
          <table:table-cell table:style-name="Table1.D2" office:value-type="string">
            <text:p text:style-name="P144">বিচক্ষণতা</text:p>
          </table:table-cell>
        </table:table-row>
        <table:table-row>
          <table:table-cell table:style-name="Table1.A2" office:value-type="string">
            <text:p text:style-name="P145">Affinity</text:p>
          </table:table-cell>
          <table:table-cell table:style-name="Table1.B184" office:value-type="string">
            <text:p text:style-name="P255">সম্বন্ধ</text:p>
          </table:table-cell>
          <table:table-cell table:style-name="Table1.A2" office:value-type="string">
            <text:p text:style-name="P145">Rotund</text:p>
          </table:table-cell>
          <table:table-cell table:style-name="Table1.D2" office:value-type="string">
            <text:p text:style-name="P145">গোলগাল</text:p>
          </table:table-cell>
        </table:table-row>
        <table:table-row>
          <table:table-cell table:style-name="Table1.A2" office:value-type="string">
            <text:p text:style-name="P145">Rotundity</text:p>
          </table:table-cell>
          <table:table-cell table:style-name="Table1.B184" office:value-type="string">
            <text:p text:style-name="P255">হৃষ্টপুষ্ট </text:p>
          </table:table-cell>
          <table:table-cell table:style-name="Table1.A2" office:value-type="string">
            <text:p text:style-name="P145">Olfactory</text:p>
          </table:table-cell>
          <table:table-cell table:style-name="Table1.D2" office:value-type="string">
            <text:p text:style-name="P145">ঘ্রাণ-সংক্রান্ত</text:p>
          </table:table-cell>
        </table:table-row>
        <table:table-row>
          <table:table-cell table:style-name="Table1.A2" office:value-type="string">
            <text:p text:style-name="P146">Pedantic</text:p>
          </table:table-cell>
          <table:table-cell table:style-name="Table1.B184" office:value-type="string">
            <text:p text:style-name="P256">পুঁথিগত পান্ডিত্ব </text:p>
          </table:table-cell>
          <table:table-cell table:style-name="Table1.A2" office:value-type="string">
            <text:p text:style-name="P146">Penchant</text:p>
          </table:table-cell>
          <table:table-cell table:style-name="Table1.D2" office:value-type="string">
            <text:p text:style-name="P294"><text:span text:style-name="T2">ঝোঁক, </text:span>রুচি</text:p>
          </table:table-cell>
        </table:table-row>
        <table:table-row>
          <table:table-cell table:style-name="Table1.A2" office:value-type="string">
            <text:p text:style-name="P146">Endow</text:p>
          </table:table-cell>
          <table:table-cell table:style-name="Table1.B184" office:value-type="string">
            <text:p text:style-name="P256">জন্ম সূত্রে অধিকারী হওয়া </text:p>
          </table:table-cell>
          <table:table-cell table:style-name="Table1.A2" office:value-type="string">
            <text:p text:style-name="P146">Alienable</text:p>
          </table:table-cell>
          <table:table-cell table:style-name="Table1.D2" office:value-type="string">
            <text:p text:style-name="P146">বিছিন্ন করা যায় এমন, আলাদা</text:p>
          </table:table-cell>
        </table:table-row>
        <table:table-row>
          <table:table-cell table:style-name="Table1.A2" office:value-type="string">
            <text:p text:style-name="P147">Inalienable</text:p>
          </table:table-cell>
          <table:table-cell table:style-name="Table1.B184" office:value-type="string">
            <text:p text:style-name="P257">অবিচ্ছেদ্য</text:p>
          </table:table-cell>
          <table:table-cell table:style-name="Table1.A2" office:value-type="string">
            <text:p text:style-name="P147">Sinuous</text:p>
          </table:table-cell>
          <table:table-cell table:style-name="Table1.D2" office:value-type="string">
            <text:p text:style-name="P144">আঁকাবাঁকা</text:p>
          </table:table-cell>
        </table:table-row>
        <table:table-row>
          <table:table-cell table:style-name="Table1.A2" office:value-type="string">
            <text:p text:style-name="P148">Sporadic</text:p>
          </table:table-cell>
          <table:table-cell table:style-name="Table1.B184" office:value-type="string">
            <text:p text:style-name="P258">বিক্ষিপ্ত</text:p>
          </table:table-cell>
          <table:table-cell table:style-name="Table1.A2" office:value-type="string">
            <text:p text:style-name="P148">Vacuous</text:p>
          </table:table-cell>
          <table:table-cell table:style-name="Table1.D2" office:value-type="string">
            <text:p text:style-name="P148">ফাঁকা</text:p>
          </table:table-cell>
        </table:table-row>
        <table:table-row>
          <table:table-cell table:style-name="Table1.A2" office:value-type="string">
            <text:p text:style-name="P148">Avow</text:p>
          </table:table-cell>
          <table:table-cell table:style-name="Table1.B184" office:value-type="string">
            <text:p text:style-name="P258">অংগীকার করা, স্বীকার করা</text:p>
          </table:table-cell>
          <table:table-cell table:style-name="Table1.A2" office:value-type="string">
            <text:p text:style-name="P148">Disavow</text:p>
          </table:table-cell>
          <table:table-cell table:style-name="Table1.D2" office:value-type="string">
            <text:p text:style-name="P148">অস্বীকার করা</text:p>
          </table:table-cell>
        </table:table-row>
        <table:table-row>
          <table:table-cell table:style-name="Table1.A2" office:value-type="string">
            <text:p text:style-name="P148">Pledge</text:p>
          </table:table-cell>
          <table:table-cell table:style-name="Table1.B184" office:value-type="string">
            <text:p text:style-name="P258">অঙ্গীকার, promise</text:p>
          </table:table-cell>
          <table:table-cell table:style-name="Table1.A2" office:value-type="string">
            <text:p text:style-name="P148">Parched</text:p>
          </table:table-cell>
          <table:table-cell table:style-name="Table1.D2" office:value-type="string">
            <text:p text:style-name="P148">অত্যন্ত শুল্ক</text:p>
          </table:table-cell>
        </table:table-row>
        <table:table-row>
          <table:table-cell table:style-name="Table1.A2" office:value-type="string">
            <text:p text:style-name="P149">Moist</text:p>
          </table:table-cell>
          <table:table-cell table:style-name="Table1.B184" office:value-type="string">
            <text:p text:style-name="P259">স্যাঁতসেঁতে</text:p>
          </table:table-cell>
          <table:table-cell table:style-name="Table1.A2" office:value-type="string">
            <text:p text:style-name="P149">Indulge</text:p>
          </table:table-cell>
          <table:table-cell table:style-name="Table1.D2" office:value-type="string">
            <text:p text:style-name="P149">ইচ্ছাপূরণ করা</text:p>
          </table:table-cell>
        </table:table-row>
        <table:table-row>
          <table:table-cell table:style-name="Table1.A2" office:value-type="string">
            <text:p text:style-name="P150">Overindulgence</text:p>
          </table:table-cell>
          <table:table-cell table:style-name="Table1.B184" office:value-type="string">
            <text:p text:style-name="P260">মাত্রাধিক প্রশ্রয়</text:p>
          </table:table-cell>
          <table:table-cell table:style-name="Table1.A2" office:value-type="string">
            <text:p text:style-name="P151">Debilitate</text:p>
          </table:table-cell>
          <table:table-cell table:style-name="Table1.D2" office:value-type="string">
            <text:p text:style-name="P151">নিস্তেজ করা</text:p>
          </table:table-cell>
        </table:table-row>
        <table:table-row>
          <table:table-cell table:style-name="Table1.A2" office:value-type="string">
            <text:p text:style-name="P152">Invoke</text:p>
          </table:table-cell>
          <table:table-cell table:style-name="Table1.B184" office:value-type="string">
            <text:p text:style-name="P261">সাহায্য চাওয়া</text:p>
          </table:table-cell>
          <table:table-cell table:style-name="Table1.A2" office:value-type="string">
            <text:p text:style-name="P152">Protract</text:p>
          </table:table-cell>
          <table:table-cell table:style-name="Table1.D2" office:value-type="string">
            <text:p text:style-name="P152">prolong</text:p>
          </table:table-cell>
        </table:table-row>
        <table:table-row>
          <table:table-cell table:style-name="Table1.A2" office:value-type="string">
            <text:p text:style-name="P152">Heresy</text:p>
          </table:table-cell>
          <table:table-cell table:style-name="Table1.B184" office:value-type="string">
            <text:p text:style-name="P261">প্রচলিত মতের বিরুদ্ধ বিশ্বাস</text:p>
          </table:table-cell>
          <table:table-cell table:style-name="Table1.A2" office:value-type="string">
            <text:p text:style-name="P152">Recant</text:p>
          </table:table-cell>
          <table:table-cell table:style-name="Table1.D2" office:value-type="string">
            <text:p text:style-name="P152">প্রত্যাহরণ করা</text:p>
          </table:table-cell>
        </table:table-row>
        <table:table-row>
          <table:table-cell table:style-name="Table1.A2" office:value-type="string">
            <text:p text:style-name="P153">Inept</text:p>
          </table:table-cell>
          <table:table-cell table:style-name="Table1.B184" office:value-type="string">
            <text:p text:style-name="P262">Inefficient, unskilled</text:p>
          </table:table-cell>
          <table:table-cell table:style-name="Table1.A2" office:value-type="string">
            <text:p text:style-name="P154">Sooner or later</text:p>
          </table:table-cell>
          <table:table-cell table:style-name="Table1.D2" office:value-type="string">
            <text:p text:style-name="P154">আজ না হোক কাল</text:p>
          </table:table-cell>
        </table:table-row>
        <table:table-row>
          <table:table-cell table:style-name="Table1.A2" office:value-type="string">
            <text:p text:style-name="P155">Accost</text:p>
          </table:table-cell>
          <table:table-cell table:style-name="Table1.B184" office:value-type="string">
            <text:p text:style-name="P263">গায়ে পরে কথা বলা </text:p>
          </table:table-cell>
          <table:table-cell table:style-name="Table1.A2" office:value-type="string">
            <text:p text:style-name="P155">Flaunt</text:p>
          </table:table-cell>
          <table:table-cell table:style-name="Table1.D2" office:value-type="string">
            <text:p text:style-name="P155">জাহির করা</text:p>
          </table:table-cell>
        </table:table-row>
        <table:table-row>
          <table:table-cell table:style-name="Table1.A2" office:value-type="string">
            <text:p text:style-name="P155">Fastidious</text:p>
          </table:table-cell>
          <table:table-cell table:style-name="Table1.B184" office:value-type="string">
            <text:p text:style-name="P263">খুঁতখুঁতে</text:p>
          </table:table-cell>
          <table:table-cell table:style-name="Table1.A2" office:value-type="string">
            <text:p text:style-name="P155">Prolific</text:p>
          </table:table-cell>
          <table:table-cell table:style-name="Table1.D2" office:value-type="string">
            <text:p text:style-name="P155">উর্বর</text:p>
          </table:table-cell>
        </table:table-row>
        <table:table-row>
          <table:table-cell table:style-name="Table1.A2" office:value-type="string">
            <text:p text:style-name="P155">Condiment</text:p>
          </table:table-cell>
          <table:table-cell table:style-name="Table1.B184" office:value-type="string">
            <text:p text:style-name="P263">খাদ্যদ্রব্যকে সুস্বাদু করতে ব্যবহৃত জিনিস</text:p>
          </table:table-cell>
          <table:table-cell table:style-name="Table1.A2" office:value-type="string">
            <text:p text:style-name="P155">Plausible</text:p>
          </table:table-cell>
          <table:table-cell table:style-name="Table1.D2" office:value-type="string">
            <text:p text:style-name="P155">সম্ভাব্য</text:p>
          </table:table-cell>
        </table:table-row>
        <table:table-row>
          <table:table-cell table:style-name="Table1.A2" office:value-type="string">
            <text:p text:style-name="P155">Run-down</text:p>
          </table:table-cell>
          <table:table-cell table:style-name="Table1.B184" office:value-type="string">
            <text:p text:style-name="P263">Ragged, worn-out</text:p>
          </table:table-cell>
          <table:table-cell table:style-name="Table1.A2" office:value-type="string">
            <text:p text:style-name="P155">Renovate</text:p>
          </table:table-cell>
          <table:table-cell table:style-name="Table1.D2" office:value-type="string">
            <text:p text:style-name="P155">Repair</text:p>
          </table:table-cell>
        </table:table-row>
        <table:table-row>
          <table:table-cell table:style-name="Table1.A2" office:value-type="string">
            <text:p text:style-name="P155">Bewilder</text:p>
          </table:table-cell>
          <table:table-cell table:style-name="Table1.B184" office:value-type="string">
            <text:p text:style-name="P263">Puzzle</text:p>
          </table:table-cell>
          <table:table-cell table:style-name="Table1.A2" office:value-type="string">
            <text:p text:style-name="P155">Submissive</text:p>
          </table:table-cell>
          <table:table-cell table:style-name="Table1.D2" office:value-type="string">
            <text:p text:style-name="P155">Modest, unpretentious</text:p>
          </table:table-cell>
        </table:table-row>
        <table:table-row>
          <table:table-cell table:style-name="Table1.A2" office:value-type="string">
            <text:p text:style-name="P155">Assail</text:p>
          </table:table-cell>
          <table:table-cell table:style-name="Table1.B184" office:value-type="string">
            <text:p text:style-name="P394"><text:span text:style-name="T17">আক্রমণ করা, </text:span>Attack, invade</text:p>
          </table:table-cell>
          <table:table-cell table:style-name="Table1.A2" office:value-type="string">
            <text:p text:style-name="P155">Short-sighted</text:p>
          </table:table-cell>
          <table:table-cell table:style-name="Table1.D2" office:value-type="string">
            <text:p text:style-name="P155">অদূরদর্শী</text:p>
          </table:table-cell>
        </table:table-row>
        <table:table-row>
          <table:table-cell table:style-name="Table1.A81" office:value-type="string">
            <text:p text:style-name="P155">Unassailable</text:p>
          </table:table-cell>
          <table:table-cell table:style-name="Table1.A81" office:value-type="string">
            <text:p text:style-name="P317"><text:span text:style-name="T5">অখণ্ডনীয়, </text:span><text:span text:style-name="T23">দুর্ধর্ষ, </text:span><text:span text:style-name="T18">unable to be attacked, questioned, or defeated</text:span></text:p>
          </table:table-cell>
          <table:table-cell table:style-name="Table1.A81" office:value-type="string">
            <text:p text:style-name="P156">Disparage</text:p>
          </table:table-cell>
          <table:table-cell table:style-name="Table1.D81" office:value-type="string">
            <text:p text:style-name="P156">হেয় করা, অপমান করা</text:p>
          </table:table-cell>
        </table:table-row>
        <table:table-row>
          <table:table-cell table:style-name="Table1.A2" office:value-type="string">
            <text:p text:style-name="P156">Boost</text:p>
          </table:table-cell>
          <table:table-cell table:style-name="Table1.B184" office:value-type="string">
            <text:p text:style-name="P295">জোরদার করা</text:p>
          </table:table-cell>
          <table:table-cell table:style-name="Table1.A2" office:value-type="string">
            <text:p text:style-name="P156">Impulsively</text:p>
          </table:table-cell>
          <table:table-cell table:style-name="Table1.D2" office:value-type="string">
            <text:p text:style-name="P267"><text:span text:style-name="T21">E</text:span><text:span text:style-name="T20">motionally, আবেগ তাড়িত হয়ে</text:span></text:p>
          </table:table-cell>
        </table:table-row>
        <table:table-row>
          <table:table-cell table:style-name="Table1.A81" office:value-type="string">
            <text:p text:style-name="P156">Disposable income</text:p>
          </table:table-cell>
          <table:table-cell table:style-name="Table1.A81" office:value-type="string">
            <text:p text:style-name="P378">income remaining after deduction of taxes and other mandatory charges, available to be spent or saved as one wishes.</text:p>
          </table:table-cell>
          <table:table-cell table:style-name="Table1.A81" office:value-type="string">
            <text:p text:style-name="P156">Swayed</text:p>
          </table:table-cell>
          <table:table-cell table:style-name="Table1.D81" office:value-type="string">
            <text:p text:style-name="P267">প্রভাবিত হওয়া</text:p>
          </table:table-cell>
        </table:table-row>
        <table:table-row>
          <table:table-cell table:style-name="Table1.A2" office:value-type="string">
            <text:p text:style-name="P156">Spending habits</text:p>
          </table:table-cell>
          <table:table-cell table:style-name="Table1.B184" office:value-type="string">
            <text:p text:style-name="P379">খরচ করার অভ্যাস</text:p>
          </table:table-cell>
          <table:table-cell table:style-name="Table1.A2" office:value-type="string">
            <text:p text:style-name="P157">Gory</text:p>
          </table:table-cell>
          <table:table-cell table:style-name="Table1.D2" office:value-type="string">
            <text:p text:style-name="P268">রক্তাক্ত</text:p>
          </table:table-cell>
        </table:table-row>
        <table:table-row>
          <table:table-cell table:style-name="Table1.A2" office:value-type="string">
            <text:p text:style-name="P158">Hysteria</text:p>
          </table:table-cell>
          <table:table-cell table:style-name="Table1.B184" office:value-type="string">
            <text:p text:style-name="P380">উন্মত্ততা</text:p>
          </table:table-cell>
          <table:table-cell table:style-name="Table1.A2" office:value-type="string">
            <text:p text:style-name="P158">Perturb</text:p>
          </table:table-cell>
          <table:table-cell table:style-name="Table1.D2" office:value-type="string">
            <text:p text:style-name="P269">বিচলিত হওয়া</text:p>
          </table:table-cell>
        </table:table-row>
        <table:table-row>
          <table:table-cell table:style-name="Table1.A2" office:value-type="string">
            <text:p text:style-name="P159">Perturbable</text:p>
          </table:table-cell>
          <table:table-cell table:style-name="Table1.B184" office:value-type="string">
            <text:p text:style-name="P381">বিচলিত হয়ে যায় এমন</text:p>
          </table:table-cell>
          <table:table-cell table:style-name="Table1.A2" office:value-type="string">
            <text:p text:style-name="P159">Imperturbable</text:p>
          </table:table-cell>
          <table:table-cell table:style-name="Table1.D2" office:value-type="string">
            <text:p text:style-name="P270">অবিচলিত</text:p>
          </table:table-cell>
        </table:table-row>
        <table:table-row>
          <table:table-cell table:style-name="Table1.A2" office:value-type="string">
            <text:p text:style-name="P160">Placate</text:p>
          </table:table-cell>
          <table:table-cell table:style-name="Table1.B184" office:value-type="string">
            <text:p text:style-name="P382">শান্ত করা</text:p>
          </table:table-cell>
          <table:table-cell table:style-name="Table1.A2" office:value-type="string">
            <text:p text:style-name="P160">Placable</text:p>
          </table:table-cell>
          <table:table-cell table:style-name="Table1.D2" office:value-type="string">
            <text:p text:style-name="P271">শান্ত করা যায় এমন </text:p>
          </table:table-cell>
        </table:table-row>
        <table:table-row>
          <table:table-cell table:style-name="Table1.A81" office:value-type="string">
            <text:p text:style-name="P160">Implacable</text:p>
          </table:table-cell>
          <table:table-cell table:style-name="Table1.A81" office:value-type="string">
            <text:p text:style-name="P382">শান্ত করা যায় না এমন </text:p>
          </table:table-cell>
          <table:table-cell table:style-name="Table1.A81" office:value-type="string">
            <text:p text:style-name="P160">Impetous</text:p>
          </table:table-cell>
          <table:table-cell table:style-name="Table1.D81" office:value-type="string">
            <text:p text:style-name="P271">চিন্তা ভাবনা না করে কাজ করে এমন, হটকারী</text:p>
          </table:table-cell>
        </table:table-row>
        <table:table-row>
          <table:table-cell table:style-name="Table1.A2" office:value-type="string">
            <text:p text:style-name="P161">Memoir</text:p>
          </table:table-cell>
          <table:table-cell table:style-name="Table1.B184" office:value-type="string">
            <text:p text:style-name="P319">আত্মজীবনী</text:p>
          </table:table-cell>
          <table:table-cell table:style-name="Table1.A2" office:value-type="string">
            <text:p text:style-name="P161">Subscribe</text:p>
          </table:table-cell>
          <table:table-cell table:style-name="Table1.D2" office:value-type="string">
            <text:p text:style-name="P272">গ্রাহক হওয়া</text:p>
          </table:table-cell>
        </table:table-row>
        <table:table-row>
          <table:table-cell table:style-name="Table1.A2" office:value-type="string">
            <text:p text:style-name="P161">Morale</text:p>
          </table:table-cell>
          <table:table-cell table:style-name="Table1.B184" office:value-type="string">
            <text:p text:style-name="P320">মনোবল</text:p>
          </table:table-cell>
          <table:table-cell table:style-name="Table1.A2" office:value-type="string">
            <text:p text:style-name="P162">Moral</text:p>
          </table:table-cell>
          <table:table-cell table:style-name="Table1.D2" office:value-type="string">
            <text:p text:style-name="P273">নৈতিক</text:p>
          </table:table-cell>
        </table:table-row>
        <table:table-row>
          <table:table-cell table:style-name="Table1.A2" office:value-type="string">
            <text:p text:style-name="P163">Satire</text:p>
          </table:table-cell>
          <table:table-cell table:style-name="Table1.B184" office:value-type="string">
            <text:p text:style-name="P321">ব্যাঙ্গ করা</text:p>
          </table:table-cell>
          <table:table-cell table:style-name="Table1.A2" office:value-type="string">
            <text:p text:style-name="P163">Concern</text:p>
          </table:table-cell>
          <table:table-cell table:style-name="Table1.D2" office:value-type="string">
            <text:p text:style-name="P274">দুশ্চিন্তা</text:p>
          </table:table-cell>
        </table:table-row>
        <table:table-row>
          <table:table-cell table:style-name="Table1.A2" office:value-type="string">
            <text:p text:style-name="P164">Fuel</text:p>
          </table:table-cell>
          <table:table-cell table:style-name="Table1.B184" office:value-type="string">
            <text:p text:style-name="P322">বাড়িয়ে দেওয়া</text:p>
          </table:table-cell>
          <table:table-cell table:style-name="Table1.A2" office:value-type="string">
            <text:p text:style-name="P165">Restrain</text:p>
          </table:table-cell>
          <table:table-cell table:style-name="Table1.D2" office:value-type="string">
            <text:p text:style-name="P404"><text:span text:style-name="T10">আটকান, </text:span><text:span text:style-name="T11">সামলান, </text:span><text:span text:style-name="T19">সংযত করা</text:span></text:p>
          </table:table-cell>
        </table:table-row>
        <table:table-row>
          <table:table-cell table:style-name="Table1.A2" office:value-type="string">
            <text:p text:style-name="P166">Diversified</text:p>
          </table:table-cell>
          <table:table-cell table:style-name="Table1.B184" office:value-type="string">
            <text:p text:style-name="P323">বিচিত্র</text:p>
          </table:table-cell>
          <table:table-cell table:style-name="Table1.A2" office:value-type="string">
            <text:p text:style-name="P167">Wilted</text:p>
          </table:table-cell>
          <table:table-cell table:style-name="Table1.D2" office:value-type="string">
            <text:p text:style-name="P395">শুকিয়ে গেছে এমন</text:p>
          </table:table-cell>
        </table:table-row>
        <table:table-row>
          <table:table-cell table:style-name="Table1.A81" office:value-type="string">
            <text:p text:style-name="P167">Copious</text:p>
          </table:table-cell>
          <table:table-cell table:style-name="Table1.A81" office:value-type="string">
            <text:p text:style-name="P324">প্রচুর</text:p>
          </table:table-cell>
          <table:table-cell table:style-name="Table1.A81" office:value-type="string">
            <text:p text:style-name="P168">Cinematograph</text:p>
          </table:table-cell>
          <table:table-cell table:style-name="Table1.D81" office:value-type="string">
            <text:p text:style-name="P396">an early motion-picture projector</text:p>
          </table:table-cell>
        </table:table-row>
        <table:table-row>
          <table:table-cell table:style-name="Table1.A2" office:value-type="string">
            <text:p text:style-name="P168">overwhelmingly</text:p>
          </table:table-cell>
          <table:table-cell table:style-name="Table1.B184" office:value-type="string">
            <text:p text:style-name="P325">অত্যধিক</text:p>
          </table:table-cell>
          <table:table-cell table:style-name="Table1.A2" office:value-type="string">
            <text:p text:style-name="P168">Effectively</text:p>
          </table:table-cell>
          <table:table-cell table:style-name="Table1.D2" office:value-type="string">
            <text:p text:style-name="P396">সাফল্যের সঙ্গে<text:tab/></text:p>
          </table:table-cell>
        </table:table-row>
        <text:soft-page-break/>
        <table:table-row>
          <table:table-cell table:style-name="Table1.A2" office:value-type="string">
            <text:p text:style-name="P169">Whim</text:p>
          </table:table-cell>
          <table:table-cell table:style-name="Table1.B184" office:value-type="string">
            <text:p text:style-name="P326">খেয়ালখুশি</text:p>
          </table:table-cell>
          <table:table-cell table:style-name="Table1.A2" office:value-type="string">
            <text:p text:style-name="P170">Lease of life</text:p>
          </table:table-cell>
          <table:table-cell table:style-name="Table1.D2" office:value-type="string">
            <text:p text:style-name="P397">নবজীবন</text:p>
          </table:table-cell>
        </table:table-row>
        <table:table-row>
          <table:table-cell table:style-name="Table1.A2" office:value-type="string">
            <text:p text:style-name="P170">Worn off</text:p>
          </table:table-cell>
          <table:table-cell table:style-name="Table1.B184" office:value-type="string">
            <text:p text:style-name="P327">ঘষিয়া ঘষিয়া ক্ষয় করা</text:p>
          </table:table-cell>
          <table:table-cell table:style-name="Table1.A2" office:value-type="string">
            <text:p text:style-name="P170">Gimmick</text:p>
          </table:table-cell>
          <table:table-cell table:style-name="Table1.D2" office:value-type="string">
            <text:p text:style-name="P397">আকর্ষণের কায়দা</text:p>
          </table:table-cell>
        </table:table-row>
        <table:table-row>
          <table:table-cell table:style-name="Table1.A2" office:value-type="string">
            <text:p text:style-name="P171">Fairground</text:p>
          </table:table-cell>
          <table:table-cell table:style-name="Table1.B184" office:value-type="string">
            <text:p text:style-name="P328">মেলাস্থল</text:p>
          </table:table-cell>
          <table:table-cell table:style-name="Table1.A2" office:value-type="string">
            <text:p text:style-name="P172">Hooves</text:p>
          </table:table-cell>
          <table:table-cell table:style-name="Table1.D2" office:value-type="string">
            <text:p text:style-name="P398">অশ্বখুর</text:p>
          </table:table-cell>
        </table:table-row>
        <table:table-row>
          <table:table-cell table:style-name="Table1.A2" office:value-type="string">
            <text:p text:style-name="P172">Gallop</text:p>
          </table:table-cell>
          <table:table-cell table:style-name="Table1.B184" office:value-type="string">
            <text:p text:style-name="P329">দ্রুত ছোটা</text:p>
          </table:table-cell>
          <table:table-cell table:style-name="Table1.A2" office:value-type="string">
            <text:p text:style-name="P173">Miraculously</text:p>
          </table:table-cell>
          <table:table-cell table:style-name="Table1.D2" office:value-type="string">
            <text:p text:style-name="P399">অলৌকিকভাবে</text:p>
          </table:table-cell>
        </table:table-row>
        <table:table-row>
          <table:table-cell table:style-name="Table1.A2" office:value-type="string">
            <text:p text:style-name="P174">Factual</text:p>
          </table:table-cell>
          <table:table-cell table:style-name="Table1.B184" office:value-type="string">
            <text:p text:style-name="P296"><text:span text:style-name="T26">বাস্তবিক, </text:span>প্রকৃত, <text:span text:style-name="T24">substantial</text:span></text:p>
          </table:table-cell>
          <table:table-cell table:style-name="Table1.A2" office:value-type="string">
            <text:p text:style-name="P174">Suspicious</text:p>
          </table:table-cell>
          <table:table-cell table:style-name="Table1.D2" office:value-type="string">
            <text:p text:style-name="P400">সন্দেহজনক, fishy</text:p>
          </table:table-cell>
        </table:table-row>
        <table:table-row>
          <table:table-cell table:style-name="Table1.A2" office:value-type="string">
            <text:p text:style-name="P174">Grown-up</text:p>
          </table:table-cell>
          <table:table-cell table:style-name="Table1.B184" office:value-type="string">
            <text:p text:style-name="P298">Adult, mature</text:p>
          </table:table-cell>
          <table:table-cell table:style-name="Table1.A2" office:value-type="string">
            <text:p text:style-name="P174">Escape</text:p>
          </table:table-cell>
          <table:table-cell table:style-name="Table1.D2" office:value-type="string">
            <text:p text:style-name="P400">পলায়ন</text:p>
          </table:table-cell>
        </table:table-row>
        <table:table-row>
          <table:table-cell table:style-name="Table1.A2" office:value-type="string">
            <text:p text:style-name="P174">Replete</text:p>
          </table:table-cell>
          <table:table-cell table:style-name="Table1.B184" office:value-type="string">
            <text:p text:style-name="P298">ভরপুর</text:p>
          </table:table-cell>
          <table:table-cell table:style-name="Table1.A2" office:value-type="string">
            <text:p text:style-name="P174">Self-contentment</text:p>
          </table:table-cell>
          <table:table-cell table:style-name="Table1.D2" office:value-type="string">
            <text:p text:style-name="P400">আত্ম তৃপ্তি</text:p>
          </table:table-cell>
        </table:table-row>
        <table:table-row>
          <table:table-cell table:style-name="Table1.A2" office:value-type="string">
            <text:p text:style-name="P175">Integram part</text:p>
          </table:table-cell>
          <table:table-cell table:style-name="Table1.B184" office:value-type="string">
            <text:p text:style-name="P299">অবিচ্ছেদ্য অংশ</text:p>
          </table:table-cell>
          <table:table-cell table:style-name="Table1.A2" office:value-type="string">
            <text:p text:style-name="P175">Strain</text:p>
          </table:table-cell>
          <table:table-cell table:style-name="Table1.D2" office:value-type="string">
            <text:p text:style-name="P401">ধকল, অত্যাচার</text:p>
          </table:table-cell>
        </table:table-row>
        <table:table-row>
          <table:table-cell table:style-name="Table1.A2" office:value-type="string">
            <text:p text:style-name="P175">Considerably underlength</text:p>
          </table:table-cell>
          <table:table-cell table:style-name="Table1.B184" office:value-type="string">
            <text:p text:style-name="P299">ছোট</text:p>
          </table:table-cell>
          <table:table-cell table:style-name="Table1.A2" office:value-type="string">
            <text:p text:style-name="P175">Inevitable</text:p>
          </table:table-cell>
          <table:table-cell table:style-name="Table1.D2" office:value-type="string">
            <text:p text:style-name="P401">Inescapable</text:p>
          </table:table-cell>
        </table:table-row>
        <table:table-row>
          <table:table-cell table:style-name="Table1.A81" office:value-type="string">
            <text:p text:style-name="P175">periodicals</text:p>
          </table:table-cell>
          <table:table-cell table:style-name="Table1.A81" office:value-type="string">
            <text:p text:style-name="P299">A magazine or newspaper published at regular intervals</text:p>
          </table:table-cell>
          <table:table-cell table:style-name="Table1.A81" office:value-type="string">
            <text:p text:style-name="P176">Theoretically</text:p>
          </table:table-cell>
          <table:table-cell table:style-name="Table1.D81" office:value-type="string">
            <text:p text:style-name="P402">তাত্ত্বিকভাবে</text:p>
          </table:table-cell>
        </table:table-row>
        <table:table-row>
          <table:table-cell table:style-name="Table1.A2" office:value-type="string">
            <text:p text:style-name="P176">Bibliography</text:p>
          </table:table-cell>
          <table:table-cell table:style-name="Table1.B184" office:value-type="string">
            <text:p text:style-name="P300">গ্রন্থ-পঁজী</text:p>
          </table:table-cell>
          <table:table-cell table:style-name="Table1.A2" office:value-type="string">
            <text:p text:style-name="P177">Sanctuary</text:p>
          </table:table-cell>
          <table:table-cell table:style-name="Table1.D2" office:value-type="string">
            <text:p text:style-name="P403">আশ্রয়স্থল</text:p>
          </table:table-cell>
        </table:table-row>
        <table:table-row>
          <table:table-cell table:style-name="Table1.A81" office:value-type="string">
            <text:p text:style-name="P178">Laterality</text:p>
          </table:table-cell>
          <table:table-cell table:style-name="Table1.A81" office:value-type="string">
            <text:p text:style-name="P383">dominance of one side of the brain in controlling particular activities or functions, or of one of a pair of organs such as the eyes or hands.</text:p>
          </table:table-cell>
          <table:table-cell table:style-name="Table1.A81" office:value-type="string">
            <text:p text:style-name="P179">arcade</text:p>
          </table:table-cell>
          <table:table-cell table:style-name="Table1.D81" office:value-type="string">
            <text:p text:style-name="P390">a covered passageway with arches along one or both sides.</text:p>
          </table:table-cell>
        </table:table-row>
        <table:table-row>
          <table:table-cell table:style-name="Table1.A2" office:value-type="string">
            <text:p text:style-name="P180">Prey</text:p>
          </table:table-cell>
          <table:table-cell table:style-name="Table1.B184" office:value-type="string">
            <text:p text:style-name="P384">victim</text:p>
          </table:table-cell>
          <table:table-cell table:style-name="Table1.A2" office:value-type="string">
            <text:p text:style-name="P180">Ancestry</text:p>
          </table:table-cell>
          <table:table-cell table:style-name="Table1.D2" office:value-type="string">
            <text:p text:style-name="P391">পূর্বপুরুষগণ</text:p>
          </table:table-cell>
        </table:table-row>
        <table:table-row>
          <table:table-cell table:style-name="Table1.A2" office:value-type="string">
            <text:p text:style-name="P180">Maneuber</text:p>
          </table:table-cell>
          <table:table-cell table:style-name="Table1.B184" office:value-type="string">
            <text:p text:style-name="P384">রণকৌশল, কৌশল</text:p>
          </table:table-cell>
          <table:table-cell table:style-name="Table1.A2" office:value-type="string">
            <text:p text:style-name="P180">Lantern</text:p>
          </table:table-cell>
          <table:table-cell table:style-name="Table1.D2" office:value-type="string">
            <text:p text:style-name="P391">প্রদীপ</text:p>
          </table:table-cell>
        </table:table-row>
        <table:table-row>
          <table:table-cell table:style-name="Table1.A2" office:value-type="string">
            <text:p text:style-name="P180">pinprick</text:p>
          </table:table-cell>
          <table:table-cell table:style-name="Table1.B184" office:value-type="string">
            <text:p text:style-name="P384">সামান্য খোঁচা</text:p>
          </table:table-cell>
          <table:table-cell table:style-name="Table1.A2" office:value-type="string">
            <text:p text:style-name="P180">Uncanny</text:p>
          </table:table-cell>
          <table:table-cell table:style-name="Table1.D2" office:value-type="string">
            <text:p text:style-name="P393"><text:span text:style-name="T27">ভুতুড়ে, </text:span><text:span text:style-name="T22">রহস্যময়, </text:span><text:span text:style-name="T25">mysterious</text:span></text:p>
          </table:table-cell>
        </table:table-row>
        <table:table-row>
          <table:table-cell table:style-name="Table1.A81" office:value-type="string">
            <text:p text:style-name="P180">Phantom</text:p>
          </table:table-cell>
          <table:table-cell table:style-name="Table1.A81" office:value-type="string">
            <text:p text:style-name="P384">ভূত</text:p>
          </table:table-cell>
          <table:table-cell table:style-name="Table1.A81" office:value-type="string">
            <text:p text:style-name="P180">Limb</text:p>
          </table:table-cell>
          <table:table-cell table:style-name="Table1.D81" office:value-type="string">
            <text:p text:style-name="P391">an arm or leg of a person or four-legged animal</text:p>
          </table:table-cell>
        </table:table-row>
        <table:table-row>
          <table:table-cell table:style-name="Table1.A2" office:value-type="string">
            <text:p text:style-name="P180">Dumb</text:p>
          </table:table-cell>
          <table:table-cell table:style-name="Table1.B184" office:value-type="string">
            <text:p text:style-name="P330">বাকশক্তিহীন, unable to speak</text:p>
          </table:table-cell>
          <table:table-cell table:style-name="Table1.A2" office:value-type="string">
            <text:p text:style-name="P180">Entwined</text:p>
          </table:table-cell>
          <table:table-cell table:style-name="Table1.D2" office:value-type="string">
            <text:p text:style-name="P391">wind or twist togethe<text:span text:style-name="T29">r</text:span></text:p>
          </table:table-cell>
        </table:table-row>
        <table:table-row>
          <table:table-cell table:style-name="Table1.A81" office:value-type="string">
            <text:p text:style-name="P180">Aqueduct</text:p>
          </table:table-cell>
          <table:table-cell table:style-name="Table1.A81" office:value-type="string">
            <text:p text:style-name="P392">an artificial channel for conveying water</text:p>
          </table:table-cell>
          <table:table-cell table:style-name="Table1.A81" office:value-type="string">
            <text:p text:style-name="P180">Turbine</text:p>
          </table:table-cell>
          <table:table-cell table:style-name="Table1.D81" office:value-type="string">
            <text:p text:style-name="P391">ঘূর্ণযন্ত্র</text:p>
          </table:table-cell>
        </table:table-row>
        <table:table-row>
          <table:table-cell table:style-name="Table1.A2" office:value-type="string">
            <text:p text:style-name="P180">Spun</text:p>
          </table:table-cell>
          <table:table-cell table:style-name="Table1.B184" office:value-type="string">
            <text:p text:style-name="P391">সুতা</text:p>
          </table:table-cell>
          <table:table-cell table:style-name="Table1.A2" office:value-type="string">
            <text:p text:style-name="P180">Jeopardize</text:p>
          </table:table-cell>
          <table:table-cell table:style-name="Table1.D2" office:value-type="string">
            <text:p text:style-name="P330">বিপন্ন করা</text:p>
          </table:table-cell>
        </table:table-row>
        <table:table-row>
          <table:table-cell table:style-name="Table1.A81" office:value-type="string">
            <text:p text:style-name="P180">Reservoir</text:p>
          </table:table-cell>
          <table:table-cell table:style-name="Table1.A81" office:value-type="string">
            <text:p text:style-name="P340">জলাধার</text:p>
          </table:table-cell>
          <table:table-cell table:style-name="Table1.A81" office:value-type="string">
            <text:p text:style-name="P180">Thrive</text:p>
          </table:table-cell>
          <table:table-cell table:style-name="Table1.D81" office:value-type="string">
            <text:p text:style-name="P384">grow or develop well or vigorously.</text:p>
          </table:table-cell>
        </table:table-row>
        <table:table-row>
          <table:table-cell table:style-name="Table1.A2" office:value-type="string">
            <text:p text:style-name="P180">Aquifer</text:p>
          </table:table-cell>
          <table:table-cell table:style-name="Table1.B184" office:value-type="string">
            <text:p text:style-name="P408">জলবাহী স্তর</text:p>
          </table:table-cell>
          <table:table-cell table:style-name="Table1.A2" office:value-type="string">
            <text:p text:style-name="P180">Quadrupled</text:p>
          </table:table-cell>
          <table:table-cell table:style-name="Table1.D2" office:value-type="string">
            <text:p text:style-name="P384">চারগুণ</text:p>
          </table:table-cell>
        </table:table-row>
        <table:table-row>
          <table:table-cell table:style-name="Table1.A2" office:value-type="string">
            <text:p text:style-name="P180">Psyche</text:p>
          </table:table-cell>
          <table:table-cell table:style-name="Table1.B184" office:value-type="string">
            <text:p text:style-name="P408">আত্মা</text:p>
          </table:table-cell>
          <table:table-cell table:style-name="Table1.A2" office:value-type="string">
            <text:p text:style-name="P180">Relive</text:p>
          </table:table-cell>
          <table:table-cell table:style-name="Table1.D2" office:value-type="string">
            <text:p text:style-name="P330">স্বস্তি দেওয়া</text:p>
          </table:table-cell>
        </table:table-row>
        <table:table-row>
          <table:table-cell table:style-name="Table1.A2" office:value-type="string">
            <text:p text:style-name="P180">Solemnly</text:p>
          </table:table-cell>
          <table:table-cell table:style-name="Table1.B184" office:value-type="string">
            <text:p text:style-name="P408">দৃঢ়তার সঙ্গে</text:p>
          </table:table-cell>
          <table:table-cell table:style-name="Table1.A2" office:value-type="string">
            <text:p text:style-name="P180">Indirect</text:p>
          </table:table-cell>
          <table:table-cell table:style-name="Table1.D2" office:value-type="string">
            <text:p text:style-name="P330">পরোক্ষ</text:p>
          </table:table-cell>
        </table:table-row>
        <table:table-row>
          <table:table-cell table:style-name="Table1.A2" office:value-type="string">
            <text:p text:style-name="P180">Dramatisation</text:p>
          </table:table-cell>
          <table:table-cell table:style-name="Table1.B184" office:value-type="string">
            <text:p text:style-name="P408">নাটকীয়</text:p>
          </table:table-cell>
          <table:table-cell table:style-name="Table1.A2" office:value-type="string">
            <text:p text:style-name="P180">Paraconsciously</text:p>
          </table:table-cell>
          <table:table-cell table:style-name="Table1.D2" office:value-type="string">
            <text:p text:style-name="P330">অজান্তে </text:p>
          </table:table-cell>
        </table:table-row>
        <table:table-row>
          <table:table-cell table:style-name="Table1.A2" office:value-type="string">
            <text:p text:style-name="P180">Trance state</text:p>
          </table:table-cell>
          <table:table-cell table:style-name="Table1.B184" office:value-type="string">
            <text:p text:style-name="P391">a half-conscious state</text:p>
          </table:table-cell>
          <table:table-cell table:style-name="Table1.A2" office:value-type="string">
            <text:p text:style-name="P180">Placebo</text:p>
          </table:table-cell>
          <table:table-cell table:style-name="Table1.D2" office:value-type="string">
            <text:p text:style-name="P330">রোগীর মন রাখার জন্য প্রদত্ত ঔষধ</text:p>
          </table:table-cell>
        </table:table-row>
        <table:table-row>
          <table:table-cell table:style-name="Table1.A81" office:value-type="string">
            <text:p text:style-name="P181">Dispensed</text:p>
          </table:table-cell>
          <table:table-cell table:style-name="Table1.A81" office:value-type="string">
            <text:p text:style-name="P391">distribute or provide to a number of people.</text:p>
          </table:table-cell>
          <table:table-cell table:style-name="Table1.A81" office:value-type="string">
            <text:p text:style-name="P181">Autocratic</text:p>
          </table:table-cell>
          <table:table-cell table:style-name="Table1.D81" office:value-type="string">
            <text:p text:style-name="P409">স্বৈরাচারী</text:p>
          </table:table-cell>
        </table:table-row>
        <table:table-row>
          <table:table-cell table:style-name="Table1.A2" office:value-type="string">
            <text:p text:style-name="P181">Accr<text:span text:style-name="T28">e</text:span>dited</text:p>
          </table:table-cell>
          <table:table-cell table:style-name="Table1.B184" office:value-type="string">
            <text:p text:style-name="P297"><text:span text:style-name="T27">প্রচলিত, </text:span>সর্বজনস্বীকৃত</text:p>
          </table:table-cell>
          <table:table-cell table:style-name="Table1.A2" office:value-type="string">
            <text:p text:style-name="P181">Notoriety</text:p>
          </table:table-cell>
          <table:table-cell table:style-name="Table1.D2" office:value-type="string">
            <text:p text:style-name="P301">দুর্নাম</text:p>
          </table:table-cell>
        </table:table-row>
        <table:table-row>
          <table:table-cell table:style-name="Table1.A2" office:value-type="string">
            <text:p text:style-name="P181">Emulate</text:p>
          </table:table-cell>
          <table:table-cell table:style-name="Table1.B184" office:value-type="string">
            <text:p text:style-name="P297">প্রতিযোগিতা করা</text:p>
          </table:table-cell>
          <table:table-cell table:style-name="Table1.A2" office:value-type="string">
            <text:p text:style-name="P181">Mediocre</text:p>
          </table:table-cell>
          <table:table-cell table:style-name="Table1.D2" office:value-type="string">
            <text:p text:style-name="P301">মাঝারি</text:p>
          </table:table-cell>
        </table:table-row>
        <table:table-row>
          <table:table-cell table:style-name="Table1.A2" office:value-type="string">
            <text:p text:style-name="P182">Combative</text:p>
          </table:table-cell>
          <table:table-cell table:style-name="Table1.B184" office:value-type="string">
            <text:p text:style-name="P302">রণশীল</text:p>
          </table:table-cell>
          <table:table-cell table:style-name="Table1.A2" office:value-type="string">
            <text:p text:style-name="P183">Liaise</text:p>
          </table:table-cell>
          <table:table-cell table:style-name="Table1.D2" office:value-type="string">
            <text:p text:style-name="P303">যোগাযোগ করা</text:p>
          </table:table-cell>
        </table:table-row>
        <table:table-row>
          <table:table-cell table:style-name="Table1.A2" office:value-type="string">
            <text:p text:style-name="P184">Desolate</text:p>
          </table:table-cell>
          <table:table-cell table:style-name="Table1.B184" office:value-type="string">
            <text:p text:style-name="P277"><text:bookmark text:name="result_box"/>জনশূন্য</text:p>
          </table:table-cell>
          <table:table-cell table:style-name="Table1.A2" office:value-type="string">
            <text:p text:style-name="P185">Perpetual</text:p>
          </table:table-cell>
          <table:table-cell table:style-name="Table1.D2" office:value-type="string">
            <text:p text:style-name="P278"><text:bookmark text:name="result_box1"/>চিরস্থায়ী</text:p>
          </table:table-cell>
        </table:table-row>
        <table:table-row>
          <table:table-cell table:style-name="Table1.A2" office:value-type="string">
            <text:p text:style-name="P186">crumble</text:p>
          </table:table-cell>
          <table:table-cell table:style-name="Table1.B184" office:value-type="string">
            <text:p text:style-name="P277"><text:bookmark text:name="result_box2"/>টুকরা টুকরা করা</text:p>
          </table:table-cell>
          <table:table-cell table:style-name="Table1.A2" office:value-type="string">
            <text:p text:style-name="P186">break apart</text:p>
          </table:table-cell>
          <table:table-cell table:style-name="Table1.D2" office:value-type="string">
            <text:p text:style-name="P304">Break off</text:p>
          </table:table-cell>
        </table:table-row>
        <table:table-row>
          <table:table-cell table:style-name="Table1.A2" office:value-type="string">
            <text:p text:style-name="P187">Moss</text:p>
          </table:table-cell>
          <table:table-cell table:style-name="Table1.B184" office:value-type="string">
            <text:p text:style-name="P277"><text:bookmark text:name="result_box3"/>শৈবাল</text:p>
          </table:table-cell>
          <table:table-cell table:style-name="Table1.A2" office:value-type="string">
            <text:p text:style-name="P188">Pristine</text:p>
          </table:table-cell>
          <table:table-cell table:style-name="Table1.D2" office:value-type="string">
            <text:p text:style-name="P279"><text:bookmark text:name="result_box4"/>আদিম</text:p>
          </table:table-cell>
        </table:table-row>
        <table:table-row>
          <table:table-cell table:style-name="Table1.A2" office:value-type="string">
            <text:p text:style-name="P189">vestige</text:p>
          </table:table-cell>
          <table:table-cell table:style-name="Table1.B184" office:value-type="string">
            <text:p text:style-name="P305">কণা</text:p>
          </table:table-cell>
          <table:table-cell table:style-name="Table1.A2" office:value-type="string">
            <text:p text:style-name="P189">Vegetation</text:p>
          </table:table-cell>
          <table:table-cell table:style-name="Table1.D2" office:value-type="string">
            <text:p text:style-name="P279"><text:bookmark text:name="result_box5"/>গাছপালা</text:p>
          </table:table-cell>
        </table:table-row>
        <table:table-row>
          <table:table-cell table:style-name="Table1.A2" office:value-type="string">
            <text:p text:style-name="P190">Plummeted</text:p>
          </table:table-cell>
          <table:table-cell table:style-name="Table1.B184" office:value-type="string">
            <text:p text:style-name="P280"><text:bookmark text:name="result_box6"/>নিচে পড়ে গেল</text:p>
          </table:table-cell>
          <table:table-cell table:style-name="Table1.A2" office:value-type="string">
            <text:p text:style-name="P191">dismantled</text:p>
          </table:table-cell>
          <table:table-cell table:style-name="Table1.D2" office:value-type="string">
            <text:p text:style-name="P306">ভাঙ্গিয়া ফেলা</text:p>
          </table:table-cell>
        </table:table-row>
        <table:table-row>
          <table:table-cell table:style-name="Table1.A2" office:value-type="string">
            <text:p text:style-name="P191">Step out</text:p>
          </table:table-cell>
          <table:table-cell table:style-name="Table1.B184" office:value-type="string">
            <text:p text:style-name="P280"><text:bookmark text:name="result_box7"/>পা বাড়ান</text:p>
          </table:table-cell>
          <table:table-cell table:style-name="Table1.A2" office:value-type="string">
            <text:p text:style-name="P191">Pass over</text:p>
          </table:table-cell>
          <table:table-cell table:style-name="Table1.D2" office:value-type="string">
            <text:p text:style-name="P281"><text:bookmark text:name="result_box8"/>অতিক্রম করা</text:p>
          </table:table-cell>
        </table:table-row>
        <table:table-row>
          <table:table-cell table:style-name="Table1.A2" office:value-type="string">
            <text:p text:style-name="P192">Outpost</text:p>
          </table:table-cell>
          <table:table-cell table:style-name="Table1.B184" office:value-type="string">
            <text:p text:style-name="P305">ঘাঁটি</text:p>
          </table:table-cell>
          <table:table-cell table:style-name="Table1.A2" office:value-type="string">
            <text:p text:style-name="P193">Queasy</text:p>
          </table:table-cell>
          <table:table-cell table:style-name="Table1.D2" office:value-type="string">
            <text:p text:style-name="P306">অসুস্থ বোধ করিতেছে</text:p>
          </table:table-cell>
        </table:table-row>
        <table:table-row>
          <table:table-cell table:style-name="Table1.A2" office:value-type="string">
            <text:p text:style-name="P194">Fanning out</text:p>
          </table:table-cell>
          <table:table-cell table:style-name="Table1.B184" office:value-type="string">
            <text:p text:style-name="P280"><text:bookmark text:name="result_box10"/>ছড়িয়ে পড়ছে</text:p>
          </table:table-cell>
          <table:table-cell table:style-name="Table1.A2" office:value-type="string">
            <text:p text:style-name="P195">Treacherous</text:p>
          </table:table-cell>
          <table:table-cell table:style-name="Table1.D2" office:value-type="string">
            <text:p text:style-name="P281"><text:bookmark text:name="result_box11"/>বিশ্বাসঘাতক</text:p>
          </table:table-cell>
        </table:table-row>
        <table:table-row>
          <table:table-cell table:style-name="Table1.A2" office:value-type="string">
            <text:p text:style-name="P196">Precipitation</text:p>
          </table:table-cell>
          <table:table-cell table:style-name="Table1.B184" office:value-type="string">
            <text:p text:style-name="P280"><text:bookmark text:name="result_box12"/>বৃষ্টিপাতের পরিমাণ</text:p>
          </table:table-cell>
          <table:table-cell table:style-name="Table1.A2" office:value-type="string">
            <text:p text:style-name="P197">Terrain</text:p>
          </table:table-cell>
          <table:table-cell table:style-name="Table1.D2" office:value-type="string">
            <text:p text:style-name="P281"><text:bookmark text:name="result_box13"/>ভূখণ্ড</text:p>
          </table:table-cell>
        </table:table-row>
        <table:table-row>
          <table:table-cell table:style-name="Table1.A2" office:value-type="string">
            <text:p text:style-name="P198">Receded</text:p>
          </table:table-cell>
          <table:table-cell table:style-name="Table1.B184" office:value-type="string">
            <text:p text:style-name="P280"><text:bookmark text:name="result_box14"/>কমে আসে</text:p>
          </table:table-cell>
          <table:table-cell table:style-name="Table1.A2" office:value-type="string">
            <text:p text:style-name="P199">Stirred up</text:p>
          </table:table-cell>
          <table:table-cell table:style-name="Table1.D2" office:value-type="string">
            <text:p text:style-name="P405"><text:bookmark text:name="result_box15"/><text:span text:style-name="T13">আলোড়িত </text:span>করা</text:p>
          </table:table-cell>
        </table:table-row>
        <text:soft-page-break/>
        <table:table-row>
          <table:table-cell table:style-name="Table1.A2" office:value-type="string">
            <text:p text:style-name="P200">Treasure trove</text:p>
          </table:table-cell>
          <table:table-cell table:style-name="Table1.B184" office:value-type="string">
            <text:p text:style-name="P280"><text:bookmark text:name="result_box16"/>গুপ্তধন</text:p>
          </table:table-cell>
          <table:table-cell table:style-name="Table1.A2" office:value-type="string">
            <text:p text:style-name="P201">precarious</text:p>
          </table:table-cell>
          <table:table-cell table:style-name="Table1.D2" office:value-type="string">
            <text:p text:style-name="P410">অনিশ্চিত, <text:span text:style-name="T36">বিপজ্জনক</text:span></text:p>
          </table:table-cell>
        </table:table-row>
        <table:table-row>
          <table:table-cell table:style-name="Table1.A2" office:value-type="string">
            <text:p text:style-name="P201">indulgence</text:p>
          </table:table-cell>
          <table:table-cell table:style-name="Table1.B184" office:value-type="string">
            <text:p text:style-name="P307">আবদার</text:p>
          </table:table-cell>
          <table:table-cell table:style-name="Table1.A2" office:value-type="string">
            <text:p text:style-name="P202">Scallop</text:p>
          </table:table-cell>
          <table:table-cell table:style-name="Table1.D2" office:value-type="string">
            <text:p text:style-name="P412"><text:bookmark text:name="result_box17"/>শামুকবিশেষ</text:p>
          </table:table-cell>
        </table:table-row>
        <table:table-row>
          <table:table-cell table:style-name="Table1.A2" office:value-type="string">
            <text:p text:style-name="P202">Algae</text:p>
          </table:table-cell>
          <table:table-cell table:style-name="Table1.B184" office:value-type="string">
            <text:p text:style-name="P282"><text:bookmark text:name="result_box18"/>শেত্তলাগুলি</text:p>
          </table:table-cell>
          <table:table-cell table:style-name="Table1.A2" office:value-type="string">
            <text:p text:style-name="P203">Wilderness</text:p>
          </table:table-cell>
          <table:table-cell table:style-name="Table1.D2" office:value-type="string">
            <text:p text:style-name="P411">জনহীন স্থান</text:p>
          </table:table-cell>
        </table:table-row>
        <table:table-row>
          <table:table-cell table:style-name="Table1.A2" office:value-type="string">
            <text:p text:style-name="P204">Unearthly</text:p>
          </table:table-cell>
          <table:table-cell table:style-name="Table1.B184" office:value-type="string">
            <text:p text:style-name="P282"><text:bookmark text:name="result_box19"/>অতিশয় অসুবিধাজনক</text:p>
          </table:table-cell>
          <table:table-cell table:style-name="Table1.A2" office:value-type="string">
            <text:p text:style-name="P205">Barren</text:p>
          </table:table-cell>
          <table:table-cell table:style-name="Table1.D2" office:value-type="string">
            <text:p text:style-name="P412"><text:bookmark text:name="result_box20"/>অনুর্বর</text:p>
          </table:table-cell>
        </table:table-row>
        <table:table-row>
          <table:table-cell table:style-name="Table1.A2" office:value-type="string">
            <text:p text:style-name="P206">Rugged</text:p>
          </table:table-cell>
          <table:table-cell table:style-name="Table1.B184" office:value-type="string">
            <text:p text:style-name="P282"><text:bookmark text:name="result_box21"/>শ্রমসাধ্য</text:p>
          </table:table-cell>
          <table:table-cell table:style-name="Table1.A2" office:value-type="string">
            <text:p text:style-name="P207">Immerse</text:p>
          </table:table-cell>
          <table:table-cell table:style-name="Table1.D2" office:value-type="string">
            <text:p text:style-name="P412"><text:bookmark text:name="result_box22"/>মগ্ন করা</text:p>
          </table:table-cell>
        </table:table-row>
        <table:table-row>
          <table:table-cell table:style-name="Table1.A2" office:value-type="string">
            <text:p text:style-name="P208">Petrified</text:p>
          </table:table-cell>
          <table:table-cell table:style-name="Table1.B184" office:value-type="string">
            <text:p text:style-name="P308">প্রস্তরীভূত করা</text:p>
          </table:table-cell>
          <table:table-cell table:style-name="Table1.A2" office:value-type="string">
            <text:p text:style-name="P209">exquisitely</text:p>
          </table:table-cell>
          <table:table-cell table:style-name="Table1.D2" office:value-type="string">
            <text:p text:style-name="P412"><text:bookmark text:name="result_box23"/>অত্যন্ত সুন্দরভাবে</text:p>
          </table:table-cell>
        </table:table-row>
        <table:table-row>
          <table:table-cell table:style-name="Table1.A2" office:value-type="string">
            <text:p text:style-name="P210">shatter</text:p>
          </table:table-cell>
          <table:table-cell table:style-name="Table1.B184" office:value-type="string">
            <text:p text:style-name="P309">চূর্ণবিচূর্ণ করা</text:p>
          </table:table-cell>
          <table:table-cell table:style-name="Table1.A2" office:value-type="string">
            <text:p text:style-name="P210">Shrouded in mystery</text:p>
          </table:table-cell>
          <table:table-cell table:style-name="Table1.D2" office:value-type="string">
            <text:p text:style-name="P406"><text:bookmark text:name="result_box24"/><text:span text:style-name="T31">রহস্য মধ্যে </text:span><text:bookmark text:name="result_box25"/><text:span text:style-name="T30">আবৃত</text:span></text:p>
          </table:table-cell>
        </table:table-row>
        <table:table-row>
          <table:table-cell table:style-name="Table1.A2" office:value-type="string">
            <text:p text:style-name="P211">Antiquity</text:p>
          </table:table-cell>
          <table:table-cell table:style-name="Table1.B184" office:value-type="string">
            <text:p text:style-name="P309">প্রাচীন যুগ</text:p>
          </table:table-cell>
          <table:table-cell table:style-name="Table1.A2" office:value-type="string">
            <text:p text:style-name="P212">Marsh</text:p>
          </table:table-cell>
          <table:table-cell table:style-name="Table1.D2" office:value-type="string">
            <text:p text:style-name="P407"><text:bookmark text:name="result_box26"/><text:span text:style-name="T30">জলাভূমি, </text:span><text:span text:style-name="T32">mud flat, </text:span><text:span text:style-name="T33">swamp</text:span></text:p>
          </table:table-cell>
        </table:table-row>
        <table:table-row>
          <table:table-cell table:style-name="Table1.A2" office:value-type="string">
            <text:p text:style-name="P213">Resurrect</text:p>
          </table:table-cell>
          <table:table-cell table:style-name="Table1.B184" office:value-type="string">
            <text:p text:style-name="P283"><text:bookmark text:name="result_box27"/>পুনরূজ্জীবিত করা</text:p>
          </table:table-cell>
          <table:table-cell table:style-name="Table1.A2" office:value-type="string">
            <text:p text:style-name="P214">Concentric</text:p>
          </table:table-cell>
          <table:table-cell table:style-name="Table1.D2" office:value-type="string">
            <text:p text:style-name="P413"><text:bookmark text:name="result_box28"/>সমকেন্দ্রি</text:p>
          </table:table-cell>
        </table:table-row>
        <table:table-row>
          <table:table-cell table:style-name="Table1.A2" office:value-type="string">
            <text:p text:style-name="P215">Full-scale</text:p>
          </table:table-cell>
          <table:table-cell table:style-name="Table1.B184" office:value-type="string">
            <text:p text:style-name="P283"><text:bookmark text:name="result_box29"/>পূর্ণমাত্রায়</text:p>
          </table:table-cell>
          <table:table-cell table:style-name="Table1.A2" office:value-type="string">
            <text:p text:style-name="P216">Fabled</text:p>
          </table:table-cell>
          <table:table-cell table:style-name="Table1.D2" office:value-type="string">
            <text:p text:style-name="P406">কাল্পনিক</text:p>
          </table:table-cell>
        </table:table-row>
        <table:table-row>
          <table:table-cell table:style-name="Table1.A2" office:value-type="string">
            <text:p text:style-name="P217">Confluence</text:p>
          </table:table-cell>
          <table:table-cell table:style-name="Table1.B184" office:value-type="string">
            <text:p text:style-name="P283"><text:bookmark text:name="result_box30"/>নদীর সঙ্গমস্থলে অবস্থিত</text:p>
          </table:table-cell>
          <table:table-cell table:style-name="Table1.A2" office:value-type="string">
            <text:p text:style-name="P218">Cataclysmic <text:span text:style-name="T37">disaster</text:span></text:p>
          </table:table-cell>
          <table:table-cell table:style-name="Table1.D2" office:value-type="string">
            <text:p text:style-name="P413"><text:bookmark text:name="result_box32"/>ভয়ানক বিপর্যয়</text:p>
          </table:table-cell>
        </table:table-row>
        <table:table-row>
          <table:table-cell table:style-name="Table1.A2" office:value-type="string">
            <text:p text:style-name="P219">Violent earthquake</text:p>
          </table:table-cell>
          <table:table-cell table:style-name="Table1.B184" office:value-type="string">
            <text:p text:style-name="P343"><text:bookmark text:name="result_box33"/>ভয়াবহ ভূমিকম্প</text:p>
          </table:table-cell>
          <table:table-cell table:style-name="Table1.A2" office:value-type="string">
            <text:p text:style-name="P220">Ravaged</text:p>
          </table:table-cell>
          <table:table-cell table:style-name="Table1.D2" office:value-type="string">
            <text:p text:style-name="P344"><text:bookmark text:name="result_box34"/>বিধ্বস্ত</text:p>
          </table:table-cell>
        </table:table-row>
        <table:table-row>
          <table:table-cell table:style-name="Table1.A2" office:value-type="string">
            <text:p text:style-name="P221">Hinge</text:p>
          </table:table-cell>
          <table:table-cell table:style-name="Table1.B184" office:value-type="string">
            <text:p text:style-name="P309">নির্ভর করা</text:p>
          </table:table-cell>
          <table:table-cell table:style-name="Table1.A2" office:value-type="string">
            <text:p text:style-name="P222">Persevere</text:p>
          </table:table-cell>
          <table:table-cell table:style-name="Table1.D2" office:value-type="string">
            <text:p text:style-name="P414">অটলভাবে চালাইয়া যাওয়া</text:p>
          </table:table-cell>
        </table:table-row>
        <table:table-row>
          <table:table-cell table:style-name="Table1.A2" office:value-type="string">
            <text:p text:style-name="P223">Remnant</text:p>
          </table:table-cell>
          <table:table-cell table:style-name="Table1.B184" office:value-type="string">
            <text:p text:style-name="P309">ধ্বংসাবশেষ</text:p>
          </table:table-cell>
          <table:table-cell table:style-name="Table1.A2" office:value-type="string">
            <text:p text:style-name="P224">Hasty</text:p>
          </table:table-cell>
          <table:table-cell table:style-name="Table1.D2" office:value-type="string">
            <text:p text:style-name="P414"><text:bookmark text:name="result_box36"/>দ্রুতগতি</text:p>
          </table:table-cell>
        </table:table-row>
        <table:table-row>
          <table:table-cell table:style-name="Table1.A2" office:value-type="string">
            <text:p text:style-name="P225">Contours</text:p>
          </table:table-cell>
          <table:table-cell table:style-name="Table1.B184" office:value-type="string">
            <text:p text:style-name="P309">সীমাসূচক রেখা</text:p>
          </table:table-cell>
          <table:table-cell table:style-name="Table1.A2" office:value-type="string">
            <text:p text:style-name="P226">Reminiscent</text:p>
          </table:table-cell>
          <table:table-cell table:style-name="Table1.D2" office:value-type="string">
            <text:p text:style-name="P421"><text:bookmark text:name="result_box37"/><text:span text:style-name="T30">স্মারক, </text:span><text:span text:style-name="T34">emblem</text:span></text:p>
          </table:table-cell>
        </table:table-row>
        <table:table-row>
          <table:table-cell table:style-name="Table1.A2" office:value-type="string">
            <text:p text:style-name="P227">Bustling</text:p>
          </table:table-cell>
          <table:table-cell table:style-name="Table1.B184" office:value-type="string">
            <text:p text:style-name="P283"><text:bookmark text:name="result_box38"/>কর্মব্যস্ত</text:p>
          </table:table-cell>
          <table:table-cell table:style-name="Table1.A2" office:value-type="string">
            <text:p text:style-name="P228">Deserted</text:p>
          </table:table-cell>
          <table:table-cell table:style-name="Table1.D2" office:value-type="string">
            <text:p text:style-name="P414"><text:bookmark text:name="result_box39"/>নির্জন</text:p>
          </table:table-cell>
        </table:table-row>
        <table:table-row>
          <table:table-cell table:style-name="Table1.A2" office:value-type="string">
            <text:p text:style-name="P229">colossal cloak of ice</text:p>
          </table:table-cell>
          <table:table-cell table:style-name="Table1.B184" office:value-type="string">
            <text:p text:style-name="P284">বরফের বিশাল আবরণ</text:p>
          </table:table-cell>
          <table:table-cell table:style-name="Table1.A2" office:value-type="string">
            <text:p text:style-name="P230">Cosmopolitan</text:p>
          </table:table-cell>
          <table:table-cell table:style-name="Table1.D2" office:value-type="string">
            <text:p text:style-name="P415">অসাম্প্রদায়িক</text:p>
          </table:table-cell>
        </table:table-row>
        <table:table-row>
          <table:table-cell table:style-name="Table1.A2" office:value-type="string">
            <text:p text:style-name="P230">Mythology</text:p>
          </table:table-cell>
          <table:table-cell table:style-name="Table1.B184" office:value-type="string">
            <text:p text:style-name="P285">পৌরাণিক কাহিনী</text:p>
          </table:table-cell>
          <table:table-cell table:style-name="Table1.A2" office:value-type="string">
            <text:p text:style-name="P230">Fairy tales</text:p>
          </table:table-cell>
          <table:table-cell table:style-name="Table1.D2" office:value-type="string">
            <text:p text:style-name="P415">রূপকথা</text:p>
          </table:table-cell>
        </table:table-row>
        <table:table-row>
          <table:table-cell table:style-name="Table1.A2" office:value-type="string">
            <text:p text:style-name="P230">Witch</text:p>
          </table:table-cell>
          <table:table-cell table:style-name="Table1.B184" office:value-type="string">
            <text:p text:style-name="P285">জাদুকরী</text:p>
          </table:table-cell>
          <table:table-cell table:style-name="Table1.A2" office:value-type="string">
            <text:p text:style-name="P230">Fantasy things</text:p>
          </table:table-cell>
          <table:table-cell table:style-name="Table1.D2" office:value-type="string">
            <text:p text:style-name="P415">কাল্পনিক জিনিস</text:p>
          </table:table-cell>
        </table:table-row>
        <table:table-row>
          <table:table-cell table:style-name="Table1.A2" office:value-type="string">
            <text:p text:style-name="P230">Minimalist</text:p>
          </table:table-cell>
          <table:table-cell table:style-name="Table1.B184" office:value-type="string">
            <text:p text:style-name="P285">অল্পস্বল্প</text:p>
          </table:table-cell>
          <table:table-cell table:style-name="Table1.A2" office:value-type="string">
            <text:p text:style-name="P230">Indigenous</text:p>
          </table:table-cell>
          <table:table-cell table:style-name="Table1.D2" office:value-type="string">
            <text:p text:style-name="P415">দেশীয়</text:p>
          </table:table-cell>
        </table:table-row>
        <table:table-row>
          <table:table-cell table:style-name="Table1.A2" office:value-type="string">
            <text:p text:style-name="P230">Rebuke</text:p>
          </table:table-cell>
          <table:table-cell table:style-name="Table1.B184" office:value-type="string">
            <text:p text:style-name="P285">গালাগালি দেত্তয়া</text:p>
          </table:table-cell>
          <table:table-cell table:style-name="Table1.A2" office:value-type="string">
            <text:p text:style-name="P230">Allured</text:p>
          </table:table-cell>
          <table:table-cell table:style-name="Table1.D2" office:value-type="string">
            <text:p text:style-name="P415">প্রলুব্ধ</text:p>
          </table:table-cell>
        </table:table-row>
        <table:table-row>
          <table:table-cell table:style-name="Table1.A81" office:value-type="string">
            <text:p text:style-name="P230"><text:span text:style-name="T38">Reve</text:span>r<text:span text:style-name="T38">ed</text:span></text:p>
          </table:table-cell>
          <table:table-cell table:style-name="Table1.A81" office:value-type="string">
            <text:p text:style-name="P285">সম্মান করা</text:p>
          </table:table-cell>
          <table:table-cell table:style-name="Table1.A81" office:value-type="string">
            <text:p text:style-name="P230">Benevolent</text:p>
          </table:table-cell>
          <table:table-cell table:style-name="Table1.D81" office:value-type="string">
            <text:p text:style-name="P415">পরোপকারী </text:p>
          </table:table-cell>
        </table:table-row>
        <table:table-row>
          <table:table-cell table:style-name="Table1.A81" office:value-type="string">
            <text:p text:style-name="P231">Cater</text:p>
          </table:table-cell>
          <table:table-cell table:style-name="Table1.A81" office:value-type="string">
            <text:p text:style-name="P286">খাদ্যাদি পরিবেশন করা</text:p>
          </table:table-cell>
          <table:table-cell table:style-name="Table1.A81" office:value-type="string">
            <text:p text:style-name="P232">Vehemently</text:p>
          </table:table-cell>
          <table:table-cell table:style-name="Table1.D81" office:value-type="string">
            <text:p text:style-name="P416">তীব্রভাবে</text:p>
          </table:table-cell>
        </table:table-row>
        <table:table-row>
          <table:table-cell table:style-name="Table1.A81" office:value-type="string">
            <text:p text:style-name="P233">Proffer</text:p>
          </table:table-cell>
          <table:table-cell table:style-name="Table1.A81" office:value-type="string">
            <text:p text:style-name="P287">উপস্থাপন করা বা পেশ করা</text:p>
          </table:table-cell>
          <table:table-cell table:style-name="Table1.A81" office:value-type="string">
            <text:p text:style-name="P234">Evildoer</text:p>
          </table:table-cell>
          <table:table-cell table:style-name="Table1.D81" office:value-type="string">
            <text:p text:style-name="P417">দুর্বৃত্ত</text:p>
          </table:table-cell>
        </table:table-row>
        <table:table-row>
          <table:table-cell table:style-name="Table1.A81" office:value-type="string">
            <text:p text:style-name="P235">Accommodating</text:p>
          </table:table-cell>
          <table:table-cell table:style-name="Table1.A81" office:value-type="string">
            <text:p text:style-name="P288">অমায়িক / সহজে মানাইয়া লয় এমন</text:p>
          </table:table-cell>
          <table:table-cell table:style-name="Table1.A81" office:value-type="string">
            <text:p text:style-name="P236">Whereupon</text:p>
          </table:table-cell>
          <table:table-cell table:style-name="Table1.D81" office:value-type="string">
            <text:p text:style-name="P418">যাহার ফলে</text:p>
          </table:table-cell>
        </table:table-row>
        <table:table-row>
          <table:table-cell table:style-name="Table1.A81" office:value-type="string">
            <text:p text:style-name="P237">behoove</text:p>
          </table:table-cell>
          <table:table-cell table:style-name="Table1.B184" office:value-type="string">
            <text:p text:style-name="P289">উপযুক্ত হত্তয়া</text:p>
          </table:table-cell>
          <table:table-cell table:style-name="Table1.A81" office:value-type="string">
            <text:p text:style-name="P238">Caveat</text:p>
          </table:table-cell>
          <table:table-cell table:style-name="Table1.D81" office:value-type="string">
            <text:p text:style-name="P419">সতর্কীকরণ</text:p>
          </table:table-cell>
        </table:table-row>
        <table:table-row>
          <table:table-cell table:style-name="Table1.A81" office:value-type="string">
            <text:p text:style-name="P238">Strenuous</text:p>
          </table:table-cell>
          <table:table-cell table:style-name="Table1.B184" office:value-type="string">
            <text:p text:style-name="P290">শ্রমসাধ্য</text:p>
          </table:table-cell>
          <table:table-cell table:style-name="Table1.A81" office:value-type="string">
            <text:p text:style-name="P239">Anguish</text:p>
          </table:table-cell>
          <table:table-cell table:style-name="Table1.D81" office:value-type="string">
            <text:p text:style-name="P420">যন্ত্রণা</text:p>
          </table:table-cell>
        </table:table-row>
        <table:table-row>
          <table:table-cell table:style-name="Table1.A81" office:value-type="string">
            <text:p text:style-name="P240">Off-putting</text:p>
          </table:table-cell>
          <table:table-cell table:style-name="Table1.B184" office:value-type="string">
            <text:p text:style-name="P318"><text:span text:style-name="T35">Repellent, </text:span><text:span text:style-name="T18">unpleasant, </text:span></text:p>
          </table:table-cell>
          <table:table-cell table:style-name="Table1.A81" office:value-type="string">
            <text:p text:style-name="P241">Goofy</text:p>
          </table:table-cell>
          <table:table-cell table:style-name="Table1.D81" office:value-type="string">
            <text:p text:style-name="P290">নির্বোধ</text:p>
          </table:table-cell>
        </table:table-row>
        <table:table-row>
          <table:table-cell table:style-name="Table1.A81" office:value-type="string">
            <text:p text:style-name="P242">Cerebral</text:p>
          </table:table-cell>
          <table:table-cell table:style-name="Table1.A81" office:value-type="string">
            <text:p text:style-name="P345">মস্তিষ্ক-সংক্রান্ত</text:p>
          </table:table-cell>
          <table:table-cell table:style-name="Table1.A81" office:value-type="string">
            <text:p text:style-name="P243">Suggestive </text:p>
          </table:table-cell>
          <table:table-cell table:style-name="Table1.D81" office:value-type="string">
            <text:p text:style-name="P291">suggestive</text:p>
          </table:table-cell>
        </table:table-row>
        <table:table-row>
          <table:table-cell table:style-name="Table1.A81" office:value-type="string">
            <text:p text:style-name="P244">Propitious</text:p>
          </table:table-cell>
          <table:table-cell table:style-name="Table1.A81" office:value-type="string">
            <text:p text:style-name="P346">শুভলক্ষণযুক্ত</text:p>
          </table:table-cell>
          <table:table-cell table:style-name="Table1.A81" office:value-type="string">
            <text:p text:style-name="P244">crab</text:p>
          </table:table-cell>
          <table:table-cell table:style-name="Table1.D81" office:value-type="string">
            <text:p text:style-name="P292">কাঁকড়া</text:p>
          </table:table-cell>
        </table:table-row>
        <table:table-row>
          <table:table-cell table:style-name="Table1.A81" office:value-type="string">
            <text:p text:style-name="P245">Claws</text:p>
          </table:table-cell>
          <table:table-cell table:style-name="Table1.A81" office:value-type="string">
            <text:p text:style-name="P347">থাবা</text:p>
          </table:table-cell>
          <table:table-cell table:style-name="Table1.A81" office:value-type="string">
            <text:p text:style-name="P73">Livestock</text:p>
          </table:table-cell>
          <table:table-cell table:style-name="Table1.D81" office:value-type="string">
            <text:p text:style-name="P264">পশুসম্পত্তি</text:p>
          </table:table-cell>
        </table:table-row>
        <table:table-row>
          <table:table-cell table:style-name="Table1.A81" office:value-type="string">
            <text:p text:style-name="P73">Staple</text:p>
          </table:table-cell>
          <table:table-cell table:style-name="Table1.A81" office:value-type="string">
            <text:p text:style-name="P349">প্রধানতম</text:p>
          </table:table-cell>
          <table:table-cell table:style-name="Table1.A81" office:value-type="string">
            <text:p text:style-name="P74">Wetter</text:p>
          </table:table-cell>
          <table:table-cell table:style-name="Table1.D81" office:value-type="string">
            <text:p text:style-name="P350">ভিজা</text:p>
          </table:table-cell>
        </table:table-row>
        <table:table-row>
          <table:table-cell table:style-name="Table1.A81" office:value-type="string">
            <text:p text:style-name="P75">Medieval</text:p>
          </table:table-cell>
          <table:table-cell table:style-name="Table1.A81" office:value-type="string">
            <text:p text:style-name="P351">মধ্যযুগীয়</text:p>
          </table:table-cell>
          <table:table-cell table:style-name="Table1.A81" office:value-type="string">
            <text:p text:style-name="P75">Famine</text:p>
          </table:table-cell>
          <table:table-cell table:style-name="Table1.D81" office:value-type="string">
            <text:p text:style-name="P351">দুর্ভিক্ষ</text:p>
          </table:table-cell>
        </table:table-row>
        <table:table-row>
          <table:table-cell table:style-name="Table1.A81" office:value-type="string">
            <text:p text:style-name="P75">Unblemished</text:p>
          </table:table-cell>
          <table:table-cell table:style-name="Table1.A81" office:value-type="string">
            <text:p text:style-name="P375">not damaged or marked in any way; perfect</text:p>
          </table:table-cell>
          <table:table-cell table:style-name="Table1.A81" office:value-type="string">
            <text:p text:style-name="P75">Rubbed away</text:p>
          </table:table-cell>
          <table:table-cell table:style-name="Table1.D81" office:value-type="string">
            <text:p text:style-name="P351">ঘষে তুলে ফেলা </text:p>
          </table:table-cell>
        </table:table-row>
        <table:table-row>
          <table:table-cell table:style-name="Table1.A81" office:value-type="string">
            <text:p text:style-name="P76">Furnace</text:p>
          </table:table-cell>
          <table:table-cell table:style-name="Table1.A81" office:value-type="string">
            <text:p text:style-name="P376">অগ্নিকুণ্ড</text:p>
          </table:table-cell>
          <table:table-cell table:style-name="Table1.A81" office:value-type="string">
            <text:p text:style-name="P76">Ripple</text:p>
          </table:table-cell>
          <table:table-cell table:style-name="Table1.D81" office:value-type="string">
            <text:p text:style-name="P352">ঢেউ, wave</text:p>
          </table:table-cell>
        </table:table-row>
        <table:table-row>
          <table:table-cell table:style-name="Table1.A81" office:value-type="string">
            <text:p text:style-name="P77">Easterly</text:p>
          </table:table-cell>
          <table:table-cell table:style-name="Table1.A81" office:value-type="string">
            <text:p text:style-name="P377">পুবাল বাতাস</text:p>
          </table:table-cell>
          <table:table-cell table:style-name="Table1.A81" office:value-type="string">
            <text:p text:style-name="P78">Seesaw</text:p>
          </table:table-cell>
          <table:table-cell table:style-name="Table1.D81" office:value-type="string">
            <text:p text:style-name="P352">ক্রমাগত পরিবর্তন</text:p>
          </table:table-cell>
        </table:table-row>
        <table:table-row>
          <table:table-cell table:style-name="Table1.A81" office:value-type="string">
            <text:p text:style-name="P79">Glacial</text:p>
          </table:table-cell>
          <table:table-cell table:style-name="Table1.A81" office:value-type="string">
            <text:p text:style-name="P353">তুষার সংক্রান্ত</text:p>
          </table:table-cell>
          <table:table-cell table:style-name="Table1.A81" office:value-type="string">
            <text:p text:style-name="P80">Dazzling</text:p>
          </table:table-cell>
          <table:table-cell table:style-name="Table1.D81" office:value-type="string">
            <text:p text:style-name="P354">চোখ ধাঁধানো</text:p>
          </table:table-cell>
        </table:table-row>
        <table:table-row>
          <table:table-cell table:style-name="Table1.A81" office:value-type="string">
            <text:p text:style-name="P81">Opportunism</text:p>
          </table:table-cell>
          <table:table-cell table:style-name="Table1.A81" office:value-type="string">
            <text:p text:style-name="P422">সুবিধাবাদী</text:p>
          </table:table-cell>
          <table:table-cell table:style-name="Table1.A81" office:value-type="string">
            <text:p text:style-name="P82">Unaccustomed</text:p>
          </table:table-cell>
          <table:table-cell table:style-name="Table1.D81" office:value-type="string">
            <text:p text:style-name="P355">অনভ্যস্ত, অস্বাভাবিক</text:p>
          </table:table-cell>
        </table:table-row>
        <table:table-row>
          <table:table-cell table:style-name="Table1.A81" office:value-type="string">
            <text:p text:style-name="P83">Chronicle</text:p>
          </table:table-cell>
          <table:table-cell table:style-name="Table1.A81" office:value-type="string">
            <text:p text:style-name="P423">ধারাবিবরণী</text:p>
          </table:table-cell>
          <table:table-cell table:style-name="Table1.A81" office:value-type="string">
            <text:p text:style-name="P83">Timekeeping</text:p>
          </table:table-cell>
          <table:table-cell table:style-name="Table1.D81" office:value-type="string">
            <text:p text:style-name="P356">সময় গণনা</text:p>
          </table:table-cell>
        </table:table-row>
        <table:table-row>
          <table:table-cell table:style-name="Table1.A81" office:value-type="string">
            <text:p text:style-name="P84">Orbit</text:p>
          </table:table-cell>
          <table:table-cell table:style-name="Table1.A81" office:value-type="string">
            <text:p text:style-name="P310">কক্ষপথ</text:p>
          </table:table-cell>
          <table:table-cell table:style-name="Table1.A81" office:value-type="string">
            <text:p text:style-name="P84">Waxing</text:p>
          </table:table-cell>
          <table:table-cell table:style-name="Table1.D81" office:value-type="string">
            <text:p text:style-name="P357">মোম মাখান</text:p>
          </table:table-cell>
        </table:table-row>
        <table:table-row>
          <table:table-cell table:style-name="Table1.A81" office:value-type="string">
            <text:p text:style-name="P85">Waning</text:p>
          </table:table-cell>
          <table:table-cell table:style-name="Table1.A81" office:value-type="string">
            <text:p text:style-name="P311">কমিয়া আসিতেছে</text:p>
          </table:table-cell>
          <table:table-cell table:style-name="Table1.A81" office:value-type="string">
            <text:p text:style-name="P86">Conspicuous</text:p>
          </table:table-cell>
          <table:table-cell table:style-name="Table1.D81" office:value-type="string">
            <text:p text:style-name="P358">সুস্পষ্ট</text:p>
          </table:table-cell>
        </table:table-row>
        <table:table-row>
          <table:table-cell table:style-name="Table1.A81" office:value-type="string">
            <text:p text:style-name="P87">Hence</text:p>
          </table:table-cell>
          <table:table-cell table:style-name="Table1.A81" office:value-type="string">
            <text:p text:style-name="P385">as a consequence; for this reason</text:p>
          </table:table-cell>
          <table:table-cell table:style-name="Table1.A81" office:value-type="string">
            <text:p text:style-name="P88">Latitude</text:p>
          </table:table-cell>
          <table:table-cell table:style-name="Table1.D81" office:value-type="string">
            <text:p text:style-name="P359">অক্ষাংশ</text:p>
          </table:table-cell>
        </table:table-row>
        <table:table-row>
          <table:table-cell table:style-name="Table1.A81" office:value-type="string">
            <text:p text:style-name="P88">Crucial</text:p>
          </table:table-cell>
          <table:table-cell table:style-name="Table1.A81" office:value-type="string">
            <text:p text:style-name="P386">অত্যন্ত গুরুত্বপূর্ণ</text:p>
          </table:table-cell>
          <table:table-cell table:style-name="Table1.A81" office:value-type="string">
            <text:p text:style-name="P89">Equinox</text:p>
          </table:table-cell>
          <table:table-cell table:style-name="Table1.D81" office:value-type="string">
            <text:p text:style-name="P360">যে সময় সূর্য নিরক্ষবৃত্ত অতিক্রম করে অর্থাত যখন দিন ও রাত্রী সমান হয়</text:p>
          </table:table-cell>
        </table:table-row>
        <table:table-row>
          <table:table-cell table:style-name="Table1.A81" office:value-type="string">
            <text:p text:style-name="P90">Disseminate</text:p>
          </table:table-cell>
          <table:table-cell table:style-name="Table1.A81" office:value-type="string">
            <text:p text:style-name="P387">প্রচার করা, ছড়িয়ে দেওয়া</text:p>
          </table:table-cell>
          <table:table-cell table:style-name="Table1.A81" office:value-type="string">
            <text:p text:style-name="P90">Sundial</text:p>
          </table:table-cell>
          <table:table-cell table:style-name="Table1.D81" office:value-type="string">
            <text:p text:style-name="P361">সূর্যঘড়ি</text:p>
          </table:table-cell>
        </table:table-row>
        <text:soft-page-break/>
        <table:table-row>
          <table:table-cell table:style-name="Table1.A81" office:value-type="string">
            <text:p text:style-name="P90">Satisfactorily</text:p>
          </table:table-cell>
          <table:table-cell table:style-name="Table1.A81" office:value-type="string">
            <text:p text:style-name="P387">সন্তোষজনকভাবে</text:p>
          </table:table-cell>
          <table:table-cell table:style-name="Table1.A81" office:value-type="string">
            <text:p text:style-name="P91">Superseded</text:p>
          </table:table-cell>
          <table:table-cell table:style-name="Table1.D81" office:value-type="string">
            <text:p text:style-name="P362">বাতিল, রহিত করা</text:p>
          </table:table-cell>
        </table:table-row>
        <table:table-row>
          <table:table-cell table:style-name="Table1.A81" office:value-type="string">
            <text:p text:style-name="P91">calibrate</text:p>
          </table:table-cell>
          <table:table-cell table:style-name="Table1.A81" office:value-type="string">
            <text:p text:style-name="P388">ক্রমাঙ্ক নির্ণয় করা</text:p>
          </table:table-cell>
          <table:table-cell table:style-name="Table1.A81" office:value-type="string">
            <text:p text:style-name="P92">Beacon</text:p>
          </table:table-cell>
          <table:table-cell table:style-name="Table1.D81" office:value-type="string">
            <text:p text:style-name="P363">বাতিঘর</text:p>
          </table:table-cell>
        </table:table-row>
        <table:table-row>
          <table:table-cell table:style-name="Table1.A81" office:value-type="string">
            <text:p text:style-name="P93">Oversimplified</text:p>
          </table:table-cell>
          <table:table-cell table:style-name="Table1.A81" office:value-type="string">
            <text:p text:style-name="P388">simplify (something) so much that a distorted impression of it is given.</text:p>
          </table:table-cell>
          <table:table-cell table:style-name="Table1.A81" office:value-type="string">
            <text:p text:style-name="P94">Put down</text:p>
          </table:table-cell>
          <table:table-cell table:style-name="Table1.D81" office:value-type="string">
            <text:p text:style-name="P363">অবনমিত করা</text:p>
          </table:table-cell>
        </table:table-row>
        <table:table-row>
          <table:table-cell table:style-name="Table1.A81" office:value-type="string">
            <text:p text:style-name="P95">Far apart</text:p>
          </table:table-cell>
          <table:table-cell table:style-name="Table1.A81" office:value-type="string">
            <text:p text:style-name="P389">অনেক দূরে</text:p>
          </table:table-cell>
          <table:table-cell table:style-name="Table1.A81" office:value-type="string">
            <text:p text:style-name="P95">Entanglement</text:p>
          </table:table-cell>
          <table:table-cell table:style-name="Table1.D81" office:value-type="string">
            <text:p text:style-name="P424">জড়াইয়া পড়া</text:p>
          </table:table-cell>
        </table:table-row>
        <table:table-row>
          <table:table-cell table:style-name="Table1.A81" office:value-type="string">
            <text:p text:style-name="P95">Esoteric</text:p>
          </table:table-cell>
          <table:table-cell table:style-name="Table1.A81" office:value-type="string">
            <text:p text:style-name="P389">রহস্যমূলক</text:p>
          </table:table-cell>
          <table:table-cell table:style-name="Table1.A81" office:value-type="string">
            <text:p text:style-name="P95">Plausible</text:p>
          </table:table-cell>
          <table:table-cell table:style-name="Table1.D81" office:value-type="string">
            <text:p text:style-name="P424">বিশ্বাসযোগ্য</text:p>
          </table:table-cell>
        </table:table-row>
        <table:table-row>
          <table:table-cell table:style-name="Table1.A81" office:value-type="string">
            <text:p text:style-name="P95">Flawed result</text:p>
          </table:table-cell>
          <table:table-cell table:style-name="Table1.A81" office:value-type="string">
            <text:p text:style-name="P389">ত্রুটিপূর্ণ ফল</text:p>
          </table:table-cell>
          <table:table-cell table:style-name="Table1.A81" office:value-type="string">
            <text:p text:style-name="P96">Parapsychologist</text:p>
          </table:table-cell>
          <table:table-cell table:style-name="Table1.D81" office:value-type="string">
            <text:p text:style-name="P425">Who studies the mental pehnomena</text:p>
          </table:table-cell>
        </table:table-row>
        <table:table-row>
          <table:table-cell table:style-name="Table1.A81" office:value-type="string">
            <text:p text:style-name="P97">Reclining</text:p>
          </table:table-cell>
          <table:table-cell table:style-name="Table1.A81" office:value-type="string">
            <text:p text:style-name="P331">ভরসা করা</text:p>
          </table:table-cell>
          <table:table-cell table:style-name="Table1.A81" office:value-type="string">
            <text:p text:style-name="P98">Outright</text:p>
          </table:table-cell>
          <table:table-cell table:style-name="Table1.D81" office:value-type="string">
            <text:p text:style-name="P426">সরাসরি</text:p>
          </table:table-cell>
        </table:table-row>
        <table:table-row>
          <table:table-cell table:style-name="Table1.A81" office:value-type="string">
            <text:p text:style-name="P98">Tranquility</text:p>
          </table:table-cell>
          <table:table-cell table:style-name="Table1.A81" office:value-type="string">
            <text:p text:style-name="P332">প্রশান্তি</text:p>
          </table:table-cell>
          <table:table-cell table:style-name="Table1.A81" office:value-type="string">
            <text:p text:style-name="P98">Swamped</text:p>
          </table:table-cell>
          <table:table-cell table:style-name="Table1.D81" office:value-type="string">
            <text:p text:style-name="P426">অভিভূত করা</text:p>
          </table:table-cell>
        </table:table-row>
        <table:table-row>
          <table:table-cell table:style-name="Table1.A81" office:value-type="string">
            <text:p text:style-name="P99">Faint</text:p>
          </table:table-cell>
          <table:table-cell table:style-name="Table1.A81" office:value-type="string">
            <text:p text:style-name="P333">ভীরু</text:p>
          </table:table-cell>
          <table:table-cell table:style-name="Table1.A81" office:value-type="string">
            <text:p text:style-name="P100">Put into effect</text:p>
          </table:table-cell>
          <table:table-cell table:style-name="Table1.D81" office:value-type="string">
            <text:p text:style-name="P427">কার্যকর করা</text:p>
          </table:table-cell>
        </table:table-row>
        <table:table-row>
          <table:table-cell table:style-name="Table1.A81" office:value-type="string">
            <text:p text:style-name="P101">Afford</text:p>
          </table:table-cell>
          <table:table-cell table:style-name="Table1.A81" office:value-type="string">
            <text:p text:style-name="P334">Deliver</text:p>
          </table:table-cell>
          <table:table-cell table:style-name="Table1.A81" office:value-type="string">
            <text:p text:style-name="P102">Meteorological</text:p>
          </table:table-cell>
          <table:table-cell table:style-name="Table1.D81" office:value-type="string">
            <text:p text:style-name="P428">আবহাওয়া সম্বন্ধীয়</text:p>
          </table:table-cell>
        </table:table-row>
        <table:table-row>
          <table:table-cell table:style-name="Table1.A81" office:value-type="string">
            <text:p text:style-name="P103">Necessitate</text:p>
          </table:table-cell>
          <table:table-cell table:style-name="Table1.A81" office:value-type="string">
            <text:p text:style-name="P335">বাধ্য করান</text:p>
          </table:table-cell>
          <table:table-cell table:style-name="Table1.A81" office:value-type="string">
            <text:p text:style-name="P103">Stem</text:p>
          </table:table-cell>
          <table:table-cell table:style-name="Table1.D81" office:value-type="string">
            <text:p text:style-name="P341">বাধা দেত্তয়া</text:p>
          </table:table-cell>
        </table:table-row>
        <table:table-row>
          <table:table-cell table:style-name="Table1.A81" office:value-type="string">
            <text:p text:style-name="P104">Encompass</text:p>
          </table:table-cell>
          <table:table-cell table:style-name="Table1.A81" office:value-type="string">
            <text:p text:style-name="P336">পরিবেষ্টন করা</text:p>
          </table:table-cell>
          <table:table-cell table:style-name="Table1.A81" office:value-type="string">
            <text:p text:style-name="P105">Rigorous</text:p>
          </table:table-cell>
          <table:table-cell table:style-name="Table1.D81" office:value-type="string">
            <text:p text:style-name="P312"><text:span text:style-name="T42">কঠোর, </text:span>যথাযথ, তীব্র</text:p>
          </table:table-cell>
        </table:table-row>
        <table:table-row>
          <table:table-cell table:style-name="Table1.A81" office:value-type="string">
            <text:p text:style-name="P106">Cruise </text:p>
          </table:table-cell>
          <table:table-cell table:style-name="Table1.A81" office:value-type="string">
            <text:p text:style-name="P337">সমুদ্রভ্রমণ</text:p>
          </table:table-cell>
          <table:table-cell table:style-name="Table1.A81" office:value-type="string">
            <text:p text:style-name="P106">Risk</text:p>
          </table:table-cell>
          <table:table-cell table:style-name="Table1.D81" office:value-type="string">
            <text:p text:style-name="P313">ঝুঁকিগ্রহণ করা</text:p>
          </table:table-cell>
        </table:table-row>
        <table:table-row>
          <table:table-cell table:style-name="Table1.A81" office:value-type="string">
            <text:p text:style-name="P107">Derision</text:p>
          </table:table-cell>
          <table:table-cell table:style-name="Table1.A81" office:value-type="string">
            <text:p text:style-name="P338">উপহাস</text:p>
          </table:table-cell>
          <table:table-cell table:style-name="Table1.A81" office:value-type="string">
            <text:p text:style-name="P108">Sceptical</text:p>
          </table:table-cell>
          <table:table-cell table:style-name="Table1.D81" office:value-type="string">
            <text:p text:style-name="P314">সন্দেহপ্রবণ</text:p>
          </table:table-cell>
        </table:table-row>
        <table:table-row>
          <table:table-cell table:style-name="Table1.A81" office:value-type="string">
            <text:p text:style-name="P109">Compelling</text:p>
          </table:table-cell>
          <table:table-cell table:style-name="Table1.A81" office:value-type="string">
            <text:p text:style-name="P364">Attractive</text:p>
          </table:table-cell>
          <table:table-cell table:style-name="Table1.A81" office:value-type="string">
            <text:p text:style-name="P110">Brink </text:p>
          </table:table-cell>
          <table:table-cell table:style-name="Table1.D81" office:value-type="string">
            <text:p text:style-name="P315">কিনারা</text:p>
          </table:table-cell>
        </table:table-row>
        <table:table-row>
          <table:table-cell table:style-name="Table1.A81" office:value-type="string">
            <text:p text:style-name="P111">Septic</text:p>
          </table:table-cell>
          <table:table-cell table:style-name="Table1.A81" office:value-type="string">
            <text:p text:style-name="P339">পচনশীল</text:p>
          </table:table-cell>
          <table:table-cell table:style-name="Table1.A81" office:value-type="string">
            <text:p text:style-name="P112">Advocates</text:p>
          </table:table-cell>
          <table:table-cell table:style-name="Table1.D81" office:value-type="string">
            <text:p text:style-name="P316">সমর্থক</text:p>
          </table:table-cell>
        </table:table-row>
        <table:table-row>
          <table:table-cell table:style-name="Table1.A81" office:value-type="string">
            <text:p text:style-name="P449">overdue</text:p>
          </table:table-cell>
          <table:table-cell table:style-name="Table1.A81" office:value-type="string">
            <text:p text:style-name="P449">বিলম্বিত</text:p>
          </table:table-cell>
          <table:table-cell table:style-name="Table1.A81" office:value-type="string">
            <text:p text:style-name="P429">Delinquent</text:p>
          </table:table-cell>
          <table:table-cell table:style-name="Table1.D81" office:value-type="string">
            <text:p text:style-name="P430">অপরাধী</text:p>
          </table:table-cell>
        </table:table-row>
        <table:table-row>
          <table:table-cell table:style-name="Table1.A81" office:value-type="string">
            <text:p text:style-name="P450">Deviant</text:p>
          </table:table-cell>
          <table:table-cell table:style-name="Table1.A81" office:value-type="string">
            <text:p text:style-name="P451">পথভ্রষ্ট</text:p>
          </table:table-cell>
          <table:table-cell table:style-name="Table1.A81" office:value-type="string">
            <text:p text:style-name="P429">Trauma</text:p>
          </table:table-cell>
          <table:table-cell table:style-name="Table1.D81" office:value-type="string">
            <text:p text:style-name="P430">মানসিক আঘাত</text:p>
          </table:table-cell>
        </table:table-row>
        <table:table-row>
          <table:table-cell table:style-name="Table1.A81" office:value-type="string">
            <text:p text:style-name="P450">Extrinsic</text:p>
          </table:table-cell>
          <table:table-cell table:style-name="Table1.A81" office:value-type="string">
            <text:p text:style-name="P451">বাহি্যক</text:p>
          </table:table-cell>
          <table:table-cell table:style-name="Table1.A81" office:value-type="string">
            <text:p text:style-name="P429">Intrinsic</text:p>
          </table:table-cell>
          <table:table-cell table:style-name="Table1.D81" office:value-type="string">
            <text:p text:style-name="P430">অন্তর্নিহিত</text:p>
          </table:table-cell>
        </table:table-row>
        <table:table-row>
          <table:table-cell table:style-name="Table1.A81" office:value-type="string">
            <text:p text:style-name="P450">Menace</text:p>
          </table:table-cell>
          <table:table-cell table:style-name="Table1.A81" office:value-type="string">
            <text:p text:style-name="P468">ভয়াবহ বিপদ</text:p>
          </table:table-cell>
          <table:table-cell table:style-name="Table1.A81" office:value-type="string">
            <text:p text:style-name="P446">multifaceted personality</text:p>
          </table:table-cell>
          <table:table-cell table:style-name="Table1.D81" office:value-type="string">
            <text:p text:style-name="P446">বহুমুখী ব্যক্তিত্ব</text:p>
          </table:table-cell>
        </table:table-row>
        <table:table-row>
          <table:table-cell table:style-name="Table1.A81" office:value-type="string">
            <text:p text:style-name="P450">Lyricist</text:p>
          </table:table-cell>
          <table:table-cell table:style-name="Table1.A81" office:value-type="string">
            <text:p text:style-name="P463">গীতিকার</text:p>
          </table:table-cell>
          <table:table-cell table:style-name="Table1.A81" office:value-type="string">
            <text:p text:style-name="P429">Prodigies</text:p>
          </table:table-cell>
          <table:table-cell table:style-name="Table1.D81" office:value-type="string">
            <text:p text:style-name="P431"><text:span text:style-name="T19">পরম বিস্ময়কর ব্যক্তি, </text:span><text:span text:style-name="T12">বস্তু</text:span></text:p>
          </table:table-cell>
        </table:table-row>
        <table:table-row>
          <table:table-cell table:style-name="Table1.A81" office:value-type="string">
            <text:p text:style-name="P452">Contingent</text:p>
          </table:table-cell>
          <table:table-cell table:style-name="Table1.A81" office:value-type="string">
            <text:p text:style-name="P470">subject to chance</text:p>
          </table:table-cell>
          <table:table-cell table:style-name="Table1.A81" office:value-type="string">
            <text:p text:style-name="P432">Empirical</text:p>
          </table:table-cell>
          <table:table-cell table:style-name="Table1.D81" office:value-type="string">
            <text:p text:style-name="P433"><text:span text:style-name="T50">গবেষণামূলক, </text:span>Experimental</text:p>
          </table:table-cell>
        </table:table-row>
        <table:table-row>
          <table:table-cell table:style-name="Table1.A81" office:value-type="string">
            <text:p text:style-name="P453">Conceive</text:p>
          </table:table-cell>
          <table:table-cell table:style-name="Table1.A81" office:value-type="string">
            <text:p text:style-name="P451">কল্পনা করা</text:p>
          </table:table-cell>
          <table:table-cell table:style-name="Table1.A81" office:value-type="string">
            <text:p text:style-name="P434">Inextricably</text:p>
          </table:table-cell>
          <table:table-cell table:style-name="Table1.D81" office:value-type="string">
            <text:p text:style-name="P430">ওতপ্রোতভাবে</text:p>
          </table:table-cell>
        </table:table-row>
        <table:table-row>
          <table:table-cell table:style-name="Table1.A81" office:value-type="string">
            <text:p text:style-name="P453">Dab</text:p>
          </table:table-cell>
          <table:table-cell table:style-name="Table1.A81" office:value-type="string">
            <text:p text:style-name="P451">লেপন করা</text:p>
          </table:table-cell>
          <table:table-cell table:style-name="Table1.A81" office:value-type="string">
            <text:p text:style-name="P434">Rage</text:p>
          </table:table-cell>
          <table:table-cell table:style-name="Table1.D81" office:value-type="string">
            <text:p text:style-name="P430">ক্রোধ</text:p>
          </table:table-cell>
        </table:table-row>
        <table:table-row>
          <table:table-cell table:style-name="Table1.A81" office:value-type="string">
            <text:p text:style-name="P453">Conviction</text:p>
          </table:table-cell>
          <table:table-cell table:style-name="Table1.A81" office:value-type="string">
            <text:p text:style-name="P454"><text:span text:style-name="T44">প্রত্যয়, </text:span><text:span text:style-name="T9">বিশ্বাস, </text:span><text:span text:style-name="T12">confidence</text:span></text:p>
          </table:table-cell>
          <table:table-cell table:style-name="Table1.A81" office:value-type="string">
            <text:p text:style-name="P434">Infallible</text:p>
          </table:table-cell>
          <table:table-cell table:style-name="Table1.D81" office:value-type="string">
            <text:p text:style-name="P435">নিশ্চিত, অব্যর্থ</text:p>
          </table:table-cell>
        </table:table-row>
        <table:table-row>
          <table:table-cell table:style-name="Table1.A81" office:value-type="string">
            <text:p text:style-name="P453">Testimony</text:p>
          </table:table-cell>
          <table:table-cell table:style-name="Table1.A81" office:value-type="string">
            <text:p text:style-name="P455"><text:span text:style-name="T45">সাক্ষ্য, </text:span><text:span text:style-name="T9">প্রমাণ</text:span></text:p>
          </table:table-cell>
          <table:table-cell table:style-name="Table1.A81" office:value-type="string">
            <text:p text:style-name="P434">Artefacts</text:p>
          </table:table-cell>
          <table:table-cell table:style-name="Table1.D81" office:value-type="string">
            <text:p text:style-name="P435">শিল্পকর্ম</text:p>
          </table:table-cell>
        </table:table-row>
        <table:table-row>
          <table:table-cell table:style-name="Table1.A81" office:value-type="string">
            <text:p text:style-name="P453">Chronicles</text:p>
          </table:table-cell>
          <table:table-cell table:style-name="Table1.A81" office:value-type="string">
            <text:p text:style-name="P456">ইতিহাস</text:p>
          </table:table-cell>
          <table:table-cell table:style-name="Table1.A81" office:value-type="string">
            <text:p text:style-name="P436">Coveted spot</text:p>
          </table:table-cell>
          <table:table-cell table:style-name="Table1.D81" office:value-type="string">
            <text:p text:style-name="P438">কাঙ্ক্ষিত জায়গা</text:p>
          </table:table-cell>
        </table:table-row>
        <table:table-row>
          <table:table-cell table:style-name="Table1.A81" office:value-type="string">
            <text:p text:style-name="P453">Lay visitors</text:p>
          </table:table-cell>
          <table:table-cell table:style-name="Table1.A81" office:value-type="string">
            <text:p text:style-name="P469">সাধারণ দর্শক</text:p>
          </table:table-cell>
          <table:table-cell table:style-name="Table1.A81" office:value-type="string">
            <text:p text:style-name="P439">Conscientious</text:p>
          </table:table-cell>
          <table:table-cell table:style-name="Table1.D81" office:value-type="string">
            <text:p text:style-name="P440">ন্যায়বান</text:p>
          </table:table-cell>
        </table:table-row>
        <table:table-row>
          <table:table-cell table:style-name="Table1.A81" office:value-type="string">
            <text:p text:style-name="P457">Meticulous</text:p>
          </table:table-cell>
          <table:table-cell table:style-name="Table1.A81" office:value-type="string">
            <text:p text:style-name="P471">নির্ভুল, অতিসতর্ক</text:p>
          </table:table-cell>
          <table:table-cell table:style-name="Table1.A81" office:value-type="string">
            <text:p text:style-name="P439">Bra<text:span text:style-name="T43">c</text:span>kish water</text:p>
          </table:table-cell>
          <table:table-cell table:style-name="Table1.D81" office:value-type="string">
            <text:p text:style-name="P440">লোনা পানি</text:p>
          </table:table-cell>
        </table:table-row>
        <table:table-row>
          <table:table-cell table:style-name="Table1.A81" office:value-type="string">
            <text:p text:style-name="P457">Lumped together</text:p>
          </table:table-cell>
          <table:table-cell table:style-name="Table1.A81" office:value-type="string">
            <text:p text:style-name="P469">একত্রে জড়ানো</text:p>
          </table:table-cell>
          <table:table-cell table:style-name="Table1.A81" office:value-type="string">
            <text:p text:style-name="P439">Underutilised</text:p>
          </table:table-cell>
          <table:table-cell table:style-name="Table1.D81" office:value-type="string">
            <text:p text:style-name="P440">অব্যবহৃত</text:p>
          </table:table-cell>
        </table:table-row>
        <table:table-row>
          <table:table-cell table:style-name="Table1.A81" office:value-type="string">
            <text:p text:style-name="P457">Palatable</text:p>
          </table:table-cell>
          <table:table-cell table:style-name="Table1.A81" office:value-type="string">
            <text:p text:style-name="P464">সুস্বাদু</text:p>
          </table:table-cell>
          <table:table-cell table:style-name="Table1.A81" office:value-type="string">
            <text:p text:style-name="P439">Sterile</text:p>
          </table:table-cell>
          <table:table-cell table:style-name="Table1.D81" office:value-type="string">
            <text:p text:style-name="P440">বাঁজা, <text:span text:style-name="T9">নির্বীজ, বন্ধ্য</text:span></text:p>
          </table:table-cell>
        </table:table-row>
        <table:table-row>
          <table:table-cell table:style-name="Table1.A81" office:value-type="string">
            <text:p text:style-name="P457">Hazardous</text:p>
          </table:table-cell>
          <table:table-cell table:style-name="Table1.A81" office:value-type="string">
            <text:p text:style-name="P458">বিপজ্জনক</text:p>
          </table:table-cell>
          <table:table-cell table:style-name="Table1.A81" office:value-type="string">
            <text:p text:style-name="P439">Compliance</text:p>
          </table:table-cell>
          <table:table-cell table:style-name="Table1.D81" office:value-type="string">
            <text:p text:style-name="P440">সম্মতি</text:p>
          </table:table-cell>
        </table:table-row>
        <table:table-row>
          <table:table-cell table:style-name="Table1.A81" office:value-type="string">
            <text:p text:style-name="P457">Obsolescence</text:p>
          </table:table-cell>
          <table:table-cell table:style-name="Table1.A81" office:value-type="string">
            <text:p text:style-name="P459">সেকেলে</text:p>
          </table:table-cell>
          <table:table-cell table:style-name="Table1.A81" office:value-type="string">
            <text:p text:style-name="P441">Exclusive</text:p>
          </table:table-cell>
          <table:table-cell table:style-name="Table1.D81" office:value-type="string">
            <text:p text:style-name="P437"><text:span text:style-name="T51">একচেটিয়া, </text:span>solely</text:p>
          </table:table-cell>
        </table:table-row>
        <table:table-row>
          <table:table-cell table:style-name="Table1.A81" office:value-type="string">
            <text:p text:style-name="P460">Re-enactment</text:p>
          </table:table-cell>
          <table:table-cell table:style-name="Table1.A81" office:value-type="string">
            <text:p text:style-name="P459">পুনরাবৃত্তি</text:p>
          </table:table-cell>
          <table:table-cell table:style-name="Table1.A81" office:value-type="string">
            <text:p text:style-name="P441">Vivid</text:p>
          </table:table-cell>
          <table:table-cell table:style-name="Table1.D81" office:value-type="string">
            <text:p text:style-name="P442">প্রাণবন্ত</text:p>
          </table:table-cell>
        </table:table-row>
        <table:table-row>
          <table:table-cell table:style-name="Table1.A81" office:value-type="string">
            <text:p text:style-name="P460">Vulgarisation</text:p>
          </table:table-cell>
          <table:table-cell table:style-name="Table1.A81" office:value-type="string">
            <text:p text:style-name="P459">অভদ্রতা</text:p>
          </table:table-cell>
          <table:table-cell table:style-name="Table1.A81" office:value-type="string">
            <text:p text:style-name="P441">Evaporating</text:p>
          </table:table-cell>
          <table:table-cell table:style-name="Table1.D81" office:value-type="string">
            <text:p text:style-name="P442">বিলুপ্ত হত্তয়া</text:p>
          </table:table-cell>
        </table:table-row>
        <table:table-row>
          <table:table-cell table:style-name="Table1.A81" office:value-type="string">
            <text:p text:style-name="P472">Authenticity</text:p>
          </table:table-cell>
          <table:table-cell table:style-name="Table1.A81" office:value-type="string">
            <text:p text:style-name="P473">সত্যতা, বিশ্বাসযোগ্যতা, <text:span text:style-name="T46">Veracity</text:span></text:p>
          </table:table-cell>
          <table:table-cell table:style-name="Table1.A81" office:value-type="string">
            <text:p text:style-name="P472">Undergo</text:p>
          </table:table-cell>
          <table:table-cell table:style-name="Table1.D81" office:value-type="string">
            <text:p text:style-name="P474">ভুগা, সহ্য করা</text:p>
          </table:table-cell>
        </table:table-row>
        <table:table-row>
          <table:table-cell table:style-name="Table1.A81" office:value-type="string">
            <text:p text:style-name="P460">Exhibit</text:p>
          </table:table-cell>
          <table:table-cell table:style-name="Table1.A81" office:value-type="string">
            <text:p text:style-name="P464">প্রদর্শিত বস্তু</text:p>
          </table:table-cell>
          <table:table-cell table:style-name="Table1.A81" office:value-type="string">
            <text:p text:style-name="P441">Bias</text:p>
          </table:table-cell>
          <table:table-cell table:style-name="Table1.D81" office:value-type="string">
            <text:p text:style-name="P443">পক্ষপাত</text:p>
          </table:table-cell>
        </table:table-row>
        <table:table-row>
          <table:table-cell table:style-name="Table1.A81" office:value-type="string">
            <text:p text:style-name="P460">Transitory</text:p>
          </table:table-cell>
          <table:table-cell table:style-name="Table1.A81" office:value-type="string">
            <text:p text:style-name="P461">ক্ষণস্থায়ী</text:p>
          </table:table-cell>
          <table:table-cell table:style-name="Table1.A81" office:value-type="string">
            <text:p text:style-name="P441">Dwellings</text:p>
          </table:table-cell>
          <table:table-cell table:style-name="Table1.D81" office:value-type="string">
            <text:p text:style-name="P444">গৃহ</text:p>
          </table:table-cell>
        </table:table-row>
        <table:table-row>
          <table:table-cell table:style-name="Table1.A81" office:value-type="string">
            <text:p text:style-name="P460">Cathedral</text:p>
          </table:table-cell>
          <table:table-cell table:style-name="Table1.A81" office:value-type="string">
            <text:p text:style-name="P462">প্রধান গির্জা</text:p>
          </table:table-cell>
          <table:table-cell table:style-name="Table1.A81" office:value-type="string">
            <text:p text:style-name="P441">Stroll</text:p>
          </table:table-cell>
          <table:table-cell table:style-name="Table1.D81" office:value-type="string">
            <text:p text:style-name="P444">ঘুরিয়া বেড়ান</text:p>
          </table:table-cell>
        </table:table-row>
        <table:table-row>
          <table:table-cell table:style-name="Table1.A81" office:value-type="string">
            <text:p text:style-name="P460">Nostalgia</text:p>
          </table:table-cell>
          <table:table-cell table:style-name="Table1.A81" office:value-type="string">
            <text:p text:style-name="P465">স্মৃতিবেদনা</text:p>
          </table:table-cell>
          <table:table-cell table:style-name="Table1.A81" office:value-type="string">
            <text:p text:style-name="P441">Induce</text:p>
          </table:table-cell>
          <table:table-cell table:style-name="Table1.D81" office:value-type="string">
            <text:p text:style-name="P444">রাজি করানো</text:p>
          </table:table-cell>
        </table:table-row>
        <table:table-row>
          <table:table-cell table:style-name="Table1.A81" office:value-type="string">
            <text:p text:style-name="P460">Work ethic</text:p>
          </table:table-cell>
          <table:table-cell table:style-name="Table1.A81" office:value-type="string">
            <text:p text:style-name="P462">নৈতিক কাজ</text:p>
          </table:table-cell>
          <table:table-cell table:style-name="Table1.A81" office:value-type="string">
            <text:p text:style-name="P441">Insurmountable</text:p>
          </table:table-cell>
          <table:table-cell table:style-name="Table1.D81" office:value-type="string">
            <text:p text:style-name="P441">Impassable, too great to be overcome</text:p>
          </table:table-cell>
        </table:table-row>
        <table:table-row>
          <table:table-cell table:style-name="Table1.A81" office:value-type="string">
            <text:p text:style-name="P460">Immediacy</text:p>
          </table:table-cell>
          <table:table-cell table:style-name="Table1.A81" office:value-type="string">
            <text:p text:style-name="P462">তাড়াহুড়া</text:p>
          </table:table-cell>
          <table:table-cell table:style-name="Table1.A81" office:value-type="string">
            <text:p text:style-name="P441">Panacea</text:p>
          </table:table-cell>
          <table:table-cell table:style-name="Table1.D81" office:value-type="string">
            <text:p text:style-name="P441">A solution or remedy for all difficulties or diseases</text:p>
          </table:table-cell>
        </table:table-row>
        <text:soft-page-break/>
        <table:table-row>
          <table:table-cell table:style-name="Table1.A81" office:value-type="string">
            <text:p text:style-name="P460">Sobering</text:p>
          </table:table-cell>
          <table:table-cell table:style-name="Table1.A81" office:value-type="string">
            <text:p text:style-name="P460">সংযত হওয়া</text:p>
          </table:table-cell>
          <table:table-cell table:style-name="Table1.A81" office:value-type="string">
            <text:p text:style-name="P441">Levy</text:p>
          </table:table-cell>
          <table:table-cell table:style-name="Table1.D81" office:value-type="string">
            <text:p text:style-name="P444">আরোপ করা</text:p>
          </table:table-cell>
        </table:table-row>
        <table:table-row>
          <table:table-cell table:style-name="Table1.A81" office:value-type="string">
            <text:p text:style-name="P460">Belatedly</text:p>
          </table:table-cell>
          <table:table-cell table:style-name="Table1.A81" office:value-type="string">
            <text:p text:style-name="P462">বিলম্বিত</text:p>
          </table:table-cell>
          <table:table-cell table:style-name="Table1.A81" office:value-type="string">
            <text:p text:style-name="P441">Complacent</text:p>
          </table:table-cell>
          <table:table-cell table:style-name="Table1.D81" office:value-type="string">
            <text:p text:style-name="P441">Self-satisfied</text:p>
          </table:table-cell>
        </table:table-row>
        <table:table-row>
          <table:table-cell table:style-name="Table1.A81" office:value-type="string">
            <text:p text:style-name="P460">Savvy</text:p>
          </table:table-cell>
          <table:table-cell table:style-name="Table1.A81" office:value-type="string">
            <text:p text:style-name="P460">কাণ্ডজ্ঞান</text:p>
          </table:table-cell>
          <table:table-cell table:style-name="Table1.A81" office:value-type="string">
            <text:p text:style-name="P445">Disadvantaged children</text:p>
          </table:table-cell>
          <table:table-cell table:style-name="Table1.D81" office:value-type="string">
            <text:p text:style-name="P438">সুবিধাবঞ্চিত শিশু</text:p>
          </table:table-cell>
        </table:table-row>
        <table:table-row>
          <table:table-cell table:style-name="Table1.A81" office:value-type="string">
            <text:p text:style-name="P3">Self-discipline</text:p>
          </table:table-cell>
          <table:table-cell table:style-name="Table1.A81" office:value-type="string">
            <text:p text:style-name="P3">আত্মসংযম</text:p>
          </table:table-cell>
          <table:table-cell table:style-name="Table1.A81" office:value-type="string">
            <text:p text:style-name="P3">perfectly-shaped balls</text:p>
          </table:table-cell>
          <table:table-cell table:style-name="Table1.D81" office:value-type="string">
            <text:p text:style-name="P3">নিখুঁত আকৃতির</text:p>
          </table:table-cell>
        </table:table-row>
        <table:table-row>
          <table:table-cell table:style-name="Table1.A81" office:value-type="string">
            <text:p text:style-name="P3">diurnal</text:p>
          </table:table-cell>
          <table:table-cell table:style-name="Table1.A81" office:value-type="string">
            <text:p text:style-name="P3">দিনের বেলায় জেগে থাকে যে</text:p>
          </table:table-cell>
          <table:table-cell table:style-name="Table1.A81" office:value-type="string">
            <text:p text:style-name="P3">Possum</text:p>
          </table:table-cell>
          <table:table-cell table:style-name="Table1.D81" office:value-type="string">
            <text:p text:style-name="P3">পোসাম নামক এক ইঁদুরজাতীয়</text:p>
          </table:table-cell>
        </table:table-row>
        <table:table-row>
          <table:table-cell table:style-name="Table1.A81" office:value-type="string">
            <text:p text:style-name="P3">Forage</text:p>
          </table:table-cell>
          <table:table-cell table:style-name="Table1.A81" office:value-type="string">
            <text:p text:style-name="P3"><text:span text:style-name="T23">খাদ্য</text:span><text:span text:style-name="T25">-</text:span><text:span text:style-name="T23">সন্ধান করা</text:span></text:p>
          </table:table-cell>
          <table:table-cell table:style-name="Table1.A81" office:value-type="string">
            <text:p text:style-name="P3">Futuristic</text:p>
          </table:table-cell>
          <table:table-cell table:style-name="Table1.D81" office:value-type="string">
            <text:p text:style-name="P3">আধুনিক</text:p>
          </table:table-cell>
        </table:table-row>
        <table:table-row>
          <table:table-cell table:style-name="Table1.A81" office:value-type="string">
            <text:p text:style-name="P3">flora and fauna</text:p>
          </table:table-cell>
          <table:table-cell table:style-name="Table1.A81" office:value-type="string">
            <text:p text:style-name="P3">উদ্ভিদ এবং প্রাণী</text:p>
          </table:table-cell>
          <table:table-cell table:style-name="Table1.A81" office:value-type="string">
            <text:p text:style-name="P4">malleable</text:p>
          </table:table-cell>
          <table:table-cell table:style-name="Table1.D81" office:value-type="string">
            <text:p text:style-name="P4">নমনীয়</text:p>
          </table:table-cell>
        </table:table-row>
        <table:table-row>
          <table:table-cell table:style-name="Table1.A81" office:value-type="string">
            <text:p text:style-name="P13">ripened</text:p>
          </table:table-cell>
          <table:table-cell table:style-name="Table1.A81" office:value-type="string">
            <text:p text:style-name="P4">পাকানো হয়</text:p>
          </table:table-cell>
          <table:table-cell table:style-name="Table1.A81" office:value-type="string">
            <text:p text:style-name="P14">therapeutic</text:p>
          </table:table-cell>
          <table:table-cell table:style-name="Table1.D81" office:value-type="string">
            <text:p text:style-name="P4">Medicine</text:p>
          </table:table-cell>
        </table:table-row>
        <table:table-row>
          <table:table-cell table:style-name="Table1.A81" office:value-type="string">
            <text:p text:style-name="P14">subjugate</text:p>
          </table:table-cell>
          <table:table-cell table:style-name="Table1.A81" office:value-type="string">
            <text:p text:style-name="P4">জয় করা</text:p>
          </table:table-cell>
          <table:table-cell table:style-name="Table1.A81" office:value-type="string">
            <text:p text:style-name="P14">Deleterious</text:p>
          </table:table-cell>
          <table:table-cell table:style-name="Table1.D81" office:value-type="string">
            <text:p text:style-name="P4">ক্ষতিকর</text:p>
          </table:table-cell>
        </table:table-row>
        <table:table-row>
          <table:table-cell table:style-name="Table1.A81" office:value-type="string">
            <text:p text:style-name="P36">dietician</text:p>
          </table:table-cell>
          <table:table-cell table:style-name="Table1.A81" office:value-type="string">
            <text:p text:style-name="P69">খাদ্যবিদ</text:p>
          </table:table-cell>
          <table:table-cell table:style-name="Table1.A81" office:value-type="string">
            <text:p text:style-name="P37">Adamant</text:p>
          </table:table-cell>
          <table:table-cell table:style-name="Table1.D81" office:value-type="string">
            <text:p text:style-name="P69">অনড়</text:p>
          </table:table-cell>
        </table:table-row>
        <table:table-row>
          <table:table-cell table:style-name="Table1.A81" office:value-type="string">
            <text:p text:style-name="P37">espresso</text:p>
          </table:table-cell>
          <table:table-cell table:style-name="Table1.A81" office:value-type="string">
            <text:p text:style-name="P37">strong black coffee made by forcing steam through ground coffee beans.</text:p>
          </table:table-cell>
          <table:table-cell table:style-name="Table1.A81" office:value-type="string">
            <text:p text:style-name="P15">indigestion</text:p>
          </table:table-cell>
          <table:table-cell table:style-name="Table1.D81" office:value-type="string">
            <text:p text:style-name="P70">বদহজম</text:p>
          </table:table-cell>
        </table:table-row>
        <table:table-row>
          <table:table-cell table:style-name="Table1.A81" office:value-type="string">
            <text:p text:style-name="P38">Inhibition</text:p>
          </table:table-cell>
          <table:table-cell table:style-name="Table1.A81" office:value-type="string">
            <text:p text:style-name="P38">নিষেধ</text:p>
          </table:table-cell>
          <table:table-cell table:style-name="Table1.A81" office:value-type="string">
            <text:p text:style-name="P16">Promulgate</text:p>
          </table:table-cell>
          <table:table-cell table:style-name="Table1.D81" office:value-type="string">
            <text:p text:style-name="P71">প্রচার করা</text:p>
          </table:table-cell>
        </table:table-row>
        <table:table-row>
          <table:table-cell table:style-name="Table1.A81" office:value-type="string">
            <text:p text:style-name="P38">Seriousness</text:p>
          </table:table-cell>
          <table:table-cell table:style-name="Table1.A81" office:value-type="string">
            <text:p text:style-name="P38">আন্তরিকতা</text:p>
          </table:table-cell>
          <table:table-cell table:style-name="Table1.A81" office:value-type="string">
            <text:p text:style-name="P16">Harness</text:p>
          </table:table-cell>
          <table:table-cell table:style-name="Table1.D81" office:value-type="string">
            <text:p text:style-name="P63">control and make use of natural resources</text:p>
          </table:table-cell>
        </table:table-row>
        <table:table-row>
          <table:table-cell table:style-name="Table1.A81" office:value-type="string">
            <text:p text:style-name="P39">Hydroelectric</text:p>
          </table:table-cell>
          <table:table-cell table:style-name="Table1.A81" office:value-type="string">
            <text:p text:style-name="P39">জলবিদ্যুত</text:p>
          </table:table-cell>
          <table:table-cell table:style-name="Table1.A81" office:value-type="string">
            <text:p text:style-name="P17">Immense</text:p>
          </table:table-cell>
          <table:table-cell table:style-name="Table1.D81" office:value-type="string">
            <text:p text:style-name="P64">Enormous</text:p>
          </table:table-cell>
        </table:table-row>
        <table:table-row>
          <table:table-cell table:style-name="Table1.A81" office:value-type="string">
            <text:p text:style-name="P39">Dare</text:p>
          </table:table-cell>
          <table:table-cell table:style-name="Table1.A81" office:value-type="string">
            <text:p text:style-name="P39">ঝুঁকি নেওয়া</text:p>
          </table:table-cell>
          <table:table-cell table:style-name="Table1.A81" office:value-type="string">
            <text:p text:style-name="P17">As well as </text:p>
          </table:table-cell>
          <table:table-cell table:style-name="Table1.D81" office:value-type="string">
            <text:p text:style-name="P64">Besides</text:p>
          </table:table-cell>
        </table:table-row>
        <table:table-row>
          <table:table-cell table:style-name="Table1.A81" office:value-type="string">
            <text:p text:style-name="P40">Geothermal</text:p>
          </table:table-cell>
          <table:table-cell table:style-name="Table1.A81" office:value-type="string">
            <text:p text:style-name="P12"><text:span text:style-name="T16">ভূ-তাপীয়</text:span></text:p>
          </table:table-cell>
          <table:table-cell table:style-name="Table1.A81" office:value-type="string">
            <text:p text:style-name="P18">Proscribe</text:p>
          </table:table-cell>
          <table:table-cell table:style-name="Table1.D81" office:value-type="string">
            <text:p text:style-name="P65">সমাজচু্যত করা</text:p>
          </table:table-cell>
        </table:table-row>
        <table:table-row>
          <table:table-cell table:style-name="Table1.A81" office:value-type="string">
            <text:p text:style-name="P41">Half-measure</text:p>
          </table:table-cell>
          <table:table-cell table:style-name="Table1.A81" office:value-type="string">
            <text:p text:style-name="P72">কার্যাদি সাধনের পক্ষে অপর্যাপ্ত উপায়</text:p>
          </table:table-cell>
          <table:table-cell table:style-name="Table1.A81" office:value-type="string">
            <text:p text:style-name="P19">Rudiments</text:p>
          </table:table-cell>
          <table:table-cell table:style-name="Table1.D81" office:value-type="string">
            <text:p text:style-name="P66">মূলসুত্র</text:p>
          </table:table-cell>
        </table:table-row>
        <table:table-row>
          <table:table-cell table:style-name="Table1.A81" office:value-type="string">
            <text:p text:style-name="P42">Tenet</text:p>
          </table:table-cell>
          <table:table-cell table:style-name="Table1.A81" office:value-type="string">
            <text:p text:style-name="P5">মতবাদ / নীতি</text:p>
          </table:table-cell>
          <table:table-cell table:style-name="Table1.A81" office:value-type="string">
            <text:p text:style-name="P20">Conservatism</text:p>
          </table:table-cell>
          <table:table-cell table:style-name="Table1.D81" office:value-type="string">
            <text:p text:style-name="P67">রক্ষণশীলতা</text:p>
          </table:table-cell>
        </table:table-row>
        <table:table-row>
          <table:table-cell table:style-name="Table1.A81" office:value-type="string">
            <text:p text:style-name="P43">Liberalism</text:p>
          </table:table-cell>
          <table:table-cell table:style-name="Table1.A81" office:value-type="string">
            <text:p text:style-name="P6">উদারনীতি</text:p>
          </table:table-cell>
          <table:table-cell table:style-name="Table1.A81" office:value-type="string">
            <text:p text:style-name="P21">Promising future</text:p>
          </table:table-cell>
          <table:table-cell table:style-name="Table1.D81" office:value-type="string">
            <text:p text:style-name="P68">সম্ভাবনাময় ভবিষ্য</text:p>
          </table:table-cell>
        </table:table-row>
        <table:table-row>
          <table:table-cell table:style-name="Table1.A81" office:value-type="string">
            <text:p text:style-name="P44">Imposition</text:p>
          </table:table-cell>
          <table:table-cell table:style-name="Table1.A81" office:value-type="string">
            <text:p text:style-name="P7">আরোপ</text:p>
          </table:table-cell>
          <table:table-cell table:style-name="Table1.A81" office:value-type="string">
            <text:p text:style-name="P22">Threaten</text:p>
          </table:table-cell>
          <table:table-cell table:style-name="Table1.D81" office:value-type="string">
            <text:p text:style-name="P49"><text:span text:style-name="T3">হুমকি দেত্তয়া / </text:span>ভীতিপ্রদর্শন করা</text:p>
          </table:table-cell>
        </table:table-row>
        <table:table-row>
          <table:table-cell table:style-name="Table1.A81" office:value-type="string">
            <text:p text:style-name="P44">Understandably </text:p>
          </table:table-cell>
          <table:table-cell table:style-name="Table1.A81" office:value-type="string">
            <text:p text:style-name="P7">এটা সহজেই অনুমেয় যে</text:p>
          </table:table-cell>
          <table:table-cell table:style-name="Table1.A81" office:value-type="string">
            <text:p text:style-name="P22">Consequences</text:p>
          </table:table-cell>
          <table:table-cell table:style-name="Table1.D81" office:value-type="string">
            <text:p text:style-name="P50">পরিণতি</text:p>
          </table:table-cell>
        </table:table-row>
        <table:table-row>
          <table:table-cell table:style-name="Table1.A81" office:value-type="string">
            <text:p text:style-name="P44">Unsustainable</text:p>
          </table:table-cell>
          <table:table-cell table:style-name="Table1.A81" office:value-type="string">
            <text:p text:style-name="P7">অসহনীয় / অস্থায়ী</text:p>
          </table:table-cell>
          <table:table-cell table:style-name="Table1.A81" office:value-type="string">
            <text:p text:style-name="P22">Insidious</text:p>
          </table:table-cell>
          <table:table-cell table:style-name="Table1.D81" office:value-type="string">
            <text:p text:style-name="P50">ক্ষতিকর</text:p>
          </table:table-cell>
        </table:table-row>
        <table:table-row>
          <table:table-cell table:style-name="Table1.A81" office:value-type="string">
            <text:p text:style-name="P44">Preclude</text:p>
          </table:table-cell>
          <table:table-cell table:style-name="Table1.A81" office:value-type="string">
            <text:p text:style-name="P7">প্রতিরোধ করা</text:p>
          </table:table-cell>
          <table:table-cell table:style-name="Table1.A81" office:value-type="string">
            <text:p text:style-name="P23">Hearing impa<text:span text:style-name="T49">i</text:span>rment</text:p>
          </table:table-cell>
          <table:table-cell table:style-name="Table1.D81" office:value-type="string">
            <text:p text:style-name="P51">শ্রবণ প্রতিবন্ধী</text:p>
          </table:table-cell>
        </table:table-row>
        <table:table-row>
          <table:table-cell table:style-name="Table1.A81" office:value-type="string">
            <text:p text:style-name="P45">Auditory function</text:p>
          </table:table-cell>
          <table:table-cell table:style-name="Table1.A81" office:value-type="string">
            <text:p text:style-name="P8">শ্রাবণ ফাংশন</text:p>
          </table:table-cell>
          <table:table-cell table:style-name="Table1.A81" office:value-type="string">
            <text:p text:style-name="P24">Deficit</text:p>
          </table:table-cell>
          <table:table-cell table:style-name="Table1.D81" office:value-type="string">
            <text:p text:style-name="P52">ঘাটতি</text:p>
          </table:table-cell>
        </table:table-row>
        <table:table-row>
          <table:table-cell table:style-name="Table1.A81" office:value-type="string">
            <text:p text:style-name="P46">Acoustics</text:p>
          </table:table-cell>
          <table:table-cell table:style-name="Table1.A81" office:value-type="string">
            <text:p text:style-name="P9">শ্রবণশক্তি</text:p>
          </table:table-cell>
          <table:table-cell table:style-name="Table1.A81" office:value-type="string">
            <text:p text:style-name="P25">Heightened</text:p>
          </table:table-cell>
          <table:table-cell table:style-name="Table1.D81" office:value-type="string">
            <text:p text:style-name="P53">অতিরিক্ত কার্যকলাপ</text:p>
          </table:table-cell>
        </table:table-row>
        <table:table-row>
          <table:table-cell table:style-name="Table1.A81" office:value-type="string">
            <text:p text:style-name="P47">Children with auditory function deficit</text:p>
          </table:table-cell>
          <table:table-cell table:style-name="Table1.A81" office:value-type="string">
            <text:p text:style-name="P10">কম শ্রবণ শক্তি সম্পন্ন বাচ্চারা</text:p>
          </table:table-cell>
          <table:table-cell table:style-name="Table1.A81" office:value-type="string">
            <text:p text:style-name="P26">Reverberation</text:p>
          </table:table-cell>
          <table:table-cell table:style-name="Table1.D81" office:value-type="string">
            <text:p text:style-name="P54">প্রতিধ্বনি</text:p>
          </table:table-cell>
        </table:table-row>
        <table:table-row>
          <table:table-cell table:style-name="Table1.A81" office:value-type="string">
            <text:p text:style-name="P48">Life long</text:p>
          </table:table-cell>
          <table:table-cell table:style-name="Table1.A81" office:value-type="string">
            <text:p text:style-name="P11">দীর্ঘস্থায়ী</text:p>
          </table:table-cell>
          <table:table-cell table:style-name="Table1.A81" office:value-type="string">
            <text:p text:style-name="P27">Discrepancies</text:p>
          </table:table-cell>
          <table:table-cell table:style-name="Table1.D81" office:value-type="string">
            <text:p text:style-name="P55">অসামজ্ঞ্জস্য</text:p>
          </table:table-cell>
        </table:table-row>
        <table:table-row>
          <table:table-cell table:style-name="Table1.A81" office:value-type="string">
            <text:p text:style-name="P113">Characterise</text:p>
          </table:table-cell>
          <table:table-cell table:style-name="Table1.A81" office:value-type="string">
            <text:p text:style-name="P365">চিহ্নিত করা</text:p>
          </table:table-cell>
          <table:table-cell table:style-name="Table1.A81" office:value-type="string">
            <text:p text:style-name="P28">those experiencing these disorders</text:p>
          </table:table-cell>
          <table:table-cell table:style-name="Table1.D81" office:value-type="string">
            <text:p text:style-name="P56">যারা এই রোগ ভুগতেছে</text:p>
          </table:table-cell>
        </table:table-row>
        <table:table-row>
          <table:table-cell table:style-name="Table1.A81" office:value-type="string">
            <text:p text:style-name="P114">Distressing</text:p>
          </table:table-cell>
          <table:table-cell table:style-name="Table1.A81" office:value-type="string">
            <text:p text:style-name="P366">পীড়াদায়ক</text:p>
          </table:table-cell>
          <table:table-cell table:style-name="Table1.A81" office:value-type="string">
            <text:p text:style-name="P29">Stifling</text:p>
          </table:table-cell>
          <table:table-cell table:style-name="Table1.D81" office:value-type="string">
            <text:p text:style-name="P57">কণ্ঠরোধ করা</text:p>
          </table:table-cell>
        </table:table-row>
        <table:table-row>
          <table:table-cell table:style-name="Table1.A81" office:value-type="string">
            <text:p text:style-name="P115">Undermine</text:p>
          </table:table-cell>
          <table:table-cell table:style-name="Table1.A81" office:value-type="string">
            <text:p text:style-name="P367">ধ্বংসসাধনের চেষ্টা করা</text:p>
          </table:table-cell>
          <table:table-cell table:style-name="Table1.A81" office:value-type="string">
            <text:p text:style-name="P30">Sumptuous</text:p>
          </table:table-cell>
          <table:table-cell table:style-name="Table1.D81" office:value-type="string">
            <text:p text:style-name="P58">অত্যন্ত ব্যয়বহুল <text:span text:style-name="T48">costlier</text:span></text:p>
          </table:table-cell>
        </table:table-row>
        <table:table-row>
          <table:table-cell table:style-name="Table1.A81" office:value-type="string">
            <text:p text:style-name="P116">Sightseeing </text:p>
          </table:table-cell>
          <table:table-cell table:style-name="Table1.A81" office:value-type="string">
            <text:p text:style-name="P368">ঘুরে বেড়ানোর</text:p>
          </table:table-cell>
          <table:table-cell table:style-name="Table1.A81" office:value-type="string">
            <text:p text:style-name="P31">dub</text:p>
          </table:table-cell>
          <table:table-cell table:style-name="Table1.D81" office:value-type="string">
            <text:p text:style-name="P59">খেতাব দেত্তয়া</text:p>
          </table:table-cell>
        </table:table-row>
        <table:table-row>
          <table:table-cell table:style-name="Table1.A81" office:value-type="string">
            <text:p text:style-name="P117">Turnover</text:p>
          </table:table-cell>
          <table:table-cell table:style-name="Table1.A81" office:value-type="string">
            <text:p text:style-name="P369">ব্যবসায় যে টাকা খাটানো হয়</text:p>
          </table:table-cell>
          <table:table-cell table:style-name="Table1.A81" office:value-type="string">
            <text:p text:style-name="P32">Confer on </text:p>
          </table:table-cell>
          <table:table-cell table:style-name="Table1.D81" office:value-type="string">
            <text:p text:style-name="P60">প্রদান করা</text:p>
          </table:table-cell>
        </table:table-row>
        <table:table-row>
          <table:table-cell table:style-name="Table1.A81" office:value-type="string">
            <text:p text:style-name="P118">norwester</text:p>
          </table:table-cell>
          <table:table-cell table:style-name="Table1.A81" office:value-type="string">
            <text:p text:style-name="P369">কালবৈশাখী</text:p>
          </table:table-cell>
          <table:table-cell table:style-name="Table1.A81" office:value-type="string">
            <text:p text:style-name="P33">at fingertips</text:p>
          </table:table-cell>
          <table:table-cell table:style-name="Table1.D81" office:value-type="string">
            <text:p text:style-name="P61">নখদর্পণে</text:p>
          </table:table-cell>
        </table:table-row>
        <table:table-row>
          <table:table-cell table:style-name="Table1.A81" office:value-type="string">
            <text:p text:style-name="P119">Sissies</text:p>
          </table:table-cell>
          <table:table-cell table:style-name="Table1.A81" office:value-type="string">
            <text:p text:style-name="P370">অদক্ষ</text:p>
          </table:table-cell>
          <table:table-cell table:style-name="Table1.A81" office:value-type="string">
            <text:p text:style-name="P34">overt</text:p>
          </table:table-cell>
          <table:table-cell table:style-name="Table1.D81" office:value-type="string">
            <text:p text:style-name="P61">প্রকাশ্য</text:p>
          </table:table-cell>
        </table:table-row>
        <table:table-row>
          <table:table-cell table:style-name="Table1.A81" office:value-type="string">
            <text:p text:style-name="P120">All along</text:p>
          </table:table-cell>
          <table:table-cell table:style-name="Table1.A81" office:value-type="string">
            <text:p text:style-name="P371">সর্বক্ষণ ধরিয়া</text:p>
          </table:table-cell>
          <table:table-cell table:style-name="Table1.A81" office:value-type="string">
            <text:p text:style-name="P35">Obfuscation</text:p>
          </table:table-cell>
          <table:table-cell table:style-name="Table1.D81" office:value-type="string">
            <text:p text:style-name="P62">বিভ্রান্তি</text:p>
          </table:table-cell>
        </table:table-row>
      </table:table>
      <text:p text:style-name="P2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sans-serif"/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" style:display-name="Table content" style:family="paragraph" style:parent-style-name="Text_20_body">
      <style:text-properties style:font-name="Verdana" fo:font-family="Verdana" style:font-family-generic="swiss" style:font-pitch="variable" fo:font-size="8pt" officeooo:rsid="00d29f95" style:font-size-asian="8pt" style:font-name-complex="Verdana" style:font-family-complex="Verdana" style:font-family-generic-complex="swiss" style:font-pitch-complex="variable" style:font-size-complex="8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7</text:page-count></text:p>
      </style:footer>
    </style:master-page>
    <style:master-page style:name="MasterPageNext0" style:page-layout-name="Mpm1">
      <style:footer>
        <text:p text:style-name="MP2">Page <text:page-number text:select-page="current">16</text:page-number> of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64</meta:editing-cycles>
    <dc:date>2017-07-11T18:57:29.083596404</dc:date>
    <meta:editing-duration>P3DT13H23M29S</meta:editing-duration>
    <meta:print-date>2016-12-06T19:10:12.983242147</meta:print-date>
    <meta:document-statistic meta:table-count="1" meta:image-count="0" meta:object-count="0" meta:page-count="17" meta:paragraph-count="2804" meta:word-count="4436" meta:character-count="24732" meta:non-whitespace-character-count="23060"/>
  </office:meta>
</office:document-meta>
</file>